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Buckingham Palace: Prince Harry and his wife have been out of British houses</text:span>
</text:h>
      <text:p text:style-name="P4">
Author: 联合早报 (Person)</text:p>
      <text:p text:style-name="P4">
Publisher: 联合早报 (Organization)</text:p>
      <text:p text:style-name="P4">
Published Time: 2023-06-30T00:18</text:p>
      <text:p text:style-name="P4">
Modified Time: 2023-06-30T00:18</text:p>
      <text:p text:style-name="P4">
Description: Buckingham Palace in Britain on Thursday (June 29) confirmed that Prince Harry and his wife Meghan had freely free up their houses near Windsor Castle, London. Agence France -Presse reported that this FROGMORE COTTAGE ...</text:p>
      <text:p text:style-name="P4">
Videos: []</text:p>
      <text:p text:style-name="P4">
Audios: []</text:p>
      <text:p text:style-name="P4">
Images: []</text:p>
      <text:p text:style-name="P4">
Type: NewsArticle</text:p>
      <text:p text:style-name="P4">
Breadcrumbs: ['即时', '国际']</text:p>
      <text:p text:style-name="P4">
Keywords: ['哈里王子', '梅根']</text:p>
      <!--METADATA-->
      <text:p text:style-name="P4">
Buckingham Palace in Britain on Thursday (June 29) confirmed that Prince Harry and his wife Meghan had freely free up their houses near Windsor Castle, London.</text:p>
      <text:p text:style-name="P4">
Agence France -Presse reported that the Frogmore Cottage, located near Windsor Castle, was a wedding gift from Harry, the late queen Elizabeth II in 2018.</text:p>
      <text:p text:style-name="P4">
<text:a xlink:type="simple" xlink:href="https://www.zaobao.com.sg/realtime/world/story20230106-1350753" text:style-name="Internet_20_link" text:visited-style-name="Visited_20_Internet_20_Link">
Prince Harry in January this year in the autobiography "SPARE" vigorously attacked the royal family members</text:a>
Later, they were asked to move away from the small villa.</text:p>
      <text:p text:style-name="P4">
"We can confirm that the Duke of Sussex and the Duke of the Duke of Sussex have come up with the small villas of the Sussex ... We will not further discuss the details of relevant arrangements here."</text:p>
      <text:p text:style-name="P4">
He added that Harry, the Harry, who lives in California, USA, had paid 2.4 million pounds (about S $ 4.1 million) as rents and villas to renovate costs.</text:p>
      <text:p text:style-name="P4">
News Source: <text:a xlink:type="simple" xlink:href="https://www.zaobao.com.sg/realtime/world/story20230630-1409172" text:style-name="Internet_20_link" text:visited-style-name="Visited_20_Internet_20_Link">
https://www.zaobao.com.sg/realtime/world/story20230630-1409172</text:a>
</text:p>
      <!--NEWS-->
      <text:h text:style-name="P10" text:outline-level="1">
<text:span text:style-name="T4">
Putin publicly showed its power, and US officials said that Surovin may have been arrested</text:span>
</text:h>
      <text:p text:style-name="P4">
Creator: IVAN NECHEPURENKO,VALERIE HOPKINS,HELENE COOPER,JULIAN E. BARNES,ERIC SCHMITT</text:p>
      <text:p text:style-name="P4">
Publisher: https://www.facebook.com/nytimeschinese</text:p>
      <text:p text:style-name="P4">
Published Time: 2023-06-30T02:02:34+08:00</text:p>
      <text:p text:style-name="P4">
Description: Putin abandoned his strict social distance since the beginning of the epidemic, and exposed to the people with close contact to show his power and control. At the same time, U.S. officials said that General Surovin may have been arrested, and previous intelligence showed that he knew about the mutiny. A photo released by Gavriil Grigorov/Sputnik's official Russian media shows that Russian President Putin meets the people on the streets of Gerben, Russia.</text:p>
      <text:p text:style-name="P4">
Images: ["<text:a xlink:type="simple" xlink:href="https://static01.nyt.com/images/2023/06/29/multimedia/29ukraine-ledeall-jcwb/29ukraine-ledeall-jcwb-master1050.jpg" text:style-name="Internet_20_link" text:visited-style-name="Visited_20_Internet_20_Link">
29ukraine-led...</text:a>
"]</text:p>
      <text:p text:style-name="P4">
Category: 国际</text:p>
      <text:p text:style-name="P4">
Type: Article</text:p>
      <!--METADATA-->
      <text:p text:style-name="P4">
<draw:frame draw:style-name="fr1" draw:name="Image2" text:anchor-type="as-char" svg:width="6.9236in" svg:height="4.859708in" draw:z-index="0">
<draw:image xlink:href="../Images/cnnytimes/2023-06-30T02-02-34-08-00/29ukraine-ledeall-jcwb-master1050.jpg" xlink:type="simple" xlink:show="embed" xlink:actuate="onLoad" draw:mime-type="image/jpeg"/>
</draw:frame>
The failure of the failure of a Russian mercenary organization in Russia constituted a huge challenge to the leadership of President Putin. A few days later, Putin <text:a xlink:type="simple" xlink:href="https://www.nytimes.com/live/2023/06/29/world/russia-ukraine-news#in-a-rare-public-encounter-putin-tries-to-highlight-his-support" text:style-name="Internet_20_link" text:visited-style-name="Visited_20_Internet_20_Link">
carefully arranged public appearance</text:a>
, Showing their own power and control, although US officials said that early intelligence reports showed that a senior general was related to this failure uprising <text:a xlink:type="simple" xlink:href="https://www.nytimes.com/2023/06/29/world/europe/sergey-surovikin-detained-russia.html" text:style-name="Internet_20_link" text:visited-style-name="Visited_20_Internet_20_Link">
arrested</text:a>
Essence</text:p>
      <text:p text:style-name="P4">
On Thursday, Putin was in Moscow <text:a xlink:type="simple" xlink:href="https://www.nytimes.com/live/2023/06/29/world/russia-ukraine-news/0642748e-c506-5064-8af6-0599575cb23a" text:style-name="Internet_20_link" text:visited-style-name="Visited_20_Internet_20_Link">
participated in a Science and Technology Expo</text:a>
He sat on a gaming chair and joked with other guests on the stage. The day ago, he strode through a group of supporters in southern Russia, shook hands with them, kissed a girl's head, and took a selfie. The Russians have not seen this performance of their leaders for many years.</text:p>
      <text:p text:style-name="P4">
"Oh my God, this is Vladimir Putin!" People shouted. On Wednesday, accompanied by a bodyguard, Putin appeared in the crowd of Jerbon, a city in southern Russia, and abandoned the strict social distance regulations that he implemented since the beginning of the epidemic -including sitting on a very long table, away from the visitor to the visitors. Essence</text:p>
      <text:p text:style-name="P4">
However, at the time of the Kremlin's efforts to emphasize the support of Putin and convey all the usual information of Russia, U.S. officials said that the Russian authorities seemed to arrest General Russia's general commander in Urgine Surovitin. U.S. officials said that Surovin knew in advance that the Wagner's mercenary organization <text:a xlink:type="simple" xlink:href="https://cn.nytimes.com/world/20230628/russian-general-prigozhin-rebellion/" text:style-name="Internet_20_link" text:visited-style-name="Visited_20_Internet_20_Link">
rebellion</text:a>
plan  .</text:p>
      <text:p text:style-name="P4">
The general has not appeared publicly since Saturday morning. U.S. officials are reluctant to disclose -or do not know -whether he was formally arrested or detained.</text:p>
      <text:p text:style-name="P4">
The former Russian Russia's former Russian Army Commander of the Ukrainian Force Sherge Surovin (left) has not appeared publicly since the early morning of Saturday. Alexei Druzhinin/Sputnik</text:p>
      <text:p text:style-name="P4">
On Thursday, when asked about Surovin, the Kremlin spokesman Dimitri Peskov transferred the problem to the Russian Ministry of Defense.</text:p>
      <text:p text:style-name="P4">
A senior diplomat of NATO states said there is currently lack of reliable information, but Peskov's careful comment seems to confirm the arrest of the general. <text:a xlink:type="simple" xlink:href="https://www.ft.com/content/e937199c-a5c1-45d9-85bc-85cf75a3528d" text:style-name="Internet_20_link" text:visited-style-name="Visited_20_Internet_20_Link">
"Financial Times" earlier reported the news of Saro Weijin's arrest</text:a>
Essence</text:p>
      <text:p text:style-name="P4">
advertise</text:p>
      <text:p text:style-name="P4">
Since the short -term rebellion launched by Wagner's leader Yofgen Porigo at the end of Saturday, Russian diplomats have been working hard to appease the ally and make them believe that there will be no changes, including the leaders of the China -Africa Republic, <text:a xlink:type="simple" xlink:href="https://www.nytimes.com/2022/05/31/world/africa/wagner-group-africa.html" text:style-name="Internet_20_link" text:visited-style-name="Visited_20_Internet_20_Link">
Wagner Hire thousands of soldiers in the country</text:a>
Essence</text:p>
      <text:p text:style-name="P4">
"Russia gave us Wagner; the rest is not about us," said Fedelen Gumanka, a special adviser to the President of the Chinese and African Republic, Fostedine Achine Tazaira. The Wall Street Journal initially reported the details of Russian diplomatic efforts.</text:p>
      <text:p text:style-name="P4">
While Moscow tried to consolidate overseas allies, Ukraine's war continued. According to the local military management department, Russia's shells in the Hermuson region in the south have killed the two, and the other two were injured. In a statement, the department stated that the air strike hit "a place for civilians to receive humanitarian assistance." The region has been bombed for months by the Russian army.</text:p>
      <text:p text:style-name="P4">
The rescue work of Clarumsk in eastern Ukrainian cities has ended, <text:a xlink:type="simple" xlink:href="https://www.nytimes.com/live/2023/06/29/world/russia-ukraine-news#as-the-death-toll-in-kramatorsk-rises-to-12-the-authorities-again-urge-civilians-to-leave" text:style-name="Internet_20_link" text:visited-style-name="Visited_20_Internet_20_Link">
The 12th corpse was found in its ruins</text:a>
Essence On Tuesday, Russian missiles attacked a restaurant in the city.</text:p>
      <text:p text:style-name="P4">
On Tuesday, Ukraine Matusk, firefighters and rescue workers were digging survivors in the ruins of a pizza shop, which was previously hit by Russian missiles. Mauricio lima for then york times</text:p>
      <text:p text:style-name="P4">
Hannah Marial, deputy minister of the Ministry of Defense of Ukraine, said on Thursday that although the Ukrainian army made progress in the counterattack of the territory controlled by the southern and east Russia, the battle was "difficult". She said that the Kiev troops in the south have advanced to Belyananc and Melitobol, which are the two important cities occupied by Russia in the region. She said that the Kiev troops advanced about 1,300 meters in the direction of Beljesk.advertise</text:p>
      <text:p text:style-name="P4">
Putin's short -term meeting with the Russian public this week was widely publicized, and this meeting was completely different from the rules that he had made due to the popularity of the new crown.</text:p>
      <text:p text:style-name="P4">
<text:a xlink:type="simple" xlink:href="https://www.nytimes.com/2022/03/05/world/putin-pandemic-mindset.html" text:style-name="Internet_20_link" text:visited-style-name="Visited_20_Internet_20_Link">
For a few years</text:a>
The layers of protection measures have limited contact with the president. To see him with his own eyes, the visitors must be isolated for up to two weeks and submitted negative nucleic acid test results. Ministers and foreign leaders had to sit across the table with Putin, deepening that he was in isolated before Putin decided to invade Ukraine last February.</text:p>
      <text:p text:style-name="P4">
A photo posted by the official Russian media showed that Putin met with French President Macron at that month when the war launched the war in Ukraine. Sputnik</text:p>
      <text:p text:style-name="P4">
Shortly after the Wagner incident, Putin, full of anger, gave a television speech nationwide, rebuked those who were called traitors and vowed to punish them. Since then, the Kremlin announced that it would revoke the allegations against the rebelrs, and Perigen would flee to Belarus.</text:p>
      <text:p text:style-name="P4">
Belarusian President Lukashenko said he had provided a "abandoned" military base for his use to use Wagner's militants. Satellite images show that an abandoned military base in Belarus seems to be <text:a xlink:type="simple" xlink:href="https://www.nytimes.com/live/2023/06/29/world/russia-ukraine-news#belarus-military-base-wagner-photos" text:style-name="Internet_20_link" text:visited-style-name="Visited_20_Internet_20_Link">
temporary building quickly</text:a>
, It may be the residence of these armed personnel. <text:a xlink:type="simple" xlink:href="https://www.nytimes.com/live/2023/06/27/world/russia-ukraine-news/3e970fac-6fe7-5ea9-8fb5-930e0a2a7d79" text:style-name="Internet_20_link" text:visited-style-name="Visited_20_Internet_20_Link">
Belarusian National News Media also said</text:a>
Poligon arrived at the country on Tuesday, but his whereabouts have not been confirmed by independent sources.</text:p>
      <text:p text:style-name="P4">
Subsequently, Putin, who looked emotional, appeared at the Moscow's Science and Technology Expo. At the meeting, he showed him a new facial recognition technology and advanced printer. He also joked with Russian cartoon characters "garbage toad". The day before this out, someone saw that he was drinking local Bailan land in southern Dagistan to talk about the growing regional tourism industry.</text:p>
      <text:p text:style-name="P4">
In recent years, in contact with the public, Putin rarely contacts the crowd like Wednesday. Last year, he came down from a big car and waved from a distance to the people who gathered in Kalinrad. In March of this year, <text:a xlink:type="simple" xlink:href="https://www.nytimes.com/2023/03/19/world/europe/putin-mariupol-crimea-ukraine.html" text:style-name="Internet_20_link" text:visited-style-name="Visited_20_Internet_20_Link">
he visited the Ukrainian city occupied by Russia, Mary Ubol</text:a>
The city was razed by his troops. The video screen of the official news media shows that he talks with some residents.</text:p>
      <text:p text:style-name="P4">
A video released by the official Russian media showed that Putin met with the residents of Mali Uprolpol, Ukraine in March this year. Russian Presidential Press Office</text:p>
      <text:p text:style-name="P4">
On Thursday, the Russian National Television stated in its main political talk show that Putin was welcomed by "rock stars" in Geerbon and refuted the West's <text:a xlink:type="simple" xlink:href="https://cn.nytimes.com/world/20230626/russia-war-putin-wagner-prigozhin/" text:style-name="Internet_20_link" text:visited-style-name="Visited_20_Internet_20_Link">
Putin's weakening of the Wagner incident</text:a>
The idea.</text:p>
      <text:p text:style-name="P4">
The Kremlin played with Putin's meeting with the masses in Jerbon, trying to describe the scene as the enthusiasm of a president to resist supporters and responded to improvisation.</text:p>
      <text:p text:style-name="P4">
advertise</text:p>
      <text:p text:style-name="P4">
"On the one hand, there are strong suggestions from experts," the Kremlin spokesman Peskov told reporters at a routine press conference on Thursday that he seemed to mean that doctors suggested that Putin maintain a social distance. "On the other hand, the president has a firm decision that he cannot refuse these people."</text:p>
      <text:p text:style-name="P4">
Tatiana Stannovavar, a senior researcher at Canegy Russia's Eurasian Center, said that after the Wagner Incident, Putin has been trying to return to the "comfort zone".</text:p>
      <text:p text:style-name="P4">
She said that the information he conveyed was, "He didn't hide in the castle, he was with his people."</text:p>
      <text:p text:style-name="P4">
News Source: <text:a xlink:type="simple" xlink:href="https://cn.nytimes.com/world/20230630/russia-putin-wagner-ukraine/" text:style-name="Internet_20_link" text:visited-style-name="Visited_20_Internet_20_Link">
https://cn.nytimes.com/world/20230630/russia-putin-wagner-ukraine/</text:a>
</text:p>
      <!--NEWS-->
      <text:h text:style-name="P10" text:outline-level="1">
<text:span text:style-name="T4">
The implementation of the Hong Kong National Security Law for three years: The Hong Kong Government finally sets the timetable of Article 23 of the Basic Law. What is the difference between the National Security Law?</text:span>
</text:h>
      <text:p text:style-name="P4">
Author: https://www.facebook.com/bbcworldservice/</text:p>
      <text:p text:style-name="P4">
Publisher: BBC News 中文</text:p>
      <text:p text:style-name="P4">
Published Time: 2023-06-30T02:43:26.000Z</text:p>
      <text:p text:style-name="P4">
Modified Time: 2023-06-30T02:43:26.000Z</text:p>
      <text:p text:style-name="P4">
Description: The Hong Kong Chief Executive Li Jiachao made a clear preview on the eve of July 1st. Article 23 of the Hong Kong Basic Law, which involved national security, "must legislate this year or at the latest next year." Will 23 wider and stricter than the National Security Law? How to reflect the changes in the political situation of China and Hong Kong?</text:p>
      <text:p text:style-name="P4">
Images: ["<text:a xlink:type="simple" xlink:href="https://ichef.bbci.co.uk/news/640/cpsprodpb/10918/production/_130246876_gettyimages-1043956054.jpg" text:style-name="Internet_20_link" text:visited-style-name="Visited_20_Internet_20_Link">
_130246876_ge...</text:a>
"]</text:p>
      <text:p text:style-name="P4">
Videos: ["<text:a xlink:type="simple" xlink:href="https://www.bbc.com/ws/av-embeds/cps/zhongwen/simp/chinese-news-66051256/p0fw0qbx/zh-hans" text:style-name="Internet_20_link" text:visited-style-name="Visited_20_Internet_20_Link">
zh-hans</text:a>
"]</text:p>
      <text:p text:style-name="P4">
Tags: ['英国', '香港版国安法', '逃犯条例', '中國', '人权', '香港', '法律']</text:p>
      <text:p text:style-name="P4">
Type: Article</text:p>
      <!--METADATA-->
      <text:h text:style-name="P12" text:outline-level="3">
<text:span text:style-name="T4">
The implementation of the Hong Kong National Security Law for three years: The Hong Kong Government finally sets the timetable of Article 23 of the Basic Law, which is different from the National Security Law.</text:span>
</text:h>
      <ul>
        <li>
Li Chengxin * BBC Chinese reporter</li>
      </ul>
      <text:p text:style-name="P4">
June 30, 2023<draw:frame draw:style-name="fr1" draw:name="Image7" text:anchor-type="as-char" svg:width="6.9236in" svg:height="3.894525in" draw:z-index="0">
<draw:image xlink:href="../Images/BBC Chinese/2023-06-30T02-43-26.000Z/_130246876_gettyimages-1043956054.jpg" xlink:type="simple" xlink:show="embed" xlink:actuate="onLoad" draw:mime-type="image/jpeg"/>
</draw:frame>
Image source, getty images</text:p>
      <text:p text:style-name="P4">
Image adding text,</text:p>
      <text:p text:style-name="P4">
Article 23 has always been a political "hot potato" (information photo).</text:p>
      <text:p text:style-name="P4">
<text:span text:style-name="T4">
 The "Hong Kong National Security Law" has been implemented for three years, and this official claims to be "Dinghai God Needle" and "only a group of people" laws. As of now, the crime rate is 100 %, which has been accused of causing a cold effect in Hong Kong society. </text:span>
</text:p>
      <text:p text:style-name="P4">
The Beijing and Hong Kong Government stated that Hong Kong has "from chaos, governing and promising", but still to beware of "soft confrontation" and national security risks. Hong Kong Chief Executive Li Jiachao's preview on the eve of July 1st has a timetable for Article 23 of the Basic Law involving national security.</text:p>
      <text:p text:style-name="P4">
The authorities have not yet announced the content of the draft, but the analysis believes that the 23 articles compared to the National Security Law as "symbolic significance than reality", and at the same time marked Beijing to further tighten the ideological work of Hong Kong.</text:p>
      <text:p text:style-name="P4">
<text:a xlink:type="simple" xlink:href="https://www.bbc.com/zhongwen/simp/chinese-news-53080438" text:style-name="Internet_20_link" text:visited-style-name="Visited_20_Internet_20_Link">
"Constitutional Responsibility" to "Hot Tarloma": Looking back at Article 23 Legislative Law of the Hong Kong Basic Law</text:a>
<text:span text:style-name="T5">
 <text:a xlink:type="simple" xlink:href="https://www.bbc.com/zhongwen/simp/chinese-news-53250603" text:style-name="Internet_20_link" text:visited-style-name="Visited_20_Internet_20_Link">
BBC detailed sorting out the five major controversies of the National Security Law in Hong Kong</text:a>
</text:span>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span text:style-name="T5">
 <text:a xlink:type="simple" xlink:href="https://www.bbc.com/zhongwen/simp/64734536" text:style-name="Internet_20_link" text:visited-style-name="Visited_20_Internet_20_Link">
Hong Kong promotes the TV broadcast programs "to increase national security and reduce English", the outside world will be weakened by the "internationalization" of its "internationalization"</text:a>
</text:span>
 <text:a xlink:type="simple" xlink:href="https://www.bbc.com/zhongwen/simp/chinese-news-65338390" text:style-name="Internet_20_link" text:visited-style-name="Visited_20_Internet_20_Link">
Xia Baolong visited Hong Kong on the sixth day of "inspection" to make a political signal passed by</text:a>
### "23"?</text:p>
      <text:p text:style-name="P4">
Image source, getty images</text:p>
      <text:p text:style-name="P4">
Image adding text,</text:p>
      <text:p text:style-name="P4">
In 2003, the number of Hong Kong citizens went to the streets to demonstrate, opposing 23 legislation and request, then Chief Executive Dong Jianhua's steps down (information photo).</text:p>
      <text:p text:style-name="P4">
Article 23 of the "Basic Law" in Hong Kong is the terms of national security. It stipulates that the SAR government shall prohibit the seven categories of acts that endanger the national security.</text:p>
      <text:p text:style-name="P4">
The "seven sins" of Article 23 include: rebellion, division of the country, inciting rebellion, subverting the Central People's Government, stealing national secrets, foreign political organizations or groups to carry out political activities in Hong Kong, and Hong Kong's political organizations or groups and groups and groups and groups and groups and groups and groups and groups and groups and groups and groups. Foreign political organizations or groups have been established.</text:p>
      <text:p text:style-name="P4">
In 2002, Dong Jianhua, the first Chief Executive of Hong Kong, launched local legislation, but the consultation period was insufficient, and the draft of the regulations was accused of blurring and harshness. The public worried about the freedom of speech and human rights. Later, the institutional liberal party, which represented the interests of the business community, made the government fail to obtain sufficient votes in the Legislative Council, and eventually withdrew the draft.</text:p>
      <text:p text:style-name="P4">
Since then, 23 have become political "hot potato", and the four special capitals have failed to complete the "constitutional responsibility."</text:p>
      <text:p text:style-name="P4">
However, Professor Chen Wenmin, Dean of the School of Law, the University of Hong Kong, publicly refuted the statement that has not fulfilled the "constitutional responsibility", saying that 23 articles did not explain what the way to use, but only said "self -legislation", and the country required by Article 23, and 23 countries required to require Security law has always existed in the current laws of Hong Kong, but it is scattered in different provisions.</text:p>
      <text:p text:style-name="P4">
He pointed out that on July 1, 1997, the Interim Legislative Council passed the "Hong Kong Return Regulations" and changed the "Emperor" and "United Kingdom" and other places to "the Central People's Government of the People's Republic of China".</text:p>
      <text:p text:style-name="P4">
The current "Criminal Crime Regulations", "Official Confidential Regulations", and "Association Regulations" all have crimes such as incitement, rebellion, and spies, which have already covered 23 requirements.</text:p>
      <text:h text:style-name="P12" text:outline-level="3">
<text:span text:style-name="T4">
23 What is the difference between the crimes of the National Security Law?</text:span>
</text:h>
      <text:p text:style-name="P4">
Image source, reuters</text:p>
      <text:p text:style-name="P4">
Image adding text,</text:p>
      <text:p text:style-name="P4">
The Li Zhiying case is one of the iconic cases of the Hong Kong National Security Law, and the details of the use terms and procedure rules have always received much attention (information photos).</text:p>
      <text:p text:style-name="P4">
<text:a xlink:type="simple" xlink:href="https://www.bbc.com/zhongwen/simp/chinese-news-55976986" text:style-name="Internet_20_link" text:visited-style-name="Visited_20_Internet_20_Link">
Li Zhiying Hong Kong Guoan Act: The Court of Final Appeal refused to apply for bail</text:a>
<text:span text:style-name="T5">
 <text:a xlink:type="simple" xlink:href="https://www.bbc.com/zhongwen/simp/chinese-news-55270796" text:style-name="Internet_20_link" text:visited-style-name="Visited_20_Internet_20_Link">
Hong Kong National Security Law: Li Zhiying charged the crime of "collusion with foreign forces", Zhong Hanlin's insulting national flag was guilty</text:a>
</text:span>
 <text:a xlink:type="simple" xlink:href="https://www.bbc.com/zhongwen/simp/chinese-news-55465189" text:style-name="Internet_20_link" text:visited-style-name="Visited_20_Internet_20_Link">
Li Zhiying: Why did the first case of bail after being sued by the National Security Law caused controversy</text:a>
<text:span text:style-name="T5">
 <text:a xlink:type="simple" xlink:href="https://www.bbc.com/zhongwen/simp/chinese-news-53332916" text:style-name="Internet_20_link" text:visited-style-name="Visited_20_Internet_20_Link">
Hong Kong's "National Security Law": Five pictures are in detail to explain the legal focus</text:a>
</text:span>
 <text:a xlink:type="simple" xlink:href="https://www.bbc.com/zhongwen/simp/chinese-news-54566737" text:style-name="Internet_20_link" text:visited-style-name="Visited_20_Internet_20_Link">
Hong Kong's "National Security Law": How to get along the criminal judicial process of Britain? </text:a>
"(Hong Kong) National Security Law is aimed at the crimes and situations that occurred in 2019, not a comprehensive national security law, and not included 23 seven crimes." Chinese said.</text:p>
      <text:p text:style-name="P4">
In 2019, Hong Kong broke out for the "anti -sends" campaign due to the revision of the "Fugfeng Regulations". Beijing was regarded as "anti -China -China chaos" and "color revolution". In order to split the country, subvert the state power, organize terrorist activities, and intervention in foreign forces, the first two overlap with 23 parts.Song Xiaozhuang, director of the National Hong Kong and Macau Research Association, wrote in the "Bauhinia" magazine in the "Bauhinia" magazine that 23 legislation does not have to repeat the two crimes that the "National Security Law" has covered, and can be concentrated in the remaining five sins.</text:p>
      <text:p text:style-name="P4">
It is worth noting that the definition of 23 articles on the crime of "subversion" is different from the National Security Law.</text:p>
      <text:h text:style-name="P12" text:outline-level="3">
<text:span text:style-name="T4">
With the "National Security Law", is there still an urgency of 23?</text:span>
</text:h>
      <text:p text:style-name="P4">
Image source, getty images</text:p>
      <text:p text:style-name="P4">
Image adding text,</text:p>
      <text:p text:style-name="P4">
The June Fourth Candlelight Gala, which has a history of more than 30 years, was also unable to hold it after the implementation of the National Security Law. The picture shows the Hong Kong police stationed in Victoria (data photo) on June 4, 2022.</text:p>
      <text:p text:style-name="P4">
Hong Kong's current laws have included 23 requirements to a certain extent, but some laws have been accused of outdated.</text:p>
      <text:p text:style-name="P4">
For example, the "Official Secret Regulations" covering the crime of spy are localized the laws entered into the United Kingdom in 1919, and the rebellion under the Criminal Crime Regulations still retain the words "Her Majesty of the Queen".</text:p>
      <text:p text:style-name="P4">
Guild member Tang Jiazheng said in an interview with BBC that the laws passed by these Hong Kong -British governments have been more than 30 years or even 50 years. " "Inconsistent, so now there is a very urgent need to modernize these laws into the needs of 23 articles."</text:p>
      <text:p text:style-name="P4">
Professor Chen Wenmin of the former School of Law of the University of Hong Kong has pointed out that the existing legislation needs to be reform and time to advance, and it can be discussed by the Legal Reform Commission. It is not necessary to force 23 legislation for political convenience.</text:p>
      <text:p text:style-name="P4">
He also said that the current law is not only insufficient, but is too harsh. For example, there are three people in the past cases that have been placed in bombs, which have been regarded as a war against the Emperor (Chinese government). Today's Basic Law and the guarantee of human rights.</text:p>
      <text:p text:style-name="P4">
Dr. Li Enzhen, a visiting researcher at the Law School of the University of London, also told BBC in Chinese that the annual outdated legislation has its necessity. "The problem is, now want to update to more stringent and infringement of human rights, or is it more in line with human rights protection? "</text:p>
      <text:p text:style-name="P4">
Li pointed out that the "National Security Law" is currently a legal weapon to control society. There is a long -term influence that has achieved great deterrent effects. He questioned the urgency of 23 legislation.</text:p>
      <text:p text:style-name="P4">
"Is it an objective and reality, or the urgency of political propaganda, and slogan? From a government perspective, constantly establishing new national security laws, further extending the power of the national security system in Hong Kong society, are more beneficial to the government's tough governance. ","</text:p>
      <text:h text:style-name="P12" text:outline-level="3">
<text:span text:style-name="T4">
23 "Political Task" is imperative?</text:span>
</text:h>
      <text:p text:style-name="P4">
Image source, getty images</text:p>
      <text:p text:style-name="P4">
Image adding text,</text:p>
      <text:p text:style-name="P4">
Analysis means that national security has become the core idea of Xi Jinping, so that 23 legislations in Hong Kong have more important political symbolic meaning</text:p>
      <text:p text:style-name="P4">
Hong Kong Chief Executive Li Jiachao recently stated that 23 legislations are priority work, emphasizing "faster the better" and "not a mess".</text:p>
      <text:p text:style-name="P4">
Current affairs commentator Lin He Li pointed out to the BBC in Chinese that the current "National Security Law" is enough to maintain the "stability" needed by Beijing. Two times. "</text:p>
      <text:p text:style-name="P4">
Chen Jingxiang, a senior media person, previously wrote in the Ming Pao and analyzed that the previous government in Hong Kong several times has "unmoved", but this time it is bound to complete the legislation during the first term of Li Jiachao, because Hong Kong is now by the Party Central Committee of the Party Central Committee. Leading directly, maintaining national security is the core idea of Xi Jinping's era.</text:p>
      <text:p text:style-name="P4">
He pointed out that after Xi Jinping came to power in 2012, he established the National Security Council and proposed the "overall national security outlook" for the first time. The 20th National Congress also said that "national security is the foundation of national rejuvenation." In this context, the 23rd legislation in Hong Kong is no longer as simple as the "constitutional responsibility" that was said to be in the early stage of return, but the primary concern and major political tasks of Zhongnanhai.</text:p>
      <text:p text:style-name="P4">
He cited the precedent of Macau. Even if the local national security law version of the "mild" national security law was established in the early years, more than ten years later, they must catch up with Beijing's political situation and revise the provisions more. National ", there is no" two systems ", related laws must be aligned with mainland China.</text:p>
      <text:p text:style-name="P4">
Zhong Jianhua, a Hong Kong social policy and public administrative scholar who has moved to the United Kingdom, said that Hong Kong's sovereign transfer has been transferred for 26 years. Article 45 and Article 68 The political system reform, that is, the Chief Executive and the Legislative Council have a method based on universal selection.</text:p>
      <text:p text:style-name="P4">
"After the legislation in 2003 is unsuccessful, the general understanding is to wait for the third chief executive election method in 2007, and then promote a more reasonable election before 23 legislation is carried out. This (implementation of general elections) is actually constitutional responsibility. Now Beijing Speaking of part of it does not talk about part, no one can stop him from castrating the Basic Law and the breakdown. The SAR government seems to want to use this (23) to express loyalty to Beijing. "</text:p>
      <text:h text:style-name="P12" text:outline-level="3">
<text:span text:style-name="T4">
23 Is there a conflict with the National Security Law?</text:span>
</text:h>
      <text:p text:style-name="P4">
Image source, getty images</text:p>
      <text:p text:style-name="P4">
Image adding text,</text:p>
      <text:p text:style-name="P4">
The National Security Law has a driving position and is accused of infringing human rights and freedom (data photo) that guarantees the Basic Law.</text:p>
      <text:p text:style-name="P4">
Article 23 is local legislation. The National Security Law is a national law that implements in Hong Kong. The Security Director Deng Bingqiang described it earlier that the two were "complementary."</text:p>
      <text:p text:style-name="P4">
In 2020, the number of overwhelming votes of the National People's Congress of China with 2878 votes, 1 vote against, and 6 votes abstaining passed "the decision and enforcement mechanism (draft) of the establishment and improvement of the Hong Kong Special Administrative Region to maintain national security." Chang Wang Chen mentioned at the time that 23 people with ulterior motives were seriously stigmatized and demonized, and it was difficult to approve at the Hong Kong Legislative Council. Therefore, it was necessary to "establish a legal system from the national level.</text:p>
      <text:p text:style-name="P4">
Beijing directly includes the National Security Law into the Annex III of the "Basic Law" in Hong Kong and announced its implementation in Hong Kong. This is regarded by the outside world as an bypassing local legislative procedures in Hong Kong, which is equivalent to "illegal legislation" to destroy the Hong Kong and two systems, two systems and high autonomy.</text:p>
      <text:p text:style-name="P4">
According to the official explanation, although Article 23 of the Basic Law stipulates that the Hong Kong Government should "legislate" on national security, it does not rule out that the central government has legislative to maintain national security, but also refers to the national security surpassing the scope of autonomy of Hong Kong. Article 18 of the Basic Law "National Defense, Diplomacy, and Other Laws in accordance with the Basic Law that does not belong to the scope of the autonomy of the Special Administrative Region in Hong Kong."</text:p>
      <text:p text:style-name="P4">
Public administrative scholar Zhong Jianhua said that because the "Hong Kong National Security Law" has been criticized in the international community, many countries and international institutions require the cancellation of relevant laws. After the Hong Kong Government is expected to complete 23 legislation, it will reduce the use of the "National Security Law". Shangfang Sword ".<text:a xlink:type="simple" xlink:href="https://www.bbc.com/zhongwen/simp/chinese-news-62967330" text:style-name="Internet_20_link" text:visited-style-name="Visited_20_Internet_20_Link">
Hong Kong police arrested a mourning Queen Men in the United Kingdom with inciting crimes</text:a>
<text:span text:style-name="T5">
 <text:a xlink:type="simple" xlink:href="https://www.bbc.com/zhongwen/simp/chinese-news-65163723" text:style-name="Internet_20_link" text:visited-style-name="Visited_20_Internet_20_Link">
Hong Kong rally demonstration has also been restored, but the "lane rope parade" has become a new normal</text:a>
</text:span>
 <text:a xlink:type="simple" xlink:href="https://www.bbc.com/zhongwen/simp/chinese-news-61743434" text:style-name="Internet_20_link" text:visited-style-name="Visited_20_Internet_20_Link">
China and Hong Kong issued bounty encourages reports of people's space may be further squeezed</text:a>
* <text:a xlink:type="simple" xlink:href="https://www.bbc.com/zhongwen/simp/chinese-news-65704881" text:style-name="Internet_20_link" text:visited-style-name="Visited_20_Internet_20_Link">
Lenovo of Hong Kong organ donation disputes with China National Security issues</text:a>
</text:p>
      <text:h text:style-name="P12" text:outline-level="3">
<text:span text:style-name="T4">
Restarting 23 will arouse the dispute again?</text:span>
</text:h>
      <text:p text:style-name="P4">
Image source, getty images</text:p>
      <text:p text:style-name="P4">
Hong Kong Chief Executive Li Jiachao said in an interview with the official News Agency that the National Security Law and the 23rds of Article 23 plus "even if it is not overlapping, it is 11". See the big witch. "</text:p>
      <text:p text:style-name="P4">
The guild member Tang Jiazheng also told BBC in Chinese that the most controversial crimes have been handled in the National Security Law, and the remaining five sins believe that the controversy is not great. "The remaining, such as the crime of betrayal, how can there be controversy in the crime of betrayal? There are crimes in the world in the world.</text:p>
      <text:p text:style-name="P4">
Legal scholar Li Enzhen pointed out whether there are 23 disputes in addition to seeing the legal provisions "how spicy it is", but also depending on the procedure regulations, such as "whether the Hong Kong court has the right to review whether 23 is unconstitutional."</text:p>
      <text:p text:style-name="P4">
Li said that if the criminal procedures of Article 23 are aligned with the National Security Law, for example, there are chief executives designated judges, no jury, and bail arrangements for the National Security Law, etc., will still be regarded as destroying the principles of general law and judicial independence "At that time, the international community will believe that now it is the credibility of the Hong Kong government to destroy the judicial system by hand."</text:p>
      <text:p text:style-name="P4">
<text:a xlink:type="simple" xlink:href="https://www.bbc.com/zhongwen/simp/chinese-news-53209530" text:style-name="Internet_20_link" text:visited-style-name="Visited_20_Internet_20_Link">
How to influence Hong Kong's legal system in the "National Security Law"</text:a>
<text:span text:style-name="T5">
 <text:a xlink:type="simple" xlink:href="https://www.bbc.com/zhongwen/simp/chinese-news-65069676" text:style-name="Internet_20_link" text:visited-style-name="Visited_20_Internet_20_Link">
Hong Kong repair restrictions to hire overseas lawyers to handle the impact of national security cases</text:a>
</text:span>
 <text:a xlink:type="simple" xlink:href="https://www.bbc.com/zhongwen/simp/world-65385367" text:style-name="Internet_20_link" text:visited-style-name="Visited_20_Internet_20_Link">
Many details of the "Outside of the Domain for the National Security Law of the Hong Kong National Security Law" in Japan</text:a>
* <text:a xlink:type="simple" xlink:href="https://www.bbc.com/zhongwen/simp/world-53244505" text:style-name="Internet_20_link" text:visited-style-name="Visited_20_Internet_20_Link">
International legal scholars interpret Hong Kong's "National Security Law": seamless "wedding cake" in Tianyi</text:a>
</text:p>
      <text:h text:style-name="P12" text:outline-level="3">
<text:span text:style-name="T4">
and ideology?</text:span>
</text:h>
      <text:p text:style-name="P4">
Image source, getty images</text:p>
      <text:p text:style-name="P4">
Image adding text,</text:p>
      <text:p text:style-name="P4">
Hong Kong is currently strengthening national security education (information photos).</text:p>
      <text:p text:style-name="P4">
The Hong Kong Government has not announced the draft regulations on 23 articles, but the chief executive Li Jiachao told the official China News Agency that preventing the risk of national security must "be vigilant of the influence of ideology", and 23 legislation must take into account the "new method of appearing on the Internet world."</text:p>
      <text:p text:style-name="P4">
Public policy scholar Zhong Jianhua estimates that 23 articles may be added to the control network, and the provisions may be more widely written than the National Security Law, and it can be explained at will.</text:p>
      <text:p text:style-name="P4">
Hong Kong current affairs commentator Liu Ruishao, who is familiar with Chinese affairs, also expects that 23 will strengthen norms in terms of speech, publishing, and popular culture.</text:p>
      <text:p text:style-name="P4">
The Standing Committee of the National People's Congress of China recently reviewed the "Draft Patriotic Education Law". For the first time, it was mentioned that it was necessary to strengthen the recognition of "Hong Kong, Macao and Taiwan", and "consciously maintaining the unity of the motherland and national unity."</text:p>
      <text:p text:style-name="P4">
Liu Ruishao pointed out that although the National Security Law has been abnormal in the past three years in Hong Kong's implementation, Beijing still feels that the situation is not as ideal. "His ideal is that everyone is actively patriotic, not passively obey." He continued that the CCP had a long -term consciousness of struggle and the devil of foreign forces.</text:p>
      <text:p text:style-name="P4">
"Even if Hong Kong has set up 23 articles, it is difficult for the demon to be unlocked, because this is their natural psychology and response, and they are also their needs and strategies -only in this way can we continue to create political tension."</text:p>
      <text:p text:style-name="P4">
<text:a xlink:type="simple" xlink:href="https://www.bbc.com/ws/av-embeds/cps/zhongwen/simp/chinese-news-66051256/p0fw0qbx/zh-hans" text:style-name="Internet_20_link" text:visited-style-name="Visited_20_Internet_20_Link">
Video-1-Link:/WS/AV-EMBEDS/CPS/ZHONGWEN/SIMP/Chinese-News-66051256/P0FW0QBX/ZH-HansS</text:a>
<text:span text:style-name="T4">
 Your equipment does not support playing multimedia materials </text:span>
 video plus injection text,</text:p>
      <text:p text:style-name="P4">
The fourth anniversary of the demonstration of anti -repair example: What kind of social change has Hong Kong experienced?</text:p>
      <text:p text:style-name="P4">
News Source: <text:a xlink:type="simple" xlink:href="https://www.bbc.com/zhongwen/simp/chinese-news-66051256" text:style-name="Internet_20_link" text:visited-style-name="Visited_20_Internet_20_Link">
https://www.bbc.com/zhongwen/simp/chinese-news-66051256</text:a>
</text:p>
      <!--NEWS-->
      <text:h text:style-name="P10" text:outline-level="1">
<text:span text:style-name="T4">
Chip war extended media: UShew for new export control of China</text:span>
</text:h>
      <text:p text:style-name="P4">
Author: None (Language: zh)</text:p>
      <text:p text:style-name="P4">
Publisher: None</text:p>
      <text:p text:style-name="P4">
Time: 2023-06-30T02:56:00Z</text:p>
      <text:p text:style-name="P4">
Description: Reuters reports that in order to limit the development of China's chip industry, the United States and the Netherlands will join forces again, asking enterprises to export high -end chip equipment to apply for licenses in China. What measures will the two countries take? What do the industry think about the recent export control?</text:p>
      <text:p text:style-name="P4">
Videos: []</text:p>
      <text:p text:style-name="P4">
Images: []</text:p>
      <text:p text:style-name="P4">
Subject: 经济纵横</text:p>
      <text:p text:style-name="P4">
Subjects: ['奥巴马', '专题报道：习近平访美', '美国', '南希·佩洛西']</text:p>
      <text:p text:style-name="P4">
Keywords: ['荷兰', '美国', '中美关系', '人工智能', '芯片', '半导体']</text:p>
      <text:p text:style-name="P4">
Id: 66077370</text:p>
      <!--METADATA-->
      <text:p text:style-name="P4">
<text:a xlink:type="simple" xlink:href="https://www.dw.com/zh/overlay/image/article/66077370/65393218" text:style-name="Internet_20_link" text:visited-style-name="Visited_20_Internet_20_Link">
 </text:a>
According to reports, the United States and the Netherlands will do further export control (data photo) for advanced semiconductor equipment for ASML.</text:p>
      <text:p text:style-name="P4">
(Voice of Germany Chinese) Reuters reported on Thursday (June 29) that <text:a xlink:type="simple" xlink:href="https://www.dw.com/zh/zh/美国对华芯片政策再收紧-特供之路恐走到头/a-66053763" text:style-name="Internet_20_link" text:visited-style-name="Visited_20_Internet_20_Link">
United States</text:a>
In order to prevent its technology from being used by China to enhance military strength, this summer will play "combination boxing" together and further <text:a xlink:type="simple" xlink:href="https://www.dw.com/zh/zh/中国会被美国的芯片制裁卡脖子吗/a-65925528" text:style-name="Internet_20_link" text:visited-style-name="Visited_20_Internet_20_Link">
sales of Chinese chip manufacturers to restrict related equipment</text:a>
Essence</text:p>
      <text:p text:style-name="P4">
It is reported that the Netherlands intends to control some equipment from companies such as ASML, and the United States will use its influence to further restrict specific Chinese manufacturers' semiconductor equipment.</text:p>
      <text:p text:style-name="P4">
A source who are familiar with the United States plan explained that the new specifications will require enterprises to apply for a license in order to reach about 6 Chinese factory export equipment from a SMIC semiconductor factory, and these applications may be rejected.</text:p>
      <text:p text:style-name="P4">
<text:a xlink:type="simple" xlink:href="https://www.dw.com/zh/zh/荷蘭跟進美國-祭半導體技術出口管制/a-64926059" text:style-name="Internet_20_link" text:visited-style-name="Visited_20_Internet_20_Link">
 Netherlands </text:a>
The government plans to announce the new regulations on the 30th of this month, requiring the export permit for the export of top products in the ASML "Deep Ultraviolet Light" (DUV) semiconductor equipment. DUV is the second advanced instrument of ASML, and the most advanced "Euv" light carved machine has been restricted and never shipped to China before.</text:p>
      <text:p text:style-name="P4">
Sources said that the new regulations in the Netherlands are expected to take effect in September; the United States stipulates that it may be announced at the end of July that it is expected to apply to ASML because its products contain American parts. In July, the United States is also expected to make other updates on comprehensive rules announced in October last year.</text:p>
      <text:p text:style-name="P4">
It is reported that the United States has also had a case that revised the proposal before approval. Therefore, the sources described only the plan of the United States in late June, and the time and restrictions of the case may still change. ASMINTERNATIONAL, a Dutch semiconductor equipment company, may also be affected by the new regulations of the Netherlands; the company's spokesman refused to comment before the official release.</text:p>
      <text:p text:style-name="P4">
The Dutch government and ASML rejected Reuters' comment requests, and the US Department of Commerce, responsible for supervising export control, also refused to comment.</text:p>
      <text:p text:style-name="P4">
Beijing has accused the United States of "coercing other countries to implement semiconductors to suppress and encircle China"</text:p>
      <text:h text:style-name="P12" text:outline-level="3">
<text:span text:style-name="T4">
Beijing: Oppose the abuse of exports in the United States, hope that the Netherlands will focus on the overall situation</text:span>
</text:h>
      <text:p text:style-name="P4">
Chinese Foreign Ministry spokesman Mao Ning responded at a regular press conference on June 30: "China resolutely opposes the concept of the United States generalized national security, abuses export control, and uses various excuses to use various excuses Administrative means interfere with normal economic and trade exchanges between enterprises, seriously destroy market rules and international economic and trade order, and impact the stability of the global supply chain and do not meet the interests of any party. China will closely pay attention to the relevant trends and resolutely safeguard their legitimate rights and interests. "</text:p>
      <text:p text:style-name="P4">
A spokesman for the Ministry of Commerce of China also responded on July 1 on the "Dutch Semiconductor Export Control issue" that it has carried out multi -level and frequent communication consultations on the issue of semiconductor export control in the past few months, but the Dutch side eventually eventually ended up The relevant semiconductor equipment is still picked up, and the Chinese side expressed dissatisfaction. "The Dutch party should start from maintaining the rules of international economic and trade and the overall situation of Sino -Dutch economic and trade cooperation, respecting market principles and contract spirit, avoiding relevant measures to prevent the semiconductor industry of the two countries hindering the normal cooperation and development of the semiconductor industry, not abusing export control measures, and effectively maintaining the joint Sino -Dutch enterprises and the two parties. Interests, maintain the global semiconductor industry chain supply chain stable. "</text:p>
      <text:p text:style-name="P4">
SMIC's wafer fab may be further impacted by the US export control (data photo).</text:p>
      <text:h text:style-name="P12" text:outline-level="3">
<text:span text:style-name="T4">
What export controls are the recent sacrifice of the United States and its allies?</text:span>
</text:h>
      <text:p text:style-name="P4">
<text:a xlink:type="simple" xlink:href="https://www.dw.com/zh/zh/美国全面加码限制芯片对华出口-台湾表示会配合/a-63379257" text:style-name="Internet_20_link" text:visited-style-name="Visited_20_Internet_20_Link">
October last year</text:a>
On the grounds of national security, the US companies such as Lam Research, Lam Research (also translated) and Appliedmateria, and other American companies exported equipment to Chinese export chips, <text:a xlink:type="simple" xlink:href="https://www.dw.com/zh/zh/美日荷協議限制芯片出口中國要求澄清/a-65232052" text:style-name="Internet_20_link" text:visited-style-name="Visited_20_Internet_20_Link">
lobbying other countries with important suppliers adopted Similar measures</text:a>
Essence</text:p>
      <text:p text:style-name="P4">
This move was condemned by Liu Pengyu, a spokesman for the Chinese Embassy in Washington, as "deliberately blocking, restraining Chinese enterprises, forcibly relocating industries, and promoting decoupling."</text:p>
      <text:p text:style-name="P4">
The Dutch Minister of Trade, LiesjeschreineMacher, said in March to Congress to Congress: "Dutch is based on national security considerations, and it is necessary to supervise this (semiconductor) technology as soon as possible."</text:p>
      <text:p text:style-name="P4">
Japan has chip equipment manufacturers Nikon and Tokyo Electron (also translated Tokyo Power Science and Technology), and also passed <text:a xlink:type="simple" xlink:href="https://www.dw.com/zh/zh/跟進美國-日本限制半導體設備出口/a-65190882" text:style-name="Internet_20_link" text:visited-style-name="Visited_20_Internet_20_Link">
23 export restrictions on the export of 23 semiconductor manufacturing equipment</text:a>
It is scheduled to take effect on July 23.</text:p>
      <text:p text:style-name="P4">
Nvidia Financial Chief Cresters said that the export restrictions of the United States may cause the US industry to lose opportunities (data photos).</text:p>
      <text:h text:style-name="P12" text:outline-level="3">
<text:span text:style-name="T4">
What do you think of the US export control?</text:span>
</text:h>
      <text:p text:style-name="P4">
For many measures to restrict the export of chip equipment in the near future, Nvidia (Nvidia (and Huida) COLETTEKRESS said on the 28th that this approach will cause the US industry to lose the opportunity to compete and lead in the Chinese market.</text:p>
      <text:p text:style-name="P4">
Chen Nanxiang, chairman of the Chinese chip manufacturer "Yangtze River Storage" (YMTC), said on the 29th that the security concerns of geopolitics and some countries are threatening the globalization of the chip industry and its future growth; It reached a sales of $ 1 trillion in 2030.</text:p>
      <text:p text:style-name="P4">
Chen Nanxiang said that the chip industry is facing many government interventions, and many political contents are also miscellaneous. He completely agreed that Zhang Zhongmou, the founder of TSMC (TSMC), speeches in March, arguing that "chip globalization is dead." He did not point out what countries he said from the "government".The Yangtze River Storage was one of the 10 Chinese artificial intelligent chip companies facing the US export control last year. The reason for the United States is to worry that the Yangtze River Storage may transfer American technology to a Chinese technology company that is included in the blacklist.</text:p>
      <text:h text:style-name="P12" text:outline-level="3">
<text:span text:style-name="T4">
What is the future of the chip industry?</text:span>
</text:h>
      <text:p text:style-name="P4">
(Comprehensive report)</text:p>
      <text:p text:style-name="P4">
News Source: <text:a xlink:type="simple" xlink:href="https://www.dw.com/zh/晶片戰延燒-媒體：美荷對中國祭新出口管制/a-66077370" text:style-name="Internet_20_link" text:visited-style-name="Visited_20_Internet_20_Link">
https://www.dw.com/zh/晶片戰延燒-媒體：美荷對中國祭新出口管制/a-66077370?maca=chi-rss-chi-all-1127-rdf</text:a>
</text:p>
      <!--NEWS-->
      <text:h text:style-name="P10" text:outline-level="1">
<text:span text:style-name="T4">
Without the right to act, how will university enrollment become more "rolled"</text:span>
</text:h>
      <text:p text:style-name="P4">
Creator: TYLER AUSTIN HARPER</text:p>
      <text:p text:style-name="P4">
Publisher: https://www.facebook.com/nytimeschinese</text:p>
      <text:p text:style-name="P4">
Published Time: 2023-06-30T04:28:17+08:00</text:p>
      <text:p text:style-name="P4">
Description: For a long time, the enrollment and rewards of Elite University will gamize race. The end of the Activity Act will only make the situation worse, because students and parents will definitely start more brains.</text:p>
      <text:p text:style-name="P4">
Images: ["<text:a xlink:type="simple" xlink:href="https://static01.nyt.com/images/2023/06/29/multimedia/30ambriefing-asia-nl-scotus/30ambriefing-asia-nl-scotus-master1050.jpg" text:style-name="Internet_20_link" text:visited-style-name="Visited_20_Internet_20_Link">
30ambriefing-...</text:a>
"]</text:p>
      <text:p text:style-name="P4">
Category: 观点与评论</text:p>
      <text:p text:style-name="P4">
Type: Article</text:p>
      <!--METADATA-->
      <text:p text:style-name="P4">
<draw:frame draw:style-name="fr1" draw:name="Image20" text:anchor-type="as-char" svg:width="6.9236in" svg:height="5.894951in" draw:z-index="0">
<draw:image xlink:href="../Images/cnnytimes/2023-06-30T04-28-17-08-00/30ambriefing-asia-nl-scotus-master1050.jpg" xlink:type="simple" xlink:show="embed" xlink:actuate="onLoad" draw:mime-type="image/jpeg"/>
</draw:frame>
When I was still studying for graduate students a few years ago, I used the work of making money in the summer vacation to help Asian children get rid of Asian characteristics. At that time, I was a self -employed home for helping high school students who prepared for college admission. I lived in only a few kilometers of Chinese and Chinese -American settlements in Flushing Chinese and Chinese Americans. In a sultry summer afternoon, my first job was to go to a forced apartment to listen to the needs of minors: she asked me to check her university application carefully and make sure she should not be too Asian.</text:p>
      <text:p text:style-name="P4">
I remember my embarrassing laughter is like an old air conditioner who is about to be scrapped; I thought she was joking.</text:p>
      <text:p text:style-name="P4">
But she continued to tell her requirements seriously. She felt that high -quality universities were unwilling to recruit Asians because there were too many Asians -if she looked too much like Asians, she would not be accepted. She listed the Asian and Asian and American friends in her church in one breath. Their extra -curricular resumes were very eye -catching and the test results were impeccable, but she said that even the school school rejected their application.</text:p>
      <text:p text:style-name="P4">
In the following years, almost every college enrollment counseling work has been accompanied by the same requirements. Both Chinese and Korean children want their application materials to less Chinese or Korean characteristics. White children of rich families want to not show their wealth, not so much as white. Black children want to ensure that they can leave enough black impression. The same is true of Latin and Middle Eastern children.</text:p>
      <text:p text:style-name="P4">
Whether the skin is white or brown, whether the conditions are rich or poor, whether it is a student or a parent, everyone who I do in contact with the tutor seems to think that if you want to enter the top school, you have to participate in what I said. change. For these students, the admission process of university has become a kind of behavior art. Their task is to minimize their identity to the minimum or maximize the reward -the ideal envelope sent by the ideal school. It didn't take long for me to be forced to play this game myself: a few years later, as a black doctoral candidate, I was distressed when I was looking for the first professor, because I didn’t know what (and whether it should) talk about it. My race can make me the object of diversified recruitment. If you do this, it feels like cheating; but if you don't do this, it seems to harm your own interests.</text:p>
      <text:p text:style-name="P4">
Regardless of whether it is for admission notice or for a lifetime professor position, the incentive measures of the Elite Institute encourage and reward such racial games. Now, the Supreme Court has rejected the equality bill in college admission, which will only make this situation worse. The rise of the Activity Act has inadvertently spawned the culture of race issues, and encouraged countless students and parents to study how race can improve admission opportunities, or complicate the admission chances. Conversely, the end of the Agreement Act will only make the situation worse, because students and parents will definitely start more brains.</text:p>
      <text:p text:style-name="P4">
I can clearly say that I do not oppose the equality bill. If there is no equality bill, I think I will not be able to study undergraduate at the Haval Ford College, and should not be a doctoral program at New York University. Now I have obtained the position of Professor of Bitz College. I believe that the Activities Act is useful. It is necessary to correct the historical malignancy of real estate slavery and the countless sequelae it triggered. In the preferential treatment, many students who are mediocre (and wealthy) are relying on their parents, or they are just good at rowing.</text:p>
      <text:p text:style-name="P4">
But I also believe that although the equal rights bill is necessary, it also indirectly helps a distorted, racial university culture. When students have not officially entered the campus, they have been encouraged to regard racial identity as the most important side of their own personality, which is inseparable from their personal value and advantages.</text:p>
      <text:p text:style-name="P4">
Many well -known institutions have promoted the game of enrollment due to racial issues, and they try to maximize diversity without affecting donation income. For example, some colleges and universities will recruit ethnic minorities students who have the ability to pay full tuition fees to improve diversity data at a very low cost. Even the schools known as "Blind" have recruited a large number of ethnic minorities students who do not require economic assistance. (Some statistics states that more than 70 % of the blacks, Latin -speakers, and aboriginal students of the Americas have been educated in university, and their income is higher than the national middle digits.)</text:p>
      <text:p text:style-name="P4">
Although the measures of elite institutions do not always meet the spirit of the equality bill, that is, to help groups that need help, the current system is still trying to ensure some ethnic diversity in higher education, including minority ethnic minorities from the working class. Exim applicant. I am one of these members. ) But in the world that is revoked by the equal rights bill, the morbid system of racial problems will be intensified, and all the good fruits of the true structural correction brought by racial justice and equal rights action will disappear.</text:p>
      <text:p text:style-name="P4">
Don't worry, the diverse trend of thought will continue to spread, the reason is very simple. Most students said that they want to see diversification. "American News and World Report" will come from students who are representative in the university. At the same time, considering that the extremely rich institutions such as universities, banks, and technology companies have selfishly devalued the diversity, fairness, and tolerance into a realized brand strategy. It is cheap to talk about troops on diversity paper. Change the teaching outline or announce the establishment of DEI (diversity, fairness and tolerance) special working group composed of employee workers.</text:p>
      <text:p text:style-name="P4">
In the age when the elite college and university can rely on the equality bill to increase racial diversity, this show -like expression is generally harmless. However, in the new educational pattern banned by the awareness of the racial consciousness, the promise of DEI will only exist because of inertia thinking and economic interests in the moral. Students' elite higher education system.</text:p>
      <text:p text:style-name="P4">
Just as my undergraduate alma mater is <text:a xlink:type="simple" xlink:href="https://www.insidehighered.com/news/2016/06/27/haverford-college-shifts-need-blind-need-aware-admissions" text:style-name="Internet_20_link" text:visited-style-name="Visited_20_Internet_20_Link">
abandon</text:a>
Blind Admissions Policy (a school newspaper author <text:a xlink:type="simple" xlink:href="http://haverfordclerk.com/why-we-need-need-blind/" text:style-name="Internet_20_link" text:visited-style-name="Visited_20_Internet_20_Link">
抨</text:a>
This is to discover the cost of minority students with low -income ethnic minorities in order to realize the "financial and feasible diversity"). After the court abolition the equal rights bill, even this diversity will no longer exist. The rest is the only financial and feasible enrollment.</text:p>
      <text:p text:style-name="P4">
Although class -based rather than ethnic equal rights action policies have recently appeared, I have skepticism about whether this can increase racial diversity. In the state where the racial equality bill has been banned, the enrollment policy based on wealth <text:a xlink:type="simple" xlink:href="https://www.nytimes.com/2022/08/26/us/affirmative-action-admissions-supreme-court.html" text:style-name="Internet_20_link" text:visited-style-name="Visited_20_Internet_20_Link">
basically cannot</text:a>
Prevent minority students from prestigious schools decrease. There is no reason to expect them to work suddenly.</text:p>
      <text:p text:style-name="P4">
The gaming of racial problems will not disappear.advertise</text:p>
      <text:p text:style-name="P4">
In fact, what he said is already becoming a reality: just as the sociologist Aya Waller-Bell's published in "Atlantic" <text:a xlink:type="simple" xlink:href="https://www.theatlantic.com/ideas/archive/2023/06/affirmative-action-supreme-court-college-admissions-essays-trauma/674314/" text:style-name="Internet_20_link" text:visited-style-name="Visited_20_Internet_20_Link">
Wonderful but frustrated</text:a>
In the article, applicants for ethnic minorities are very clear that their darkest life experience will make them more likely to be admitted. At the same time, many white, Asian, and rich applicants will continue to work hard to make them look less like white, Asian or the rich, because they believe that this is the best way to enter the extremely picky elite campus Essence</text:p>
      <text:p text:style-name="P4">
It is expected that there will be more anti -racist action plans, more empty -cave de -colonization, more compulsory training, more blew consultants, more empty reports, and more people who can tell their work clearly Manager, more <text:a xlink:type="simple" xlink:href="https://www.theatlantic.com/ideas/archive/2021/11/against-land-acknowledgements-native-american/620820/" text:style-name="Internet_20_link" text:visited-style-name="Visited_20_Internet_20_Link">
cheap indigenous land recognition</text:a>
("Sorry, I stole your house!")), More white self -whipping for others, more <text:a xlink:type="simple" xlink:href="https://www.bostonglobe.com/2023/06/02/opinion/wrong-kind-of-black-professor/" text:style-name="Internet_20_link" text:visited-style-name="Visited_20_Internet_20_Link">
minority teachers used to install facade</text:a>
Essence</text:p>
      <text:p text:style-name="P4">
In the tornado of this racial topic, if you block your ears and look around, you may start not to notice that there are fewer and fewer brown and black children reading in the yard. In the future, <text:a xlink:type="simple" xlink:href="https://www.nytimes.com/interactive/2023/02/12/upshot/child-maternal-mortality-rich-poor.html" text:style-name="Internet_20_link" text:visited-style-name="Visited_20_Internet_20_Link">
in the obstetric ward</text:a>
There are fewer and fewer brown and black doctors. Facts will prove that all these measures have almost no relationship with the real crackdown on structural racism. We are likely to find out that we have a whiter and richer classroom in the year and a year -old classroom.</text:p>
      <text:p text:style-name="P4">
What should I do? If famous schools really care about diversity, what actions should they take in the next step?</text:p>
      <text:p text:style-name="P4">
First of all, they should exit diversity, equality and tolerance industry complexes(D.E.I.-industrial complex)This complex is preferred to consider cheap repair, improvement of consciousness, and one -time speaking activities, but it turns out that these activities have little effect. If you are engaged in related work or participating in related activities, whenever people claim that they are acting on anti -racism, you can ask them to explain clear They provide material help. (Tip: If you do not spend a lot of time or money, it is likely to be nonsense.) If "success" is a cultural change that you cannot quantify, record, and make meaningful assessment, then it is likely to be likely It's nonsense. Therefore, there is no dependence, and the other party is required. If things are involved in public relations scams, to provide a guise for those racial policies that ensure that the school is rich and white enough, then it is better to do anything and help.</text:p>
      <text:p text:style-name="P4">
Secondly, elite colleges should unite and strangle the "American News and World Report" ranking system. This infamous university ranking has been attacked for many years. It depends on a series of indicators, such as the graduation rate. These indicators actually reward colleges that recruit more white students who enroll richer, and mistakenly linked the scale of excellence with the scale of donation. Essence Because poverty and ethnic minorities are more likely to withdraw from school because they cannot control environmental factors, institutions that implement enrollment policies for these groups may be adversely affected in this ranking. Some famous law schools have stopped participating in the ranking system, and Columbia University has recently become the first Ivy League undergraduate college.</text:p>
      <text:p text:style-name="P4">
advertise</text:p>
      <text:p text:style-name="P4">
Exit this system -the principals of elite colleges should collectively announce that they are doing this -it will enable them to re -conceive the enrollment process without worrying about being punished.</text:p>
      <text:p text:style-name="P4">
As for students? If I do a tutor again, there are brown or black children sitting on the opposite side. They are worried that the Supreme Court will make them more likely to be rejected by the dream school. What suggestions will I give?</text:p>
      <text:p text:style-name="P4">
Remember, gaming racial problems is just a game, but so. Do not care about those people, they want you to believe that the donation amount of the Ivy League -it is equivalent to the nominal GDP of a not small country -the only path to happiness, success or race equality. Civil rights leaders endure the cold baptism of police dogs and fire water pipes. They do not want their descendants to become a risk capitalist and managers who graduate from Fujin School one day. Remember, Martin Luther Kim did not dream of establishing a multi -ethnic oligopoly politics. The "treasure trove of opportunities" he said was not just hidden behind a golden door at Yale University. There are other roads that do not need any games in life. Remember, I hope where you find yourself.</text:p>
      <text:p text:style-name="P4">
News Source: <text:a xlink:type="simple" xlink:href="https://cn.nytimes.com/opinion/20230630/college-admissions-affirmative-action/" text:style-name="Internet_20_link" text:visited-style-name="Visited_20_Internet_20_Link">
https://cn.nytimes.com/opinion/20230630/college-admissions-affirmative-action/</text:a>
</text:p>
      <!--NEWS-->
      <text:h text:style-name="P10" text:outline-level="1">
<text:span text:style-name="T4">
How does British elementary school change my concept of competition? (Free version)</text:span>
</text:h>
      <text:p text:style-name="P4">
Authors: ['何越']</text:p>
      <text:p text:style-name="P4">
Publisher: 英国《金融时报》</text:p>
      <text:p text:style-name="P4">
Time: 2023-06-30T05:49:27+00:00</text:p>
      <text:p text:style-name="P4">
Published Time: 2023-06-29T12:00:99+08:00</text:p>
      <text:p text:style-name="P4">
Modified Time: 2023-06-30T01:46:99+08:00</text:p>
      <text:p text:style-name="P4">
Description: He Yue: In the past ten years, my educational thoughts have gradually changed. The Chinese mothers who have never lost their starting lines. Chinese mothers who are anxious about the success of their future successful paths have transformed into mothers who "don't care about children and don't worry about their future".</text:p>
      <text:p text:style-name="P4">
Images: ["<text:a xlink:type="simple" xlink:href="https://thumbor.ftacademy.cn/unsafe/picture/2/000186102_piclink.jpg" text:style-name="Internet_20_link" text:visited-style-name="Visited_20_Internet_20_Link">
000186102_pic...</text:a>
"]</text:p>
      <text:p text:style-name="P4">
Themes: ['专栏', '教育', '关注']</text:p>
      <text:p text:style-name="P4">
Keywords: ['教育', '英国', '越陌度阡']</text:p>
      <text:p text:style-name="P4">
Type: Article</text:p>
      <!--METADATA-->
      <text:p text:style-name="P4">
<draw:frame draw:style-name="fr1" draw:name="Image21" text:anchor-type="as-char" svg:width="6.9236in" svg:height="4.617987in" draw:z-index="0">
<draw:image xlink:href="../Images/FT Chinese Free Version/2023-06-30T05-49-27-00-00/000186102_piclink.jpg" xlink:type="simple" xlink:show="embed" xlink:actuate="onLoad" draw:mime-type="image/jpeg"/>
</draw:frame>
Ten years ago, when I first sent the boss to elementary school, the day of picking up the child to the child was so far away. When I went to study in the UK in 2004, the part -time job of a Chinese doctoral student at that time was to help British families pick up and drop children to school. At that time, how could I think this was so important? Unexpectedly, I became a full -time mother, and this became my daily life in the past ten years.</text:p>
      <text:p text:style-name="P4">
The reasons worth recording in the past ten years are because my educational thoughts have gradually begun to change. The Chinese mothers who have never lost on the starting line. Mom -because I gradually got rid of the life of being held in responsibility, I entered a new life that enjoyed personal rights. Please note that this is not selfish. At the same time, British Primary School is more helpful for the writing of British society's fairness and justice in the past. Because the elementary school itself is a social institution full of love, especially care for disadvantaged groups, and equality.</text:p>
      <text:p text:style-name="P4">
News Source: <text:a xlink:type="simple" xlink:href="http://www.ftchinese.com/story/001100125" text:style-name="Internet_20_link" text:visited-style-name="Visited_20_Internet_20_Link">
http://www.ftchinese.com/story/001100125</text:a>
</text:p>
      <!--NEWS-->
      <text:h text:style-name="P10" text:outline-level="1">
<text:span text:style-name="T4">
Hong Kong Director Zhou Guanwei: From the documentary "The Revolution of the Time" to the love film "1 Man Wedding"</text:span>
</text:h>
      <text:p text:style-name="P4">
Author: https://www.facebook.com/bbcworldservice/</text:p>
      <text:p text:style-name="P4">
Publisher: BBC News 中文</text:p>
      <text:p text:style-name="P4">
Published Time: 2023-06-30T07:15:15.000Z</text:p>
      <text:p text:style-name="P4">
Modified Time: 2023-06-30T07:15:15.000Z</text:p>
      <text:p text:style-name="P4">
Description: Hong Kong director Zhou Guanwei won the 58th Golden Horse Award for the documentary "The Revolution of the Times" filmed at the anti -repair campaign. However, after that, he experienced investors withdrawing capital and needed to use a new financing to complete the new film "1 Wedding Wedding".</text:p>
      <text:p text:style-name="P4">
Images: []</text:p>
      <text:p text:style-name="P4">
Videos: ["<text:a xlink:type="simple" xlink:href="https://www.bbc.com/ws/av-embeds/cps/zhongwen/simp/chinese-news-66063818/p0fy5m8g/zh-hans" text:style-name="Internet_20_link" text:visited-style-name="Visited_20_Internet_20_Link">
zh-hans</text:a>
"]</text:p>
      <text:p text:style-name="P4">
Tags: ['电影', '香港版国安法', '逃犯条例', '香港']</text:p>
      <text:p text:style-name="P4">
Type: Article</text:p>
      <!--METADATA-->
      <text:h text:style-name="P12" text:outline-level="3">
<text:span text:style-name="T4">
Hong Kong Director Zhou Guanwei: From the documentary "The Revolution of the Times" to the love film "1 Man Wedding"</text:span>
</text:h>
      <text:p text:style-name="P4">
<text:a xlink:type="simple" xlink:href="https://www.bbc.com/ws/av-embeds/cps/zhongwen/simp/chinese-news-66063818/p0fy5m8g/zh-hans" text:style-name="Internet_20_link" text:visited-style-name="Visited_20_Internet_20_Link">
Video-1-Link:/WS/AV-EMBEDS/CPS/ZHONGWEN/SIMP/Chinese-News-66063818/P0FY5M8g/ZH-HansS</text:a>
<text:span text:style-name="T4">
 Your equipment does not support the playback multimedia materials </text:span>
<text:span text:style-name="T4">
 Hong Kong director Zhou Guanwei: From the documentary "The Revolution of the Times" to the love film "1 person wedding", </text:span>
 June 30, 2023</text:p>
      <text:p text:style-name="P4">
Hong Kong director Zhou Guanwei, the documentary "Revolution of the Times" filmed when the Chinese Movement broke out, was welcomed at the Cannes Film Festival (Cannes Film Festival, Kangcheng Film Festival) and won the 58th Golden Horse Award for Best Documentary Award. However, the political risks brought by this have caused many investors to withdraw money. Zhou Guanwei had to use a new financing to complete the new film "1 Wedding".</text:p>
      <text:p text:style-name="P4">
Since 2021, the Hong Kong government has injected a total of 1.54 billion Hong Kong dollars to the Film Development Fund. In February 2023, the Hong Kong Cultural and Sports and Tourism Bureau emphasized that if the film violates the National Security Law of the Hong Kong District, the government will not allocate funding.</text:p>
      <text:p text:style-name="P4">
Zhou Guanwei believes that this situation makes actors and investors afraid that they will cross the "red line" that involves the national security law but not clearly. "This is its terrible thing. It has made everyone afraid. "</text:p>
      <text:p text:style-name="P4">
News Source: <text:a xlink:type="simple" xlink:href="https://www.bbc.com/zhongwen/simp/chinese-news-66063818" text:style-name="Internet_20_link" text:visited-style-name="Visited_20_Internet_20_Link">
https://www.bbc.com/zhongwen/simp/chinese-news-66063818</text:a>
</text:p>
      <!--NEWS-->
      <text:h text:style-name="P10" text:outline-level="1">
<text:span text:style-name="T4">
U.S. Equalist Act: The High Court overthrows the advanced cause of racial factors for admission to university enrollment</text:span>
</text:h>
      <text:p text:style-name="P4">
Author: https://www.facebook.com/bbcworldservice/</text:p>
      <text:p text:style-name="P4">
Publisher: BBC News 中文</text:p>
      <text:p text:style-name="P4">
Published Time: 2023-06-30T07:20:53.000Z</text:p>
      <text:p text:style-name="P4">
Modified Time: 2023-06-30T07:20:53.000Z</text:p>
      <text:p text:style-name="P4">
Description: The US Supreme Court ruled that the Constitution banned universities from considering the applicant's racial factors during the enrollment process. This ruling has a milestone significance and subverts the "equal rights bill" that has been practiced in the United States for decades.</text:p>
      <text:p text:style-name="P4">
Images: ["<text:a xlink:type="simple" xlink:href="https://ichef.bbci.co.uk/news/640/cpsprodpb/16A8/production/_130200850_gettyimages-1504468742.jpg" text:style-name="Internet_20_link" text:visited-style-name="Visited_20_Internet_20_Link">
_130200850_ge...</text:a>
"]</text:p>
      <text:p text:style-name="P4">
Videos: []</text:p>
      <text:p text:style-name="P4">
Tags: ['高等教育', '学生生活', '教育概況', '美国', '孩子', '亚洲']</text:p>
      <text:p text:style-name="P4">
Type: Article</text:p>
      <!--METADATA-->
      <text:h text:style-name="P12" text:outline-level="3">
<text:span text:style-name="T4">
U.S. equal rights bill: High court overthrowing the university's enrollment considerations of the cause of racial factors</text:span>
</text:h>
      <text:p text:style-name="P4">
June 30, 2023<draw:frame draw:style-name="fr1" draw:name="Image23" text:anchor-type="as-char" svg:width="6.9236in" svg:height="3.894525in" draw:z-index="0">
<draw:image xlink:href="../Images/BBC Chinese/2023-06-30T07-20-53.000Z/_130200850_gettyimages-1504468742.jpg" xlink:type="simple" xlink:show="embed" xlink:actuate="onLoad" draw:mime-type="image/jpeg"/>
</draw:frame>
Image source, getty images</text:p>
      <text:p text:style-name="P4">
<text:span text:style-name="T4">
 The US Supreme Court ruled that the Constitution banned universities from considering the applicant's racial factors during the enrollment process. This ruling has a milestone significance and has subverted the "Affirmative Act" (AFFIRMATIVEACTION, also known as support). </text:span>
</text:p>
      <text:p text:style-name="P4">
This is one of the most controversial issues in the American education community. The Pingquanity Act was first included in the policy in the 1960s and was considered a measure to improve diversification.</text:p>
      <text:p text:style-name="P4">
The ruling of the High Court is suitable for all public and private universities in the United States. However, the most affected may be the famous Ivy League schools such as Harvard University, and tens of thousands of applicants are competing for hundreds of admission places each year.</text:p>
      <text:p text:style-name="P4">
The Supreme Court did not directly say that this ruling has overturned the legal rules of 20 years -that is, universities can consider racial factors in the overall efforts of establishing a diversified student group. But the impact may be very significant.</text:p>
      <text:p text:style-name="P4">
"The impact of this decision is much greater than the court's ruling." Stevevladeck, a professor of law at the University of Texas, said, "In terms of all intentions and purposes It is impossible to consider racial factors. "</text:p>
      <text:p text:style-name="P4">
<text:a xlink:type="simple" xlink:href="https://www.bbc.com/zhongwen/simp/world-45930984" text:style-name="Internet_20_link" text:visited-style-name="Visited_20_Internet_20_Link">
Support or against Chinese people who are struggling to face Harvard's "discrimination against Asians"</text:a>
* <text:a xlink:type="simple" xlink:href="https://www.bbc.com/zhongwen/simp/world-53775146" text:style-name="Internet_20_link" text:visited-style-name="Visited_20_Internet_20_Link">
The game of Yale University and the Ministry of Justice of the United States: Passion for enrollment and "reverse discrimination"</text:a>
</text:p>
      <text:h text:style-name="P12" text:outline-level="3">
<text:span text:style-name="T4">
Why do Asian people disagree with college enrollment?</text:span>
</text:h>
      <text:p text:style-name="P4">
Image source, getty images</text:p>
      <text:p text:style-name="P4">
Image adding text,</text:p>
      <text:p text:style-name="P4">
Harvard's admission data in 2018 shows that 22.9%of the freshmen are Asian students, and the proportion has increased year by year.</text:p>
      <text:p text:style-name="P4">
The two cases targeted at the US High School involved the recruitment of Harvard University and the University of North Carolina. These two universities considers the racial proportion when enrollment. There is fairness. But opponents believe that this is a reverse racial discrimination.</text:p>
      <text:p text:style-name="P4">
The lawsuit of Harvard University was filed by a group of Asian American students. They claimed that Harvard's enrollment policy discriminated against Asians and underestimated their academic achievements and high scores.</text:p>
      <text:p text:style-name="P4">
Among the Asian groups in the United States, the "Equation Act" is one of the most controversial topics for a long time. Especially among the Chinese Americans who value the next generation of education, they often become their debate.</text:p>
      <text:p text:style-name="P4">
Supporters believe that the "Equation Act" can ensure that schools and companies avoid discrimination against minorities during the admission process, and Asians are also the beneficiaries of them. However, the opponents said that when Asians and African -American, Latin America and other ethnic minorities entered the candidate list at the same time, the bill tended to support the admission of other ethnic minorities such as African descent. However, many young generations of Asians believe that even so, the bill is to ensure the diversification of the student group, because Asian families generally only pay attention to children's scores, not diversified development.</text:p>
      <text:p text:style-name="P4">
Zhao Yukong, chairman of the Asian American Education Alliance, told BBC that he welcomed the high court's ruling. His organization believes that the equality bill has a negative impact on the probability of Asian and American students entering the elite school. "This decision will retain elite politics, which is the cornerstone of the American dream."</text:p>
      <text:p text:style-name="P4">
Judy Chu, a member of the California House of Representatives and chairman of the Asia -Pacific core group of Congress, said the cancellation of the equality bill "not victory."</text:p>
      <text:p text:style-name="P4">
She said: "For a few communities such as Asians, the admission of racial consciousness is unlikely to change the net number of Asians and Americans admitted to elite colleges, but from low -income, refugee or indigenous Asian students It will encounter more admission obstacles. This is why most Asians in the United States expressed support for racial consciousness. "</text:p>
      <text:p text:style-name="P4">
According to the study released by the research institution Pew Researchcenter on June 8, most (53%) Asians and Americans recognize the concept of "equal rights". But at the same time, the vast majority (76%) Asian people oppose colleges and universities in the process of enrollment as a consideration factors. Another study released on the same day showed that 50%of Americans opposed universities to consider race when enrollment. But 47%of African -American support this policy, and only 29%of white people also expressed support.</text:p>
      <text:h text:style-name="P12" text:outline-level="3">
<text:span text:style-name="T4">
Why is the US High Court ruled that the "equal rights bill" involved in race discrimination?</text:span>
</text:h>
      <text:p text:style-name="P4">
Image source, reuters</text:p>
      <text:p text:style-name="P4">
Image adding text,</text:p>
      <text:p text:style-name="P4">
The ruling of the US High Court follows the ideological route, and a few liberal judges have different opinions.</text:p>
      <text:p text:style-name="P4">
The Supreme Court once again appeared sharp differences in ideology. The six conservative judges announced that this decision has taken a step towards a societyless society, and the quality of students will be measured by their achievements rather than race. The three liberal judges believed that this ruling ignored the discrimination of the United States for a long time.</text:p>
      <text:p text:style-name="P4">
In most opinions, John Roberts, the chief judge, will be directly linked to the university admission opinion in 1954 with a milematic Brown V Board Office. The case of Brown Education ended the racial isolation in the field of education.</text:p>
      <text:p text:style-name="P4">
"Elimination of racial discrimination means eliminating discrimination with racial factors," the Chief Justice wrote.</text:p>
      <text:p text:style-name="P4">
He said that universities cannot formulate an indefinite timetable for solving the problem of discrimination in the past. He refuted the explanation of Harvard University and North Carolina University to defend its policy. related.</text:p>
      <text:p text:style-name="P4">
Chief Justice wrote that the admission decision of university must be based on the applicant's personal experience and qualifications. But for a long time, many universities have the opposite.</text:p>
      <text:p text:style-name="P4">
"They mistakenly believe that it is not to defeat challenges, master skills or learn lessons, but their skin tone. Our constitutional history does not allow this choice."</text:p>
      <text:p text:style-name="P4">
The ruling once again reflected that the Supreme Court was exerting its strength to major social and political issues dealing with previous courts. Last year, the Supreme Court overthrew the protection of abortion and environment for a long time. Now, conservative judges have targeted the goal of college enrollment.</text:p>
      <text:h text:style-name="P12" text:outline-level="3">
<text:span text:style-name="T4">
In Liberal Judge, what reason does it oppose?Image source, getty images</text:span>
</text:h>
      <text:p text:style-name="P4">
Image adding text,</text:p>
      <text:p text:style-name="P4">
Judge Ketanji Brown Jackson published a harsh word.</text:p>
      <text:p text:style-name="P4">
The three judges appointed by the Democratic President condemned these rulings in the opinion, with a total of nearly 100 pages.</text:p>
      <text:p text:style-name="P4">
Soniasotomayor, a judge, wrote that this ruling "has always been important and continued to have an important impact, consolidate the superficial racial discrimination rules as the principles of the Constitution." She warned that this "the rules and major progress have been overturned for decades."</text:p>
      <text:p text:style-name="P4">
In history, Ketanji Brownjackson, Ketanji Brownjackson, the first black female judge in history. Regardless of race, it does not mean that the same is true in life. "</text:p>
      <text:p text:style-name="P4">
She also said: "Because the court and the country's actual experience are disconnected in the past and current experience, the court is now seduced to interfere (North Carolina University) and other colleges and universities to solve the problem of the real world of the United States."</text:p>
      <text:p text:style-name="P4">
After the High Court announced its ruling, US President Biden said "strong" opposition. "We can't make this decision a final conclusion," he said, "discrimination still exists in the United States."</text:p>
      <text:h text:style-name="P12" text:outline-level="3">
<text:span text:style-name="T4">
What will happen to American education?</text:span>
</text:h>
      <text:p text:style-name="P4">
Image source, reuters</text:p>
      <text:p text:style-name="P4">
Image adding text,</text:p>
      <text:p text:style-name="P4">
Harvard University in the world is one of the most competitive schools in the United States. Of the more than 40,000 applicants each year, only about 2,000 lucky children are admitted.</text:p>
      <text:p text:style-name="P4">
Although the court's decision is applicable to universities across the United States, nine states have taken measures to prohibit racial factors from considering the enrollment process of public universities. This may indicate the upcoming changes.</text:p>
      <text:p text:style-name="P4">
For example, California prohibits race -based "preferential treatment" in all government projects including public education 25 years ago.</text:p>
      <text:p text:style-name="P4">
Throughout the University of California, the number of representatives of ethnic minorities has declined, but the efforts of increasing diversity in other ways are still effective. The proportion of African -American and Spanish students currently recruited by the University of California Los Angeles is higher than that of the equal rights bill.</text:p>
      <text:p text:style-name="P4">
The Supreme Court stated in his opinion that applicants can still quote their race and discuss how the race "affects his/her life, whether it is discrimination, incentives, or other ways." Universities can find ethnic alternatives -such as economic disadvantages or geographical origin -to build a diversified student group.</text:p>
      <text:p text:style-name="P4">
However, how universities do this may be different from the state, depending on the conservative laws that the local politics and Republican "Red State" are passing, these laws prohibit the diversified promotion and participation projects of universities.</text:p>
      <text:p text:style-name="P4">
News Source: <text:a xlink:type="simple" xlink:href="https://www.bbc.com/zhongwen/simp/world-66063739" text:style-name="Internet_20_link" text:visited-style-name="Visited_20_Internet_20_Link">
https://www.bbc.com/zhongwen/simp/world-66063739</text:a>
</text:p>
      <!--NEWS-->
      <text:h text:style-name="P10" text:outline-level="1">
<text:span text:style-name="T4">
French shooting: Police are charged with a murder of a teenager, and large -scale riots have lasted for three nights</text:span>
</text:h>
      <text:p text:style-name="P4">
Author: https://www.facebook.com/bbcworldservice/</text:p>
      <text:p text:style-name="P4">
Publisher: BBC News 中文</text:p>
      <text:p text:style-name="P4">
Published Time: 2023-06-30T10:05:09.000Z</text:p>
      <text:p text:style-name="P4">
Modified Time: 2023-06-30T10:05:09.000Z</text:p>
      <text:p text:style-name="P4">
Description: After a northern African -American teenager was shot and killed by a policeman in the suburbs of Paris, the third night of France broke out of violence. President Macron was trying to calm the public's anger.</text:p>
      <text:p text:style-name="P4">
Images: []</text:p>
      <text:p text:style-name="P4">
Videos: ["<text:a xlink:type="simple" xlink:href="https://www.bbc.com/ws/av-embeds/cps/zhongwen/simp/world-66065761/p0fy6354/zh-hans" text:style-name="Internet_20_link" text:visited-style-name="Visited_20_Internet_20_Link">
zh-hans</text:a>
"]</text:p>
      <text:p text:style-name="P4">
Tags: ['抗议', '法国']</text:p>
      <text:p text:style-name="P4">
Type: Article</text:p>
      <!--METADATA-->
      <text:h text:style-name="P12" text:outline-level="3">
<text:span text:style-name="T4">
French shooting: Police are charged with murdering a teenager, and large -scale riots have lasted for three nights</text:span>
</text:h>
      <text:p text:style-name="P4">
[Video-1-Link:/WS/AV-EMBEDS/CPS/ZHONGWEN/SIMP/World-66065761/P0fy6354/ZH-HansS]](https://www.bbc.com/ws/av-embeds/cps/zhongwen/simp/world-66065761/p0fy6354/zh-hans)<text:span text:style-name="T4">
 Your equipment does not support playing multimedia materials </text:span>
<text:span text:style-name="T4">
 French shooting: Police are charged with murdering a teenager, and large -scale riots have continued for three nights </text:span>
 June 30, 2023</text:p>
      <text:p text:style-name="P4">
After a northern African -American teenager was shot and killed by a policeman in the suburbs of Paris, France broke out for the third consecutive night. President Macron was trying to calm the public's anger.</text:p>
      <text:p text:style-name="P4">
A police officer involved had been detained and faced the charges of deliberate killing.</text:p>
      <text:p text:style-name="P4">
On Tuesday (June 27), Nahel, 17, was shot close to kill by the police when he refused to law enforcement.</text:p>
      <text:p text:style-name="P4">
Protesting activities broke out in many places in Tuluz, Lyon, Marseille, Paris, and other places.</text:p>
      <text:p text:style-name="P4">
News Source: <text:a xlink:type="simple" xlink:href="https://www.bbc.com/zhongwen/simp/world-66065761" text:style-name="Internet_20_link" text:visited-style-name="Visited_20_Internet_20_Link">
https://www.bbc.com/zhongwen/simp/world-66065761</text:a>
</text:p>
      <!--NEWS-->
      <text:h text:style-name="P10" text:outline-level="1">
<text:span text:style-name="T4">
The Pentagon claims that Chinese balloon does not collect information</text:span>
</text:h>
      <text:p text:style-name="P4">
Author: None (Language: zh)</text:p>
      <text:p text:style-name="P4">
Publisher: None</text:p>
      <text:p text:style-name="P4">
Time: 2023-06-30T12:43:00Z</text:p>
      <text:p text:style-name="P4">
Description: The U.S. Department of Defense said that after the evaluation of intelligence agencies, the shot of Chinese balloons did not collect information. One day ago, a US media reported that the balloon used American technology for spy.</text:p>
      <text:p text:style-name="P4">
Videos: []</text:p>
      <text:p text:style-name="P4">
Images: []</text:p>
      <text:p text:style-name="P4">
Subject: 时政风云</text:p>
      <text:p text:style-name="P4">
Subjects: ['德中关系', '奥巴马', '薄熙来', '专题报道：习近平访美', '中国共产党', '岛屿主权争端', '专题报道：全景观看“习马会”', '中国反腐风暴', '20国集团', '中国']</text:p>
      <text:p text:style-name="P4">
Keywords: ['美国', '中国', '间谍气球', '布林肯', '拜登', '习近平']</text:p>
      <text:p text:style-name="P4">
Id: 66066375</text:p>
      <!--METADATA-->
      <text:p text:style-name="P4">
<text:a xlink:type="simple" xlink:href="https://www.dw.com/zh/overlay/image/article/66066375/64734669" text:style-name="Internet_20_link" text:visited-style-name="Visited_20_Internet_20_Link">
 </text:a>
In February this year, the Chinese balloon over the United States was shot down by the US Air Force.</text:p>
      <text:p text:style-name="P4">
(Voice of Germany in Chinese) The US Pentagon analyzed after several months that in February this year, the Chinese balloon that was shot down in its airspace did not collect information. Patryder, a spokesman for the US Department of Defense on Thursday (June 29), said: "Our current assessment believes that when the balloon passes through and fly over the United States, there is no collection (emotional)."</text:p>
      <text:p text:style-name="P4">
Rai De said the United States has taken action to avoid information collection of the balloon. "Of course, our efforts will help this." Lai De said that the United States knew that the balloon had the ability to collect intelligence.</text:p>
      <text:p text:style-name="P4">
On February 2 this year, the US Department of Defense notified the North American Air Defense Command detected <text:a xlink:type="simple" xlink:href="https://www.dw.com/zh/zh/拜登-成功击落气球-北京-美方反应过度/a-64615212" text:style-name="Internet_20_link" text:visited-style-name="Visited_20_Internet_20_Link">
a flying object from Alaska invaded the United States and Canada's lead</text:a>
Essence The United States suspected that the balloon detected the balloon in the high altitude of the balloon. After the predecessors, the air was in China. The Chinese side acknowledged that the floating objects are from China and are a civilian unmanned airship. On the afternoon of February 4, the U.S. military shot down the Chinese spy balloon over the sea in South Carolina. After salvage, several American intelligence agencies were tested and analyzed.</text:p>
      <text:h text:style-name="P12" text:outline-level="3">
<text:span text:style-name="T4">
US Media: U.S. technology used by Chinese balloons</text:span>
</text:h>
      <text:p text:style-name="P4">
In addition, Lai De did not confirm the previous reports of American media's use of American technology. However, Laide said that in the past, drones made in China have used ready -made American products purchased on the market.</text:p>
      <text:p text:style-name="P4">
According to a report published by the Wall Street Journal, several US defense intelligence agencies have found that this spy ball from China uses commercial equipment made in the United States on this spy balloon, and some of them can be purchased online. In addition, Chinese professional sensors and other devices are installed on the balloon, which can collect photos, videos and other information to be returned to China.</text:p>
      <text:p text:style-name="P4">
The report pointed out that these discoveries show that this balloon is performed on a spy activity, not a meteorological balloon used to observe meteorological as in China.</text:p>
      <text:p text:style-name="P4">
Officials participating in the investigation said that the balloon used ready -made and special equipment, which was a creative attempt by the Chinese government in monitoring.</text:p>
      <text:p text:style-name="P4">
The report pointed out that US officials believe that this spy balloon seems to be transmitted back to China for 8 days of data collected in Canada and the United States for 8 days](https://www.dw.com/zh/zh/中國氣球能實時回傳信號美無法證實/a-65222124); Officials refused to disclose whether the aircraft failed.</text:p>
      <text:p text:style-name="P4">
The balloon incident exacerbated the further deterioration of Sino -US relations. The United States has condemned China to violate the aims of violations of international law. US Secretary of State Broskerer also canceled plans to visit China.</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 -the -world of the US -Canada border.</text:p>
      <text:p text:style-name="P4">
Author: Florian MeyerThe Chinese unmanned airship, which is called the referred to as the referred to as spy balls for scientific research purposes such as meteorological research. It was accidentally influenced by the influence of the Western wind and mistakenly entered the airspace. s right. However, the Chinese Ministry of Foreign Affairs did not clearly respond to which Chinese company, enterprise or department owned by the "civil unmanned airship".</text:p>
      <text:p text:style-name="P4">
More reading: <text:a xlink:type="simple" xlink:href="https://www.dw.com/zh/zh/德语媒体气球预示中美必有一战/a-64657762" text:style-name="Internet_20_link" text:visited-style-name="Visited_20_Internet_20_Link">
German media: Balloons indicate that there will be World War I in China and the United States? </text:a>
On June 20, U.S. Secretary of State Broskere, which ended in Beijing, said in an interview with the US media MSNBC that "the balloon incident should end." He said in an interview: "We do what we need to do to protect our interests. We said what we need to say, and we also clearly expressed the content that should be expressed clearly to ensure that this situation no longer occurs. Therefore As long as it no longer happens, this chapter should end. "</text:p>
      <text:p text:style-name="P4">
However, on the same day, the US President Biden's campaign in California called the Chinese President Xi Jinping as ["Dedicated"] at a campaign fundraising event.(https://www.dw.com/zh/zh/拜登称习近平为独裁者-北京公开的政治挑衅/a-65987541)Essence In his speech, he said: "The reason why Xi Jinping was particularly angry was that when I shot down the balloon filled with two spy equipment, he didn't know where it was. This was particularly embarrassing for dictators. What happened, it should not be its destination, because the wind has deviated from the route. "</text:p>
      <text:p text:style-name="P4">
This expression of Biden aroused great dissatisfaction in Beijing. The next day, Mao Ning, a spokesman for the Chinese Ministry of Foreign Affairs, said at a press conference, "The United States' remarks are extremely ridiculous, irresponsible, seriously violated the basic facts, seriously violated diplomatic etiquette, and seriously violated Chinese political dignity. This strong dissatisfaction, resolute opposition. "</text:p>
      <text:p text:style-name="P4">
On the 25th, <text:a xlink:type="simple" xlink:href="https://www.dw.com/zh/zh/布林肯支持独裁者表述总统替大家说话/a-66035635" text:style-name="Internet_20_link" text:visited-style-name="Visited_20_Internet_20_Link">
Brosky's interview program faced the country in the United States CBS television</text:a>
Said: "The president's speech has always been very frank and very direct. He expresses very clearly, and he is talking to all of us."</text:p>
      <text:p text:style-name="P4">
Brinken emphasized: "I told my Chinese colleagues during this trip that we will continue to do what you don't like, saying what you don't like, just like you will continue to do what we don't like, saying that you don't like what we don't like, saying that If we don't like it, the same. "</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o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五角大楼称中国气球没有收集情报/a-66066375" text:style-name="Internet_20_link" text:visited-style-name="Visited_20_Internet_20_Link">
https://www.dw.com/zh/五角大楼称中国气球没有收集情报/a-66066375?maca=chi-rss-chi-all-1127-rdf</text:a>
</text:p>
      <!--NEWS-->
      <text:h text:style-name="P10" text:outline-level="1">
<text:span text:style-name="T4">
Lido blessing US stocks to collect red season lines</text:span>
</text:h>
      <text:p text:style-name="P4">
Publisher: 法新社</text:p>
      <text:p text:style-name="P4">
Published Time: 2023-06-30T21:02:08+00:00</text:p>
      <text:p text:style-name="P4">
Modified Time: 2023-06-30T20:50:01+00:00</text:p>
      <text:p text:style-name="P4">
Description: (Agence France -Presse, New York, 30th) U.S. stocks have received red today. Because the market value of Apple (Apple) exceeds 3 trillion dollars, and inflation data is incentives, the quarterly line is hig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6-30T21-02-08-00-00/000000.png" xlink:type="simple" xlink:show="embed" xlink:actuate="onLoad" draw:mime-type="image/png"/>
</draw:frame>
The Dow Jones Industrial Index rose 285.18 points, or 0.84%, at 34407.60 points.</text:p>
      <text:p text:style-name="P4">
The S &amp; P 500 index rose 53.94 points, or 1.23%, at 4450.38 points.</text:p>
      <text:p text:style-name="P4">
The Nasdaq index, mainly technology stocks, rose 196.59 points, or 1.45%, at 13787.92 points.</text:p>
      <text:p text:style-name="P4">
The Philadelphia Semiconductor Index rose 58.883 points, or 1.63%, at 3673.059 points. (Translator: Xu Ruicheng)</text:p>
      <text:p text:style-name="P4">
News Source: <text:a xlink:type="simple" xlink:href="https://www.rfi.fr/cn/%E8%B4%A2%E7%BB%8F%E5%BF%AB%E8%AE%AF/20230630-%E5%88%A9%E5%A4%9A%E5%8A%A0%E6%8C%81-%E7%BE%8E%E8%82%A1%E6%94%B6%E7%BA%A2%E5%AD%A3%E7%BA%BF%E6%89%AC" text:style-name="Internet_20_link" text:visited-style-name="Visited_20_Internet_20_Link">
https://www.rfi.fr/cn/%E8%B4%A2%E7%BB%8F%E5%BF%AB%E8%AE%AF/20230630-%E5%88%A9%E5%A4%9A%E5%8A%A0%E6%8C%81-%E7%BE%8E%E8%82%A1%E6%94%B6%E7%BA%A2%E5%AD%A3%E7%BA%BF%E6%89%AC</text:a>
</text:p>
      <!--NEWS-->
      <text:h text:style-name="P10" text:outline-level="1">
<text:span text:style-name="T4">
The first anniversary of Li Jiachao: Affairs and inaction of Hong Kong Chief Executive</text:span>
</text:h>
      <text:p text:style-name="P4">
Author: https://www.facebook.com/bbcworldservice/</text:p>
      <text:p text:style-name="P4">
Publisher: BBC News 中文</text:p>
      <text:p text:style-name="P4">
Published Time: 2023-06-30T23:55:25.000Z</text:p>
      <text:p text:style-name="P4">
Modified Time: 2023-06-30T23:55:25.000Z</text:p>
      <text:p text:style-name="P4">
Description: Li Jiachao's first anniversary of Hong Kong, China, but the people's summary of its efforts in the past year is not very enthusiastic.</text:p>
      <text:p text:style-name="P4">
Images: ["<text:a xlink:type="simple" xlink:href="https://ichef.bbci.co.uk/news/640/cpsprodpb/938F/production/_130257773_b541a17b-c3cf-4eb5-a0e1-1aa02b46a59c.jpg" text:style-name="Internet_20_link" text:visited-style-name="Visited_20_Internet_20_Link">
_130257773_b5...</text:a>
"]</text:p>
      <text:p text:style-name="P4">
Videos: ["<text:a xlink:type="simple" xlink:href="https://www.bbc.com/ws/av-embeds/cps/zhongwen/simp/chinese-news-66072479/p0fw0qbx/zh-hans" text:style-name="Internet_20_link" text:visited-style-name="Visited_20_Internet_20_Link">
zh-hans</text:a>
", "<text:a xlink:type="simple" xlink:href="https://www.bbc.com/ws/av-embeds/cps/zhongwen/simp/chinese-news-66072479/p0fs9pzr/zh-hans" text:style-name="Internet_20_link" text:visited-style-name="Visited_20_Internet_20_Link">
zh-hans</text:a>
"]</text:p>
      <text:p text:style-name="P4">
Tags: ['香港版国安法', '李家超', '逃犯条例', '中國', '政治', '香港', '香港特首选举']</text:p>
      <text:p text:style-name="P4">
Type: Article</text:p>
      <!--METADATA-->
      <text:h text:style-name="P12" text:outline-level="3">
<text:span text:style-name="T4">
Li Jiachao's first anniversary: The Pioneer and Inaction of Hong Kong Chief Executive</text:span>
</text:h>
      <ul>
        <li>
Ye Jingi * BBC Chinese Reporter Hong Kong Report</li>
      </ul>
      <text:p text:style-name="P4">
June 30, 2023<draw:frame draw:style-name="fr1" draw:name="Image43" text:anchor-type="as-char" svg:width="6.9236in" svg:height="3.894525in" draw:z-index="0">
<draw:image xlink:href="../Images/BBC Chinese/2023-06-30T23-55-25.000Z/_130257773_b541a17b-c3cf-4eb5-a0e1-1aa02b46a59c.jpg" xlink:type="simple" xlink:show="embed" xlink:actuate="onLoad" draw:mime-type="image/jpeg"/>
</draw:frame>
Image source, Sopa Images/Lightrocket Via Getty Images</text:p>
      <text:p text:style-name="P4">
Image adding text,</text:p>
      <text:p text:style-name="P4">
A year ago, Li Jiachao became the first Hong Kong Chief Executive from the police forces.</text:p>
      <text:p text:style-name="P4">
<text:a xlink:type="simple" xlink:href="https://www.bbc.com/zhongwen/simp/chinese-news-61999062" text:style-name="Internet_20_link" text:visited-style-name="Visited_20_Internet_20_Link">
July 1, 2022</text:a>
<text:span text:style-name="T4">
, in the Hong Kong Conference and Exhibition Center, before the general secretary of the Central Committee of the Communist Party of China and the President of China Xi Jin, Li Jiachao swore to serve as the Chief Executive of the Hong Kong Special Administrative Region and officially became the first chief executive from the police system. On the occasion of his full year, he has recently published an exclusive interview with Li Jiachao and the signature article of Li Jiachao. </text:span>
</text:p>
      <text:p text:style-name="P4">
Most of these reports from the official media listed the "achievements" of the Li family in the past year. Zheng Yanxiong, the highest representative of the Chinese government in Hong Kong and the director of the Hong Kong China United Office, even said: "The former familiar and lovely Hong Kong is back."</text:p>
      <text:p text:style-name="P4">
However, the discussion of the people's geometry does not seem to be very enthusiastic. Yang Jianxing, a senior news editor of Hong Kong, recalled that in the past, every time the regime was transferred, there would always be a variety of civil society groups and other press conferences to comment on the administrative skills of the SAR government in the past year and put forward demands. "But you pay attention to this. In Hong Kong for a few days, there is no such atmosphere. "</text:p>
      <text:p text:style-name="P4">
What does Li Jiachao's first "grade sheet" write? It seems to be a question of each word.</text:p>
      <text:p text:style-name="P4">
<text:a xlink:type="simple" xlink:href="https://www.bbc.com/zhongwen/simp/chinese-news-65842285" text:style-name="Internet_20_link" text:visited-style-name="Visited_20_Internet_20_Link">
Hong Kong's "Counter Delivery" 4th Anniversary: Forbidden Books, Forbidden language, self -examination, and Hong Kong people are "re -educated"</text:a>
<text:span text:style-name="T5">
 <text:a xlink:type="simple" xlink:href="https://www.bbc.com/zhongwen/simp/chinese-news-66051256" text:style-name="Internet_20_link" text:visited-style-name="Visited_20_Internet_20_Link">
The Hong Kong government will re -push the "23": What is the difference between the "National Security Law"? </text:a>
</text:span>
 <text:a xlink:type="simple" xlink:href="https://www.bbc.com/zhongwen/simp/chinese-news-63352931" text:style-name="Internet_20_link" text:visited-style-name="Visited_20_Internet_20_Link">
Li Jiachao's "grabbing talent" strategy can work hard to discuss the business community hopes that Hong Kong is fully resumed open</text:a>
<text:span text:style-name="T5">
 <text:a xlink:type="simple" xlink:href="https://www.bbc.com/zhongwen/simp/chinese-news-65338390" text:style-name="Internet_20_link" text:visited-style-name="Visited_20_Internet_20_Link">
Xia Baolong visited Hong Kong on the sixth day of "inspection" to make a political signal passed by</text:a>
</text:span>
 <text:a xlink:type="simple" xlink:href="https://www.bbc.com/zhongwen/simp/chinese-news-65870520" text:style-name="Internet_20_link" text:visited-style-name="Visited_20_Internet_20_Link">
Hong Kong Anti -Repair Example Demonstration Song "Wish Rongguang Return to Hong Kong" Banning Court Audit on July 21</text:a>
<text:a xlink:type="simple" xlink:href="https://www.bbc.com/ws/av-embeds/cps/zhongwen/simp/chinese-news-66072479/p0fw0qbx/zh-hans" text:style-name="Internet_20_link" text:visited-style-name="Visited_20_Internet_20_Link">
 Video-1-Link：/ws/av-embeds/cps/zhongwen/simp/chinese-news-66072479/p0fw0qbx/zh-hans </text:a>
<text:span text:style-name="T4">
 Your equipment does not support playing multimedia materials </text:span>
 video plus injection text,</text:p>
      <text:p text:style-name="P4">
With the emergence of the new crown epidemic in 2020 and the implementation of the National Security Law in Hong Kong, the street struggle was almost extinct. In the following years, the Hong Kong Government continued to "transform" all aspects of society.</text:p>
      <text:h text:style-name="P12" text:outline-level="3">
<text:span text:style-name="T4">
Starting from Li Jiachao, all kinds of slogans</text:span>
</text:h>
      <text:p text:style-name="P4">
One year ago, Li Jiachao took multiple slogans to the stage, such as "targeting results". "There are many problems, but one day is solved, 365 in one year", talk about KPI (key performance indicators).</text:p>
      <text:p text:style-name="P4">
On the weekend of the first anniversary of his office, the Chief Executive's Office in social media <text:a xlink:type="simple" xlink:href="https://www.facebook.com/johnleekachiu/videos/1699987887114574/" text:style-name="Internet_20_link" text:visited-style-name="Visited_20_Internet_20_Link">
Published a two -episode review video</text:a>
And two more slogans.</text:p>
      <text:p text:style-name="P4">
Li Jiachao said: "I don't treat it from time to time, (the Hong Kong Special Administrative Region Government) is to chase time, results, and grades, so that the public feels that our policy is really benefited, and he has happiness and hope."</text:p>
      <text:p text:style-name="P4">
At the end of the film, Li Jiachao said with Huang Yiyuan, a special assistant to the Chief Executive's Office: "So we must fight for trust with action, draw closer distance, and condense mutual trust with grades."</text:p>
      <text:p text:style-name="P4">
Li Jiachao's "Bauhinia" in the Chinese central enterprise publication "Published a signature article](https://bau.com.hk/article/2023-06/25/content_1122537961240973312.html)It is said that its government has "focused on improving the level of governance" in the past year, "continuously enhanced development momentum", "effectively resolving the problems of the people's livelihood" and "common maintenance of harmony and stability", including the "minimalist public housing" plan, set up a "introducing key enterprises to introduce key enterprises "Office", "Talent Service Window", and launched the "High -end Talent Pass Plan" and so on.</text:p>
      <text:p text:style-name="P4">
"I don't think he has any specific breakthrough changes this year." Dr. Zhong Jianhua, Hong Kong, Hong Kong, Hong Kong, commented on the first year of Li Jiachao as Chief Executive.</text:p>
      <text:p text:style-name="P4">
Image source, China News Service</text:p>
      <text:p text:style-name="P4">
Image adding text,</text:p>
      <text:p text:style-name="P4">
In the past year, the Hong Kong Government has launched campaigns such as "Hello Hong Kong".</text:p>
      <text:p text:style-name="P4">
Zhong Jianhua said to BBC in Chinese: "Welfare can be said to have been mentioned, and workers can say nothing. The remaining is some large -scale development projects -'Tomorrow Lantau", the northern metropolitan districts- In fact, I can't see that there is any breakthrough progress, even the financing plan is still blowing. "Current affairs commentator Yang Jianxing feels that in order to take stock of the substantial political achievements of the Li family for more than a year, "not many things can be counted."</text:p>
      <text:p text:style-name="P4">
About a year and a half ago, Yang Jianxing, who was still the main author of "News", told the BBC Chinese: "In the past 12 months, the SAR Government has many actions, many slogans, many new things, many architectures, and many 'more' 'increased many' '' increased. Working group ', engage in many sports -the category of "Happy Hong Kong" -but very real things, for example, the economic recovery after the epidemic is slower than expected, and the stock market finance is not ideal. "</text:p>
      <text:p text:style-name="P4">
Image source, getty images</text:p>
      <text:p text:style-name="P4">
Image adding text,</text:p>
      <text:p text:style-name="P4">
On the day before the establishment of the "July 1st" Special Economic Zone, the Hong Kong Hang Seng Index closed at 18916 points on June 30, down 17 points from the previous day.</text:p>
      <text:p text:style-name="P4">
On the day before the establishment of the "July 1st" Special Economic Zone, the Hong Kong Hang Seng Index closed at 18916 points on June 30, down 17 points from the previous day, but fell 864 points from the first trading day in 2023, a cumulative decrease of 4.37%.</text:p>
      <text:p text:style-name="P4">
From the perspective of polls, Li Jiachao's support rate is not particularly high: Hong Kong Public Opinion Research Planning Monthly announced the monthly officials of the officials who announced in mid -June show that Li Jiachao's support rate is 44%; the polls announced by Sing Tao News Group at the end of June showed that the polls announced at the end of June. 57.6%of the citizen satisfied the work performance of the SAR government; the online poll released by the end of June at the end of June, "Hong Kong 01", with a full score of 10, Li Jiachao scored 5.2 points in the first year of administration.</text:p>
      <text:p text:style-name="P4">
Li Jiachao said in an exclusive interview with the Hong Kong News Agency, which is affiliated to the official China News Agency: "The score is given by others."</text:p>
      <text:p text:style-name="P4">
Li Jiachao also said that he proposed in the first "Policy Report" published in October 2022 to recruit 35,000 overseas high -quality talents. The plan to come to Hong Kong for 49,000 people has been approved within five months after the plan. Beyond the indicator. According to Zhongtong News Agency, "data has confirmed the attraction of Hong Kong."</text:p>
      <text:p text:style-name="P4">
Li Jiachao also said to the official China Central Television: "In fact, after the customs clearance, 10 million (visiting Hong Kong) passenger customs clearance has broken through the first five months. Especially now the atmosphere is good, the consumption is particularly active, restaurants, tourist attractions are good, restaurants, tourist attractions The crowds are surging and very lively. And I see that citizens are much happier than before. "</text:p>
      <text:p text:style-name="P4">
However, there are also pro -establishment remarks that have questioned Li Jiachao's first year of administration.</text:p>
      <text:p text:style-name="P4">
Tu Haiming, deputy director of the Chinese CPPCC Hong Kong, Macao and Taiwan Overseas Chinese Committee, and the deputy dean of the "one country, two systems" of Guangzhou Jinan University, and the deputy dean of the Institute of Basic Law Research, in the "Letters" column, the Li Jiachao government said when the introduction of talents and recently announced the opening of some industries to introduce foreign workers: " Do not entangle the fine branches, focusing on the overall interests and long -term interests of Hong Kong, decisively decisively, and guilty.</text:p>
      <text:p text:style-name="P4">
However, Tu Haiming also said: "The current government improves people's livelihood to highlight the 'urgent sorrow of expectation', there is a remote move, and there is no dare to compliment, and it is necessary to add another force." It makes people "dare to compliment."</text:p>
      <text:p text:style-name="P4">
The article "Straits Times" column author and the convener of the Hong Kong Academic Research Institute Dai Qingcheng said: "If Hong Kong wants to maintain the advantages in international competition, it must continue to run or even double the pace, otherwise the original advantage will be lost. The film describes the world very fast, and if it does not enter, it will retreat, so "Hong Kong can't be slow, can't wait", is about the idea. The question is: What are the tricks of the Hong Kong government? "</text:p>
      <text:h text:style-name="P12" text:outline-level="3">
<text:span text:style-name="T4">
凡</text:span>
</text:h>
      <text:p text:style-name="P4">
Dr. Zhong Jianhua said: "In the past year, I think the most prominent thing is to suppress civil society, and everything talks about Guoan."</text:p>
      <text:p text:style-name="P4">
"The more detailed it is, now even the school bidding meals must be added to the national security terms. What Li Jiachao does the most is to join the national security clauses in different links."</text:p>
      <text:p text:style-name="P4">
Li Jiachao said in an interview with Zhongtong News Agency: "I am a anxious person, but we must also be cautious ... Hong Kong is not just a problem of the epidemic. Our problems have accumulated more than any government. In 2019, the "Counterattack" demonstration), the Legislative Council dragged down the government's administration, and doubled. "</text:p>
      <text:p text:style-name="P4">
He also said to CCTV: "Our Hong Kong society is of course generally stable and very safe, but the destructive power will not relax in the context I mentioned just now, and they will continue."</text:p>
      <text:p text:style-name="P4">
On June 20, Li Jiachao said before attending the Executive Council's "July 1st" anniversary situation: "If anyone uses this opportunity to ride, or create a bad atmosphere or conduct destructive activities, we will definitely investigate The legal responsibilities of the relevant persons are not allowed to have similar things that are worth celebrating. "</text:p>
      <text:p text:style-name="P4">
Image source, EPA</text:p>
      <text:p text:style-name="P4">
Image adding text,</text:p>
      <text:p text:style-name="P4">
Since the Chinese People's Congress promulgated the "Hong Kong National Security Law", the official public opinion of Beijing and Hong Kong repeatedly emphasized that Hong Kong has entered the stage of "Governance and Xun".</text:p>
      <text:p text:style-name="P4">
In the past few months, the Li Jiachao government put forward the saying "soft confrontation" from time to time to describe it as threatening China ’s national security acts. He also said that" not ingenious does not mean that it can not cause damage. "</text:p>
      <text:p text:style-name="P4">
In this context, it is commonly known as the "23 legislation" to the agenda again. Shen Chunyao, the director of the Standing Committee of the National People's Congress of the National People's Congress, has stated at the time that Hong Kong must still complete the local national security legislation in accordance with Article 23 of the Hong Kong Basic Law, and to harm other national security acts in China.</text:p>
      <text:p text:style-name="P4">
Representatives in Beijing in Hong Kong expressed their recognition of these thinking: Zheng Yanxiong, director of the Liaison Office of the Chinese Central Government in Hong Kong, said on June 30 to attend the "July 1" celebration of the pro -government civil society group: "In retrospect, a few years ago, the grim facing the severe time before, The situation, compared to the new weather that guests gathered today and vitality, everyone has more soberly realized that Hong Kong can no longer be able to make mistakes, disrupt themselves, and can no longer be used and blinded.</text:p>
      <text:p text:style-name="P4">
"Everyone also sees more soberly.</text:p>
      <text:p text:style-name="P4">
As the "mask order" was completely canceled on March 1st, Hong Kong's restrictions on the implementation of COVID-19 in 2019 came to an end. The parade rally recovered, but there were also members of the original democratic group tried to apply for the "May 1" Labor Day parade, but withdrawing the application after being investigated by the police officer by the police of the police; The pro -government community rented a carnival meeting, and the police took many people away around Victoria.On the 34th anniversary of the "June 4th" incident, the Victoria Park in Hong Kong did not hold a candlelight rally for the fourth consecutive year. Many people were taken away by the police around the Park.</text:p>
      <text:p text:style-name="P4">
<text:a xlink:type="simple" xlink:href="https://www.bbc.com/zhongwen/simp/chinese-news-65704881" text:style-name="Internet_20_link" text:visited-style-name="Visited_20_Internet_20_Link">
Lenovo of Hong Kong organ donation disputes with China National Security issues</text:a>
<text:span text:style-name="T5">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a xlink:type="simple" xlink:href="https://www.bbc.com/zhongwen/simp/chinese-news-65554858" text:style-name="Internet_20_link" text:visited-style-name="Visited_20_Internet_20_Link">
Hong Kong "Ming Pao" stopped publisher Zunzi 40 -download comics column again to attract news free disputes</text:a>
<text:span text:style-name="T5">
 <text:a xlink:type="simple" xlink:href="https://www.bbc.com/zhongwen/simp/chinese-news-65163723" text:style-name="Internet_20_link" text:visited-style-name="Visited_20_Internet_20_Link">
Hong Kong rally demonstration has also been restored, but the "lane rope parade" has become a new normal</text:a>
</text:span>
 <text:a xlink:type="simple" xlink:href="https://www.bbc.com/zhongwen/simp/chinese-news-65398330" text:style-name="Internet_20_link" text:visited-style-name="Visited_20_Internet_20_Link">
The Hong Kong May 1st Parade canceled the applicant "involuntarily but could not speak"</text:a>
Yang Jianxing believes that the Li family's government attaches great importance to Guoan's "a bit overwhelming", "politically harvested, and a visible future will not have a lot of relaxation."</text:p>
      <text:p text:style-name="P4">
He also pointed out that on the eve of the "July 1st", private groups competing for the public in the media that the atmosphere of dissatisfaction with the government's governance is no longer existed. "In fact, it can reflect the low expectations of society (to the government)."</text:p>
      <text:p text:style-name="P4">
Another change of the political atmosphere may also be reflected in the polls of the Institute of Public Opinion: Civil Research announced in early June that "in response to the advice from relevant government departments after risk assessment", the "June 4th June 4th June 4th June 4th year of June 4th "Public opinion investigation, and then announced that it will cancel about four -piece regular investigation issues, and some of the remaining poll projects will also be switched to internal reference and paid services.</text:p>
      <text:p text:style-name="P4">
The Hong Kong Civil Research Announcement stated: "Relevant topics have initially included regression series, identity, cross -strait issues, world vision, June 4th incident, parliamental scores, troops civil hope, and some social indicators."</text:p>
      <text:p text:style-name="P4">
Zhong Jianhua, who was former president of the Hong Kong Civil Research Vice Administration, told BBC Chinese: "The investigation of the Democratic Research Office was persuaded by the National Security Department not to publish it, nor is it the first time." He was unwilling to further talk about the status of the Civil Research in Hong Kong.</text:p>
      <text:p text:style-name="P4">
Chen Jingxiang, a former editor -in -chief of the "letter" and a professor of the Department of Journalism of the School of Biology, Hong Kong Baptist University, also worried about this situation when he wrote a commented on Hong Kong's competitive advantage in the Ming Pao: "From 2020, what we see is The government's public power is continuously expanded, and the public's civil rights and freedom spaces are constantly narrowing. Obviously, this is a trend of driving on reversing, anti -modern civilization, which is very disturbing. "</text:p>
      <text:p text:style-name="P4">
Chen Jingxiang said: "In the past year, there is a saying that Hong Kong has begun to be" from governance and prosperity '. It is undeniable that since 2022, Hong Kong has gradually stepped out of the dilemma of social turmoil and people's hearts. The closed three years of closedness and international transportation have also been fully re -opened. But these are just 'rehabilitation' (recovering normal), everything starts from scratch; it is still far away from the flourishing and comfortable 'and unstoppable' Xing "."</text:p>
      <text:h text:style-name="P12" text:outline-level="3">
<text:span text:style-name="T4">
Social depression unsolved</text:span>
</text:h>
      <text:p text:style-name="P4">
Image source, reuters</text:p>
      <text:p text:style-name="P4">
Image adding text,</text:p>
      <text:p text:style-name="P4">
Li Jiachao said that Hong Kong citizens were "more happier than before", and non -building commentators did not agree.</text:p>
      <text:p text:style-name="P4">
Yang Jianxing believes that since Beijing emphasizes "the power of comprehensive governance" in Hong Kong, Li Jiachao is the Hong Kong head of Hong Kong, who is "compared with Beijing".</text:p>
      <text:p text:style-name="P4">
Zhong Jianhua also said, "He is not performing, it is the performance that he should have as the chief executive in this situation now."</text:p>
      <text:p text:style-name="P4">
For Li Jiachao's "soft confrontation" with officials and officials, Zhong Jianhua believes that it does exist.</text:p>
      <text:p text:style-name="P4">
"You call on people to donate organs, people go to sign and no longer donate; you call people to stay in Hong Kong for consumption after getting 'consumer vouchers', which stimulates the Hong Kong economy. People take this money to travel to Taiwan and travel to Japan. Fighting 'is the headache of Li Jiachao. "</text:p>
      <text:p text:style-name="P4">
"Because the government has no appeal, it cannot re -establish people's trust in the current government."</text:p>
      <text:p text:style-name="P4">
Professor Zheng Guohan, the president of Lingnan University in Hong Kong, will retire. He recently asked media reporters that the SAR government "the most responsible" leads the society to "take the recovery road and promote social harmony". Should be immigrated to others.</text:p>
      <text:p text:style-name="P4">
Many Hong Kong media quoted Zheng Guohan and said, "You are unhappy here, you can't engage in" Hong Kong independence ". So he goes to a place that is more suitable for him and make the society less tension. You can change people. A lot of people who feel suitable come in. "</text:p>
      <text:p text:style-name="P4">
Zhong Jianhua, who is in the UK, believes that the "immigration tide" of Hong Kong, which has been continued for a while, will be the next wave of Hong Kong people who are older or even retired to leave with savings. He told BBC in Chinese that several friends who have recently received several friends who have come to Britain "travel roads".</text:p>
      <text:p text:style-name="P4">
Chen Jingxiang wrote in the Ming Pao: "After a big turbulent, the first government should do the first to rest with the people to restore the society to return to vitality. The return to Hong Kong in the second half of Hong Kong is very different in all aspects of politics, economy, society, and international connections. In the past, the successful equation is no longer used, and we need a new social contract. "</text:p>
      <text:p text:style-name="P4">
"The so -called new society contract is to deal with the current series of topics to be resolved, such as the gap between the rich and the poor, the stagnation of the government, the stagnation of the economy, the contradiction between the identity, and the relationship between the land and port. It can be solved that the government must lead intervention to make society distribution more fair. The government must work to build a society that is more stable and tolerant and can interact benign. "</text:p>
      <text:p text:style-name="P4">
Different from the official call, Yang Jianxing believes that Hong Kong is still in a state of depression. If the Li Jiachao government can make one or two real economic and people's livelihood development in the next year, it may improve the feeling of society. "But at present, you can not see such an atmosphere."</text:p>
      <text:p text:style-name="P4">
News Source: <text:a xlink:type="simple" xlink:href="https://www.bbc.com/zhongwen/simp/chinese-news-66072479" text:style-name="Internet_20_link" text:visited-style-name="Visited_20_Internet_20_Link">
https://www.bbc.com/zhongwen/simp/chinese-news-66072479</text:a>
</text:p>
      <!--NEWS-->
      <text:h text:style-name="P10" text:outline-level="1">
<text:span text:style-name="T4">
3 The Policies of Founding Policy, the Supreme Court of the Supreme Court of the Supreme Court of the Supreme Court to turn the society to the right</text:span>
</text:h>
      <text:p text:style-name="P4">
Publisher: 法新社</text:p>
      <text:p text:style-name="P4">
Published Time: 2023-07-01T-11:02:07+00:00</text:p>
      <text:p text:style-name="P4">
Modified Time: 2023-07-01T05:35:03+00:00</text:p>
      <text:p text:style-name="P4">
Description: (Agence France -Presse Washington, 30th) After depriving abortion rights for one year, the Conservative Supreme Court of the United States Federation has once again borrowed the progressiveist policy established for many years, showing that they have a full way to make American society "right right to the right The ability to turn sharp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7-01T-11-02-07-00-00/000000.png" xlink:type="simple" xlink:show="embed" xlink:actuate="onLoad" draw:mime-type="image/png"/>
</draw:frame>
The Supreme Court of the United States made three major rulings this week: the university's offense and Latin -speakers at the time of enrollment of universities were unconstitutional. The plan is unconstitutional.</text:p>
      <text:p text:style-name="P4">
In the three rules, we can see how the six conservative judges were led by the chief judge John Roberts, and the three liberal judges were overturned.</text:p>
      <text:p text:style-name="P4">
Republicans praised, along with the far -reaching reduction of abortion rights that affect the far -reaching abortion right last year, these rulings are a major victory against the current significant improvement of ideology.</text:p>
      <text:p text:style-name="P4">
The Republican Federal Senator Lindsey Graham announced today: "I have never been so proud of Robaz. The Supreme Court is to really defend the personal constitutional power and restrict public power."</text:p>
      <text:p text:style-name="P4">
However, the Democratic President Biden criticized the Federal Supreme Court, which was completely controlled by the conservatives after being appointed by Trump's era.</text:p>
      <text:p text:style-name="P4">
Biden's enrollment mechanism at the university was declared unconstitutional and said, "This is not a normal court."</text:p>
      <text:p text:style-name="P4">
News Source: <text:a xlink:type="simple" xlink:href="https://www.rfi.fr/cn/%E5%9B%BD%E9%99%85%E6%8A%A5%E9%81%93/20230701-3%E8%BF%9E%E5%88%A4%E9%87%8D%E6%8C%AB%E8%BF%9B%E6%AD%A5%E6%94%BF%E7%AD%96-%E7%BE%8E%E6%9C%80%E9%AB%98%E6%B3%95%E9%99%A2%E5%86%8D%E8%AE%A9%E7%A4%BE%E4%BC%9A%E5%90%91%E5%8F%B3%E6%80%A5%E8%BD%AC" text:style-name="Internet_20_link" text:visited-style-name="Visited_20_Internet_20_Link">
https://www.rfi.fr/cn/%E5%9B%BD%E9%99%85%E6%8A%A5%E9%81%93/20230701-3%E8%BF%9E%E5%88%A4%E9%87%8D%E6%8C%AB%E8%BF%9B%E6%AD%A5%E6%94%BF%E7%AD%96-%E7%BE%8E%E6%9C%80%E9%AB%98%E6%B3%95%E9%99%A2%E5%86%8D%E8%AE%A9%E7%A4%BE%E4%BC%9A%E5%90%91%E5%8F%B3%E6%80%A5%E8%BD%AC</text:a>
</text:p>
      <!--NEWS-->
      <text:h text:style-name="P10" text:outline-level="1">
<text:span text:style-name="T4">
Riot boiling looting car burning cars frequently spread French sent 45,000 police forces and light armor vehicles</text:span>
</text:h>
      <text:p text:style-name="P4">
Publisher: 法新社</text:p>
      <text:p text:style-name="P4">
Published Time: 2023-07-01T-15:32:07+00:00</text:p>
      <text:p text:style-name="P4">
Modified Time: 2023-07-01T05:05:02+00:00</text:p>
      <text:p text:style-name="P4">
Description: (Agence France -Presse, Paris, 30th) A African -American teenager France was shot and killed by police officers, which caused a violent protest for 4 nights. The shop ransy and vehicle arson incidents frequently circulated. The authorities deployed 45,000 police forces today and sent out Several light armored vehicles respon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7-01T-15-32-07-00-00/000000.png" xlink:type="simple" xlink:show="embed" xlink:actuate="onLoad" draw:mime-type="image/png"/>
</draw:frame>
The teenager was shot and killed by the police in the suburbs of Paris on the 27th due to driving. Police Perak Group and other security forces entered all over France today to calmly conflict caused by the shooting case.</text:p>
      <text:p text:style-name="P4">
Despite the presence of security personnel, Lyon, Marseille, and Grenoble cities still occurred tonight, and a group of masked mobs broke into the store to rob. Protesting the masses also set fire and burned vehicles and trash cans.</text:p>
      <text:p text:style-name="P4">
Strasbourg, the eastern French city, also ransacked under the light of Guangtian. The thugs lock up the shops such as Apple Store.</text:p>
      <text:p text:style-name="P4">
After the teenagers were loved by the Vieux-PORT, which was loved by passengers, the police used tear gas to dispel the masses with tear gas. Marseille Mayor Benoitpayan called on mobilizing reinforcements, saying that "the scene of raids and violence is unacceptable."</text:p>
      <text:p text:style-name="P4">
French President Emmanuelmacron immediately returned to China to host a crisis meeting after opening the European Union (EU) Summit. He condemned some regions to "use the death of a teenager to make trouble and be unacceptable."</text:p>
      <text:p text:style-name="P4">
This wave of riots was shot by police officers at the 17 -year -old teenager Nahel, which once again set off the dissatisfaction of French low -income and multi -ethnic suburbs to the qualitative law of public security and racial image.</text:p>
      <text:p text:style-name="P4">
Nael's mother Mounia told France 5 (France 5): "I don't blame the police, I just blame the person who takes my son's life." This is her son who was shot from her son Interview for the first time.</text:p>
      <text:p text:style-name="P4">
The 38 -year -old police officer fired at her son was arrested yesterday and was charged with the crime of committing non -premeditated killing. Muna said the policeman "saw an Arab face, a child, and then wanted to take his life."</text:p>
      <text:p text:style-name="P4">
The Minister of the Interior Daman said that among the 45,000 police force sent today, including the Perak team composed of police and quasi -military police forces. He said in an announcement issued to the emergency service department: "The next few hours will be decisive."</text:p>
      <text:p text:style-name="P4">
French Prime Minister Elisabeth Borne also announced the cancellation of large -scale activities from all over the country such as concerts.</text:p>
      <text:p text:style-name="P4">
The affected bus and pavement tram that had been affected a few nights had stopped from 9 pm, and the government also banned the sale of large fireworks and flammable liquids.</text:p>
      <text:p text:style-name="P4">
Mark Hong urged parents to take responsibility to control underage thugs because one -third of them were "young or young." He also said that he will cooperate with social media to prevent "imitation violence" spreading in services such as Tiktok and Snapchat.</text:p>
      <text:p text:style-name="P4">
The UN High Commissioner's Office of Human Rights (Ohchr) said today that an incident of a northern African -American teenager was "to make this country seriously solve the problem of deep racism and racial discrimination in law enforcement."</text:p>
      <text:p text:style-name="P4">
News Source: <text:a xlink:type="simple" xlink:href="https://www.rfi.fr/cn/%E5%9B%BD%E9%99%85%E6%8A%A5%E9%81%93/20230701-%E6%9A%B4%E5%8A%A8%E5%BB%B6%E7%83%A7%E6%B4%97%E5%8A%AB%E7%83%A7%E8%BD%A6%E9%A2%91%E4%BC%A0-%E6%B3%95%E5%9B%BD%E6%B4%BE4-5%E4%B8%87%E8%AD%A6%E5%8A%9B%E4%B8%8E%E8%BD%BB%E8%A3%85%E7%94%B2%E8%BD%A6" text:style-name="Internet_20_link" text:visited-style-name="Visited_20_Internet_20_Link">
https://www.rfi.fr/cn/%E5%9B%BD%E9%99%85%E6%8A%A5%E9%81%93/20230701-%E6%9A%B4%E5%8A%A8%E5%BB%B6%E7%83%A7%E6%B4%97%E5%8A%AB%E7%83%A7%E8%BD%A6%E9%A2%91%E4%BC%A0-%E6%B3%95%E5%9B%BD%E6%B4%BE4-5%E4%B8%87%E8%AD%A6%E5%8A%9B%E4%B8%8E%E8%BD%BB%E8%A3%85%E7%94%B2%E8%BD%A6</text:a>
</text:p>
      <!--NEWS-->
      <text:h text:style-name="P10" text:outline-level="1">
<text:span text:style-name="T4">
Apple has become the world's first company with a market value of $ 3 trillion</text:span>
</text:h>
      <text:p text:style-name="P4">
Author: Aaron Tilley</text:p>
      <text:p text:style-name="P4">
Publisher: 华尔街日报中文网</text:p>
      <text:p text:style-name="P4">
Published Time: 2023-07-01T01:25:00.000Z</text:p>
      <text:p text:style-name="P4">
Modified Time: 2023-07-01T01:25:00.000Z</text:p>
      <text:p text:style-name="P4">
Created Time: 2023-06-30T22:31:00.000Z</text:p>
      <text:p text:style-name="P4">
Description: This milestone reflects the long -lasting influence and toughness of Apple's iPhone. This unique product continues to change the world's life and business.</text:p>
      <text:p text:style-name="P4">
Images: []</text:p>
      <text:p text:style-name="P4">
Categories: ['科技']</text:p>
      <text:p text:style-name="P4">
Keywords: SYND</text:p>
      <text:p text:style-name="P4">
Type: Article</text:p>
      <!--METADATA-->
      <text:p text:style-name="P4">
Apple(Apple Inc.,AAPL)It has become the first company in the world with a market value of more than $ 3 trillion. This milestone reflects the long -lasting influence and toughness of the iPhone. This unique product continues to change the life and business of the world.</text:p>
      <text:p text:style-name="P4">
News Source: <text:a xlink:type="simple" xlink:href="https://cn.wsj.com/articles/%E8%8B%B9%E6%9E%9C%E6%88%90%E4%B8%BA%E5%85%A8%E7%90%83%E9%A6%96%E5%AE%B6%E5%B8%82%E5%80%BC%E8%B6%853%E4%B8%87%E4%BA%BF%E7%BE%8E%E5%85%83%E7%9A%84%E5%85%AC%E5%8F%B8-c63a1ebe" text:style-name="Internet_20_link" text:visited-style-name="Visited_20_Internet_20_Link">
https://cn.wsj.com/articles/%E8%8B%B9%E6%9E%9C%E6%88%90%E4%B8%BA%E5%85%A8%E7%90%83%E9%A6%96%E5%AE%B6%E5%B8%82%E5%80%BC%E8%B6%853%E4%B8%87%E4%BA%BF%E7%BE%8E%E5%85%83%E7%9A%84%E5%85%AC%E5%8F%B8-c63a1ebe</text:a>
</text:p>
      <!--NEWS-->
      <text:h text:style-name="P10" text:outline-level="1">
<text:span text:style-name="T4">
Wagner rebellion, Beijing's "Okinawa card", China's employment situation is becoming more and more severe, and more important stories this week</text:span>
</text:h>
      <text:p text:style-name="P4">
Author: https://www.facebook.com/bbcworldservice/</text:p>
      <text:p text:style-name="P4">
Publisher: BBC News 中文</text:p>
      <text:p text:style-name="P4">
Published Time: 2023-07-01T02:12:44.000Z</text:p>
      <text:p text:style-name="P4">
Modified Time: 2023-07-01T02:12:44.000Z</text:p>
      <text:p text:style-name="P4">
Description: In the fourth week of June 2023, Russia experienced chaotic and dramatic episodes. In more than a day, Wagner's mercenaries launched a rebellion and marched towards Moscow, and then unexpectedly ended, the incident shocked the world.</text:p>
      <text:p text:style-name="P4">
Images: ["<text:a xlink:type="simple" xlink:href="https://ichef.bbci.co.uk/news/640/cpsprodpb/D6D8/production/_130200055_p0fx3qb2.jpg" text:style-name="Internet_20_link" text:visited-style-name="Visited_20_Internet_20_Link">
_130200055_p0...</text:a>
"]</text:p>
      <text:p text:style-name="P4">
Videos: ["<text:a xlink:type="simple" xlink:href="https://www.bbc.com/ws/av-embeds/cps/zhongwen/simp/press-review-66062900/p0fxcvv2/zh-hans" text:style-name="Internet_20_link" text:visited-style-name="Visited_20_Internet_20_Link">
zh-hans</text:a>
", "<text:a xlink:type="simple" xlink:href="https://www.bbc.com/ws/av-embeds/cps/zhongwen/simp/press-review-66062900/p0fv2hlx/zh-hans" text:style-name="Internet_20_link" text:visited-style-name="Visited_20_Internet_20_Link">
zh-hans</text:a>
", "<text:a xlink:type="simple" xlink:href="https://www.bbc.com/ws/av-embeds/cps/zhongwen/simp/press-review-66062900/p0fk1h0q/zh-hans" text:style-name="Internet_20_link" text:visited-style-name="Visited_20_Internet_20_Link">
zh-hans</text:a>
"]</text:p>
      <text:p text:style-name="P4">
Tags: ['中日关系', '乌克兰局势升温', '金融财经', '俄国', '日本', '中國', '台湾', '香港', '足球', '军事', '就业', '乌克兰']</text:p>
      <text:p text:style-name="P4">
Type: Article</text:p>
      <!--METADATA-->
      <text:h text:style-name="P12" text:outline-level="3">
<text:span text:style-name="T4">
Wagner rebellion, Beijing's "Okinawa card", China's employment situation is becoming more and more severe, and more important stories this week</text:span>
</text:h>
      <text:p text:style-name="P4">
At 2:12 am on July 1, 2023<draw:frame draw:style-name="fr1" draw:name="Image52" text:anchor-type="as-char" svg:width="6.9236in" svg:height="3.894525in" draw:z-index="0">
<draw:image xlink:href="../Images/BBC Chinese/2023-07-01T02-12-44.000Z/_130200055_p0fx3qb2.jpg" xlink:type="simple" xlink:show="embed" xlink:actuate="onLoad" draw:mime-type="image/jpeg"/>
</draw:frame>
Image source, Concord Press Service</text:p>
      <text:p text:style-name="P4">
Image adding text,</text:p>
      <text:p text:style-name="P4">
Wagner's leader Yevgeny Prigozhin</text:p>
      <text:p text:style-name="P4">
<text:span text:style-name="T4">
 In the fourth week of June 2023, Russia has experienced chaotic and dramatic episodes. In more than a day, Wagner's mercenaries launched a rebellion and marched towards Moscow, and then unexpectedly ended, the incident shocked the world. How can this rebellion change the Russian and Ukraine War, and even global politics? In addition, Xi Jinping commented on "Ryukyu History" and analyzed that it touched the sensitive nerves of China and Japan. Will Beijing's "Okinawa Brand" be played? </text:span>
</text:p>
      <text:p text:style-name="P4">
In addition, in June, in June, where Argentina visited China in the New Science World Cup, Argentina triggered an upsurge in Beijing. A folk rural amateur football event "village super" in southwestern China had unexpectedly became popular. Ke Wenzhe, the former mayor of Taiwan, elected the 2024 President's Great President, on behalf of the third forces, causing the Kuomintang supporters to be anxious and the DPP's tension.</text:p>
      <text:p text:style-name="P4">
In the end, China's employment situation is becoming more and more serious. Young people find a way from the "blue -collar" work. Where are their way out? BBC Chinese has detailed analysis.</text:p>
      <text:p text:style-name="P4">
Just in the past week, the content of the BBC Chinese and above has attracted the attention of readers. If you missed them, we will take you to review one by one.</text:p>
      <text:h text:style-name="P12" text:outline-level="3">
<text:span text:style-name="T4">
1 . Wagner's rebellion ended Russia and Ukraine and even the world?</text:span>
</text:h>
      <text:p text:style-name="P4">
<text:a xlink:type="simple" xlink:href="https://www.bbc.com/ws/av-embeds/cps/zhongwen/simp/press-review-66062900/p0fxcvv2/zh-hans" text:style-name="Internet_20_link" text:visited-style-name="Visited_20_Internet_20_Link">
Video-1-Link:/WS/AV-EMBEDS/CPS/ZHONGWEN/SIMP/Press-Review-66062900/P0FXCVV2/ZH-Hans</text:a>
<text:span text:style-name="T4">
 Your equipment does not support playing multimedia materials </text:span>
 video plus injection text,</text:p>
      <text:p text:style-name="P4">
The five effects of the Wagner Group's military rebellion</text:p>
      <text:p text:style-name="P4">
<text:a xlink:type="simple" xlink:href="https://www.bbc.com/zhongwen/simp/world-66012863" text:style-name="Internet_20_link" text:visited-style-name="Visited_20_Internet_20_Link">
What is the impact of the end of the Wagner rebellion, Russia, Ukraine and the world? </text:a>
<text:span text:style-name="T5">
 <text:a xlink:type="simple" xlink:href="https://www.bbc.com/zhongwen/simp/world-66006680" text:style-name="Internet_20_link" text:visited-style-name="Visited_20_Internet_20_Link">
The head of the Wagner Group of Russia was accused of inciting rebellion: the second city has been controlled, Putin delivered an emergency speech</text:a>
</text:span>
 <text:a xlink:type="simple" xlink:href="https://www.bbc.com/zhongwen/simp/world-64314486" text:style-name="Internet_20_link" text:visited-style-name="Visited_20_Internet_20_Link">
Ukraine War: Who is the leader of the Russian mercenary "Wagner Group" who recruited criminals to participate in the war</text:a>
Russia has experienced chaotic and dramatic episodes. In more than a day, Wagner's mercenaries launched a rebellion and marched towards Moscow. However, the rebellion ended unexpectedly. An expert told the BBC that the head of Wagner's head of Porigjin to Belarus and the Wagner soldiers were absorbed to the Russian army, which may mean the end of this infamous mercenary organization.</text:p>
      <text:p text:style-name="P4">
Andrew D'Anieri, the Atlantic Council, said the information from Russia was chaotic and unclear, and it was difficult to say what would happen in the end. James Nixey, head of the Russian Eurasian project in the Chartham Institute, said Ukraine will benefit from the Russian crisis.</text:p>
      <text:h text:style-name="P12" text:outline-level="3">
<text:span text:style-name="T4">
2 . Sino -Japanese relations: Why did Beijing play "Okinawa"?</text:span>
</text:h>
      <text:p text:style-name="P4">
Image source, getty images</text:p>
      <text:p text:style-name="P4">
Image adding text,</text:p>
      <text:p text:style-name="P4">
From the bird's -eye view of the middle of Okinawa, we can see that the U.S. Air Force Base (left) and the Kaisa Air Force Base (information photo on December 12, 2021) can be seen.</text:p>
      <text:p text:style-name="P4">
<text:a xlink:type="simple" xlink:href="https://www.bbc.com/zhongwen/simp/world-66007382" text:style-name="Internet_20_link" text:visited-style-name="Visited_20_Internet_20_Link">
Sino -Japanese relations: Why does Xi Jinping mention the history of "Ryukyu"? Beijing's political strategy to play "Okinawa"</text:a>
<text:span text:style-name="T5">
 <text:a xlink:type="simple" xlink:href="https://www.bbc.com/zhongwen/simp/world-65529713" text:style-name="Internet_20_link" text:visited-style-name="Visited_20_Internet_20_Link">
The first island chain: Bynden re -connected the breakout of Asian allies and China</text:a>
</text:span>
 <text:a xlink:type="simple" xlink:href="https://www.bbc.com/zhongwen/simp/world-64100994" text:style-name="Internet_20_link" text:visited-style-name="Visited_20_Internet_20_Link">
Asia -Pacific arms race competition and Sino -Japanese relations under the influence of Japanese defense expenditures</text:a>
On June 4 this year, a headline news published the front page of the Chinese official media "People's Daily", which disclosed that the CCP leader Xi Jinping inspected the National Edition of the Chinese National Edition and mentioned that the independent "Ryukyu Kingdom" (now Okinawa) and Fujian from Fujian history. Relevant news accidentally touches the sensitive nerves of China and Japan.</text:p>
      <text:p text:style-name="P4">
Japanese expert Lin Quanzhong told the BBC Chinese that this time it should be a text that "consciously choosing" the history involving Ryukyu history and commented to Xi Jinping. It can be seen that the two information. "First of all, Beijing seems to emphasize that in the moment when China -Japan relations are not harmonious, China can have a special friendly relationship with Ryukyu; then it is that the status of Ryukyu belongs not to Japan, and it should be discussed. "</text:p>
      <text:h text:style-name="P12" text:outline-level="3">
<text:span text:style-name="T4">
3 . China's "Village Super" game played and became popular</text:span>
</text:h>
      <text:p text:style-name="P4">
[Video-Link:/WS/AV-EMBEDS/CPS/ZHONGWEN/SIMP/Press-Review-66062900/P0FV2HLX/ZH-HansS]](https://www.bbc.com/ws/av-embeds/cps/zhongwen/simp/press-review-66062900/p0fv2hlx/zh-hans)<text:span text:style-name="T4">
 Your equipment does not support playing multimedia materials </text:span>
 video plus injection text,</text:p>
      <text:p text:style-name="P4">
The "Village Super" football game of Guizhou, the popularity of popularityDuring the post -new championship epidemic period, the Chinese Super League returned to the normal state and the new World Cup champion Argentina visited China in June in Beijing that caused a fans in Beijing. A folk rural amateur football event in Southwest China accidentally became a focus of attention. According to Chinese media reports, Rongjiang County Football League, Rongjiang County, Guizhou Province, called "Village Super", was suddenly attracted a lot of attention online and offline with an incredible momentum.</text:p>
      <text:p text:style-name="P4">
This rural competition is accused of being organized by local villagers. Participants from the ages of 15 to 40 come from different occupations and from different ethnic groups.</text:p>
      <text:h text:style-name="P12" text:outline-level="3">
<text:span text:style-name="T4">
4 . Taiwan 2024 Presidential Election: Who is supporting "Critic" Ke Wenzhe</text:span>
</text:h>
      <text:p text:style-name="P4">
Image source, getty images</text:p>
      <text:p text:style-name="P4">
Image adding text,</text:p>
      <text:p text:style-name="P4">
The former Taipei Mayor Ke Wenzhe's support was unexpectedly led, and the New Taipei Mayor Hou Youyi, who was on behalf of the Kuomintang, fell third, causing heated discussions in Taiwan's political scene.</text:p>
      <text:p text:style-name="P4">
<text:a xlink:type="simple" xlink:href="https://www.bbc.com/zhongwen/simp/chinese-news-66039161" text:style-name="Internet_20_link" text:visited-style-name="Visited_20_Internet_20_Link">
Taiwan 2024 Presidential Election: Who is supporting "Critic" Ke Wenzhe</text:a>
<text:span text:style-name="T5">
 <text:a xlink:type="simple" xlink:href="https://www.bbc.com/zhongwen/simp/chinese-news-64261592" text:style-name="Internet_20_link" text:visited-style-name="Visited_20_Internet_20_Link">
Will Lai Qingde be elected as the Democratic Progressive Party Chairman "Practical Taiwan Independence", will he be the next president of Taiwan? </text:a>
</text:span>
 <text:a xlink:type="simple" xlink:href="https://www.bbc.com/zhongwen/simp/chinese-news-65618692" text:style-name="Internet_20_link" text:visited-style-name="Visited_20_Internet_20_Link">
Taiwan Election 2024: Why can Hou Youyi represent the Kuomintang to participate in the war</text:a>
It has been more than half a year since the Taiwan 2024 presidential election. A poll released by Taiwan TV TVBS last week showed that the presidential candidate for the third largest party of Taiwan and the former Taipei Mayor Ke Wenzhe's support was unexpectedly led. The New Taipei Mayor Hou Youyi, who was on behalf of the Kuomintang, fell third, causing heated discussions in Taiwan.</text:p>
      <text:p text:style-name="P4">
In addition, Ke Wenzhe recently threw the issue of the service trade agreement that caused Taiwan's "Sunflower Movement" nine years ago, and once again caused a debate.</text:p>
      <text:h text:style-name="P12" text:outline-level="3">
<text:span text:style-name="T4">
5 . China ’s employment situation is becoming more and more severe, and young people find the way from the“ blue -collar ”job</text:span>
</text:h>
      <text:p text:style-name="P4">
[Video-3-Link:/WS/AV-EMBEDS/CPS/ZHONGWEN/SIMP/PRESS-Review-66062900/P0FK1H0Q/ZH-HansS]](https://www.bbc.com/ws/av-embeds/cps/zhongwen/simp/press-review-66062900/p0fk1h0q/zh-hans)<text:span text:style-name="T4">
 Your equipment does not support playing multimedia materials </text:span>
 video plus injection text,</text:p>
      <text:p text:style-name="P4">
The most difficult graduation season in history in 2023: Chinese young people "squeeze" temples to pray for work</text:p>
      <text:p text:style-name="P4">
<text:a xlink:type="simple" xlink:href="https://www.bbc.com/zhongwen/simp/world-65995537" text:style-name="Internet_20_link" text:visited-style-name="Visited_20_Internet_20_Link">
China's employment situation is becoming more and more serious, young people find ways to find the way from the "blue -collar" work</text:a>
<text:span text:style-name="T5">
 <text:a xlink:type="simple" xlink:href="https://www.bbc.com/zhongwen/simp/chinese-news-65877454" text:style-name="Internet_20_link" text:visited-style-name="Visited_20_Internet_20_Link">
"Full -time children": Under China's severe employment situation, the reorganization of young people is the "self -anesthesia"? </text:a>
</text:span>
 <text:a xlink:type="simple" xlink:href="https://www.bbc.com/zhongwen/simp/chinese-news-61632336" text:style-name="Internet_20_link" text:visited-style-name="Visited_20_Internet_20_Link">
The first year of Chinese college graduates exceeds 10 million "this year is really difficult"</text:a>
* <text:a xlink:type="simple" xlink:href="https://www.bbc.com/zhongwen/simp/chinese-news-57304453" text:style-name="Internet_20_link" text:visited-style-name="Visited_20_Internet_20_Link">
Chinese young people struggling between "inner volume" and "lying flat"</text:a>
Since 2020, the unemployment rate of young people in China has been at a high level for several years. According to the latest data released by the official June, the unemployment rate of young people aged 16 to 24 reached a record high since 2018, up to 20.8%. More and more young people in China cannot find a suitable job, and have to choose a "blue -collar" job that requires physical labor, including delivery, going to the restaurant as a waiter, a online car driver, and so on.</text:p>
      <text:p text:style-name="P4">
Some experts say that for the entire Chinese society, graduating from university to do housekeeping represents the mismatch of human resources.</text:p>
      <text:h text:style-name="P12" text:outline-level="3">
<text:span text:style-name="T4">
Other important stories this week:</text:span>
</text:h>
      <text:p text:style-name="P4">
<text:a xlink:type="simple" xlink:href="https://www.bbc.com/zhongwen/simp/chinese-news-66051256" text:style-name="Internet_20_link" text:visited-style-name="Visited_20_Internet_20_Link">
The implementation of the Hong Kong National Security Law for three years: The Hong Kong Government finally sets the timetable for the 23 legislation of the Basic Law, which is different from the National Security Law</text:a>
<text:span text:style-name="T5">
 <text:a xlink:type="simple" xlink:href="https://www.bbc.com/zhongwen/simp/chinese-news-66051070" text:style-name="Internet_20_link" text:visited-style-name="Visited_20_Internet_20_Link">
Chinese ambassador Fu Cong said "not opposed" Ukraine recovered Crimea caused heated discussion</text:a>
</text:span>
 <text:a xlink:type="simple" xlink:href="https://www.bbc.com/zhongwen/simp/world-65981944" text:style-name="Internet_20_link" text:visited-style-name="Visited_20_Internet_20_Link">
Why does Gates and Musk receive a hypercodic reception in China</text:a>
* <text:a xlink:type="simple" xlink:href="https://www.bbc.com/zhongwen/simp/uk-66030122" text:style-name="Internet_20_link" text:visited-style-name="Visited_20_Internet_20_Link">
China Monitoring Products: BBC Survey to reveal the technical vulnerability of hackers to control the camera</text:a>
</text:p>
      <text:p text:style-name="P4">
News Source: <text:a xlink:type="simple" xlink:href="https://www.bbc.com/zhongwen/simp/press-review-66062900" text:style-name="Internet_20_link" text:visited-style-name="Visited_20_Internet_20_Link">
https://www.bbc.com/zhongwen/simp/press-review-66062900</text:a>
</text:p>
      <!--NEWS-->
      <text:h text:style-name="P10" text:outline-level="1">
<text:span text:style-name="T4">
The United States provides Ukraine's counterattack related information, and Zeelianzki ordered to strengthen the border with Belarus</text:span>
</text:h>
      <text:p text:style-name="P4">
Author: 半岛电视台＋通讯社</text:p>
      <text:p text:style-name="P4">
Publisher: Al Jazeera</text:p>
      <text:p text:style-name="P4">
Published Time: 2023-07-01T02:13:57</text:p>
      <text:p text:style-name="P4">
Modified Time: 2023-07-01T02:13:57</text:p>
      <text:p text:style-name="P4">
Description: Ukraine President Zeleki ordered the Ukraine's border with the country after receiving the Wagner forces in Belarus. The US military said that Kiev's counterattack operation was very slow, and it would be very difficult, bloody and long.</text:p>
      <text:p text:style-name="P4">
Images: ["<text:a xlink:type="simple" xlink:href="https://chinese.aljazeera.net/wp-content/uploads/2023/07/1-1688176332.jpg" text:style-name="Internet_20_link" text:visited-style-name="Visited_20_Internet_20_Link">
1-1688176332.jpg</text:a>
", "<text:a xlink:type="simple" xlink:href="https://chinese.aljazeera.net/wp-content/uploads/2023/07/2-1688176340.jpg" text:style-name="Internet_20_link" text:visited-style-name="Visited_20_Internet_20_Link">
2-1688176340.jpg</text:a>
", "<text:a xlink:type="simple" xlink:href="https://chinese.aljazeera.net/wp-content/uploads/2023/07/3-1688176347.jpg" text:style-name="Internet_20_link" text:visited-style-name="Visited_20_Internet_20_Link">
3-168817634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58" text:anchor-type="as-char" svg:width="6.9236in" svg:height="4.612736in" draw:z-index="0">
<draw:image xlink:href="../Images/Aljazeera Chinese/2023-07-01T02-13-57/1-1688176332.jpg" xlink:type="simple" xlink:show="embed" xlink:actuate="onLoad" draw:mime-type="image/jpeg"/>
</draw:frame>
The Ukrainian army patrols near the Belarusian border(Gaidi image)Ukraine President Zeleki ordered the Ukraine's border with the country after receiving the Wagner forces in Belarus. The US military said that Kiev's counterattack operation was very slow, and it would be very difficult, bloody and long.</text:p>
      <text:p text:style-name="P4">
On Friday, June 30th, Zelei ordered to strengthen the border with Belarus. Earlier, the leader of the Wagner Group, Evenni Porigo, launched a group of soldiers in Russia and moved to this country with a group of soldiers.</text:p>
      <text:p text:style-name="P4">
In a video played on Telegram, Zelei said, "According to the decision of the General Staff, the chief commander Waleri Zalu and General Sergei Nayev were ordered to reinforce the Northern Command to ensure Ukraine- Peace of Belarus border. "</text:p>
      <text:p text:style-name="P4">
President Ukraine explained that the Ukraine and foreign intelligence agencies and border guards reported the situation of Belarus.</text:p>
      <text:p text:style-name="P4">
In the previous information, Zelei talked about "measures to strengthen the region", but did not explain the specific content in detail.</text:p>
      <text:h text:style-name="P13" text:outline-level="4">
<text:span text:style-name="T4">
Pleigojin in exile</text:span>
</text:h>
      <text:p text:style-name="P4">
One week ago, after the failure of the Russian rebellion, Pleigo agreed to exile Belarus according to an agreement by the Moscow ally -Belarusian President Alexander Lukashenko.</text:p>
      <text:p text:style-name="P4">
According to the agreement, the Wagner soldiers can choose to go to Belarus, join the Russian regular army or return to civilian life, and Wagner must transfer its heavy weapons to the Russian Ministry of Defense.</text:p>
      <text:p text:style-name="P4">
On the other hand, Lukashenko said that the Belarusian army can benefit from the "professional knowledge" of commander Wagner, and at the same time dilutes the organization that will be allowed to conduct activities in Belarus.</text:p>
      <text:p text:style-name="P4">
The Belarusian army can benefit from the "professional knowledge" of commander Wagner, while weakening the organization will be allowed to carry out activities in Belarus.</text:p>
      <text:p text:style-name="P4">
Ukraine had previously expressed concern that he was worried about being attacked by Belarus. The Russian army was stationed in this country, but his army did not directly participate in the Russian army invading Ukraine.</text:p>
      <text:p text:style-name="P4">
<draw:frame draw:style-name="fr1" draw:name="Image59" text:anchor-type="as-char" svg:width="6.9236in" svg:height="3.892108in" draw:z-index="0">
<draw:image xlink:href="../Images/Aljazeera Chinese/2023-07-01T02-13-57/2-1688176340.jpg" xlink:type="simple" xlink:show="embed" xlink:actuate="onLoad" draw:mime-type="image/jpeg"/>
</draw:frame>
Map of Russia, Belarus(Peninsula TV Station)</text:p>
      <text:h text:style-name="P13" text:outline-level="4">
<text:span text:style-name="T4">
US comment</text:span>
</text:h>
      <text:p text:style-name="P4">
In related matters, US Chief of Staff Mark Milly said that Ukraine's counterattack progress is slow, which will be very difficult, long and bloody.</text:p>
      <text:p text:style-name="P4">
He added that Ukraine's counterattack against the Russian army was "slower than people's expectations", but it was progressing steadily.</text:p>
      <text:p text:style-name="P4">
In a speech at the National News Club, Mili explained that this counterattack "slower than people expect. This does not surprise me. It is advancing steadily and cautiously, passing through a very difficult minefield, and so on. "</text:p>
      <text:p text:style-name="P4">
Regarding military support, Milly said, "It has been discussed on the bright side, but it has not made any decisions."</text:p>
      <text:p text:style-name="P4">
He added, "Our political leaders have made it clear that we will strive to ensure that Ukraine obtains support for freedom and independence."</text:p>
      <text:p text:style-name="P4">
<draw:frame draw:style-name="fr1" draw:name="Image60" text:anchor-type="as-char" svg:width="6.9236in" svg:height="3.892108in" draw:z-index="0">
<draw:image xlink:href="../Images/Aljazeera Chinese/2023-07-01T02-13-57/3-1688176347.jpg" xlink:type="simple" xlink:show="embed" xlink:actuate="onLoad" draw:mime-type="image/jpeg"/>
</draw:frame>
The Ukrainian Air Force said that the Zapolo area was attacked by the Russian drone</text:p>
      <text:h text:style-name="P13" text:outline-level="4">
<text:span text:style-name="T4">
Battlefield Development</text:span>
</text:h>
      <text:p text:style-name="P4">
In terms of battlefields, Ukraine Air Force reported that the Zapolo region was attacked by Iranian drone manufactured by Russia from the east coast of the Ashuki Sea.</text:p>
      <text:p text:style-name="P4">
The Ukrainian military said that 13 drones launched an attack on the southeastern region of the country, especially Zapolo, and pointed out that the air defense forces successfully shot down 10 of them, and 3 drones hit the target.</text:p>
      <text:p text:style-name="P4">
According to the Ukrainian Air Force, the Russian army used air defense missiles to attack some military facilities and infrastructure in the region.</text:p>
      <text:p text:style-name="P4">
The Zapolo military authorities said that 16 towns in the state were guided by missiles and shells, causing two deaths and three injuries.</text:p>
      <text:p text:style-name="P4">
In Russia, the Russian "Anna News" news agency said that the Russian army repelled Ukraine's attack on the Zapo -hot southern axis, and the Ukrainian army lost heavy losses.</text:p>
      <text:p text:style-name="P4">
The President of Ukraine accused Western companies that have not disclosed their names to contribute to the Russian missile industry and said it violated sanctions on Moscow.</text:p>
      <text:p text:style-name="P4">
Also on the battlefield, the pro -Russian Ildzk's troops said that it repelled the attack on the Russian position near the Gorlovica north of Donetzk.</text:p>
      <text:p text:style-name="P4">
News Source: <text:a xlink:type="simple" xlink:href="https://chinese.aljazeera.net/news/war-in-ukraine/2023/7/1/%e7%be%8e%e5%9b%bd%e6%8f%90%e4%be%9b%e4%b9%8c%e5%85%8b%e5%85%b0%e5%8f%8d%e6%94%bb%e7%9b%b8%e5%85%b3%e4%bf%a1%e6%81%af%e6%b3%bd%e8%bf%9e%e6%96%af%e5%9f%ba%e4%b8%8b%e4%bb%a4%e5%8a%a0%e5%bc%ba" text:style-name="Internet_20_link" text:visited-style-name="Visited_20_Internet_20_Link">
https://chinese.aljazeera.net/news/war-in-ukraine/2023/7/1/%e7%be%8e%e5%9b%bd%e6%8f%90%e4%be%9b%e4%b9%8c%e5%85%8b%e5%85%b0%e5%8f%8d%e6%94%bb%e7%9b%b8%e5%85%b3%e4%bf%a1%e6%81%af%e6%b3%bd%e8%bf%9e%e6%96%af%e5%9f%ba%e4%b8%8b%e4%bb%a4%e5%8a%a0%e5%bc%ba</text:a>
</text:p>
      <!--NEWS-->
      <text:h text:style-name="P10" text:outline-level="1">
<text:span text:style-name="T4">
The fourth hot night in France: violent conflict occurred in Marseille, the town of Paris was burned, and the demonstrators robbed weapons</text:span>
</text:h>
      <text:p text:style-name="P4">
Author: 半岛电视台＋通讯社</text:p>
      <text:p text:style-name="P4">
Publisher: Al Jazeera</text:p>
      <text:p text:style-name="P4">
Published Time: 2023-07-01T03:13:23</text:p>
      <text:p text:style-name="P4">
Modified Time: 2023-07-01T03:13:23</text:p>
      <text:p text:style-name="P4">
Description: France has experienced violent confrontation, robbery and incineration for the fourth consecutive night, and demonstrators snatched their weapons. This is part of the continuous protests of a boy who shot a boy in the suburbs of Paris. At the same time, the government asked members to stay in the capital due to concerns about the expansion of riots.</text:p>
      <text:p text:style-name="P4">
Images: ["<text:a xlink:type="simple" xlink:href="https://chinese.aljazeera.net/wp-content/uploads/2023/07/1-1688180889.jpg" text:style-name="Internet_20_link" text:visited-style-name="Visited_20_Internet_20_Link">
1-1688180889.jpg</text:a>
", "<text:a xlink:type="simple" xlink:href="https://chinese.aljazeera.net/wp-content/uploads/2023/07/2-1688180908.jpg" text:style-name="Internet_20_link" text:visited-style-name="Visited_20_Internet_20_Link">
2-1688180908.jpg</text:a>
", "<text:a xlink:type="simple" xlink:href="https://chinese.aljazeera.net/wp-content/uploads/2023/07/3-1688180916.jpg" text:style-name="Internet_20_link" text:visited-style-name="Visited_20_Internet_20_Link">
3-1688180916.jpg</text:a>
"]</text:p>
      <text:p text:style-name="P4">
Topics: ['政治', '新闻']</text:p>
      <text:p text:style-name="P4">
Keywords: ['政治', '新闻', '法国']</text:p>
      <text:p text:style-name="P4">
Type: Article</text:p>
      <!--METADATA-->
      <text:p text:style-name="P4">
<draw:frame draw:style-name="fr1" draw:name="Image61" text:anchor-type="as-char" svg:width="6.9236in" svg:height="4.612736in" draw:z-index="0">
<draw:image xlink:href="../Images/Aljazeera Chinese/2023-07-01T03-13-23/1-1688180889.jpg" xlink:type="simple" xlink:show="embed" xlink:actuate="onLoad" draw:mime-type="image/jpeg"/>
</draw:frame>
During the conflict with the security forces in the suburbs of Paris, the demonstrators burned the roadblock(Reuters)France has experienced violent confrontation, robbery and incineration for the fourth consecutive night, and demonstrators snatched their weapons. This is part of the continuous protests of a boy who shot a boy in the suburbs of Paris. At the same time, the government asked members to stay in the capital due to concerns about the expansion of riots.</text:p>
      <text:p text:style-name="P4">
A reporter from the Peninsula reported that on Friday night on June 30, a violent conflict between the Marseille Security Forces in southern France and the demonstrators caused two policemen to be injured and more than 80 people were arrested.</text:p>
      <text:p text:style-name="P4">
According to a reporter from Peninsula, the Mayor of Marseille called on the authorities to send troops to the city.</text:p>
      <text:p text:style-name="P4">
The reporter mentioned that small -scale conflicts occurred in cities such as Lyon, Strasbourg, and Nanda, and gunfires occurred in Lyon Laoloshell to quickly interfere with the troops to the local area.</text:p>
      <text:p text:style-name="P4">
According to a reporter from the Peninsula TV Station, in Ang Hot City (western part of the country), the protesters burned dozens of cars.</text:p>
      <text:p text:style-name="P4">
Cities, including Paris and Strasbourg, have occurred for robbery for the store.</text:p>
      <text:p text:style-name="P4">
A 17 -year -old Algerian young man Nahel erupted the protest after being shot by a police bullet in the suburbs of Nanthar, which caused the allegations of the French police racial discrimination.</text:p>
      <text:p text:style-name="P4">
<draw:frame draw:style-name="fr1" draw:name="Image62" text:anchor-type="as-char" svg:width="6.9236in" svg:height="3.894525in" draw:z-index="0">
<draw:image xlink:href="../Images/Aljazeera Chinese/2023-07-01T03-13-23/2-1688180908.jpg" xlink:type="simple" xlink:show="embed" xlink:actuate="onLoad" draw:mime-type="image/jpeg"/>
</draw:frame>
Rescuers are extinguishing fire</text:p>
      <text:h text:style-name="P13" text:outline-level="4">
<text:span text:style-name="T4">
Fire and robbery weapon</text:span>
</text:h>
      <text:p text:style-name="P4">
In Paris, on the evening of the 30th, new violence occurred in some suburbs, and demonstrators burned government buildings and cars, forcing the authorities to deploy more security forces.</text:p>
      <text:p text:style-name="P4">
A reporter from the Peninsula said that on the same night, the headquarters of the BEUSSENT city government headquarters in Val-D’oise in Paris was robbed and destroyed, and then swallowed up by fire.</text:p>
      <text:p text:style-name="P4">
He added that after a large -scale burning car, the safety reinforcement forces arrived at the Evri on the Senna River on the suburbs of the capital on the early morning of the 1st.</text:p>
      <text:p text:style-name="P4">
At the same time, conflicts broke out again in the suburbs of Nantel in the western part of Paris, and the safety forces used armored vehicles to remove roadblocks.</text:p>
      <text:p text:style-name="P4">
Earlier, the police had intervened and dispelled the protesters in the famous Union Square in the city center of Paris.</text:p>
      <text:p text:style-name="P4">
In Marseille, demonstrators robbed a weapon shop and seized some hunting weapons.</text:p>
      <text:p text:style-name="P4">
Police said the protesters seized some shotguns but did not obtain ammunition.</text:p>
      <text:p text:style-name="P4">
Police added that it arrested a gun holder, which may be snatched from the gun shop.</text:p>
      <text:p text:style-name="P4">
<draw:frame draw:style-name="fr1" draw:name="Image63" text:anchor-type="as-char" svg:width="6.9236in" svg:height="3.894525in" draw:z-index="0">
<draw:image xlink:href="../Images/Aljazeera Chinese/2023-07-01T03-13-23/3-1688180916.jpg" xlink:type="simple" xlink:show="embed" xlink:actuate="onLoad" draw:mime-type="image/jpeg"/>
</draw:frame>
Riotism occurred in Paris</text:p>
      <text:h text:style-name="P13" text:outline-level="4">
<text:span text:style-name="T4">
"The Republic will victory"</text:span>
</text:h>
      <text:p text:style-name="P4">
As confrontation lasted until the fourth night, the Minister of the Interior Ji Lald Dalmarin said, "the Republic will defeat riots and violence."</text:p>
      <text:p text:style-name="P4">
Darmaning also pointed out when inspecting the situation in the suburbs of Muntera in northwestern Paris that 471 people have been arrested throughout France.</text:p>
      <text:p text:style-name="P4">
On the 30th, the Minister announced the deployment of 45,000 policemen to maintain safety and curb riots. He also talked about the use of "very" means to control security while eliminating the possibility of implementing an emergency state.</text:p>
      <text:p text:style-name="P4">
On the other hand, the President of the Republic Emartel Macron presided over a new meeting of the Ministry of the Interior's crisis group on the 30th after canceling participating in the Belgian European Summit.</text:p>
      <text:p text:style-name="P4">
Macron promised to maintain a firm attitude in the face of riots, and at the same time pointed out that there was an organized extremist group he said among the demonstrators.</text:p>
      <text:p text:style-name="P4">
On the other hand, the government also asked all ministers to not leave Paris on weekends.</text:p>
      <text:p text:style-name="P4">
Although the worst violent incidents so far are limited to urban suburbs, any sign of any signs spreading to a larger center will marked the significant upgrade of the situation.</text:p>
      <text:p text:style-name="P4">
News Source: <text:a xlink:type="simple" xlink:href="https://chinese.aljazeera.net/news/political/2023/7/1/%e6%b3%95%e5%9b%bd%e7%ac%ac%e5%9b%9b%e4%b8%aa%e6%b0%b4%e6%b7%b1%e7%81%ab%e7%83%ad%e7%9a%84%e5%a4%9c%e6%99%9a%e9%a9%ac%e8%b5%9b%e5%8f%91%e7%94%9f%e6%9a%b4%e5%8a%9b%e5%86%b2%e7%aa%81" text:style-name="Internet_20_link" text:visited-style-name="Visited_20_Internet_20_Link">
https://chinese.aljazeera.net/news/political/2023/7/1/%e6%b3%95%e5%9b%bd%e7%ac%ac%e5%9b%9b%e4%b8%aa%e6%b0%b4%e6%b7%b1%e7%81%ab%e7%83%ad%e7%9a%84%e5%a4%9c%e6%99%9a%e9%a9%ac%e8%b5%9b%e5%8f%91%e7%94%9f%e6%9a%b4%e5%8a%9b%e5%86%b2%e7%aa%81</text:a>
</text:p>
      <!--NEWS-->
      <text:h text:style-name="P10" text:outline-level="1">
<text:span text:style-name="T4">
The Netherlands announced a new chip technology export restriction (Free Version)</text:span>
</text:h>
      <text:p text:style-name="P4">
Author: Kim Mackrael</text:p>
      <text:p text:style-name="P4">
Publisher: 华尔街日报中文网</text:p>
      <text:p text:style-name="P4">
Published Time: 2023-07-01T03:15:00.000Z</text:p>
      <text:p text:style-name="P4">
Modified Time: 2023-07-01T03:15:00.000Z</text:p>
      <text:p text:style-name="P4">
Created Time: 2023-06-30T23:09:00.000Z</text:p>
      <text:p text:style-name="P4">
Description: According to the new regulations, Dutch Semiconductor must be approved by the government before selling certain types of chip manufacturing equipment abroad. The Dutch government said that the new rules will take effect in September this year, not for China.</text:p>
      <text:p text:style-name="P4">
Images: []</text:p>
      <text:p text:style-name="P4">
Categories: ['科技']</text:p>
      <text:p text:style-name="P4">
Keywords: SYND,LINK:EN|WP-WSJ-0001021701</text:p>
      <text:p text:style-name="P4">
Type: Article</text:p>
      <!--METADATA-->
      <text:p text:style-name="P4">
Dutch semiconductor companies must be approved by the government before selling certain types of chip manufacturing equipment abroad. Earlier, the Netherlands and the United States aimed at restricting China to obtain such advanced technologies.</text:p>
      <text:p text:style-name="P4">
News Source: <text:a xlink:type="simple" xlink:href="https://cn.wsj.com/articles/%E8%8D%B7%E5%85%B0%E5%AE%A3%E5%B8%83%E6%96%B0%E7%9A%84%E8%8A%AF%E7%89%87%E6%8A%80%E6%9C%AF%E5%87%BA%E5%8F%A3%E9%99%90%E5%88%B6%E8%A7%84%E5%AE%9A-b1afd20c" text:style-name="Internet_20_link" text:visited-style-name="Visited_20_Internet_20_Link">
https://cn.wsj.com/articles/%E8%8D%B7%E5%85%B0%E5%AE%A3%E5%B8%83%E6%96%B0%E7%9A%84%E8%8A%AF%E7%89%87%E6%8A%80%E6%9C%AF%E5%87%BA%E5%8F%A3%E9%99%90%E5%88%B6%E8%A7%84%E5%AE%9A-b1afd20c</text:a>
</text:p>
      <!--NEWS-->
      <text:h text:style-name="P10" text:outline-level="1">
<text:span text:style-name="T4">
Biden will try to cancel the student loan debt again</text:span>
</text:h>
      <text:p text:style-name="P4">
Author: Andrew Restuccia</text:p>
      <text:p text:style-name="P4">
Publisher: 华尔街日报中文网</text:p>
      <text:p text:style-name="P4">
Published Time: 2023-07-01T03:21:00.000Z</text:p>
      <text:p text:style-name="P4">
Modified Time: 2023-07-01T03:21:00.000Z</text:p>
      <text:p text:style-name="P4">
Created Time: 2023-06-30T23:50:00.000Z</text:p>
      <text:p text:style-name="P4">
Description: US President Biden said he plans to try to cancel tens of millions of Americans's student loan debt again. This effort may face new legal challenges and may take months to implement it.</text:p>
      <text:p text:style-name="P4">
Images: []</text:p>
      <text:p text:style-name="P4">
Categories: ['国际']</text:p>
      <text:p text:style-name="P4">
Keywords: SYND</text:p>
      <text:p text:style-name="P4">
Type: Article</text:p>
      <!--METADATA-->
      <text:p text:style-name="P4">
US President Biden said he plans to try to cancel tens of millions of Americans's student loan debt again. This effort may face new legal challenges and may take months to implement it.</text:p>
      <text:p text:style-name="P4">
News Source: <text:a xlink:type="simple" xlink:href="https://cn.wsj.com/articles/%E6%8B%9C%E7%99%BB%E5%B0%86%E5%86%8D%E6%AC%A1%E5%B0%9D%E8%AF%95%E5%8F%96%E6%B6%88%E5%AD%A6%E7%94%9F%E8%B4%B7%E6%AC%BE%E5%80%BA%E5%8A%A1-7bb22103" text:style-name="Internet_20_link" text:visited-style-name="Visited_20_Internet_20_Link">
https://cn.wsj.com/articles/%E6%8B%9C%E7%99%BB%E5%B0%86%E5%86%8D%E6%AC%A1%E5%B0%9D%E8%AF%95%E5%8F%96%E6%B6%88%E5%AD%A6%E7%94%9F%E8%B4%B7%E6%AC%BE%E5%80%BA%E5%8A%A1-7bb22103</text:a>
</text:p>
      <!--NEWS-->
      <text:h text:style-name="P10" text:outline-level="1">
<text:span text:style-name="T4">
The Chinese economy has revealed new fatigue, and the government's stimulus is questioned (Free Version)</text:span>
</text:h>
      <text:p text:style-name="P4">
Author: Stella Yifan Xie</text:p>
      <text:p text:style-name="P4">
Publisher: 华尔街日报中文网</text:p>
      <text:p text:style-name="P4">
Published Time: 2023-07-01T03:35:00.000Z</text:p>
      <text:p text:style-name="P4">
Modified Time: 2023-07-01T03:35:00.000Z</text:p>
      <text:p text:style-name="P4">
Created Time: 2023-06-30T06:18:00.000Z</text:p>
      <text:p text:style-name="P4">
Description: China's manufacturing industry has shrunk for the third consecutive month, the non -manufacturing industry is weak, and the shortage of employment positions is deteriorating. The new signs of these weak economic growth have questioned whether the government's action is sufficient.</text:p>
      <text:p text:style-name="P4">
Images: []</text:p>
      <text:p text:style-name="P4">
Categories: ['经济', '中国经济']</text:p>
      <text:p text:style-name="P4">
Keywords: SYND,LINK:EN|WP-WSJ-0001021506</text:p>
      <text:p text:style-name="P4">
Type: Article</text:p>
      <!--METADATA-->
      <text:p text:style-name="P4">
The evidence of weak economic growth in China has emerged, which has questioned whether the government has adopted sufficient efforts to reverse the situation.</text:p>
      <text:p text:style-name="P4">
News Source: <text:a xlink:type="simple" xlink:href="https://cn.wsj.com/articles/%E4%B8%AD%E5%9B%BD%E7%BB%8F%E6%B5%8E%E6%98%BE%E9%9C%B2%E6%96%B0%E7%96%B2%E6%80%81-%E6%94%BF%E5%BA%9C%E5%88%BA%E6%BF%80%E5%8A%9B%E5%BA%A6%E5%8F%97%E8%B4%A8%E7%96%91-3b6b1256" text:style-name="Internet_20_link" text:visited-style-name="Visited_20_Internet_20_Link">
https://cn.wsj.com/articles/%E4%B8%AD%E5%9B%BD%E7%BB%8F%E6%B5%8E%E6%98%BE%E9%9C%B2%E6%96%B0%E7%96%B2%E6%80%81-%E6%94%BF%E5%BA%9C%E5%88%BA%E6%BF%80%E5%8A%9B%E5%BA%A6%E5%8F%97%E8%B4%A8%E7%96%91-3b6b1256</text:a>
</text:p>
      <!--NEWS-->
      <text:h text:style-name="P10" text:outline-level="1">
<text:span text:style-name="T4">
When China opens the border, selling Vietnamese women's activities again (Free Version)</text:span>
</text:h>
      <text:p text:style-name="P4">
Author: Liyan Qi</text:p>
      <text:p text:style-name="P4">
Publisher: 华尔街日报中文网</text:p>
      <text:p text:style-name="P4">
Published Time: 2023-07-01T04:00:00.000Z</text:p>
      <text:p text:style-name="P4">
Modified Time: 2023-07-01T04:00:00.000Z</text:p>
      <text:p text:style-name="P4">
Created Time: 2023-07-01T00:54:00.000Z</text:p>
      <text:p text:style-name="P4">
Description: Signs such as turning over the small town of China and Vietnam have shown that the sales of Vietnamese women's activities due to the restrictions on the epidemic and the border fence have been suspended. Many soldiers, including minors, forced to marry Chinese men.</text:p>
      <text:p text:style-name="P4">
Images: []</text:p>
      <text:p text:style-name="P4">
Categories: ['国际']</text:p>
      <text:p text:style-name="P4">
Keywords: SYND,LINK:EN|WP-WSJ-0001016974</text:p>
      <text:p text:style-name="P4">
Type: Article</text:p>
      <!--METADATA-->
      <text:p text:style-name="P4">
The new crown epidemic and the daunting <text:a xlink:type="simple" xlink:href="https://cn.wsj.com/articles/CN-BCH-20220203171512" text:style-name="Internet_20_link" text:visited-style-name="Visited_20_Internet_20_Link">
fence</text:a>
The activities of selling Vietnamese girls and women to China almost stopped. In the past, many of these soldiers were forced to marry Chinese men. Today, such sale activities show signs of death.</text:p>
      <text:p text:style-name="P4">
News Source: <text:a xlink:type="simple" xlink:href="https://cn.wsj.com/articles/%E4%B8%AD%E5%9B%BD%E9%87%8D%E5%BC%80%E8%BE%B9%E5%A2%83%E4%B9%8B%E9%99%85-%E8%B4%A9%E5%8D%96%E8%B6%8A%E5%8D%97%E5%A5%B3%E6%80%A7%E6%B4%BB%E5%8A%A8%E5%86%8D%E5%BA%A6%E6%8A%AC%E5%A4%B4-46b66476" text:style-name="Internet_20_link" text:visited-style-name="Visited_20_Internet_20_Link">
https://cn.wsj.com/articles/%E4%B8%AD%E5%9B%BD%E9%87%8D%E5%BC%80%E8%BE%B9%E5%A2%83%E4%B9%8B%E9%99%85-%E8%B4%A9%E5%8D%96%E8%B6%8A%E5%8D%97%E5%A5%B3%E6%80%A7%E6%B4%BB%E5%8A%A8%E5%86%8D%E5%BA%A6%E6%8A%AC%E5%A4%B4-46b66476</text:a>
</text:p>
      <!--NEWS-->
      <text:h text:style-name="P10" text:outline-level="1">
<text:span text:style-name="T4">
China Stock Briefing: Ctrip announced investment 1 billion to encourage employees to give birth: 10,000 per child each year, 5 years in a row (Free Version)</text:span>
</text:h>
      <text:p text:style-name="P4">
Author: None</text:p>
      <text:p text:style-name="P4">
Publisher: 华尔街日报中文网</text:p>
      <text:p text:style-name="P4">
Published Time: 2023-07-01T04:05:00.000Z</text:p>
      <text:p text:style-name="P4">
Modified Time: 2023-07-01T04:05:00.000Z</text:p>
      <text:p text:style-name="P4">
Created Time: 2023-07-01T02:08:00.000Z</text:p>
      <text:p text:style-name="P4">
Description: The ideal car delivered 32,000 vehicles in June, the goal is to become a luxury brand sales in the Chinese market; He Xiaopeng: Xiaopeng G6 pre -sale orders have exceeded 35,000 units; Agoda teamed up with flying pigs to accelerate the outbound travel market; Submit the IPO registration file, but it is denied.</text:p>
      <text:p text:style-name="P4">
Images: []</text:p>
      <text:p text:style-name="P4">
Categories: ['金融市场']</text:p>
      <text:p text:style-name="P4">
Keywords: SYND</text:p>
      <text:p text:style-name="P4">
Type: Article</text:p>
      <!--METADATA-->
      <text:p text:style-name="P4">
<text:span text:style-name="T4">
 Ideal car achieved 32,000 vehicles in June. The CEO said that the goal is to become a luxury brand sales in the Chinese market </text:span>
</text:p>
      <text:p text:style-name="P4">
News Source: <text:a xlink:type="simple" xlink:href="https://cn.wsj.com/articles/%E4%B8%AD%E6%A6%82%E8%82%A1%E7%AE%80%E6%8A%A5-%E6%90%BA%E7%A8%8B%E5%AE%A3%E5%B8%83%E6%8A%95%E5%85%A510%E4%BA%BF%E9%BC%93%E5%8A%B1%E5%91%98%E5%B7%A5%E7%94%9F%E8%82%B2-%E6%AF%8F%E5%AD%A9%E6%AF%8F%E5%B9%B41%E4%B8%87-%E8%BF%9E%E5%8F%915%E5%B9%B4-bfb568c1" text:style-name="Internet_20_link" text:visited-style-name="Visited_20_Internet_20_Link">
https://cn.wsj.com/articles/%E4%B8%AD%E6%A6%82%E8%82%A1%E7%AE%80%E6%8A%A5-%E6%90%BA%E7%A8%8B%E5%AE%A3%E5%B8%83%E6%8A%95%E5%85%A510%E4%BA%BF%E9%BC%93%E5%8A%B1%E5%91%98%E5%B7%A5%E7%94%9F%E8%82%B2-%E6%AF%8F%E5%AD%A9%E6%AF%8F%E5%B9%B41%E4%B8%87-%E8%BF%9E%E5%8F%915%E5%B9%B4-bfb568c1</text:a>
</text:p>
      <!--NEWS-->
      <text:h text:style-name="P10" text:outline-level="1">
<text:span text:style-name="T4">
Won Oscar nominated an American movie star Aaron Ajin for the death of "A Guo's Mission"</text:span>
</text:h>
      <text:p text:style-name="P4">
Publisher: 法新社</text:p>
      <text:p text:style-name="P4">
Published Time: 2023-07-01T05:32:07+00:00</text:p>
      <text:p text:style-name="P4">
Modified Time: 2023-07-01T05:20:04+00:00</text:p>
      <text:p text:style-name="P4">
Description: (Agence France -Presse, New York, New York) The family of American actor Alan Arkin confirmed that the senior movie star has resigned with the world at the age of 89. He has starred in "The Wish of the Little Sun" and "A Guo's Mission" and other films, and is known for his satire's wit and improvisation skil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7-01T05-32-07-00-00/000000.png" xlink:type="simple" xlink:show="embed" xlink:actuate="onLoad" draw:mime-type="image/png"/>
</draw:frame>
Aaronjin's son Adam, Matthew, and Anthony all inherited his father's mantle into the entertainment industry. Unique talent and talent. "</text:p>
      <text:p text:style-name="P4">
They said in the statement today: "He is a loving husband, father, grandfather, and great -grandfather. We love him deeply and will miss him very much."</text:p>
      <text:p text:style-name="P4">
Aaronjin was born in Brooklyn on March 26, 1934. His parents were Jewish immigrants with Russian and German blood.</text:p>
      <text:p text:style-name="P4">
Aaronjin's family moved to Los Angeles in the 1950s. He won the scholarships of several drama colleges in the local area. After that, he formed the folk bands TheTarriers in 1955. He launched the best -selling song "The Banana Boat Song) the next year. In the next 10 years, he continued to pursue his career and acting career.</text:p>
      <text:p text:style-name="P4">
Aaron Akin is a member of Chicago's well -known "Second City" improvisation group. In 1957, he first appeared on the big screen with The Tarriers with the plot music film "Calypso Heatwave".</text:p>
      <text:p text:style-name="P4">
In the 1966 comedy film, "The Russians Are Coming (The Russians Arecom), he plays the role of the Soviet sailor Rozanov who is mistaken for the spy to participate in the plot. The film performance is rare to be shortlisted for the Oscar Best Actor Award.</text:p>
      <text:p text:style-name="P4">
He then played the opponent's drama in the 1967 movie "Wait Until Dark" and Audreyhepburn, and played the deafness in the 1968 "The Heart is a LonlyHunter" (where the heart is a a lonelyhunter). Persons, the second time the film was shortlisted for the Oscar.</text:p>
      <text:p text:style-name="P4">
Many critics believe that Aaronjin's acting peak was the performance of the movie "Twenty -two Division" (Catch 22) in 1970, which was adapted from Josephheller's best -selling tragedy and comedy war novel.</text:p>
      <text:p text:style-name="P4">
Aaronjin often participated in stage, television and movie performances from the 1970s to the 1990s. It is particularly noticed that in "EdwardScissorhands", "GROSSE POINTE BLANK" in 1997, and 1999 in 1999 The role in "Jakob Theelia".</text:p>
      <text:p text:style-name="P4">
Aaronjin also personally created a background story for his role in "Little Miss Sunshine", thinking that he should have been a saxophone hand before, but he had nothing to do with "Grandpahoover", but nothing was The future, the hobby is to go to the strip dance club and drug use.</text:p>
      <text:p text:style-name="P4">
He was nominated again with the Oscar award again with the "Asian Fruit Mission" in 2012, and this film also won the Oscar Best Film Award. In the film, he plays a irritable Hollywood producer, adding joy to the intense Iranic hostage scallion.</text:p>
      <text:p text:style-name="P4">
News Source: <text:a xlink:type="simple" xlink:href="https://www.rfi.fr/cn/%E7%BC%A4%E7%BA%B7%E4%B8%96%E7%95%8C/20230701-%E4%BB%A5-%E4%BA%9A%E6%9E%9C%E5%87%BA%E4%BB%BB%E5%8A%A1-%E8%8E%B7%E5%A5%A5%E6%96%AF%E5%8D%A1%E6%8F%90%E5%90%8D-%E7%BE%8E%E5%9B%BD%E5%BD%B1%E6%98%9F%E4%BA%9A%E4%BC%A6%E9%98%BF%E9%87%91%E8%BE%9E%E4%B8%96" text:style-name="Internet_20_link" text:visited-style-name="Visited_20_Internet_20_Link">
https://www.rfi.fr/cn/%E7%BC%A4%E7%BA%B7%E4%B8%96%E7%95%8C/20230701-%E4%BB%A5-%E4%BA%9A%E6%9E%9C%E5%87%BA%E4%BB%BB%E5%8A%A1-%E8%8E%B7%E5%A5%A5%E6%96%AF%E5%8D%A1%E6%8F%90%E5%90%8D-%E7%BE%8E%E5%9B%BD%E5%BD%B1%E6%98%9F%E4%BA%9A%E4%BC%A6%E9%98%BF%E9%87%91%E8%BE%9E%E4%B8%96</text:a>
</text:p>
      <!--NEWS-->
      <text:h text:style-name="P10" text:outline-level="1">
<text:span text:style-name="T4">
Indian bus highway fire burning cars at least 25 deaths 8 injuries</text:span>
</text:h>
      <text:p text:style-name="P4">
Publisher: 法新社</text:p>
      <text:p text:style-name="P4">
Published Time: 2023-07-01T06:02:07+00:00</text:p>
      <text:p text:style-name="P4">
Modified Time: 2023-07-01T05:35:02+00:00</text:p>
      <text:p text:style-name="P4">
Description: (Agence France -Presse Meng Buy 1st) Indian police said that when a bus drove on a highway in western India this morning this morning, the tire burst into a pole and turned over to the fire, causing at least 25 people, including 3 children, and another other, and there were others. 8 people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7-01T06-02-07-00-00/000000.png" xlink:type="simple" xlink:show="embed" xlink:actuate="onLoad" draw:mime-type="image/png"/>
</draw:frame>
The high -level police officer Baburao Mahamuni told AFP that the bus hit a pole over the end of the night when the bus opened to Pune, causing the diesel tank to fire.</text:p>
      <text:p text:style-name="P4">
He said: "About 30 to 35 people were loaded on the bus, 25 people were killed, and 8 were injured."</text:p>
      <text:p text:style-name="P4">
The accident occurred in Maharashtra, Maharashtra, which is located about 400 kilometers east of Mumbai, India's financial town. The injured and other injuries such as buses have been sent to neighboring hospitals for treatment.</text:p>
      <text:p text:style-name="P4">
Police said it had already investigated the accident. Local media reported that the policeman Sunil Kadasane said: "The current primary service is to identify the identity of the body and return it to their families."</text:p>
      <text:p text:style-name="P4">
News Source: <text:a xlink:type="simple" xlink:href="https://www.rfi.fr/cn/%E5%9B%BD%E9%99%85%E6%8A%A5%E9%81%93/20230701-%E5%8D%B0%E5%BA%A6%E5%B7%B4%E5%A3%AB%E9%AB%98%E9%80%9F%E5%85%AC%E8%B7%AF%E7%81%AB%E7%83%A7%E8%BD%A6-%E8%87%B3%E5%B0%9125%E6%AD%BB8%E4%BC%A4" text:style-name="Internet_20_link" text:visited-style-name="Visited_20_Internet_20_Link">
https://www.rfi.fr/cn/%E5%9B%BD%E9%99%85%E6%8A%A5%E9%81%93/20230701-%E5%8D%B0%E5%BA%A6%E5%B7%B4%E5%A3%AB%E9%AB%98%E9%80%9F%E5%85%AC%E8%B7%AF%E7%81%AB%E7%83%A7%E8%BD%A6-%E8%87%B3%E5%B0%9125%E6%AD%BB8%E4%BC%A4</text:a>
</text:p>
      <!--NEWS-->
      <text:h text:style-name="P10" text:outline-level="1">
<text:span text:style-name="T4">
"If I'm in power ..." Trump talked about the changes in Russian soldiers, Putin and China and China</text:span>
</text:h>
      <text:p text:style-name="P4">
Author: None (Language: zh)</text:p>
      <text:p text:style-name="P4">
Publisher: None</text:p>
      <text:p text:style-name="P4">
Time: 2023-07-01T06:29:00Z</text:p>
      <text:p text:style-name="P4">
Description: In an interview with Reuters, Trump said that the soldiers weakened Putin to a certain extent, saying that it was time for the United States to try to promote Russia and Ukraine. The former President of the United States also said that the spy facility closed in Cuba during the last period of 48 hours in China, otherwise his government will collect 100%tariffs on Chinese goods, "they will leave within one hour."</text:p>
      <text:p text:style-name="P4">
Videos: []</text:p>
      <text:p text:style-name="P4">
Images: []</text:p>
      <text:p text:style-name="P4">
Subject: 时政风云</text:p>
      <text:p text:style-name="P4">
Subjects: ['乌克兰', '岛屿主权争端', '专题报道：全景观看“习马会”', '中国', '中共十九大', '古巴', '德中关系', '普京', '俄罗斯入侵乌克兰']</text:p>
      <text:p text:style-name="P4">
Keywords: ['普京', '兵变', '叛乱', '特朗普', '中国', '间谍设施', '古巴', '关税']</text:p>
      <text:p text:style-name="P4">
Id: 66083927</text:p>
      <!--METADATA-->
      <text:p text:style-name="P4">
<text:a xlink:type="simple" xlink:href="https://www.dw.com/zh/overlay/image/article/66083927/65908239" text:style-name="Internet_20_link" text:visited-style-name="Visited_20_Internet_20_Link">
 </text:a>
Trump recently accepted the exclusive telephone interview from Reuters</text:p>
      <text:p text:style-name="P4">
(Voice of Germany in Chinese) Russian President Putin's admirers over the years and former US President Trump said on Thursday (June 29) that Putin was "weakened to a certain extent" because of a miscarriage. It is time for the United States to make a peaceful solution between Russia and Ukraine through negotiations.</text:p>
      <text:p text:style-name="P4">
Trump told Reuters in a telephone interview: "I hope people will not die because of this ridiculous war."</text:p>
      <text:p text:style-name="P4">
In the public opinion survey, Trump, the leader of the Republican presidential candidate for the US election in 2024, also said when talking about a wide range of foreign policies that it should give China a 48 -hour period, which is limited to the closure of the people who know the people. Spy facility established by Cuba.</text:p>
      <text:h text:style-name="P12" text:outline-level="3">
<text:span text:style-name="T4">
Ukrainian counterattack is stalemate</text:span>
</text:h>
      <text:p text:style-name="P4">
On the Ukrainian issue, Trump did not rule out the possibility of the Kiev government had to give some territories in exchange for a stop war. The war began 16 months ago that the Russian army invaded Ukraine. He said that if he is the president, everything will be "to be negotiated", but the Ukrainian who has fought fiercely to defend his land "has won a lot of honor."</text:p>
      <text:p text:style-name="P4">
"I think they have the right to retain most of their gains, and I think Russia also agrees with this. You need a suitable mediation person or negotiator, but we don't now," Trump said.</text:p>
      <text:p text:style-name="P4">
U.S. President Biden and NATO allies hope that Russia will withdraw its territory occupied in eastern Ukraine. Ukraine launched a counterattack and achieved some results in expelition of the Russian army. Ukrainian President Zelegsky asked Russia to withdraw from all troops from Ukraine.</text:p>
      <text:p text:style-name="P4">
"I think the most important thing that the United States should do now is to create peace -let Russia and Ukraine come together and create peace. You can do it." Trump said, "It's time to do this and let the two parties be allowed to two parties, so that the two parties can be made on the two parties, so that the two parties can be made. Unite and promote peace. "</text:p>
      <text:p text:style-name="P4">
As president, Trump and Putin have established friendly relations. Biden said on Wednesday that Putin "became a different category in the world because of invasion of Ukraine."</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that the Russian Ministry of Defense launched a missile attack on the rear camps of the Wagner Mercenary Corps, and the Wagner Corps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ul>
        <li>
#</li>
      </ul>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Pleigo and the senior officials of the Russian army broke out fierce quarrels. They believed that the Ministry of National Defense did not provide enough ammunition supplies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Wagner Legion's business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rump said Putin was damaged by the Russian mercenaries Wagner Group and its leader Pleigojin.</text:p>
      <text:p text:style-name="P4">
"You can say that he (Putin) is still there, and he is still strong, but I want to say that at least in the minds of many people, he must have weakened." He said. However, if Putin is no longer in power, "you don't know what the alternative is. It may be better, but it may be worse," he said.</text:p>
      <text:p text:style-name="P4">
As for the allegations of the war on Putin's war proposed by the International Criminal Court last March, Trump said that Putin's fate should be discussed after the war, "Because if you now propose this topic, you will never realize peace, you will never never be peaceful, and you will never never be able to achieve peace. Reach the agreement. "</text:p>
      <text:h text:style-name="P12" text:outline-level="3">
<text:span text:style-name="T4">
American Asian Avil Crime Occasion</text:span>
</text:h>
      <text:h text:style-name="P12" text:outline-level="3">
<text:span text:style-name="T4">
"I don't talk about things that will damage my negotiation status"</text:span>
</text:h>
      <text:p text:style-name="P4">
Trump resolutely opposes China's establishment of spy facilities in Cuba, and stated that if it was under his leadership government, if Beijing refused to accept the request to close the facility within 48 hours, its government will impose new tariffs on Chinese goods.</text:p>
      <text:p text:style-name="P4">
<text:a xlink:type="simple" xlink:href="https://www.dw.com/zh/zh/共和党竞选人黑利特朗普对华太友好-共产中国是敌人/a-66054711" text:style-name="Internet_20_link" text:visited-style-name="Visited_20_Internet_20_Link">
During the term of presidency, Trump has adopted a tougher position on China</text:a>
At the same time, he claimed that he had established a good relationship with Chinese President Xi Jinping. This relationship deteriorates due to the new crown epidemic.</text:p>
      <text:p text:style-name="P4">
"I will leave them for 48 hours (Cuba). If they do not leave, I will collect 100%tariffs on everything they sell to the United States, and they will leave within two days. They will be within one hour Leave. "Trump said.</text:p>
      <text:p text:style-name="P4">
If China invades Taiwan, which claims to have sovereignty, whether the United States will support Taiwan in military, Trump will remain silent.</text:p>
      <text:p text:style-name="P4">
"I don't talk about this. The reason I don't talk about is because it will damage my negotiation position." He said, "I can only tell you, (I am in power), there is no threat in the four years. This situation will not happen. "</text:p>
      <text:p text:style-name="P4">
(Reuters)</text:p>
      <text:p text:style-name="P4">
News Source: <text:a xlink:type="simple" xlink:href="https://www.dw.com/zh/如果我执政……-特朗普谈俄兵变、普京与中国/a-66083927" text:style-name="Internet_20_link" text:visited-style-name="Visited_20_Internet_20_Link">
https://www.dw.com/zh/如果我执政……-特朗普谈俄兵变、普京与中国/a-66083927?maca=chi-rss-chi-all-1127-rdf</text:a>
</text:p>
      <!--NEWS-->
      <text:h text:style-name="P10" text:outline-level="1">
<text:span text:style-name="T4">
Midea reverses the Trump era withdrawing and returning to UNESCO</text:span>
</text:h>
      <text:p text:style-name="P4">
Publisher: 法新社</text:p>
      <text:p text:style-name="P4">
Published Time: 2023-07-01T07:02:08+00:00</text:p>
      <text:p text:style-name="P4">
Modified Time: 2023-07-01T06:50:01+00:00</text:p>
      <text:p text:style-name="P4">
Description: (Agence France -Presse, Paris, 30th) The United States withdrew from the UNESCO during the Trump administration (UNESCO), and re -joined again under Russia and medium countrie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7-01T07-02-08-00-00/000000.png" xlink:type="simple" xlink:show="embed" xlink:actuate="onLoad" draw:mime-type="image/png"/>
</draw:frame>
At that time, the US President Trump announced his withdrawal on the grounds of UNESCO on the grounds of prejudice against Israel and took effect in 2018.</text:p>
      <text:p text:style-name="P4">
At the Special Meeting of the United Nations Conference today, 132 overwhelming votes were overwhelmed by voting votes to the United States' return to the United Nations Teaching and Science Organization, 10 votes opposed and 15 abstains.</text:p>
      <text:p text:style-name="P4">
The United States Ambassador to the United Nations Tenisebauer told AFP: "It is important to return to the Textile Organization for this extremely important multilateral organization. grateful."</text:p>
      <text:p text:style-name="P4">
Opponents include Iran, Syria, China, North Korea and Russia. During the period of these countries, they tried to delay voting by issuing several declarations and procedural mobility.</text:p>
      <text:p text:style-name="P4">
The United States is the founding member of the UNESCO. By 2011, it was also the main funding sponsor of textbooks. However, the UNESCO acknowledged Palestine as a member country in 2011. The United States terminated funds based on domestic law, and after 6 years, it was fully withdrawn from Trump's leadership.</text:p>
      <text:p text:style-name="P4">
The United States also withdrawn from UNESCO in 1984 when the Leghan government also withdrawn from the United Nations, and it only joined in October 2003 after nearly 20 years.</text:p>
      <text:p text:style-name="P4">
A diplomat in North Korea told AFP: "The United States has led to withdraw from two times, and it is really not sure that we will welcome them to return several times in the future."</text:p>
      <text:p text:style-name="P4">
The US arrears of teaching science organizations from 2011 to 2018 reached US $ 619 million, more than $ 534 million in annual budgets for the entire textbooks. The UNESCO headquarters in Paris stated that Washington will be paid for the next few years.</text:p>
      <text:p text:style-name="P4">
News Source: <text:a xlink:type="simple" xlink:href="https://www.rfi.fr/cn/%E5%9B%BD%E9%99%85%E6%8A%A5%E9%81%93/20230701-%E7%BE%8E%E6%89%AD%E8%BD%AC%E5%B7%9D%E6%99%AE%E6%97%B6%E4%BB%A3%E9%80%80%E5%87%BA-%E9%87%8D%E8%BF%94%E8%81%94%E5%90%88%E5%9B%BD%E6%95%99%E7%A7%91%E6%96%87%E7%BB%84%E7%BB%87" text:style-name="Internet_20_link" text:visited-style-name="Visited_20_Internet_20_Link">
https://www.rfi.fr/cn/%E5%9B%BD%E9%99%85%E6%8A%A5%E9%81%93/20230701-%E7%BE%8E%E6%89%AD%E8%BD%AC%E5%B7%9D%E6%99%AE%E6%97%B6%E4%BB%A3%E9%80%80%E5%87%BA-%E9%87%8D%E8%BF%94%E8%81%94%E5%90%88%E5%9B%BD%E6%95%99%E7%A7%91%E6%96%87%E7%BB%84%E7%BB%87</text:a>
</text:p>
      <!--NEWS-->
      <text:h text:style-name="P10" text:outline-level="1">
<text:span text:style-name="T4">
Former Brazilian President Bosonaro was ruled by abuse of political power for eight years</text:span>
</text:h>
      <text:p text:style-name="P4">
Author: 联合早报 (Person)</text:p>
      <text:p text:style-name="P4">
Publisher: 联合早报 (Organization)</text:p>
      <text:p text:style-name="P4">
Published Time: 2023-07-01T07:08</text:p>
      <text:p text:style-name="P4">
Modified Time: 2023-07-01T07:19</text:p>
      <text:p text:style-name="P4">
Description: The Brazilian Higher Election Court voted on Friday (June 30) that the former President Bosonaro abused political power during his term, and prohibited him from competing as a candidate to compete for the Brazilian Federation, state and municipal elections as a candidate before 2030. Xinhua News Agency reported that the ruling was mainly targeted at Bosonaro ...</text:p>
      <text:p text:style-name="P4">
Videos: []</text:p>
      <text:p text:style-name="P4">
Audios: []</text:p>
      <text:p text:style-name="P4">
Images: []</text:p>
      <text:p text:style-name="P4">
Type: NewsArticle</text:p>
      <text:p text:style-name="P4">
Breadcrumbs: ['即时', '国际']</text:p>
      <text:p text:style-name="P4">
Keywords: ['巴西', '总统', '博索纳罗']</text:p>
      <!--METADATA-->
      <text:p text:style-name="P4">
The Brazilian Higher Election Court voted on Friday (June 30) that the former President Bosonaro abused political power during his term, and prohibited him from competing as a candidate to compete for the Brazilian Federation, state and municipal elections as a candidate before 2030.</text:p>
      <text:p text:style-name="P4">
Xinhua News Agency reported that the ruling was mainly aimed at the relevant remarks and behaviors of Bosonaro during the election last year. In July 2022, the then President Bosonaro delivered a speech when he met a number of foreign ambassadors at the presidential residence, publicly questioning the credibility of the Brazilian election system, and said that there were fraud in the 2018 elections. The official Brazilian media broadcast the event that day.</text:p>
      <text:p text:style-name="P4">
Demois, chairman of the Brazilian Election Court and the Federal Supreme Court Justice, said that Posonaro released false news during the meeting and the 2022 election. Attacking the Brazilian election system, there are acts of abuse of political power.</text:p>
      <text:h text:style-name="P13" text:outline-level="4">
<text:span text:style-name="T4">
Bosonaro considers appeal</text:span>
</text:h>
      <text:p text:style-name="P4">
After the results of the ruling were announced, Bosonaro said in an interview that this did not mean the end of his political career and would consider appealing to the Federal Supreme Court. He also criticized the High Election Court to restrict him, and said that he had been observing the constitution during his term.</text:p>
      <text:p text:style-name="P4">
In the presidential election held in October 2022, former President Lula defeated Bosonaro to be elected president again. In January of this year, a large number of Bosonaro supporters did not accept the results of the election, and they broke into the Brazilian national power institutions and conflict with the military police.</text:p>
      <text:p text:style-name="P4">
News Source: <text:a xlink:type="simple" xlink:href="https://www.zaobao.com.sg/realtime/world/story20230701-1409526" text:style-name="Internet_20_link" text:visited-style-name="Visited_20_Internet_20_Link">
https://www.zaobao.com.sg/realtime/world/story20230701-1409526</text:a>
</text:p>
      <!--NEWS-->
      <text:h text:style-name="P10" text:outline-level="1">
<text:span text:style-name="T4">
The U.S. Supreme Court ruled that the student's loan reduction and exemption plan was unconstitutional.</text:span>
</text:h>
      <text:p text:style-name="P4">
Author: 联合早报 (Person)</text:p>
      <text:p text:style-name="P4">
Publisher: 联合早报 (Organization)</text:p>
      <text:p text:style-name="P4">
Published Time: 2023-07-01T07:26</text:p>
      <text:p text:style-name="P4">
Modified Time: 2023-07-01T09:00</text:p>
      <text:p text:style-name="P4">
Description: The US Supreme Court ruled that President Biden's student loan reduction plan violated the Constitution with a 6-3 voting results, and Biden immediately announced that it provided new measures for student loan borrowers. Reuters reports that the plan of this total amount of 430 billion US dollars (about S $ 581.4 billion) is originally ...</text:p>
      <text:p text:style-name="P4">
Videos: []</text:p>
      <text:p text:style-name="P4">
Audios: []</text:p>
      <text:p text:style-name="P4">
Images: []</text:p>
      <text:p text:style-name="P4">
Type: NewsArticle</text:p>
      <text:p text:style-name="P4">
Breadcrumbs: ['即时', '国际']</text:p>
      <text:p text:style-name="P4">
Keywords: ['美国最高法院', '学生', '贷款', '拜登', '美国']</text:p>
      <!--METADATA-->
      <text:p text:style-name="P4">
The US Supreme Court ruled that President Biden's student loan reduction plan violated the Constitution with a 6-3 voting results, and Biden immediately announced that it provided new measures for student loan borrowers.</text:p>
      <text:p text:style-name="P4">
Reuters reports that this plan with a total amount of 430 billion US dollars (about S $ 581.4 billion) was originally beneficial to as many as 43 million Americans, and it was also one of Biden's campaign commitments.</text:p>
      <text:p text:style-name="P4">
Six conservative states -Arkansa, Iowa, Kansas, Missouri, Nebraska, South Carolina -challenged Bayon's student debt reduction plan, the Supreme Court Six Conservative Justice Friday (June 30) overthrowing Biden's administrative order with a majority advantage.</text:p>
      <text:p text:style-name="P4">
The Supreme Court Justice Roberts wrote in the ruling: "The Bayeng government claims that the loan deduction plan is a state of emergency state caused by crown diseases, but it has only modified the existing plans, so widely widespread, so widely widespread. The action plan must be clearly approved by Congress. "</text:p>
      <text:p text:style-name="P4">
The ruling caused a blow to Biden's 26 million borrower applied after the plan announced last August, and it was also a political setback for Biden.</text:p>
      <text:p text:style-name="P4">
Biden announced after a ruling of the Supreme Court that the Ministry of Education will formulate response measures in accordance with the Higher Education Law. The Ministry of Education will give borrowers for 12 months. Within 12 months, the Ministry of Education will not refer to the credit institution.</text:p>
      <text:p text:style-name="P4">
Biden said that the Supreme Court "interpreted the Constitution" and "today's decision to close one road. Now we will find another way out. I will never stop striving for you. We will definitely solve this problem."</text:p>
      <text:p text:style-name="P4">
In August 2022, Biden announced the student loan deduction plan through administrative orders. The annual income of less than $ 125,000 and obtained a loan payment university and other higher education Americans can reduce the debt of $ 10,000 for $ 10,000; Family Pierrassor's beneficiary can reduce the debt of US $ 20,000 for $ 20,000.</text:p>
      <text:p text:style-name="P4">
News Source: <text:a xlink:type="simple" xlink:href="https://www.zaobao.com.sg/realtime/world/story20230701-1409528" text:style-name="Internet_20_link" text:visited-style-name="Visited_20_Internet_20_Link">
https://www.zaobao.com.sg/realtime/world/story20230701-1409528</text:a>
</text:p>
      <!--NEWS-->
      <text:h text:style-name="P10" text:outline-level="1">
<text:span text:style-name="T4">
U.S. officials: Director of the CIA visited Ukraine in secret</text:span>
</text:h>
      <text:p text:style-name="P4">
Publisher: 法新社</text:p>
      <text:p text:style-name="P4">
Published Time: 2023-07-01T07:32:07+00:00</text:p>
      <text:p text:style-name="P4">
Modified Time: 2023-07-01T07:20:03+00:00</text:p>
      <text:p text:style-name="P4">
Description: (Agence France -Presse, Washington, 30th) U.S. officials confirmed to AFP today that the US Central Intelligence Agency (CIA) director Banes recently visited Ukraine and met with Ukraine intelligence officials and Ukrainian President Zerosk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7-01T07-32-07-00-00/000000.png" xlink:type="simple" xlink:show="embed" xlink:actuate="onLoad" draw:mime-type="image/png"/>
</draw:frame>
William Burns's visit to Ukraine, at a critical moment of Ukraine at the Russia -Ukraine War, the Ukraine's long -awaited anti -attack was unable to achieve preliminary advantages.</text:p>
      <text:p text:style-name="P4">
The U.S. official said that the purpose of Banes was to reiterate the Bayeng government to share intelligence with Ukraine to assist Ukraine to defend the homeland.</text:p>
      <text:p text:style-name="P4">
According to the "Washington Post" reported first, Ukraine officials proposed a very ambitious strategic time -Limin recovered Russia's loss before the end of this year, and launched a ceasefire negotiation with the Moscow authorities.</text:p>
      <text:p text:style-name="P4">
U.S. officials talked about Banes's secret visit and said: "Director Banes has recently visited Ukraine. Since Russia has invaded more than a year ago, he will visit Ukraine regularly." Banes recently visited in June. Black.</text:p>
      <text:p text:style-name="P4">
Banes's secret visit to Ukraine this time was before the Russian mercenary organization Wagner Group leader YevgeniyPrigozhin launched a day before the one -day mutiny on June 24.</text:p>
      <text:p text:style-name="P4">
News Source: <text:a xlink:type="simple" xlink:href="https://www.rfi.fr/cn/%E5%9B%BD%E9%99%85%E6%8A%A5%E9%81%93/20230701-%E7%BE%8E%E5%9B%BD%E5%AE%98%E5%91%98-%E4%B8%AD%E6%83%85%E5%B1%80%E5%B1%80%E9%95%BF%E5%AF%86%E8%AE%BF%E4%B9%8C%E5%85%8B%E5%85%B0" text:style-name="Internet_20_link" text:visited-style-name="Visited_20_Internet_20_Link">
https://www.rfi.fr/cn/%E5%9B%BD%E9%99%85%E6%8A%A5%E9%81%93/20230701-%E7%BE%8E%E5%9B%BD%E5%AE%98%E5%91%98-%E4%B8%AD%E6%83%85%E5%B1%80%E5%B1%80%E9%95%BF%E5%AF%86%E8%AE%BF%E4%B9%8C%E5%85%8B%E5%85%B0</text:a>
</text:p>
      <!--NEWS-->
      <text:h text:style-name="P10" text:outline-level="1">
<text:span text:style-name="T4">
The U.S. review of the withdrawal Afghanistan directly pointed out that the lack of clear decision -making and misconducting crisis management</text:span>
</text:h>
      <text:p text:style-name="P4">
Publisher: 法新社</text:p>
      <text:p text:style-name="P4">
Published Time: 2023-07-01T07:32:08+00:00</text:p>
      <text:p text:style-name="P4">
Modified Time: 2023-07-01T07:20:02+00:00</text:p>
      <text:p text:style-name="P4">
Description: (Agence France -Presse Washington, 30th) A internal report in the United States pointed out that during the large -scale evacuation of US officials from Afghanistan in 2021, due to lack of clear decision -making and centralized crisis management, coupled with chaotic public information transmission, it was suppressed and suppressed.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7-01T07-32-08-00-00/000000.png" xlink:type="simple" xlink:show="embed" xlink:actuate="onLoad" draw:mime-type="image/png"/>
</draw:frame>
After the US military ended in August 2021 in the 20 -year deployment of Afghanistan, the Taliban soldiers quickly seized power. The capital of Kabul appeared in chaos, causing anger all parties. US Secretary of State AntonyBlinken subsequently ordered the so -called so -called in response to this matter. "After Action Review".</text:p>
      <text:p text:style-name="P4">
This report was completed as early as one year ago, but it was not announced until we weekends. The content of the report calls on reform, including assigning specific persons to be responsible when the crisis occurs in the future, and separate emergency plans from political considerations.</text:p>
      <text:p text:style-name="P4">
The report pointed out that the Bayeng government and the Trump administration in a clear comparison in style, Trump's government agencies were "relatively lacking" planning, and the processing process under Biden was "tense", but Biden was surprised by the development of the situation. So fast.</text:p>
      <text:p text:style-name="P4">
News Source: <text:a xlink:type="simple" xlink:href="https://www.rfi.fr/cn/%E5%9B%BD%E9%99%85%E6%8A%A5%E9%81%93/20230701-%E7%BE%8E%E6%A3%80%E8%AE%A8%E6%92%A4%E5%86%9B%E9%98%BF%E5%AF%8C%E6%B1%97-%E7%9B%B4%E6%8C%87%E7%BC%BA%E4%B9%8F%E6%98%8E%E7%A1%AE%E5%86%B3%E7%AD%96-%E5%8D%B1%E6%9C%BA%E7%AE%A1%E7%90%86%E5%A4%B1%E5%BD%93" text:style-name="Internet_20_link" text:visited-style-name="Visited_20_Internet_20_Link">
https://www.rfi.fr/cn/%E5%9B%BD%E9%99%85%E6%8A%A5%E9%81%93/20230701-%E7%BE%8E%E6%A3%80%E8%AE%A8%E6%92%A4%E5%86%9B%E9%98%BF%E5%AF%8C%E6%B1%97-%E7%9B%B4%E6%8C%87%E7%BC%BA%E4%B9%8F%E6%98%8E%E7%A1%AE%E5%86%B3%E7%AD%96-%E5%8D%B1%E6%9C%BA%E7%AE%A1%E7%90%86%E5%A4%B1%E5%BD%93</text:a>
</text:p>
      <!--NEWS-->
      <text:h text:style-name="P10" text:outline-level="1">
<text:span text:style-name="T4">
The rising right -wing party rises throughout Europe</text:span>
</text:h>
      <text:p text:style-name="P4">
Author: https://www.facebook.com/bbcworldservice/</text:p>
      <text:p text:style-name="P4">
Publisher: BBC News 中文</text:p>
      <text:p text:style-name="P4">
Published Time: 2023-07-01T08:22:53.000Z</text:p>
      <text:p text:style-name="P4">
Modified Time: 2023-07-01T08:22:53.000Z</text:p>
      <text:p text:style-name="P4">
Description: The success of Germany and Greece has promoted tough right -wing parties; they are now staring at the Spanish elections.</text:p>
      <text:p text:style-name="P4">
Images: ["<text:a xlink:type="simple" xlink:href="https://ichef.bbci.co.uk/news/640/cpsprodpb/7318/production/_130246492_cc6d4c24c5796267f5ea4a6a8d4bed7bdfc949400_73_2546_14331000x563.jpg" text:style-name="Internet_20_link" text:visited-style-name="Visited_20_Internet_20_Link">
_130246492_cc...</text:a>
", "<text:a xlink:type="simple" xlink:href="https://ichef.bbci.co.uk/news/640/cpsprodpb/0234/production/_130246500_161ccd1f57146887f09782452a17279fa2364e1b0_313_3500_19691000x563.jpg" text:style-name="Internet_20_link" text:visited-style-name="Visited_20_Internet_20_Link">
_130246500_16...</text:a>
", "<text:a xlink:type="simple" xlink:href="https://ichef.bbci.co.uk/news/640/cpsprodpb/0608/production/_130244510_11447d7fda5f128a69314f18622a9a5d2094eac810_4_2169_12201000x563.jpg" text:style-name="Internet_20_link" text:visited-style-name="Visited_20_Internet_20_Link">
_130244510_11...</text:a>
", "<text:a xlink:type="simple" xlink:href="https://ichef.bbci.co.uk/news/640/cpsprodpb/13C94/production/_130244018_afd.jpg" text:style-name="Internet_20_link" text:visited-style-name="Visited_20_Internet_20_Link">
_130244018_af...</text:a>
", "<text:a xlink:type="simple" xlink:href="https://ichef.bbci.co.uk/news/640/cpsprodpb/E848/production/_130246495_cc2cabbc52ea4bdcdff4976bc5da70311b7e2eda0_357_3500_19701000x563.jpg" text:style-name="Internet_20_link" text:visited-style-name="Visited_20_Internet_20_Link">
_130246495_cc...</text:a>
"]</text:p>
      <text:p text:style-name="P4">
Videos: []</text:p>
      <text:p text:style-name="P4">
Tags: ['歐洲', '政治', '欧洲联盟', '英国脱欧']</text:p>
      <text:p text:style-name="P4">
Type: Article</text:p>
      <!--METADATA-->
      <text:h text:style-name="P12" text:outline-level="3">
<text:span text:style-name="T4">
Right -wing parties rose around Europe</text:span>
</text:h>
      <ul>
        <li>
Katya Adler * BBC European Affairs Editor</li>
      </ul>
      <text:p text:style-name="P4">
8:22 am on July 1, 2023![] <text:a xlink:type="simple" xlink:href="Images/BBC Chinese/2023-07-01T08-22-53.000Z/_130246492_cc6d4c24c5796267f5ea4a6a8d4bed7bdfc949400_73_2546_14331000x563.jpg" text:style-name="Internet_20_link" text:visited-style-name="Visited_20_Internet_20_Link">
</text:a>
Image source, reuters</text:p>
      <text:p text:style-name="P4">
<text:span text:style-name="T4">
 France is on the edge of crisis. </text:span>
</text:p>
      <text:p text:style-name="P4">
This week, a 17-year-old boy from the French-Algerian family was shot and killed by the police near Paris. The riots spread to all parts of the country. From the suburbs (usually ignored by society), people held their breath.</text:p>
      <text:p text:style-name="P4">
This type of riots are not unheard of in France. But strong emotions swept the whole country, whether they were sympathized with the police or sympathy for the suburbs and the family members of the victims. Since the summer of 2005, this emotion has never appeared in France.</text:p>
      <text:p text:style-name="P4">
Although President Macron is obviously working hard to control the situation, his right -wing political opponent Marine Lepen has a tough position and anti -immigrant theory on security issues, which is likely to eventually benefit from polls.</text:p>
      <text:p text:style-name="P4">
Looking at the south, north, east, and west of Europe, you will see the extreme right -wing parties of different styles -nostalgia nationalism, populist nationalism, extreme conservatives with a new fascist source, etc. -are clearly recovering.</text:p>
      <text:p text:style-name="P4">
<draw:frame draw:style-name="fr1" draw:name="Image81" text:anchor-type="as-char" svg:width="6.9236in" svg:height="3.894525in" draw:z-index="0">
<draw:image xlink:href="../Images/BBC Chinese/2023-07-01T08-22-53.000Z/_130246500_161ccd1f57146887f09782452a17279fa2364e1b0_313_3500_19691000x563.jpg" xlink:type="simple" xlink:show="embed" xlink:actuate="onLoad" draw:mime-type="image/jpeg"/>
</draw:frame>
Image source, reuters</text:p>
      <text:p text:style-name="P4">
Image adding text,</text:p>
      <text:p text:style-name="P4">
In 2016, the French National Front leader Marin Le Pen gave a speech at the National Front political rally held by Frejus.</text:p>
      <text:p text:style-name="P4">
It can be traced back to the ancient taboos of the devastating war of anti -Nazi and anti -fascist Italy in the 20th century -most voters believe that you should not vote to the right -wing, and the mainstream party refuses to cooperate with the extremely right -wing organization. This taboo is gradually eroding.</text:p>
      <text:p text:style-name="P4">
In 2000, I lived in Vienna. At that time, the right -wing for the first time with the Freedom Party of the Freedom Party. Become a headline news from all over the world. The European Union even imposed foreign sanctions on Vienna.</text:p>
      <text:p text:style-name="P4">
Now, the third -largest EU economy is led by Giorgiameloni, a leader in Giorgiameloni, who is a leader of a new fascist party. In Finland, after three months of debate, the Right -wing nationalist "Finnish Party" recently joined the United Government.</text:p>
      <text:p text:style-name="P4">
In Sweden, the "Swedish Democratic Party", which resolutely oppose immigration and multiculturalism, is the second largest party in parliament and supports the right -wing joint government.</text:p>
      <text:p text:style-name="P4">
Last Sunday, in Greece, three extremely right -wing parties won enough seats to enter the parliament. In Spain, the controversial nationalist party "VOX" (VOX) -since 1975 fascist dictator Francisco Franca The first successful right -wing party in Spain since the death of Franciscofranco -the performance in the recent regional elections exceeded everyone's expectations.</text:p>
      <text:p text:style-name="P4">
<draw:frame draw:style-name="fr1" draw:name="Image82" text:anchor-type="as-char" svg:width="6.9236in" svg:height="3.894525in" draw:z-index="0">
<draw:image xlink:href="../Images/BBC Chinese/2023-07-01T08-22-53.000Z/_130244510_11447d7fda5f128a69314f18622a9a5d2094eac810_4_2169_12201000x563.jpg" xlink:type="simple" xlink:show="embed" xlink:actuate="onLoad" draw:mime-type="image/jpeg"/>
</draw:frame>
Image source, JESUS MONROY/EPA-EFE/Rex/Shutterstock</text:p>
      <text:p text:style-name="P4">
Image adding text,</text:p>
      <text:p text:style-name="P4">
On May 21, 2023, the chairman of the "Sound of the People's Republic of China" San Diego Abaskal participated in a political rally in Laer City, Spain.</text:p>
      <text:p text:style-name="P4">
There are rumors that they may form a joint government with the Conservative Party after three weeks later.</text:p>
      <text:p text:style-name="P4">
Then there are Poland and Hungary's extremely conservative and dictatorship governments.</text:p>
      <text:p text:style-name="P4">
The list goes on.</text:p>
      <text:p text:style-name="P4">
Even Germany, which is so sensitive to its fascist history.</text:p>
      <text:p text:style-name="P4">
Police surveys show that the German "Alternative Selection Party" (AFD) in Germany is ahead of Prime Minister Schultz ’s“ Social Democratic Party ”(SPD), or it is on the same way. Last weekend, a German alternative selection of party candidates won the local leadership position for the first time. The Social Democratic Party calls it a "political dam."</text:p>
      <text:p text:style-name="P4">
In the end what happened? Is the millions of European voters really turned to the right wing? Or is this more like a protest vote? Or a sign of polarization between urban liberal voters and other conservative voters? What does it mean when we describe political parties as "extreme right wing"?</text:p>
      <text:p text:style-name="P4">
<draw:frame draw:style-name="fr1" draw:name="Image83" text:anchor-type="as-char" svg:width="6.9236in" svg:height="3.894525in" draw:z-index="0">
<draw:image xlink:href="../Images/BBC Chinese/2023-07-01T08-22-53.000Z/_130244018_afd.jpg" xlink:type="simple" xlink:show="embed" xlink:actuate="onLoad" draw:mime-type="image/jpeg"/>
</draw:frame>
Image source, Ferdinand Merzbach/News5/AFP</text:p>
      <text:p text:style-name="P4">
Image adding text,</text:p>
      <text:p text:style-name="P4">
On June 25, 2023, in eastern Germany, Robert Sesselmann of Robert Sesselman of the East of Germany, RobD, was given a speech at the election activity.</text:p>
      <text:p text:style-name="P4">
Take a look at the tough attitude of some mainstream politicians, especially before the election, on the issue of immigration, such as Markrutte, the right Dutch Prime Minister of the Right -wing, or a security issue. Er Macron.</text:p>
      <text:p text:style-name="P4">
Mark Leonard, director of the European Foreign Relations Commission, said we are facing a huge paradox.</text:p>
      <text:p text:style-name="P4">
On the one hand, in recent years, many mainstream politicians have grabbed slogans or positions from the extremely right -wing hands, hoping to snatch their supporters. But by doing so, they helped the right wing look more mainstream.</text:p>
      <text:p text:style-name="P4">
At the same time, some of the extremely right -wing parties in Europe are intending to move closer to political centers, hoping to attract more intermediate voters.</text:p>
      <text:p text:style-name="P4">
Take an attitude towards Russia as an example. Many right -wing parties, such as the Italian Alliance Party, Marine Le Pen, France, and the Austrian Liberal Party, have traditionally have close relations with Moscow.</text:p>
      <text:p text:style-name="P4">
After the Russian President Putin's invasion of Ukraine, this situation became even more embarrassing, which led these party leaders to change their words.</text:p>
      <text:p text:style-name="P4">
Mark Leonard quoted the relationship between the right wing and the European Union as another example of their "centralization".</text:p>
      <text:p text:style-name="P4">
You may still remember that after the Brexit referendum in 2016, Brussels worried that there would be a Domino brand -French Brexit, Denmark Brexit, Italian Brexit and so on.</text:p>
      <text:p text:style-name="P4">
Many European countries had a populist party who had a strong doubt about Europe at the time, but over the years, these political parties have been obliged to stop advocating to withdraw from the EU and even withdraw from the euro.</text:p>
      <text:p text:style-name="P4">
For many European voters, this seems too aggressive.Image source, PA Media</text:p>
      <text:p text:style-name="P4">
Image adding text,</text:p>
      <text:p text:style-name="P4">
Former British Prime Minister Boris Johnson gave a speech at the Conservative Party Conference held by the Manchester Conference Center.</text:p>
      <text:p text:style-name="P4">
They studied Brexit's influence on the social and political influence of Britain (not to mention the heated economic impact). Many people concluded that withdrawal from the EU will lead to further unstable world of unstable world.</text:p>
      <text:p text:style-name="P4">
Think about it: The new crown epidemic is popular, and it is adjacent to the aggressive and unpredictable Russia. Worried about China, struggling to survive the cost of living, millions of European families are still undergoing the sequelae of the 2008 economic crisis.</text:p>
      <text:p text:style-name="P4">
Police investigations have shown that the EU is currently more popular among Europeans than in the past few years.</text:p>
      <text:p text:style-name="P4">
So far, the extremely right -wing party is talking about reforming the EU instead of leaving the EU. They are expected to perform strongly in the European Parliament elections next year.</text:p>
      <text:p text:style-name="P4">
Georginawright, director of the Institut Montaigne in Paris, told me that she believed that the rejuvenation of Europe's right wing stemmed from dissatisfaction with mainstream politics. For example, in Germany, one -fifth of voters say they are not satisfied with the coalition government.</text:p>
      <text:p text:style-name="P4">
Wright said that many European voters were attracted by the outspoken right of the extremely right -wing party. The three key areas of traditional politicians seemed to have no clear answer in the three key areas of life, which made people feel obvious:</text:p>
      <text:p text:style-name="P4">
1 . Issues related to identity: Fear open borders and national identity and traditional values are eroded</text:p>
      <text:p text:style-name="P4">
2 . Economy: The rejection of globalization and the descendants cannot guarantee that there is a better future resentment</text:p>
      <text:p text:style-name="P4">
3 . Social justice: a national government cannot control the feeling of managing citizen life</text:p>
      <text:p text:style-name="P4">
You can see that these problems have also infiltrated European debate on green energy.</text:p>
      <text:p text:style-name="P4">
In the Netherlands, the "Farmer-CitizenMovement" of the right-wing populism this year, after the provincial election, he won the most seats in the parliament and became the headlines of major political parties.</text:p>
      <text:p text:style-name="P4">
In France, Macron tried to increase the price of gasoline to prevent people from driving, but it was opposed by the so -called "yellow vest" protesters, including extremely right -wing groups.</text:p>
      <text:p text:style-name="P4">
In Germany, the public's concerns about fiscal conditions and anger hindered the environmental reform that ruling the Green Party promoted its commitment.</text:p>
      <text:p text:style-name="P4">
News Source: <text:a xlink:type="simple" xlink:href="https://www.bbc.com/zhongwen/simp/world-66074278" text:style-name="Internet_20_link" text:visited-style-name="Visited_20_Internet_20_Link">
https://www.bbc.com/zhongwen/simp/world-66074278</text:a>
</text:p>
      <!--NEWS-->
      <text:h text:style-name="P10" text:outline-level="1">
<text:span text:style-name="T4">
The Hong Kong version of the "National Security Law" was implemented for three years, and the two -party member of the Meeting Institute: Continue to pursue Beijing's responsibility for destroying Hong Kong's autonomy</text:span>
</text:h>
      <text:p text:style-name="P4">
Author: chinese@voanews.com (李逸华)</text:p>
      <text:p text:style-name="P4">
Publisher: 美国之音中文网 (Type: NewsMediaOrganization)</text:p>
      <text:p text:style-name="P4">
Published Time: 2023-07-01T08:27:40+08:00</text:p>
      <text:p text:style-name="P4">
Modified Time: 2023-07-01 00:27:40Z</text:p>
      <text:p text:style-name="P4">
Description: On July 1, 2023, it symbolized the 26th anniversary of the transfer of sovereignty in Hong Kong, and it was also the third anniversary of the official ones of the Hong Kong version of the "National Security Law". The US Congress Members issued a statement condemning the Hong Kong government and the Beijing authorities to continue to suppress Hong Kong's free space.</text:p>
      <text:p text:style-name="P4">
Videos: []</text:p>
      <text:p text:style-name="P4">
Images: []</text:p>
      <text:p text:style-name="P4">
Categories: ['国会报道', '港澳', '人权', '美中关系', '编辑推荐']</text:p>
      <text:p text:style-name="P4">
Type: None</text:p>
      <!--METADATA-->
      <text:p text:style-name="P4">
Nonenone</text:p>
      <text:p text:style-name="P4">
News Source: <text:a xlink:type="simple" xlink:href="https://www.voachinese.com/a/us-bipartisan-senators-hong-kong-20230630/7162590.html" text:style-name="Internet_20_link" text:visited-style-name="Visited_20_Internet_20_Link">
https://www.voachinese.com/a/us-bipartisan-senators-hong-kong-20230630/7162590.html</text:a>
</text:p>
      <!--NEWS-->
      <text:h text:style-name="P10" text:outline-level="1">
<text:span text:style-name="T4">
American Golden Cup Football Panama promotion to knockout</text:span>
</text:h>
      <text:p text:style-name="P4">
Publisher: 法新社</text:p>
      <text:p text:style-name="P4">
Published Time: 2023-07-01T08:32:07+00:00</text:p>
      <text:p text:style-name="P4">
Modified Time: 2023-07-01T08:20:06+00:00</text:p>
      <text:p text:style-name="P4">
Description: (Agence France -Presse, New York, New York) The CONCACAF GOLD CUP football game, Panama defeated French Martini Pavilion 2-1 today, advanced to the top 8 knockout games; 0-0 ki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7-01T08-32-07-00-00/000000.png" xlink:type="simple" xlink:show="embed" xlink:actuate="onLoad" draw:mime-type="image/png"/>
</draw:frame>
Panama scored 6 points in 2 wins and 2 wins in Group C. The Martini Pavilion 1 win and 1 defeat and 3 points. Costa Rica and Salvador averaged 1 and 1 defeat with only 1 point. The 4 teams have a game. In addition to Panama have been confirmed to be promoted, the remaining three teams also have a front line.</text:p>
      <text:p text:style-name="P4">
News Source: <text:a xlink:type="simple" xlink:href="https://www.rfi.fr/cn/%E8%BF%90%E5%8A%A8%E5%A4%A9%E5%9C%B0/20230701-%E7%BE%8E%E6%B4%B2%E9%87%91%E6%9D%AF%E8%B6%B3%E8%B5%9B-%E5%B7%B4%E6%8B%BF%E9%A9%AC%E6%99%8B%E7%BA%A7%E6%B7%98%E6%B1%B0%E8%B5%9B" text:style-name="Internet_20_link" text:visited-style-name="Visited_20_Internet_20_Link">
https://www.rfi.fr/cn/%E8%BF%90%E5%8A%A8%E5%A4%A9%E5%9C%B0/20230701-%E7%BE%8E%E6%B4%B2%E9%87%91%E6%9D%AF%E8%B6%B3%E8%B5%9B-%E5%B7%B4%E6%8B%BF%E9%A9%AC%E6%99%8B%E7%BA%A7%E6%B7%98%E6%B1%B0%E8%B5%9B</text:a>
</text:p>
      <!--NEWS-->
      <text:h text:style-name="P10" text:outline-level="1">
<text:span text:style-name="T4">
Midea will announce the military sales of Taiwan? Mei Taiwan Merchants Association: I chose to announce that I was too concerned about China's reaction before the leave</text:span>
</text:h>
      <text:p text:style-name="P4">
Author: chinese@voanews.com (锺辰芳)</text:p>
      <text:p text:style-name="P4">
Publisher: 美国之音中文网 (Type: NewsMediaOrganization)</text:p>
      <text:p text:style-name="P4">
Published Time: 2023-07-01T08:51:36+08:00</text:p>
      <text:p text:style-name="P4">
Modified Time: 2023-07-01 00:51:36Z</text:p>
      <text:p text:style-name="P4">
Description: The US State Department approved a new batch of US $ 440 million worth of US $ 440 million on Thursday (June 29). Some people noticed that the US administrative authorities often released news about the Taiwan army sales on the weekend, thinking that this was the U.S. government intentionally avoided the response to China. It will also cause dissatisfaction with China for military sales, because the most opposed to China is that the United States conducts the government and government transactions with Taiwan in the form of "foreign military sales" in the form of sovereignty.</text:p>
      <text:p text:style-name="P4">
Videos: []</text:p>
      <text:p text:style-name="P4">
Images: []</text:p>
      <text:p text:style-name="P4">
Categories: ['台湾', '军事']</text:p>
      <text:p text:style-name="P4">
Type: None</text:p>
      <!--METADATA-->
      <text:p text:style-name="P4">
Nonenone</text:p>
      <text:p text:style-name="P4">
News Source: <text:a xlink:type="simple" xlink:href="https://www.voachinese.com/a/experts-said-us-pick-time-to-announce-taiwan-arms-sales-signals-overly-concern-of-chinese-reaction-20230630/7162586.html" text:style-name="Internet_20_link" text:visited-style-name="Visited_20_Internet_20_Link">
https://www.voachinese.com/a/experts-said-us-pick-time-to-announce-taiwan-arms-sales-signals-overly-concern-of-chinese-reaction-20230630/7162586.html</text:a>
</text:p>
      <!--NEWS-->
      <text:h text:style-name="P10" text:outline-level="1">
<text:span text:style-name="T4">
The US Supreme Court ruled that merchants could refuse to provide services to same -sex weddings</text:span>
</text:h>
      <text:p text:style-name="P4">
Author: 联合早报 (Person)</text:p>
      <text:p text:style-name="P4">
Publisher: 联合早报 (Organization)</text:p>
      <text:p text:style-name="P4">
Published Time: 2023-07-01T08:55</text:p>
      <text:p text:style-name="P4">
Modified Time: 2023-07-01T08:55</text:p>
      <text:p text:style-name="P4">
Description: Most of the conservatives of the US Supreme Court ruled on Friday (June 30) that the freedom of speech stipulated in the Constitution allowed some companies to refuse to provide service for same -sex weddings. This is a milestone ruling, which constitutes a blow to the rights of sexual minority groups (LGBT). The highest liberals ...</text:p>
      <text:p text:style-name="P4">
Videos: []</text:p>
      <text:p text:style-name="P4">
Audios: []</text:p>
      <text:p text:style-name="P4">
Images: []</text:p>
      <text:p text:style-name="P4">
Type: NewsArticle</text:p>
      <text:p text:style-name="P4">
Breadcrumbs: ['即时', '国际']</text:p>
      <text:p text:style-name="P4">
Keywords: ['美国最高法院', '歧视']</text:p>
      <!--METADATA-->
      <text:p text:style-name="P4">
Most of the conservatives of the US Supreme Court ruled on Friday (June 30) that the freedom of speech stipulated in the Constitution allowed some companies to refuse to provide service for same -sex weddings.</text:p>
      <text:p text:style-name="P4">
This is a milestone ruling, which constitutes a blow to the rights of a minority group (LGBT).</text:p>
      <text:p text:style-name="P4">
Reuters reported that the Supreme Court of Court of Court of Court of Supreme Courts consisting of six conservatives and three liberals, according to the voting results of 6 to 3, ruled that the web designer Loriesmith, the Denver area of Colorado, was directly appealed.</text:p>
      <text:p text:style-name="P4">
Smith refused to design a webpage for same -sex marriages on the grounds of her evangelical Christian faith. The first junior court in Colorado ruled that she violated the anti -discrimination law. Smith appealed to the Supreme Court, saying that the Koizhou anti -discrimination law forced her to propagate the concept of violating her faith and violated the right to the first amendment of her constitution.</text:p>
      <text:p text:style-name="P4">
The ruling written by the conservative judge Neilgorsuch summarizes the requesting enterprises that require service involving speech information to express their disagreement information and violate the first amendments to the US constitution that protects freedom of speech.</text:p>
      <text:p text:style-name="P4">
"Colorado tried to force individuals to make consistent remarks, but this seriously violated her (appellant) conscience."</text:p>
      <text:p text:style-name="P4">
The Supreme Court of Court of Court warned that the conservatives of the Supreme Court accounted for the majority of rulings and could affect other customers other than a minority group.</text:p>
      <text:p text:style-name="P4">
Liberal Justice Sonia Sotomayor, Elena Kagan, and Ketanji Brownjackson, in different opinions of 38 pages, the ruling on Friday provides a "discrimination license" to make Sexual minority group rights retreat.</text:p>
      <text:p text:style-name="P4">
Sodomyer said that this not only allows merchants to refuse to provide services to customers, it also causes "stigma damage" and evokes the painful memory of the deepest understanding of minority groups, that is, they can do themselves in certain public places, How can such a life be embarrassing in some places. "</text:p>
      <text:p text:style-name="P4">
The CADA (CADA) stipulates that when commercial entities provide products or services to the public, they must not refuse to serve customers based on racial, religious, nationality or gender discrimination.</text:p>
      <text:p text:style-name="P4">
News Source: <text:a xlink:type="simple" xlink:href="https://www.zaobao.com.sg/realtime/world/story20230701-1409532" text:style-name="Internet_20_link" text:visited-style-name="Visited_20_Internet_20_Link">
https://www.zaobao.com.sg/realtime/world/story20230701-1409532</text:a>
</text:p>
      <!--NEWS-->
      <text:h text:style-name="P10" text:outline-level="1">
<text:span text:style-name="T4">
Comments | Yu Jie: Why do Putin wish Shi to life?</text:span>
</text:h>
      <text:p text:style-name="P4">
Author: None</text:p>
      <text:p text:style-name="P4">
Publisher: Radio Free Asia (Organization)</text:p>
      <text:p text:style-name="P4">
Published Time: 2023-07-01T09:00:00-04:00</text:p>
      <text:p text:style-name="P4">
Modified Time: 2023-06-29T10:42: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567343in" draw:z-index="0">
<draw:image xlink:href="../Images/rfamandarin/2023-07-01T09-00-00-04-00/000000.png" xlink:type="simple" xlink:show="embed" xlink:actuate="onLoad" draw:mime-type="image/png"/>
</draw:frame>
Profile picture: Xi Jinping and Putin took a group photo during the Beijing Winter Olympics <text:a xlink:type="simple" xlink:href="https://www.rfa.org/mandarin/pinglun/yujie/yj3-06272023124539.html/@@images/image" text:style-name="Internet_20_link" text:visited-style-name="Visited_20_Internet_20_Link">
</text:a>
Agence France -Presse Pictures</text:p>
      <text:p text:style-name="P4">
?</text:p>
      <text:p text:style-name="P4">
On June 15, 2012, Xi Jinping ushered in his 70th birthday. Life is seventy years old. According to the unwritten rules of the Politburo Standing Committee of the Politburo formed by the Politburo formed by the Jiang Zemin era, Xi Jinping should have lived on the first birthday after retirement. We must take power for life until the dead. What is intriguing is that although the CCP's personal worship of Xi Jinping in recent years is no less than the personal worship of Mao Zedong during the Cultural Revolution, Chinese officials have hardly held any public events to celebrate the longevity -Xi Jinping seems to be unwilling to pay too much attention to people too much attention His age.</text:p>
      <text:p text:style-name="P4">
On the other hand, Xi Jinping was the leader of the Communist Party of China, the largest power of Mao Zedong. No veterans and factions can restrict him. It seems that he has power and do whatever he wants, but he is already internal and external. It is said that he broke his taboos and ran to the Wanshou Temple of the Royal Royal Temple of the Ming and Qing Dynasties to celebrate his birthday. This is probably a "rush" method when he was burnt. However, since no emperor can realize the dream of "longevity", Xi Jinping cannot "have no different birthday." Even if the name of Wanshou Temple is pleasing, it is also golden and brilliant, but the troubles that Xi Jinping encountered could not disappear without a trace on his birthday. Xi Jinping knew that his ruling crisis was heavy. In the political report of the 20th National Congress of the Communist Party of China on October 16, 2010, he presided over the 20th Central National Security Committee of the Communist Party of China on May 30, 2010 In a meeting of a meeting, and in the speeches of Inner Mongolia on June 7, he repeatedly spoke three times on the same theme: China must guarantee that the national economy can run normally under the "extreme situation", and be ready to survive " The major test of the wind and waves and even the stormy waves. It can be seen that China, under Xi Jinping's rule, is not quiet for years, but the blind people ride blind horses and come to the deep pond in the middle of the night, and may break their bones at any time.</text:p>
      <text:p text:style-name="P4">
The official Chinese media did not dare to express it, but many Chinese netizens posted photos of Jiang Zemin's flood in the floods that were drowned in the disaster area on the day of Xi Jin's birthday. Jiang Zemin's clown is not worth nostalgic. This way of using Jiang to use Jiang is not brave resistance, but he can also be a little disgusting to learn. Interestingly, those who really care about Xi Jinping's birthday are not the 1.4 billion slaves under his rule, but the "father emperor" Putin, the most respectable "father". As early as four years ago, the day Xi Jinping and Putin met, it was Xi Jinping's birthday. Putin thoughtfully prepared a birthday cake with "Six Six Great Shun" in advance. Xi Jinping saw a gift, a flattering expression. On the same day of four years, Putin did not send cakes, but there was a congratulatory message: "Dear friend, I sincerely wish you good health, happiness, happiness, happiness, happiness, happiness, Repeated achievements: the national economy has grown steadily, citizens' wealth has increased, and Beijing's position in the world is getting stronger. "</text:p>
      <text:p text:style-name="P4">
Xi Jinping does not have to be affirmed by others. It only needs to be affirmed by Putin, a Russian dad. He only cares about Putin's evaluation of him alone. In the world, Xi Jinping and Putin are the same type, as British political critic Katie Straud said in the book "totalitarian gene": "Putin and Xi Jinping have been destroyed forcing them to end at the end of the term of office. The legal obstacles to step down, whether they retain the formal title, their rest of their lives will have power in Russia and China. "</text:p>
      <text:p text:style-name="P4">
Tao is voted for peaches, reporting to Li, three days later, Father's Day, there are tens of thousands of people on the Internet of China. They know that blessing Putin is blessing Xi Jinping, and Xi Jinping and Putin are two grasshoppers on one rope. The Chinese Internet is covered with fake news that the Russian army is like a bamboo and winning in Ukraine. Such news may be more than in Russia. The Chinese learned that Russia had a "victory" and was even more happy than the Russians. Putin and Xi Jinping are embarrassed, and the Chinese pinks are recognized as the father.</text:p>
      <text:p text:style-name="P4">
<text:span text:style-name="T4">
 Mao Zedong is the emperor of Stalin, Xi Jinping is also the emperor of Putin </text:span>
</text:p>
      <text:p text:style-name="P4">
Xi Jinping's worship of Putin is well known. Although Russia has declined and China's strength has risen, Xi Jinping has always bowed his knees and nodded in front of Putin. In fact, in front of the Soviet Union, not only Xi Jinping fell so much, "counting the characters, but also looking at the present" Mao Zedong.</text:p>
      <text:p text:style-name="P4">
In the book "Mao Zedong: Real Story", a historian Alexander Panzofu, who moved from Russia, quoted a large number of Soviet -Russian secret archives and revealed a historical fact that the CCP tried to cover up: the reason why the CCP can seize the regime is not because Mao Zedong Zedong The correct route or talent, but has paid money, contributes, and provides weapons from beginning to end. Panzov pointed out: "In the early 1930s, the Communist Party of China could not talk about independence and independence. Financial relying on Moscow completely. They may be at most that they may oppose the representative of the Communist International in China, but they dare not offend the Kremlin itself."</text:p>
      <text:p text:style-name="P4">
Mao Zedong stood out in the cruel internal fighting of the Communist Party of China, and the key code was still in Stalin. Panzov wrote: "Only by transforming the Communist Party of China into a Russian -style party (Stalinhua) centered on the leader, can the civil war with the Kuomintang in the future ensure victory. And completely suppressing the opposition in the party. In these respects, Stalin has rich experience and can help Mao Zedong. "Therefore, Mao Zedong knew his power sources and respectfully respect Stalin. He regarded it as a great mentor and seriously pursued Stalinism. In the early days of the Chinese Communist Party, the appointment and removal of Beijing's important personnel must be nodded by Moscow to take effect. Russia and China had no room for discussing. After the Communist Party of China was in power in 1949, Mao Zedong visited Moscow for the first time. Stalin didn't care about it for 30 days. Although Mao complained, he dared not go away. Panzov pointed out: "Stalin intentionally do this. He wants to humiliate Mao Zedong and give him a lesson, don't be high -toe. In fact, he is telling Mao Zedong that I can speak here. I am the great leader of the World Communist Movement. How do you follow the green onion? You are a elementary student under me. You have to do things according to my words. "Although the Communist Party of China challenged and attacked the Soviet Union with the aggressive "nine reviews" challenges and played the role of "uncle", the relationship between the master and servant between the two is still broken. Xi Jinping regarded the new thinking and democratic Gorbachev as a traitor, lamenting that when the Soviet Union disintegrated, "none of them were men", and Putin had a heart about this. When Putin began to regain the empire's heroic style, Xi Jinping also followed. Putin launched the war of aggression against Ukraine, and Xi Jinping stared at the foreplay of Chinese attacking Taiwan. This war helped Xi Jinping's pressure on the Western world, and Xi Jinping was grateful to Putin.</text:p>
      <text:p text:style-name="P4">
Putin was unfavorable and was trapped in the quagmire. Xi Jinping had a sense of sorrow of rabbit fox. Putin looked around the world, and the only allies of small fish and shrimp are only one of the few people such as Iran, North Korea, and Belarus, and the big allies are only China. As a result, Putin took the initiative to throw his winks at his fan Xi Jinping, celebrating Xi Jinping's birthday to show that the relationship between the two countries was like paint, and the two dictators also cherished each other. However, the two seem to be on the honeymoon. In fact, they have already been having ghosts. The palace under their feet has begun to fall apart. The day when the tree is scattered is coming. As scholar Feng Ke said in the "Road to the Division": "Those dictators surrounded by personal worship often enter their own world, and the followers around them make them more obsessed. They finally make decisions by themselves; they regard everyone as enemies in both domestic or abroad. It becomes pride and is suspicious, and wants to seek more power to protect the power in the hands. But because all this depends on their own judgment, a small misjudgment will also lead to the government's shake, bringing fatal consequences In the end, in fact, the biggest threat of the dictator not only comes from the people, but also from themselves. "</text:p>
      <text:p text:style-name="P4">
(The article only represents the personal position and point of view of the special commentator)</text:p>
      <text:p text:style-name="P4">
News Source: <text:a xlink:type="simple" xlink:href="https://www.rfa.org/mandarin/pinglun/yujie/yj3-06272023124539.html" text:style-name="Internet_20_link" text:visited-style-name="Visited_20_Internet_20_Link">
https://www.rfa.org/mandarin/pinglun/yujie/yj3-06272023124539.html</text:a>
</text:p>
      <!--NEWS-->
      <text:h text:style-name="P10" text:outline-level="1">
<text:span text:style-name="T4">
NBA Liberty Player Market opened Gelin and Warriors Renewal</text:span>
</text:h>
      <text:p text:style-name="P4">
Publisher: 法新社</text:p>
      <text:p text:style-name="P4">
Published Time: 2023-07-01T09:02:09+00:00</text:p>
      <text:p text:style-name="P4">
Modified Time: 2023-07-01T08:35:02+00:00</text:p>
      <text:p text:style-name="P4">
Description: (Agence France -Presse, New York, 30th) The NBA Free Player Market opened. According to several reports, the veteran Ge Lin, who assisted the Golden State Warriors to win the championship 4 times, will renew the contract to stay in the tea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7-01T09-02-09-00-00/000000.png" xlink:type="simple" xlink:show="embed" xlink:actuate="onLoad" draw:mime-type="image/png"/>
</draw:frame>
33 -year -old Draymond Green chose to break away from the contract, but the Warriors had clearly stated that he hoped that the rebound and defensive player would return to the team.</text:p>
      <text:p text:style-name="P4">
According to reports, Ge Lin agreed to renew the contract with a $ 100 million in 4 years, and the contract was the player option in the last year.</text:p>
      <text:p text:style-name="P4">
News Source: <text:a xlink:type="simple" xlink:href="https://www.rfi.fr/cn/%E8%BF%90%E5%8A%A8%E5%A4%A9%E5%9C%B0/20230701-nba%E8%87%AA%E7%94%B1%E7%90%83%E5%91%98%E5%B8%82%E5%9C%BA%E5%BC%80%E5%B8%82-%E8%91%9B%E6%9E%97%E4%B8%8E%E5%8B%87%E5%A3%AB%E7%BB%AD%E7%BA%A6" text:style-name="Internet_20_link" text:visited-style-name="Visited_20_Internet_20_Link">
https://www.rfi.fr/cn/%E8%BF%90%E5%8A%A8%E5%A4%A9%E5%9C%B0/20230701-nba%E8%87%AA%E7%94%B1%E7%90%83%E5%91%98%E5%B8%82%E5%9C%BA%E5%BC%80%E5%B8%82-%E8%91%9B%E6%9E%97%E4%B8%8E%E5%8B%87%E5%A3%AB%E7%BB%AD%E7%BA%A6</text:a>
</text:p>
      <!--NEWS-->
      <text:h text:style-name="P10" text:outline-level="1">
<text:span text:style-name="T4">
French riots continue Mbappe: stop violence!Please do not destroy your homeland</text:span>
</text:h>
      <text:p text:style-name="P4">
Author: None (Language: zh)</text:p>
      <text:p text:style-name="P4">
Publisher: None</text:p>
      <text:p text:style-name="P4">
Time: 2023-07-01T09:09:00Z</text:p>
      <text:p text:style-name="P4">
Description: After a 17 -year -old Bei African teenager was shot by a police officer, serious riots in France have continued for several days and spread continuously. The famous French star Mbappe and the French national team called for the end of the violence on Friday night, saying that "we understand the content of the people expressing anger, but we cannot accept this form of expression."</text:p>
      <text:p text:style-name="P4">
Videos: []</text:p>
      <text:p text:style-name="P4">
Images: []</text:p>
      <text:p text:style-name="P4">
Subject: 新闻广角</text:p>
      <text:p text:style-name="P4">
Subjects: ['法国', '法国沙尔利周刊枪击案']</text:p>
      <text:p text:style-name="P4">
Keywords: ['法国', '骚乱', '少年', '枪杀', '姆巴佩', '暴力', '法国国家队']</text:p>
      <text:p text:style-name="P4">
Id: 66088712</text:p>
      <!--METADATA-->
      <text:p text:style-name="P4">
<text:a xlink:type="simple" xlink:href="https://www.dw.com/zh/overlay/image/article/66088712/64237167" text:style-name="Internet_20_link" text:visited-style-name="Visited_20_Internet_20_Link">
 </text:a>
The famous French star Mbappe and the French national team appealed in a statement issued on Friday night. City"</text:p>
      <text:p text:style-name="P4">
(Voice of Germany Chinese) on <text:a xlink:type="simple" xlink:href="https://www.dw.com/zh/zh/警察枪杀少年事件在法国引发大规模暴力抗议/a-66067433" text:style-name="Internet_20_link" text:visited-style-name="Visited_20_Internet_20_Link">
Death of Juvenile</text:a>
Later, severe riots across France have lasted for four nights. According to data from the Ministry of Political Affairs in France, 994 people have been arrested, and 79 police officers and other security personnel have been injured on Friday night.</text:p>
      <text:p text:style-name="P4">
At the same time, the riots spread to Bruce, Belgian capital, and the French Caribbean, and one was killed by a bomb in the French Caribbean.</text:p>
      <text:h text:style-name="P12" text:outline-level="3">
<text:span text:style-name="T4">
</text:span>
</text:h>
      <text:p text:style-name="P4">
Naire, a 17 -year -old boy who was killed during the police officers on Tuesday, would be buried on Saturday in his hometown and Nantel in the suburbs of Paris. Even large -scale police forces and official ordering to restrict public life -for example, stop running trams and buses at night, prohibiting sales and carrying fireworks and flammable materials, and failed to prevent riots from all over France on Friday night.</text:p>
      <text:p text:style-name="P4">
A smashing and burning incident occurred in many places in France on Friday night. The picture shows Paris firefighters working hard to extinguish the fire</text:p>
      <text:p text:style-name="P4">
French Minister of Home Affairs Geralddarmanin announced on Friday night that 45,000 policemen maintained order at night, including special forces. According to French media reports, large cities such as Lyon, Marseille, and Strasbourn are prohibited from large -scale activities such as demonstrations. Nevertheless, robbery, destruction and violence have occurred. The violence conflicts in Marseille and Lyon are particularly serious. For example, in Marseille, a supermarket was ransacked after a fire attack.</text:p>
      <text:p text:style-name="P4">
However, the Minister of the Interior Dalmarin said that the intensity of violence is limited and "riots will not win." He believes that he does not need to announce an emergency state.</text:p>
      <text:p text:style-name="P4">
According to the information of French authorities, many people involved in riots are very young. Therefore, French President Macron called on parents to have a sense of responsibility and accuse social media of violent upgrading.</text:p>
      <text:p text:style-name="P4">
French authorities deployed 45,000 security forces on Friday to Saturday night</text:p>
      <text:h text:style-name="P12" text:outline-level="3">
<text:span text:style-name="T4">
Mbappe and other French stars called for stopping violence</text:span>
</text:h>
      <text:p text:style-name="P4">
The riots were caused by the death of police violence on Tuesday. The incident shocked France. Police, who was accused of dying 17 -year -old teenagers, is currently being held. The formal investigation against him has begun.</text:p>
      <text:p text:style-name="P4">
<text:span text:style-name="T4">
 More reading: <text:a xlink:type="simple" xlink:href="" text:style-name="Internet_20_link" text:visited-style-name="Visited_20_Internet_20_Link">
Police shot shooting juvenile incident caused large -scale violent protests in France</text:a>
</text:span>
</text:p>
      <text:p text:style-name="P4">
After the death of the teenager, French star Mbappe expressed his sadness and anger for the incident, calling for justice. With the continuation of riots and violence, Mbappe voiced again, calling for stopping violence.</text:p>
      <text:p text:style-name="P4">
"Since this tragic incident, we have witnessed the people's expression of anger. We can understand its connotation, but its form is unacceptable." Mbappe issued a common statement issued by the French national team on Friday night Written. The players said that they can also experience these pains and sorrows, but "you destroy your own property, your own neighborhood, your own city, and where you get a sense of accomplishment."</text:p>
      <text:p text:style-name="P4">
The famous French star said that many French players themselves come from the working class and relatively poor communities. They can understand this pain and sadness, but violence does not solve the problem. Mbappe said that violence must end violence, for mourning, dialogue and dialogue and dialogue and dialogue and dialogue and dialogue and dialogue. Social rebuilding. "In this extreme tension, we cannot keep silent."</text:p>
      <text:p text:style-name="P4">
(Germany, Agence France -Presse, Reuters, etc.)</text:p>
      <text:p text:style-name="P4">
News Source: <text:a xlink:type="simple" xlink:href="https://www.dw.com/zh/法国骚乱持续-姆巴佩-停止暴力！请别自毁家园/a-66088712" text:style-name="Internet_20_link" text:visited-style-name="Visited_20_Internet_20_Link">
https://www.dw.com/zh/法国骚乱持续-姆巴佩-停止暴力！请别自毁家园/a-66088712?maca=chi-rss-chi-all-1127-rdf</text:a>
</text:p>
      <!--NEWS-->
      <text:h text:style-name="P10" text:outline-level="1">
<text:span text:style-name="T4">
Although the progress is slow, the United States is full of confidence in Ukraine's counterattack</text:span>
</text:h>
      <text:p text:style-name="P4">
Author: chinese@voanews.com (塞尔丁, 普劳)</text:p>
      <text:p text:style-name="P4">
Publisher: 美国之音中文网 (Type: NewsMediaOrganization)</text:p>
      <text:p text:style-name="P4">
Published Time: 2023-07-01T09:21:38+08:00</text:p>
      <text:p text:style-name="P4">
Modified Time: 2023-07-01 02:22:19Z</text:p>
      <text:p text:style-name="P4">
Description: Although Ukraine's counterattack against the Russian army failed to make rapid progress, the US military senior executives did not panic.</text:p>
      <text:p text:style-name="P4">
Videos: []</text:p>
      <text:p text:style-name="P4">
Images: []</text:p>
      <text:p text:style-name="P4">
Categories: ['乌克兰局势', '美国', '军事', '编辑推荐']</text:p>
      <text:p text:style-name="P4">
Type: None</text:p>
      <!--METADATA-->
      <text:p text:style-name="P4">
Nonenone</text:p>
      <text:p text:style-name="P4">
News Source: <text:a xlink:type="simple" xlink:href="https://www.voachinese.com/a/us-confident-in-ukraine-s-counteroffensive-despite-slow-going-20230630/7162842.html" text:style-name="Internet_20_link" text:visited-style-name="Visited_20_Internet_20_Link">
https://www.voachinese.com/a/us-confident-in-ukraine-s-counteroffensive-despite-slow-going-20230630/7162842.html</text:a>
</text:p>
      <!--NEWS-->
      <text:h text:style-name="P10" text:outline-level="1">
<text:span text:style-name="T4">
NBA Liberty Player Market opened the market for 3 years</text:span>
</text:h>
      <text:p text:style-name="P4">
Publisher: 法新社</text:p>
      <text:p text:style-name="P4">
Published Time: 2023-07-01T09:32:08+00:00</text:p>
      <text:p text:style-name="P4">
Modified Time: 2023-07-01T09:05:02+00:00</text:p>
      <text:p text:style-name="P4">
Description: (Agence France -Presse, New York, 30th) The NBA free player market opened. According to several reports, Kyrie Irving agreed to sign a three -year contract with the Dallas Lone Rang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7-01T09-32-08-00-00/000000.png" xlink:type="simple" xlink:show="embed" xlink:actuate="onLoad" draw:mime-type="image/png"/>
</draw:frame>
ESPN reported that in February this year, it was traded from the Brooklyn Nets to Owen, which was traded to the Lone Ranger. It renewed for $ 126 million in three years and the contract was the player option in the last season of the contract.</text:p>
      <text:p text:style-name="P4">
Irving was selected as a star player at 8 degrees. In 2016, he won the NBA championship during the Cleveland Cavaliers, but the off -site controversy was sent away by the Nets.</text:p>
      <text:p text:style-name="P4">
When Irving was in the Nets, he was absent for more than 50 games because he did not vaccinate the COVID-19 vaccine. Later, he pushed backhaur videos in social media, refused to apologize afterwards, and was banned 8 games. After he arrived in Dallas, he could score an average of 27 points on average, but the Lone Ranger could not score the playoffs.</text:p>
      <text:p text:style-name="P4">
News Source: <text:a xlink:type="simple" xlink:href="https://www.rfi.fr/cn/%E8%BF%90%E5%8A%A8%E5%A4%A9%E5%9C%B0/20230701-nba%E8%87%AA%E7%94%B1%E7%90%83%E5%91%98%E5%B8%82%E5%9C%BA%E5%BC%80%E5%B8%82-%E5%8E%84%E6%96%87%E7%BB%AD%E7%95%99%E7%8B%AC%E8%A1%8C%E4%BE%A03%E5%B9%B4" text:style-name="Internet_20_link" text:visited-style-name="Visited_20_Internet_20_Link">
https://www.rfi.fr/cn/%E8%BF%90%E5%8A%A8%E5%A4%A9%E5%9C%B0/20230701-nba%E8%87%AA%E7%94%B1%E7%90%83%E5%91%98%E5%B8%82%E5%9C%BA%E5%BC%80%E5%B8%82-%E5%8E%84%E6%96%87%E7%BB%AD%E7%95%99%E7%8B%AC%E8%A1%8C%E4%BE%A03%E5%B9%B4</text:a>
</text:p>
      <!--NEWS-->
      <text:h text:style-name="P10" text:outline-level="1">
<text:span text:style-name="T4">
The Supreme General of the U.S. Army: The PLA's attack on Taiwan is not a foregone conclusion</text:span>
</text:h>
      <text:p text:style-name="P4">
Author: chinese@voanews.com (塞尔丁)</text:p>
      <text:p text:style-name="P4">
Publisher: 美国之音中文网 (Type: NewsMediaOrganization)</text:p>
      <text:p text:style-name="P4">
Published Time: 2023-07-01T09:44:23+08:00</text:p>
      <text:p text:style-name="P4">
Modified Time: 2023-07-01 01:44:23Z</text:p>
      <text:p text:style-name="P4">
Description: According to the highest general of the U.S. military, there is still time to discourage Beijing not to use force to force Taiwan and mainland China to unify.</text:p>
      <text:p text:style-name="P4">
Videos: []</text:p>
      <text:p text:style-name="P4">
Images: []</text:p>
      <text:p text:style-name="P4">
Categories: ['美中关系', '亚太', '中国', '台湾', '军事', '台海两岸关系', '编辑推荐']</text:p>
      <text:p text:style-name="P4">
Type: None</text:p>
      <!--METADATA-->
      <text:p text:style-name="P4">
Nonenone</text:p>
      <text:p text:style-name="P4">
News Source: <text:a xlink:type="simple" xlink:href="https://www.voachinese.com/a/pla-invasion-of-taiwan-not-a-given-us-general-says-202300630/7162861.html" text:style-name="Internet_20_link" text:visited-style-name="Visited_20_Internet_20_Link">
https://www.voachinese.com/a/pla-invasion-of-taiwan-not-a-given-us-general-says-202300630/7162861.html</text:a>
</text:p>
      <!--NEWS-->
      <text:h text:style-name="P10" text:outline-level="1">
<text:span text:style-name="T4">
The Director of the United States CIA called Russia that the United States did not participate in the Wagner Wing (Free Version)</text:span>
</text:h>
      <text:p text:style-name="P4">
Author: Warren P. Strobel</text:p>
      <text:p text:style-name="P4">
Publisher: 华尔街日报中文网</text:p>
      <text:p text:style-name="P4">
Published Time: 2023-07-01T1:00:00.000Z</text:p>
      <text:p text:style-name="P4">
Modified Time: 2023-07-01T04:00:00.000Z</text:p>
      <text:p text:style-name="P4">
Created Time: 2023-07-01T00:10:00.000Z</text:p>
      <text:p text:style-name="P4">
Description: Sources said that after the failure of Wagner's troops, the director of the American CIA Berns quietly contacted his Russian counterparts and conveyed a message that the United States did not participate in Russia's internal turmoil.</text:p>
      <text:p text:style-name="P4">
Images: []</text:p>
      <text:p text:style-name="P4">
Categories: ['国际']</text:p>
      <text:p text:style-name="P4">
Keywords: SYND</text:p>
      <text:p text:style-name="P4">
Type: Article</text:p>
      <!--METADATA-->
      <text:p text:style-name="P4">
Sources said that the American Central Love Bureau(CIA)Director William Bernus(William Burns)In Wagner Group(Wagner Group)Leader Porigen(Evgeno -Opigin)After the failure of the mutiny, he quietly contacted his Russian colleagues and conveyed a message that the United States did not participate in Russia's internal turmoil.</text:p>
      <text:p text:style-name="P4">
News Source: <text:a xlink:type="simple" xlink:href="https://cn.wsj.com/articles/%E7%BE%8E%E5%9B%BD%E4%B8%AD%E6%83%85%E5%B1%80%E5%B1%80%E9%95%BF%E8%87%B4%E7%94%B5%E4%BF%84%E6%96%B9%E7%A7%B0%E7%BE%8E%E5%9B%BD%E6%9C%AA%E5%8F%82%E4%B8%8E%E7%93%A6%E6%A0%BC%E7%BA%B3%E5%85%B5%E5%8F%98-7b949d9d" text:style-name="Internet_20_link" text:visited-style-name="Visited_20_Internet_20_Link">
https://cn.wsj.com/articles/%E7%BE%8E%E5%9B%BD%E4%B8%AD%E6%83%85%E5%B1%80%E5%B1%80%E9%95%BF%E8%87%B4%E7%94%B5%E4%BF%84%E6%96%B9%E7%A7%B0%E7%BE%8E%E5%9B%BD%E6%9C%AA%E5%8F%82%E4%B8%8E%E7%93%A6%E6%A0%BC%E7%BA%B3%E5%85%B5%E5%8F%98-7b949d9d</text:a>
</text:p>
      <!--NEWS-->
      <text:h text:style-name="P10" text:outline-level="1">
<text:span text:style-name="T4">
White Ross has suspected Wagner Tent Zelezi to strengthen the security of the border</text:span>
</text:h>
      <text:p text:style-name="P4">
Author: 联合早报 (Person)</text:p>
      <text:p text:style-name="P4">
Publisher: 联合早报 (Organization)</text:p>
      <text:p text:style-name="P4">
Published Time: 2023-07-01T10:02</text:p>
      <text:p text:style-name="P4">
Modified Time: 2023-07-01T10:02</text:p>
      <text:p text:style-name="P4">
Description: Ukrainian President Zeleki ordered the security of the border between Ukraine and the White Ross. At the same time, satellite images showed that there were more than 300 tents that were suspected of Russian mercenaries Wagner Group in Beros. Agence France -Presse reported that Zerrenzki said on Friday (June 30), saying that Uka ...</text:p>
      <text:p text:style-name="P4">
Videos: []</text:p>
      <text:p text:style-name="P4">
Audios: []</text:p>
      <text:p text:style-name="P4">
Images: []</text:p>
      <text:p text:style-name="P4">
Type: NewsArticle</text:p>
      <text:p text:style-name="P4">
Breadcrumbs: ['即时', '国际']</text:p>
      <text:p text:style-name="P4">
Keywords: ['俄乌战争', '乌克兰', '泽连斯基', '白罗斯', '波兰', '俄罗斯兵变']</text:p>
      <!--METADATA-->
      <text:p text:style-name="P4">
Ukrainian President Zeleki ordered the security of the border between Ukraine and the White Ross. At the same time, satellite images showed that there were more than 300 tents that were suspected of Russian mercenaries Wagner Group in Beros.</text:p>
      <text:p text:style-name="P4">
Agence France -Presse reported that Zerrenki said on Friday (June 30) that the Ukrainian intelligence department, foreign intelligence agencies, and border defense forces notified him the situation of White Ross on the same day.</text:p>
      <text:p text:style-name="P4">
Zelei posted a video on Telegram: "Zaluigini, commander -in -chief of the Armed Forces, and Sergey, Commander of the Army, were ordered to strengthen the north defense to ensure safety. They must complete the task within the time limit."</text:p>
      <text:p text:style-name="P4">
According to a new high -resolution satellite image obtained by BBC, there are hundreds of new tent structures in a suspected Wagner Group camp in Beros.</text:p>
      <text:p text:style-name="P4">
Satellite images show that there seems to be some activities about 21 kilometers away from the town of Asipovichy. The Russian media said that there is a place where the Wagner soldiers can be accommodated.</text:p>
      <text:p text:style-name="P4">
In the past two weeks, BBCVERIFY has found more than 300 tent -shaped structures. These structures were not seen in satellite images on June 15. The latest high -resolution image obtained by BBC was taken on June 30, showing that the base is doing a lot of work.</text:p>
      <text:p text:style-name="P4">
The British "Financial Times" quoted the Polish National Security Agency Director West Vevera on Friday that it has transferred to the Vagna Group, which has been transferred to Beros, and may use quasi -military groups from Africa and other places to carry out stable activities in Central Europe and Eastern Europe.</text:p>
      <text:p text:style-name="P4">
News Source: <text:a xlink:type="simple" xlink:href="https://www.zaobao.com.sg/realtime/world/story20230701-1409550" text:style-name="Internet_20_link" text:visited-style-name="Visited_20_Internet_20_Link">
https://www.zaobao.com.sg/realtime/world/story20230701-1409550</text:a>
</text:p>
      <!--NEWS-->
      <text:h text:style-name="P10" text:outline-level="1">
<text:span text:style-name="T4">
American B-52 bomber fly over the Korean Peninsula to show Pyongyang</text:span>
</text:h>
      <text:p text:style-name="P4">
Author: chinese@voanews.com (美国之音)</text:p>
      <text:p text:style-name="P4">
Publisher: 美国之音中文网 (Type: NewsMediaOrganization)</text:p>
      <text:p text:style-name="P4">
Published Time: 2023-07-01T10:03:47+08:00</text:p>
      <text:p text:style-name="P4">
Modified Time: 2023-07-01 02:03:47Z</text:p>
      <text:p text:style-name="P4">
Description: On Friday (June 30), the United States sent a nuclear bomber to the Korean Peninsula, which is the latest demonstration of North Korea. A few days ago, North Korea held a large -scale anti -US rally in its capital.</text:p>
      <text:p text:style-name="P4">
Videos: []</text:p>
      <text:p text:style-name="P4">
Images: []</text:p>
      <text:p text:style-name="P4">
Categories: ['美国', '亚太', '军事', '朝鲜半岛局势']</text:p>
      <text:p text:style-name="P4">
Type: None</text:p>
      <!--METADATA-->
      <text:p text:style-name="P4">
Nonenone</text:p>
      <text:p text:style-name="P4">
News Source: <text:a xlink:type="simple" xlink:href="https://www.voachinese.com/a/us-flies-b-52-bombers-in-show-of-force-against-north-korea-20230630/7162556.html" text:style-name="Internet_20_link" text:visited-style-name="Visited_20_Internet_20_Link">
https://www.voachinese.com/a/us-flies-b-52-bombers-in-show-of-force-against-north-korea-20230630/7162556.html</text:a>
</text:p>
      <!--NEWS-->
      <text:h text:style-name="P10" text:outline-level="1">
<text:span text:style-name="T4">
Column | Questions and answers: Rights protection person Chen Guangcheng introduced the "wicked list" and influence</text:span>
</text:h>
      <text:p text:style-name="P4">
Author: None</text:p>
      <text:p text:style-name="P4">
Publisher: Radio Free Asia (Organization)</text:p>
      <text:p text:style-name="P4">
Published Time: 2023-07-01T10:12:26-04:00</text:p>
      <text:p text:style-name="P4">
Modified Time: 2023-07-01T10:12:26-04:00</text:p>
      <text:p text:style-name="P4">
Description: None</text:p>
      <text:p text:style-name="P4">
Videos: []</text:p>
      <text:p text:style-name="P4">
Audios: ["<text:a xlink:type="simple" xlink:href="https://www.rfa.org/mandarin/zhuanlan/youwenyouda/qa-070120231008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88615in" draw:z-index="0">
<draw:image xlink:href="../Images/rfamandarin/2023-07-01T10-12-26-04-00/000000.png" xlink:type="simple" xlink:show="embed" xlink:actuate="onLoad" draw:mime-type="image/png"/>
</draw:frame>
Rights protection person Chen Guangcheng <text:a xlink:type="simple" xlink:href="https://www.rfa.org/mandarin/zhuanlan/youwenyouda/qa-07012023100841.html/@@images/image" text:style-name="Internet_20_link" text:visited-style-name="Visited_20_Internet_20_Link">
</text:a>
Reuters picture <text:a xlink:type="simple" xlink:href="https://www.rfa.org/mandarin/zhuanlan/youwenyouda/qa-07012023100841.html/@@stream" text:style-name="Internet_20_link" text:visited-style-name="Visited_20_Internet_20_Link">
AUDIO-LINK: https: //www.rfa.org/mandarin/zhuanlan/youwenyouda/qa-07012023100841.html/@@stream</text:a>
In social media, the "wicked list" recently appeared on the Internet, with photos, personal information, and specific introduction of violence, which is very eye -catching. The real people published on the Internet on the Internet, violating human rights, and illegal specific evils information, is it helpful for blocking violence and evil deeds? Can the safety of the lives and property of Chinese people provide some protection?</text:p>
      <text:p text:style-name="P4">
Please listen to Chen Guangcheng, a well -known blind person in the United States, to introduce how he has the idea of establishing the "wicked list", and his analysis of the influence and resistance of the "wicked list".</text:p>
      <text:p text:style-name="P4">
For the software over the wall, please send it to: fankui@rfa.org</text:p>
      <text:p text:style-name="P4">
Please pay attention to the social media of Lin Yueyang, the host of "Questions and Answers":</text:p>
      <text:p text:style-name="P4">
Skype account: linyueyang01</text:p>
      <text:p text:style-name="P4">
Twitter: linyueyang</text:p>
      <text:p text:style-name="P4">
WeChat: Linyueyang</text:p>
      <text:p text:style-name="P4">
News Source: <text:a xlink:type="simple" xlink:href="https://www.rfa.org/mandarin/zhuanlan/youwenyouda/qa-07012023100841.html" text:style-name="Internet_20_link" text:visited-style-name="Visited_20_Internet_20_Link">
https://www.rfa.org/mandarin/zhuanlan/youwenyouda/qa-07012023100841.html</text:a>
</text:p>
      <!--NEWS-->
      <text:h text:style-name="P10" text:outline-level="1">
<text:span text:style-name="T4">
China's "Anti -Spy Law" is worried about foreign companies.</text:span>
</text:h>
      <text:p text:style-name="P4">
Author: None (Language: zh)</text:p>
      <text:p text:style-name="P4">
Publisher: None</text:p>
      <text:p text:style-name="P4">
Time: 2023-07-01T10:51:00Z</text:p>
      <text:p text:style-name="P4">
Description: China's "Anti -Spy Law" officially took effect on July 1, of which expanded the law enforcement power of the national security unit, while increasing the power of government search and implementation of entry and exit ban. Many foreign companies in China are nervous and worried, because the new law may bring more legal risks to foreign companies and individuals.</text:p>
      <text:p text:style-name="P4">
Videos: []</text:p>
      <text:p text:style-name="P4">
Images: []</text:p>
      <text:p text:style-name="P4">
Subject: 时政风云</text:p>
      <text:p text:style-name="P4">
Subjects: ['德中关系', '薄熙来', '专题报道：习近平访美', '中国共产党', '岛屿主权争端', '专题报道：全景观看“习马会”', '中国反腐风暴', '20国集团', '中国', '中共十九大']</text:p>
      <text:p text:style-name="P4">
Keywords: ['中国', '反间谍', '反间谍法', '法律', '外企', '数据', '安全', '习近平']</text:p>
      <text:p text:style-name="P4">
Id: 66088954</text:p>
      <!--METADATA-->
      <text:p text:style-name="P4">
<text:a xlink:type="simple" xlink:href="https://www.dw.com/zh/overlay/image/article/66088954/65435907" text:style-name="Internet_20_link" text:visited-style-name="Visited_20_Internet_20_Link">
 </text:a>
The new "Anti -Spy Law" expands the definition of spy behavior and the law enforcement power of the national security unit</text:p>
      <text:p text:style-name="P4">
(Voice of Germany Chinese) investigating economic data, studying databases, and analyzing statistics. These are ordinary daily routines in the business community, as well as in China. However, experts warned that as China revised the Anti -Spy Law, the government may be more likely to convicted these and similar behaviors than before. Yan Si, chief representative of the Beijing Representative Office of the German Overseas Chamber of Commerce(JensHildebrandt)It is said that many foreign companies in China are worried. He said: "New anti -spy law has caused more uncertainty among investors."</text:p>
      <text:p text:style-name="P4">
<text:a xlink:type="simple" xlink:href="https://www.dw.com/zh/zh/为什么外国企业和公民担忧中国新版反间谍法/a-65515876" text:style-name="Internet_20_link" text:visited-style-name="Visited_20_Internet_20_Link">
The latest revised "Anti -Spy Law", which expands the definition of spy behavior and law enforcement power of the national security unit</text:a>
It also requires postal, telecommunications and network service operators to cooperate with the government to combat spy activities. This is the first time in China to update the law since 2014. The new rules have taken effect on Saturday (July 1). "Nikkei News" reported in April this year that since the "Anti -Spy Law" was promulgated in 2014, China has detained dozens of Chinese and foreigners suspected of being engaged in spy activities, including several Japanese nationals. "New Zurich" pointed out that with the effectiveness of the new law, "even the ordinary market research or collecting information about competitors may fall into the category of anti -spy law in the future."</text:p>
      <text:p text:style-name="P4">
Munich Federal University National Defense University Intelligence and Security Research Center(Ciss)Scholars May-BrittStumbaum believes that Xi Jinping is determined to control everything related to China in him or the CCP: "According to this concept, there is only one version, a story, and one fact. The tightening of law also conforms to this trend. "</text:p>
      <text:p text:style-name="P4">
Most of the laws formulated by the Chinese government are very vague, as well as the new Anti -Spy Law, which gives relevant departments a considerable flexibility during its implementation. Foreign companies that violate the New Law may face fines or revoke business licenses. Foreign employees and managers may also face criminal lawsuits.(https://www.dw.com/zh/zh/報告中國頻繁實施出境禁令-掀外國人憂慮/a-65487757)Or in the two weeks of imprisonment without trial.</text:p>
      <text:p text:style-name="P4">
JenseSkelund, chairman of the EU Chamber of Commerce in China, publicly stated at a press conference in Beijing in mid -June: "Many members ask themselves to comply with the new law, which specific requirements we must now meet." Yan Ci followed a specific example, such as the definition of "national secrets" is completely unclear.</text:p>
      <text:h text:style-name="P12" text:outline-level="3">
<text:span text:style-name="T4">
World Economic Engine Make no longer foreign companies want to evacuate the Chinese market?</text:span>
</text:h>
      <text:p text:style-name="P4">
For more legal uncertainty, to deal with Chinese data, statistics, and information, the space is reduced. This is the consequences of the new "Anti -Spy Law". Shi White believes that people should no longer hope that Chinese leadership will take care of the needs of foreign companies in China. She pointed out that Xi Jinping plans to build a new society and now obey this goal.</text:p>
      <text:p text:style-name="P4">
(ARD, etc.)</text:p>
      <text:p text:style-name="P4">
News Source: <text:a xlink:type="simple" xlink:href="https://www.dw.com/zh/中国《反间谍法》生效-外企忧心忡忡/a-66088954" text:style-name="Internet_20_link" text:visited-style-name="Visited_20_Internet_20_Link">
https://www.dw.com/zh/中国《反间谍法》生效-外企忧心忡忡/a-66088954?maca=chi-rss-chi-all-1127-rdf</text:a>
</text:p>
      <!--NEWS-->
      <text:h text:style-name="P10" text:outline-level="1">
<text:span text:style-name="T4">
French additional police armored vehicle responded to riots more than 1,100 people were arrested</text:span>
</text:h>
      <text:p text:style-name="P4">
Author: 联合早报 (Person)</text:p>
      <text:p text:style-name="P4">
Publisher: 联合早报 (Organization)</text:p>
      <text:p text:style-name="P4">
Published Time: 2023-07-01T11:24</text:p>
      <text:p text:style-name="P4">
Modified Time: 2023-07-01T11:46</text:p>
      <text:p text:style-name="P4">
Description: The violence and riots that swept the major cities in France entered the fourth day. The French government deployed 45,000 police and armored vehicles on the street on Saturday (July 1). superior. Reuters reports that the French Minister of the Interior ...</text:p>
      <text:p text:style-name="P4">
Videos: []</text:p>
      <text:p text:style-name="P4">
Audios: []</text:p>
      <text:p text:style-name="P4">
Images: []</text:p>
      <text:p text:style-name="P4">
Type: NewsArticle</text:p>
      <text:p text:style-name="P4">
Breadcrumbs: ['即时', '国际']</text:p>
      <text:p text:style-name="P4">
Keywords: ['法国', '骚乱', '警察', '马克龙']</text:p>
      <!--METADATA-->
      <text:p text:style-name="P4">
The violence and riots that swept the major cities in France entered the fourth day. The French government deployed 45,000 police and armored vehicles on the street on Saturday (July 1). superior.</text:p>
      <text:p text:style-name="P4">
Reuters reports that French Minister of Home Affairs Darmaning said on Saturday (July 1) that more than 1,100 people have been arrested since the outbreak of riots. On Friday night, Marseille, France, arrested 80 more people, and many descendants of North Africa lived in the cities in southern France.</text:p>
      <text:p text:style-name="P4">
Nahelm, a 17 -year -old boy who was shot at close range in the outskirts of Paris on Tuesday, was shot close at close range of the police. The process of being died in his death was disseminated, and it once again stirred up the strong anger of police violence and racism for police violence and racism, where French poverty and multi -ethnic -living urban communities were once again.</text:p>
      <text:p text:style-name="P4">
The Mayor of Marseille Pardeng called on the Central Government to immediately send the army that he tweeted on Friday night and said: "Robbery and violence are unacceptable." Three policemen were suffered by three policemen in the early morning of Saturday.</text:p>
      <text:p text:style-name="P4">
In the third largest city in France, the gendarmerie police force deployed armored troops and a helicopter.</text:p>
      <text:p text:style-name="P4">
Darmaen had previously requested that local authorities stopped bus and tram services from 9 pm, and increased police force from 40,000 to 45,000. He wrote to the firefighters and police officers: "The next day will be decisive, I know you will not let us down."</text:p>
      <text:p text:style-name="P4">
The reporter asked whether Dalmarin would announce an emergency. He said, "We will not rule out any possibilities. After this evening, we will be determined by our president."</text:p>
      <text:p text:style-name="P4">
This is the most serious leadership crisis facing the French President Macron since the 2018 "Yellow vest" protest.</text:p>
      <text:p text:style-name="P4">
News Source: <text:a xlink:type="simple" xlink:href="https://www.zaobao.com.sg/realtime/world/story20230701-1409558" text:style-name="Internet_20_link" text:visited-style-name="Visited_20_Internet_20_Link">
https://www.zaobao.com.sg/realtime/world/story20230701-1409558</text:a>
</text:p>
      <!--NEWS-->
      <text:h text:style-name="P10" text:outline-level="1">
<text:span text:style-name="T4">
Many people's rights groups sent a letter to President Biden: Do not let Li Jiachao come to the United States to participate in the APEC Summit</text:span>
</text:h>
      <text:p text:style-name="P4">
Author: None</text:p>
      <text:p text:style-name="P4">
Publisher: Radio Free Asia (Organization)</text:p>
      <text:p text:style-name="P4">
Published Time: 2023-07-01T11:26:00-04:00</text:p>
      <text:p text:style-name="P4">
Modified Time: 2023-07-01T15:5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4.701348in" draw:z-index="0">
<draw:image xlink:href="../Images/rfamandarin/2023-07-01T11-26-00-04-00/000000.png" xlink:type="simple" xlink:show="embed" xlink:actuate="onLoad" draw:mime-type="image/png"/>
</draw:frame>
Hong Kong Chief Executive Li Jiachao <text:a xlink:type="simple" xlink:href="https://www.rfa.org/mandarin/Xinwen/1-07012023112155.html/@@images/image" text:style-name="Internet_20_link" text:visited-style-name="Visited_20_Internet_20_Link">
</text:a>
Reuters pictures</text:p>
      <text:p text:style-name="P4">
Dozens of rights groups around the world issued an open letter to the United States President Biden on July 1. The US government is considering giving a sanctions exemption from the Chief Executive of the Hong Kong Special Administrative Region, allowing him to attend the Asia -Pacific Economic Cooperation Organization in San Francisco in November(APEC)The report of the meeting expressed serious concerns.</text:p>
      <text:p text:style-name="P4">
The public letter from 53 Hong Kong diaspora organizations and allies said, "We clearly oppose the termination of sanctions or giving sanctions exemption, and requires the Bayeng government to immediately clarify that Li Jiachao will not allow Li Jiachao to attend the APEC summit."</text:p>
      <text:p text:style-name="P4">
The public letter said, "Under any circumstances, Li Jiachao, a sanctioned human rights who violated the sanctions on the US territory. If this happens, it will actually become meaningless to his sanctions and harm people to the United States and the United States. Hong Kong's confidence in freedom and human rights commitment. "</text:p>
      <text:p text:style-name="P4">
The open letter pointed out that in the past four years, Li Jiachao has been the main planner who has severely suppressed politics and the freedom of politics and the freedom of citizens and destroy Hong Kong's autonomy. During the Hong Kong Democratic Movement in 2019, Li Jiachao served as the director of the Hong Kong Security Bureau. He overemphasized the large -scale protests through force through the police and arrested more than 10,000 citizens. In 2020, the United States thus imposed sanctions on Li Jiachao.</text:p>
      <text:p text:style-name="P4">
Hong Kong Observation, Human Rights Observation, and the defenders of Chinese human rights, and other rights organizations from all over the world jointly deployed an open letter to the US President Biden.</text:p>
      <text:p text:style-name="P4">
(Responsible editor: (：)</text:p>
      <text:p text:style-name="P4">
News Source: <text:a xlink:type="simple" xlink:href="https://www.rfa.org/mandarin/Xinwen/1-07012023112155.html" text:style-name="Internet_20_link" text:visited-style-name="Visited_20_Internet_20_Link">
https://www.rfa.org/mandarin/Xinwen/1-07012023112155.html</text:a>
</text:p>
      <!--NEWS-->
      <text:h text:style-name="P10" text:outline-level="1">
<text:span text:style-name="T4">
Japanese reporters entering Hong Kong have been rejected to interview the umbrella movement and counterfeit</text:span>
</text:h>
      <text:p text:style-name="P4">
Author: None</text:p>
      <text:p text:style-name="P4">
Publisher: Radio Free Asia (Organization)</text:p>
      <text:p text:style-name="P4">
Published Time: 2023-07-01T11:35:44-04:00</text:p>
      <text:p text:style-name="P4">
Modified Time: 2023-07-01T11:35: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6.867765in" draw:z-index="0">
<draw:image xlink:href="../Images/rfamandarin/2023-07-01T11-35-44-04-00/000000.png" xlink:type="simple" xlink:show="embed" xlink:actuate="onLoad" draw:mime-type="image/png"/>
</draw:frame>
During the rejuvenation of the Central Movement, I went to Hong Kong to interview and publish the book "Hong Kong Demonstration Battle". <text:a xlink:type="simple" xlink:href="https://www.rfa.org/mandarin/Xinwen/2-07012023112728.html/@@images/image" text:style-name="Internet_20_link" text:visited-style-name="Visited_20_Internet_20_Link">
</text:a>
Instagram/Lady Liberty HK Hong Kong Democratic Goddess(@hkladyliberty)The 3rd anniversary of the implementation of the National Security Law of the Hong Kong District, a Japanese reporter Ogawa Tsarians who went to Hong Kong during the counterpart during the delivery of the Central Movement to interview and publish the book "Hong Kong Demonstration War" were rejected in Hong Kong on the 29th and repatriated on the 30th. Criticism in Japanese -Hong Kong people group shows that Hong Kong's freedom of pressing in Hong Kong has disappeared.</text:p>
      <text:p text:style-name="P4">
According to Japan's Sankei News, Ogawa Hiroshi, who is currently a free reporter, arrived at the Hong Kong International Airport on the evening of the 29th. "Local", "Name of Hong Kong Friends" and so on.</text:p>
      <text:p text:style-name="P4">
Subsequently, he was required to sign on the "refusal notice" on the 30th and forcibly repatriated Japan, and did not explain to him the reason for his rejection of entry.</text:p>
      <text:p text:style-name="P4">
The report quoted Ogawa's statement that he did not know the reason for being refused to enter the country, and did not publish a statement in Hong Kong that could cause problems. However, he also mentioned that "maybe in Japan's words and deeds, so he was rejected."</text:p>
      <text:p text:style-name="P4">
According to public information, Ogawa has been paying attention to the democratic movement of Hong Kong for a long time. He interviewed the Umbrella Movement in 2014. During 2019, he went to Hong Kong to interview and counter -China Movement. The terrible truth ".</text:p>
      <text:p text:style-name="P4">
It is reported that the purpose of this time Kawa Kawa's entry in Hong Kong is to observe the situation of Hong Kong's return 26 years.</text:p>
      <text:p text:style-name="P4">
After the incident, the non -governmental organization "Japan Hong Kong Democratic Liannian" composed of the Japanese and Hong Kong people issued a statement, condemning the Hong Kong government to reject Japanese journalists entering and repatriation without reason, and asked the Japanese government to take tough operations to this. , Ensure the freedom of entry and exit of Japanese citizens.</text:p>
      <text:p text:style-name="P4">
(Responsible editor: (：)</text:p>
      <text:p text:style-name="P4">
News Source: <text:a xlink:type="simple" xlink:href="https://www.rfa.org/mandarin/Xinwen/2-07012023112728.html" text:style-name="Internet_20_link" text:visited-style-name="Visited_20_Internet_20_Link">
https://www.rfa.org/mandarin/Xinwen/2-07012023112728.html</text:a>
</text:p>
      <!--NEWS-->
      <text:h text:style-name="P10" text:outline-level="1">
<text:span text:style-name="T4">
Reduce international isolation Iran to seek SCO to help its economic development</text:span>
</text:h>
      <text:p text:style-name="P4">
Author: chinese@voanews.com (美国之音)</text:p>
      <text:p text:style-name="P4">
Publisher: 美国之音中文网 (Type: NewsMediaOrganization)</text:p>
      <text:p text:style-name="P4">
Published Time: 2023-07-01T11:36:52+08:00</text:p>
      <text:p text:style-name="P4">
Modified Time: 2023-07-01 03:36:52Z</text:p>
      <text:p text:style-name="P4">
Description: Iran has increased diplomacy this year, hoping to improve the economy and reduce isolation. Iranian President and Foreign Minister went to Latin America to visit, received diplomats from his former enemy Saudi Arabia, and attended indirect talks with the United States on his nuclear plan.</text:p>
      <text:p text:style-name="P4">
Videos: []</text:p>
      <text:p text:style-name="P4">
Images: []</text:p>
      <text:p text:style-name="P4">
Categories: ['中国', '中东']</text:p>
      <text:p text:style-name="P4">
Type: None</text:p>
      <!--METADATA-->
      <text:p text:style-name="P4">
Nonenone</text:p>
      <text:p text:style-name="P4">
News Source: <text:a xlink:type="simple" xlink:href="https://www.voachinese.com/a/tehran-looks-to-shanghai-alliance-to-aid-economy-reduce-isolation-20230630/7162896.html" text:style-name="Internet_20_link" text:visited-style-name="Visited_20_Internet_20_Link">
https://www.voachinese.com/a/tehran-looks-to-shanghai-alliance-to-aid-economy-reduce-isolation-20230630/7162896.html</text:a>
</text:p>
      <!--NEWS-->
      <text:h text:style-name="P10" text:outline-level="1">
<text:span text:style-name="T4">
A magnitude 6.4 earthquake in Java is suspected of sudden death of the heart disease and 10 people injured</text:span>
</text:h>
      <text:p text:style-name="P4">
Author: 联合早报 (Person)</text:p>
      <text:p text:style-name="P4">
Publisher: 联合早报 (Organization)</text:p>
      <text:p text:style-name="P4">
Published Time: 2023-07-01T11:41</text:p>
      <text:p text:style-name="P4">
Modified Time: 2023-07-01T13:52</text:p>
      <text:p text:style-name="P4">
Description: A magnitude 6.4 earthquake occurred on Friday (June 30) in Java, Indonesia, causing at least 10 people to be injured, and one suspected to die due to heart disease. Earlier reported that the earthquake was 6.5. Indonesian disaster reduction agency (BNPB) spokesman told Reuters on Saturday that day ... Day ...</text:p>
      <text:p text:style-name="P4">
Videos: []</text:p>
      <text:p text:style-name="P4">
Audios: []</text:p>
      <text:p text:style-name="P4">
Images: []</text:p>
      <text:p text:style-name="P4">
Type: NewsArticle</text:p>
      <text:p text:style-name="P4">
Breadcrumbs: ['即时', '国际']</text:p>
      <text:p text:style-name="P4">
Keywords: ['印尼', '地震']</text:p>
      <!--METADATA-->
      <text:p text:style-name="P4">
A magnitude 6.4 earthquake occurred on Friday (June 30) in Java, Indonesia, causing at least 10 people to be injured, and one suspected to die due to heart disease. <text:a xlink:type="simple" xlink:href="https://www.zaobao.com/realtime/world/story20230630-1409481" text:style-name="Internet_20_link" text:visited-style-name="Visited_20_Internet_20_Link">
Reported earlier that the earthquake was level 6.5</text:a>
Essence</text:p>
      <text:p text:style-name="P4">
The Indonesian disaster reduction agency (BNPB) spokesman told Reuters on Saturday that hundreds of houses, some offices, health and educational facilities in Hitoyling and Central Java were slightly damaged in the earthquake.</text:p>
      <text:p text:style-name="P4">
The Indonesian Meteorological, Climate and Earth Physics Bureau (BMKG) said that the depth of the earthquake was 25 kilometers. Many cities in the Yogyaka area, as well as the east and central parts of Indonesia's population, have a sense of shock, but did not issue tsunami alerts.</text:p>
      <text:p text:style-name="P4">
Indonesia is located in the Pacific Earthquake Belt, with thousands of earthquakes every year. In September 2018, a magnitude 7.4 earthquake occurred in Cara County, Sulawesi, Indonesia and triggered a tsunami, and took more than 2,000 people.</text:p>
      <text:p text:style-name="P4">
News Source: <text:a xlink:type="simple" xlink:href="https://www.zaobao.com.sg/realtime/world/story20230701-1409561" text:style-name="Internet_20_link" text:visited-style-name="Visited_20_Internet_20_Link">
https://www.zaobao.com.sg/realtime/world/story20230701-1409561</text:a>
</text:p>
      <!--NEWS-->
      <text:h text:style-name="P10" text:outline-level="1">
<text:span text:style-name="T4">
A number of visitors in Shanghai were lost by violence on the eve of July 1st</text:span>
</text:h>
      <text:p text:style-name="P4">
Author: None</text:p>
      <text:p text:style-name="P4">
Publisher: Radio Free Asia (Organization)</text:p>
      <text:p text:style-name="P4">
Published Time: 2023-07-01T11:43:57-04:00</text:p>
      <text:p text:style-name="P4">
Modified Time: 2023-07-01T11:43: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8.151981in" draw:z-index="0">
<draw:image xlink:href="../Images/rfamandarin/2023-07-01T11-43-57-04-00/000000.png" xlink:type="simple" xlink:show="embed" xlink:actuate="onLoad" draw:mime-type="image/png"/>
</draw:frame>
Jiang Jiawen, a person in Liaoning [Network screenshot/rights protection network</text:p>
      <text:p text:style-name="P4">
According to reports from the Overseas Rights Resources Network on July 1, on the morning of the 30th, Jiang Jiawen, a person in Liaoning, received a call from Xiang Wenyin, a rights defendant from Changbai Street, Yangpu District, Shanghai, saying that when he went to Beijing the day before, he was already in Shanghai. The violent interception of the personnel stationed in Beijing returned to Shanghai from the 1461 train from Beijing to Shanghai, and then was out of contact.</text:p>
      <text:p text:style-name="P4">
Xiang Wenyin, Changbai Street, Yangpu District, Shanghai, embarked on the road of petition because of the illegal demolition and compensation of the government in 2004. Essence According to Xiang Wenyin's family, Xiang Wenyin may have been illegally detained to Changxing Island Black Prison. At the same time, Xu Wei, Wang Guocai, Li Ping, Wang Zefei, etc. on Changbai Street may also be detained in Changxing Island Black Prison Essence</text:p>
      <text:p text:style-name="P4">
Jiang Jiawen said that this society solves the problem and solve the problem in accordance with the law, but specifically solves the problem, hoping that all sectors of society will pay attention to the personal safety of rights protection.</text:p>
      <text:p text:style-name="P4">
(Responsible editor: (：)</text:p>
      <text:p text:style-name="P4">
News Source: <text:a xlink:type="simple" xlink:href="https://www.rfa.org/mandarin/Xinwen/3-07012023113630.html" text:style-name="Internet_20_link" text:visited-style-name="Visited_20_Internet_20_Link">
https://www.rfa.org/mandarin/Xinwen/3-07012023113630.html</text:a>
</text:p>
      <!--NEWS-->
      <text:h text:style-name="P10" text:outline-level="1">
<text:span text:style-name="T4">
Hong Kong sovereignty transfer 26th anniversary Social civilian even temporarily cancels demonstration</text:span>
</text:h>
      <text:p text:style-name="P4">
Author: None</text:p>
      <text:p text:style-name="P4">
Publisher: Radio Free Asia (Organization)</text:p>
      <text:p text:style-name="P4">
Published Time: 2023-07-01T11:53:09-04:00</text:p>
      <text:p text:style-name="P4">
Modified Time: 2023-07-01T11:53: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612011in" draw:z-index="0">
<draw:image xlink:href="../Images/rfamandarin/2023-07-01T11-53-09-04-00/000000.png" xlink:type="simple" xlink:show="embed" xlink:actuate="onLoad" draw:mime-type="image/png"/>
</draw:frame>
In the past, Victoria Park, which was the starting point of the 7th Parade of the Democratic Command, held a celebration return event for three days since the 30th. On Saturday, many police cars were parked at the entrance and exit of Victoria, and police officers were patrolled outside the Tianhou Metro Station. <text:a xlink:type="simple" xlink:href="https://www.rfa.org/mandarin/Xinwen/4-07012023114452.html/@@images/image" text:style-name="Internet_20_link" text:visited-style-name="Visited_20_Internet_20_Link">
</text:a>
Agence France -Presse Pictures</text:p>
      <text:p text:style-name="P4">
July 1 is the 26th anniversary of the transfer of sovereignty in Hong Kong. The Hong Kong Socialist was planned to demonstrate on the government headquarters on the day to act on issues such as freedom of speech and input foreign workers. Chief Executive Li Jiachao pointed out at the 26th anniversary of the establishment of the SAR that we must be alert to Hong Kong soft confrontation and maintain national security.</text:p>
      <text:p text:style-name="P4">
Comprehensive international media news on the 1st, before the epidemic was popular, the democratic schools have held a parade in the past many years. This year is the first "July 1" after the Hong Kong government withdraws the restrictions on epidemic prevention. Zhou Jiafa, vice chairman of the Social Ministry, said that from 9 am to 10 am that morning, a total of five calls from unknown people were received, but he did not have any Answer. After investigating the information, he was searched and brought to the police station by police officers on the eve of July 1st last year to remind him not to act on July 1st.</text:p>
      <text:p text:style-name="P4">
In the past, Victoria Park, which was the starting point of the 7th Parade of the Democratic Command, held a celebration return event for three days since the 30th. On Saturday, many police cars were parked at the entrance and exit of Victoria, and police officers were patrolled outside the Tianhou Metro Station. In the past many years, there have been different folk groups and political parties to set up street stations, but this year, there are no group demonstrations. Police obviously sent police forces to patrol in various districts.</text:p>
      <text:p text:style-name="P4">
(Responsible editor: (：)</text:p>
      <text:p text:style-name="P4">
News Source: <text:a xlink:type="simple" xlink:href="https://www.rfa.org/mandarin/Xinwen/4-07012023114452.html" text:style-name="Internet_20_link" text:visited-style-name="Visited_20_Internet_20_Link">
https://www.rfa.org/mandarin/Xinwen/4-07012023114452.html</text:a>
</text:p>
      <!--NEWS-->
      <text:h text:style-name="P10" text:outline-level="1">
<text:span text:style-name="T4">
Chinese Ambassador to the United States Xie Feng submitted a national book to the US President Biden</text:span>
</text:h>
      <text:p text:style-name="P4">
Author: None</text:p>
      <text:p text:style-name="P4">
Publisher: Radio Free Asia (Organization)</text:p>
      <text:p text:style-name="P4">
Published Time: 2023-07-01T11:56:09-04:00</text:p>
      <text:p text:style-name="P4">
Modified Time: 2023-07-01T11:56: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4.612011in" draw:z-index="0">
<draw:image xlink:href="../Images/rfamandarin/2023-07-01T11-56-09-04-00/000000.png" xlink:type="simple" xlink:show="embed" xlink:actuate="onLoad" draw:mime-type="image/png"/>
</draw:frame>
Chinese ambassador to the United States Xie Feng <text:a xlink:type="simple" xlink:href="https://www.rfa.org/mandarin/Xinwen/5-07012023115413.html/@@images/image" text:style-name="Internet_20_link" text:visited-style-name="Visited_20_Internet_20_Link">
</text:a>
Reuters pictures</text:p>
      <text:p text:style-name="P4">
U.S. President Biden received a national book submitted by Xie Feng, the new Chinese ambassador to the United States in the White House on June 30, and talked about Sino -US relations. Xie Feng hoped that the two sides went each other to explore the correct way to get along in the new period and promote the return of the relationship between the two countries to return to the right track.</text:p>
      <text:p text:style-name="P4">
According to the official website of the Chinese Embassy in the United States, Biden accepted Xie Feng submitted a national book at the Oval Office of the White House. President Biden welcomed Xie Feng and talked with Xie Feng on Sino -US relations.</text:p>
      <text:p text:style-name="P4">
Xie Feng said that he became the 12th Special Ambassador to the United States to be glorious and responsible. He arrived in the United States on May 23.</text:p>
      <text:p text:style-name="P4">
Sino -US relations have repeatedly discussed in recent years. US Secretary of State AntonyBlinken visited Beijing from June 18th to 19th, and the relationship between the two countries, which has been in a historical low, has been slowed down with the trip to Brinken's visit, but then then Another US President Biden described Xi Jinping as a "dictator".</text:p>
      <text:p text:style-name="P4">
In the interview with the US media afterwards, Brinken said that there are differences between the United States and China. It is not a secret. The United States will, as always, defend the interests and values of the United States, "continue to do things that China does not like, say what China does not like"; the Chinese Ministry of Foreign Affairs does not like it. Expressing dissatisfaction requires the United States to stop making irresponsible remarks.</text:p>
      <text:p text:style-name="P4">
(Responsible editor: (：)</text:p>
      <text:p text:style-name="P4">
News Source: <text:a xlink:type="simple" xlink:href="https://www.rfa.org/mandarin/Xinwen/5-07012023115413.html" text:style-name="Internet_20_link" text:visited-style-name="Visited_20_Internet_20_Link">
https://www.rfa.org/mandarin/Xinwen/5-07012023115413.html</text:a>
</text:p>
      <!--NEWS-->
      <text:h text:style-name="P10" text:outline-level="1">
<text:span text:style-name="T4">
Does the Guoan Law change permanently in Hong Kong?</text:span>
</text:h>
      <text:p text:style-name="P4">
Author: None (Language: zh)</text:p>
      <text:p text:style-name="P4">
Publisher: None</text:p>
      <text:p text:style-name="P4">
Time: 2023-07-01T12:30:00Z</text:p>
      <text:p text:style-name="P4">
Description: Three years ago, the Hong Kong version of the National Security Law began to implement. Today, three years later, a former member of the Hong Kong Legislative Council told Germany: "We have lost their freedom, and now all forms of protests are designated as a crime."</text:p>
      <text:p text:style-name="P4">
Videos: []</text:p>
      <text:p text:style-name="P4">
Images: []</text:p>
      <text:p text:style-name="P4">
Subject: 时政风云</text:p>
      <text:p text:style-name="P4">
Subjects: []</text:p>
      <text:p text:style-name="P4">
Keywords: ['七一', '李家超', '基本法23条', '香港国安法', '公民社会', '香港自由', '司法独立', '回归', '海外港人']</text:p>
      <text:p text:style-name="P4">
Id: 66089541</text:p>
      <!--METADATA-->
      <text:p text:style-name="P4">
<text:a xlink:type="simple" xlink:href="https://www.dw.com/zh/overlay/image/article/66089541/62313536" text:style-name="Internet_20_link" text:visited-style-name="Visited_20_Internet_20_Link">
 </text:a>
This Friday is the third anniversary of the implementation of the Hong Kong National Security Law. The law was approved by the Standing Committee of the National People's Congress on June 30, 2020 to announce the implementation of the day</text:p>
      <text:p text:style-name="P4">
(Voice of Germany Chinese) After the implementation of the controversial national security law for three years in Hong Kong, the city's appearance and feeling are very different. Prior to this, Hong Kong was known for his high autonomy and freedom of citizenship.</text:p>
      <text:p text:style-name="P4">
Since 2020, more than 100 people have been arrested and imprisoned for national security crimes. Many democratic parties and large -scale civil organizations have been dissolved, and the authorities are considered by the authorities as sensitive books and films.</text:p>
      <text:p text:style-name="P4">
The latest example is that the Hong Kong government applied for prohibiting the dissemination of the <text:a xlink:type="simple" xlink:href="https://www.dw.com/zh/zh/願榮光歸香港禁案延后-全球港人串連合唱/a-65888826" text:style-name="Internet_20_link" text:visited-style-name="Visited_20_Internet_20_Link">
protest song "Wish Glory Back to Hong Kong", which was popular during the 2019 campaign. </text:a>
The Hong Kong government, which is consistent with Beijing, insisted that after several months of protests in 2019, the National Security Law brought "stability" to Hong Kong.</text:p>
      <text:p text:style-name="P4">
However, some overseas Hong Kong activities told Germany that the law "completely destroyed" the freedom of all forms of Hong Kong and the freedom of most citizens.</text:p>
      <text:p text:style-name="P4">
"We have lost the freedom of legislation, we have lost the freedom of judicialness, we have lost the freedom of the chief executive officer. Now all formal protests are designated as crimes, and even soft expression such as movies and arts is now designated as Crime "Xu Zhifeng, a member of the former Democratic Legislative Council of Hong Kong and Xu Zhifeng, an exile in Australia.</text:p>
      <text:p text:style-name="P4">
Chen Jialuo, a political scholar of Hong Kong Baptist University, told DW, "The Hong Kong Government has delineated a new red line to further strengthen control of all aspects of the city."</text:p>
      <text:p text:style-name="P4">
This huge change in Hong Kong began in arrest and detained well -known political activities and civilian activists, including 47 democratic activists and well -known media leaders such as Li Zhiying, the founder of Apple Daily.</text:p>
      <text:p text:style-name="P4">
The suppression has also expanded to other areas of civic society, including forced closure of independent media such as the Apple Daily and "Position News", as well as books on sensitive topics such as the Tianjiu Anmen massacre.</text:p>
      <text:p text:style-name="P4">
Maggie Shum, a political scholar at Pennsylvania, said: "This suppression is the autocraticization of the second level of daily life for civic society and penetrates into daily life."</text:p>
      <text:p text:style-name="P4">
KennethChan, a political scholar at the Hong Kong Baptist University, told Germany to commemorate the June 4th or non -governmental organizations or political groups, which have been banned in Hong Kong. He said: "The Hong Kong government has defined a new red line to further strengthen control over all aspects of the city."</text:p>
      <text:p text:style-name="P4">
Although the National Security Law was widely criticized, Lin Dingguo, the director of the Department of Justice of Hong Kong, said in a recent interview that the law did not affect the freedom of assembly of citizens.</text:p>
      <text:p text:style-name="P4">
Last month, when Hong Kong Chief Executive Li Jiachao was asked at the press conference, when the individual could publicize the June 4th and whether the candle of Yuwei Garden was driven away, it did not respond positively. Everyone must be responsible for their actions.</text:p>
      <text:p text:style-name="P4">
Li Zhiying, the founder of Apple Daily, was charged with violations of the National Security Law</text:p>
      <text:h text:style-name="P12" text:outline-level="3">
<text:span text:style-name="T4">
"Back to China for the second time"</text:span>
</text:h>
      <text:p text:style-name="P4">
Chen Jialuo, Hong Kong Baptist University, said that with the rights promised by the "one country, two systems" in the past and the freedom to disappear quickly in Hong Kong, Hong Kong is now "the second return" China.</text:p>
      <text:p text:style-name="P4">
In 1997, Britain transferred Hong Kong's sovereignty to China.</text:p>
      <text:p text:style-name="P4">
Chen Jialuo said that Hong Kong's major institutions are full of members of Beijing, and Hong Kong judicial systems known for a long time are also facing increasing pressure. He told Germany's voice: "We are losing the power balance and democratic guardrail that have been possessed before Hong Kong, and replaced it with more top -down control networks."</text:p>
      <text:p text:style-name="P4">
In 2021, Hong Kong passed amendments to the election system, allowing the agencies of pro -Beijing to appoint most members of the Legislative Council, and also required all candidates to pass the review procedures controlled by the pro -government committee.</text:p>
      <text:p text:style-name="P4">
In April of this year, the Hong Kong government announced that the scope of election reform expanded to most seats by direct elections to produce district councils.</text:p>
      <text:p text:style-name="P4">
In terms of judicial, the new interpretation allows the Guoan case to be tried by the government's appointed judge. The Legislative Council passed the amendment in May to give the Hong Kong government's power to prohibit overseas lawyers from dealing with national security cases.</text:p>
      <text:p text:style-name="P4">
Maggieshum, a political scholar at Pennsylvania, believes that China's "tough movement" and "very successful" in China's suppression of any signs of objections in Hong Kong. She told the Voice of Germany: "The Hong Kong government now expressed that she hopes to fill in the loopholes in the law through the completion of the legislation of Article 23 of the Basic Law." She said that the move will prevent any form of collective operations and firmly control Hong Kong. Essence</text:p>
      <text:p text:style-name="P4">
<text:a xlink:type="simple" xlink:href="https://www.dw.com/zh/zh/李家超希望最迟明年完成基本法23条立法/a-64434862" text:style-name="Internet_20_link" text:visited-style-name="Visited_20_Internet_20_Link">
Last week, Hong Kong Chief Executive Li Jiachao said in an exclusive interview with the Hong Kong News Agency that Article 23 The legislation has set a schedule</text:a>
It must be legislative during his term, and the last year must be legislative. He said: "This legislation hopes that the entire process and aspects are considered comprehensive, which is a successful law."</text:p>
      <text:p text:style-name="P4">
Hong Kong Chief Executive Li Jiachao recently stated that Article 23 The legislation has set a schedule</text:p>
      <text:h text:style-name="P12" text:outline-level="3">
<text:span text:style-name="T4">
Overseas Hong Kong people have also become the target of the National Security Law</text:span>
</text:h>
      <text:p text:style-name="P4">
<text:a xlink:type="simple" xlink:href="https://www.dw.com/zh/zh/邝颂晴最大的改变是不再有表达的自由/a-66083995" text:style-name="Internet_20_link" text:visited-style-name="Visited_20_Internet_20_Link">
Overseas Hong Kong diaspora community has also become the target of the National Security Law. </text:a>
In April this year, when a 23 -year -old college student studying in Japan returned to Hong Kong, he was arrested for posts shared in social media three years ago. The Hong Kong police said that these posts were "incite Hong Kong independence."</text:p>
      <text:p text:style-name="P4">
Xu Zhifeng, a person in exile Hong Kong, told Germany that the incident caused extensive fear among overseas diaspora groups, because overseas Hong Kong people began to realize that they might be risky when they returned to Hong Kong.</text:p>
      <text:p text:style-name="P4">
He said: "Today, when Hong Kong people talk about returning to Hong Kong, they all talk about the potential risks of being arrested or confiscated by the authorities." He added that most Hong Kong people will take preventive measures overseas, such as carrying backup when returning to Hong Kong to return to Hong Kong. Telephone.</text:p>
      <text:p text:style-name="P4">
Although some overseas organizations have worked hard to help continue the resistance of Hong Kong people, Maggieshum of Pennsylvania's State University of Pennsylvania believes that one of the goals of the National Security Law is to cut off the connection between the overseas diaspora community and Hong Kong. "I think in the long run, Hong Kong will become more isolated," she said to Germany.</text:p>
      <text:p text:style-name="P4">
News Source: <text:a xlink:type="simple" xlink:href="https://www.dw.com/zh/国安法永久地改变了香港吗？/a-66089541" text:style-name="Internet_20_link" text:visited-style-name="Visited_20_Internet_20_Link">
https://www.dw.com/zh/国安法永久地改变了香港吗？/a-66089541?maca=chi-rss-chi-all-1127-rdf</text:a>
</text:p>
      <!--NEWS-->
      <text:h text:style-name="P10" text:outline-level="1">
<text:span text:style-name="T4">
Singapore's suicide rate hit the highest record of 22 years</text:span>
</text:h>
      <text:p text:style-name="P4">
Publisher: 法新社</text:p>
      <text:p text:style-name="P4">
Published Time: 2023-07-01T12:32:08+00:00</text:p>
      <text:p text:style-name="P4">
Modified Time: 2023-07-01T12:05:01+00:00</text:p>
      <text:p text:style-name="P4">
Description: (Agence France -Presse, Singapore, 1st) According to the Singapore Assistant Association, Singapore's suicide rate last year rose nearly 26%. It has reached the highest point in more than 20 years. "The pain of the spir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01T12-32-08-00-00/000000.png" xlink:type="simple" xlink:show="embed" xlink:actuate="onLoad" draw:mime-type="image/png"/>
</draw:frame>
Samaritans of Singapore said in the annual press release that the suicide rate of young people aged 10 to 29 and the elderly aged aged 70 to 79 is particularly worrying.</text:p>
      <text:p text:style-name="P4">
The Singapore Assistant Association stated in the press release that a total of 476 people committed suicide in 2022, which is "the record with the largest number of suicide deaths in 2000", which is higher than the 378 people in the previous year.</text:p>
      <text:p text:style-name="P4">
Senior psychiatrist and mental health consultant Jerud. "Jared Ng) said:" The number of suicide in Singapore has risen unprecedentedly, which is extremely heartbreaking. "</text:p>
      <text:p text:style-name="P4">
He said: "The suicide rate is rising, and the invisible spiritual pain is penetrating our society, especially young people and the elderly. The most important thing is that we must be alert to the urgency of continuously affecting mental health, such as society The problem of isolation and loneliness. "</text:p>
      <text:p text:style-name="P4">
The press release pointed out that suicide "topped the cause of death of young people 10 to 29 years in a row for 4 consecutive years", accounting for 33.6%of the deaths of all deaths at the age. In 2022, a total of 125 people committed suicide, an increase of 11.6%from the 112 people in the previous year.</text:p>
      <text:p text:style-name="P4">
According to the Singapore Assistant Association, Singapore's suicide in Singapore's 70 to 79 -year -olds increased to 48, an increase of 60%from 30 in 2021.</text:p>
      <text:p text:style-name="P4">
According to the World Health Organization (WHO) data, suicide is the fourth cause of young people from 15 to 29 years in the world. More than 700,000 people in the world die of suicide each year.</text:p>
      <text:p text:style-name="P4">
News Source: <text:a xlink:type="simple" xlink:href="https://www.rfi.fr/cn/%E5%9B%BD%E9%99%85%E6%8A%A5%E9%81%93/20230701-%E6%96%B0%E5%8A%A0%E5%9D%A1%E8%87%AA%E6%9D%80%E7%8E%87-%E5%88%9B22%E5%B9%B4%E6%9C%80%E9%AB%98%E7%BA%AA%E5%BD%95" text:style-name="Internet_20_link" text:visited-style-name="Visited_20_Internet_20_Link">
https://www.rfi.fr/cn/%E5%9B%BD%E9%99%85%E6%8A%A5%E9%81%93/20230701-%E6%96%B0%E5%8A%A0%E5%9D%A1%E8%87%AA%E6%9D%80%E7%8E%87-%E5%88%9B22%E5%B9%B4%E6%9C%80%E9%AB%98%E7%BA%AA%E5%BD%95</text:a>
</text:p>
      <!--NEWS-->
      <text:h text:style-name="P10" text:outline-level="1">
<text:span text:style-name="T4">
German media: decoupled? China still needs to be in Germany</text:span>
</text:h>
      <text:p text:style-name="P4">
Author: None (Language: zh)</text:p>
      <text:p text:style-name="P4">
Publisher: None</text:p>
      <text:p text:style-name="P4">
Time: 2023-07-01T13:07:00Z</text:p>
      <text:p text:style-name="P4">
Description: The Frankfurt Report believes that, given that China still needs to be in Germany in many ways, Berlin does not have to be too humble when facing Beijing. "New Zurich" noticed that the United States and India strengthened cooperation to compete for common opponents, but this interest community is destined to be difficult to deepen in the long run due to lack of common values.</text:p>
      <text:p text:style-name="P4">
Videos: []</text:p>
      <text:p text:style-name="P4">
Images: []</text:p>
      <text:p text:style-name="P4">
Subject: 评论分析</text:p>
      <text:p text:style-name="P4">
Subjects: ['奥巴马', '专题报道：习近平访美', '印度', '美国', '南希·佩洛西']</text:p>
      <text:p text:style-name="P4">
Keywords: ['脱钩', '去风险', '依赖', '德中关系', '德国外交', '中国外交', '中印关系', '中美关系', '美国', '印度']</text:p>
      <text:p text:style-name="P4">
Id: 66089248</text:p>
      <!--METADATA-->
      <text:p text:style-name="P4">
<text:a xlink:type="simple" xlink:href="https://www.dw.com/zh/overlay/image/article/66089248/63389477" text:style-name="Internet_20_link" text:visited-style-name="Visited_20_Internet_20_Link">
 </text:a>
China still needs to be in Germany in many ways</text:p>
      <text:p text:style-name="P4">
(Voice of Germany) <text:span text:style-name="T4">
 "Frankfurt Report" </text:span>
 (<text:a xlink:type="simple" xlink:href="https://www.faz.net/aktuell/politik/ausland/wie-sehr-braucht-peking-berlin-kommentar-zur-chinapolitik-18985983.html" text:style-name="Internet_20_link" text:visited-style-name="Visited_20_Internet_20_Link">
"How do Germany need Germany?</text:a>
"For the title, publishing comments pointed out that <text:a xlink:type="simple" xlink:href="https://www.dw.com/zh/zh/德中关系/t-62235618" text:style-name="Internet_20_link" text:visited-style-name="Visited_20_Internet_20_Link">
Germany was dealing with China</text:a>
Don't be too humble, because Beijing still needs to be in Berlin in many aspects.</text:p>
      <text:p text:style-name="P4">
"In view of the high -spirited gesture of the Chinese government, governments of various countries are facing a problem: how much may there be to protect their own interests when dealing with China. There are many possibilities in theory. For example Falling enough bread dandruff to preach the results to the people of the country. Faced with such a approach, Beijing will be treated with a friendly attitude. "</text:p>
      <text:p text:style-name="P4">
"If anyone thinks that they have enough ability, they can also actively criticize China's worthy of piloting and ask Beijing to change. Although China will say" extreme dissatisfaction 'and fight back in words, it will be fiercely fighting, but it will be fiercely fighting, but it will be fiercely fighting, but it will be fiercely fighting, but it will be fiercely fighting, but it will be fiercely fighting, but it will be fiercely fighting, but it will be fiercely fighting. The strength of the counterattack depends on the critics itself has multiple weights in the balance of international politics. Of course, Beijing cannot make concessions to critics, because once the Communist Party allows the pace of transition to democratic systems, it may lose the foundation of governance. . For Xi Jinping, the disintegration of the Soviet Union is a nightmare. He must stop similar events at all costs to happen in 'own'. "</text:p>
      <text:h text:style-name="P12" text:outline-level="3">
<text:span text:style-name="T4">
Interview: By separation of risk? The key depends on how to define</text:span>
</text:h>
      <text:p text:style-name="P4">
"German diplomacy always avoids aggressive and active gestures. This strategy can usually work. How to deal with China has existed at least when building diplomatic relations in Germany. What is the feet? Stupid provocation of interests? Compared with many other countries, Germany has the advantages of economic powers. Germany can still provide a lot of things to China. At least in theory, Germany has the ability to impact Beijing It depends on the specific situation. "</text:p>
      <text:p text:style-name="P4">
"Today, <text:a xlink:type="simple" xlink:href="https://www.dw.com/zh/zh/中国幻想的破灭/a-66033341" text:style-name="Internet_20_link" text:visited-style-name="Visited_20_Internet_20_Link">
Some people are calling for a large -scale decoupled with China</text:a>
And pointed out that it is to Russia's energy <text:a xlink:type="simple" xlink:href="https://www.dw.com/zh/zh/智库-德国在某些领域严重依赖于中国产品/a-65986796" text:style-name="Internet_20_link" text:visited-style-name="Visited_20_Internet_20_Link">
dependence</text:a>
Similarity. Some people think that the risk of diversified operations is sufficient. In this dispute, people ignored one thing: China is actually trying to decompose. Beijing hopes to achieve independence in the field of as much as possible and want to control all key technologies in the economy and military fields. To some extent, it can be said that Xi Jinping is making a very difficult decision for the German government: how to build a relationship with China? When talking about the reason for independence, the Chinese like to emphasize the history of being forced to rely on colonial power in the past, and said that all this must not be repeated. In Germany's public opinion, this kind of argument about colonial imperialism is also very understandable. "</text:p>
      <text:p text:style-name="P4">
"However, when dealing with China, the German political circles don't have to worry about another common risk. Many other countries governments will play 'Nazi cards' to Germany when they encounter trouble, because this always stimulates the sensitive nerves of Germany. The German political circles have carried the "never reappear Nazi history '' in their bones. But in the clearing of the historical issues of the Cascus, the Chinese regarded Germany as a model country, because Beijing often compares Germany and the" Hohhuman "Japan. The latter is indeed indeed. There is a lot of room for improvement. "</text:p>
      <text:p text:style-name="P4">
The United States has strengthened cooperation with India to compete with the common opponent China, but this interest community is destined to deepen the long -term due to lack of common values.</text:p>
      <text:p text:style-name="P4">
<text:span text:style-name="T4">
 Switzerland "New Zurich" </text:span>
 "<text:a xlink:type="simple" xlink:href="https://www.nzz.ch/meinung/indien-ist-ein-notwendiger-aber-schwieriger-verbuendeter-des-westens-ld.1744110" text:style-name="Internet_20_link" text:visited-style-name="Visited_20_Internet_20_Link">
India is a difficult but necessary allies in the United States</text:a>
"For the title, publishing comments pointed out that in the face of common opponents China, the United States and India must cooperate.</text:p>
      <text:p text:style-name="P4">
"In recent years, China has become a difficult neighbor in India. In the northern border plateau region of India, bleeding friction occurred in the two countries, causing casualties. Sri Lanka; the same is true in Indian revenge Pakistan. Although the Indian population has surpassed China to become the world's number one in the world this year, this South Asian country has lagged behind in the economy and military fields in the past 30 years, so that relying on allies must be strengthened to ensure its own safety. "</text:p>
      <text:p text:style-name="P4">
"Russia was a traditional military alliance in India during the Cold War, but after a series of incidents such as the Russian and Ukraine War, Russia had severely weakened to depend on China, so it was almost unlikely to help India again. Therefore, India is inevitably unavoidable Seek to the United States. "</text:p>
      <text:p text:style-name="P4">
"The United States also needs to be in India. Washington is trying to withstand China's dominant demand, which depends on regional allies. In addition to traditional allies Australia and Japan, the United States must ensure that India stands on its own, not standing in China. During Trump's administration, Washington realized this, thus strengthening the United States and Indian cooperation. President Biden now takes a big step forward, <text:a xlink:type="simple" xlink:href="https://www.dw.com/zh/zh/美国印度将加强国防工业合作/a-65829771" text:style-name="Internet_20_link" text:visited-style-name="Visited_20_Internet_20_Link">
new agreement signed</text:a>
Essence "</text:p>
      <text:p text:style-name="P4">
The author subsequently pointed out that the cooperation between the United States and India is not based on the common values.(https://www.dw.com/zh/zh/拜登和莫迪瞄準中俄-稱美印是親密夥伴/a-66009193)It also mentioned democracy and tolerance. But under the rule of Modi, democracy and tolerance are backstream. Moreover, the history of the United States and India is full of confidence in each other, and India has not changed its national policy of independence and independence. India's voting in the United Nations is only 20%as the United States, and New Delhi did not participate in Western sanctions Russia.(https://www.dw.com/zh/zh/印度狂买打折原油后-俄罗斯看着一大堆卢比发愁/a-65647590)。</text:p>
      <text:p text:style-name="P4">
<text:span text:style-name="T5">
Inding the content of other media, does not represent the position or view of the Voice of Germany. _ </text:span>
 _ 吧 _</text:p>
      <text:p text:style-name="P4">
News Source: <text:a xlink:type="simple" xlink:href="https://www.dw.com/zh/德语媒体：脱钩？中国依然有求于德国/a-66089248" text:style-name="Internet_20_link" text:visited-style-name="Visited_20_Internet_20_Link">
https://www.dw.com/zh/德语媒体：脱钩？中国依然有求于德国/a-66089248?maca=chi-rss-chi-all-1127-rdf</text:a>
</text:p>
      <!--NEWS-->
      <text:h text:style-name="P10" text:outline-level="1">
<text:span text:style-name="T4">
The riots seriously impact the French tourism hotel catering industry called bitterness</text:span>
</text:h>
      <text:p text:style-name="P4">
Author: 联合早报 (Person)</text:p>
      <text:p text:style-name="P4">
Publisher: 联合早报 (Organization)</text:p>
      <text:p text:style-name="P4">
Published Time: 2023-07-01T13:14</text:p>
      <text:p text:style-name="P4">
Modified Time: 2023-07-01T13:14</text:p>
      <text:p text:style-name="P4">
Description: French violent riots have shocked France's tourism for many days. Hotels and restaurants have been canceled and reservations. Some hotels and catering operators have also been damaged and lost in the riot conflict. Agence France -Presse reports that the chairman of the French Hotel and Catering Industry Employer Association, French star chef, Thier (Thier ...</text:p>
      <text:p text:style-name="P4">
Videos: []</text:p>
      <text:p text:style-name="P4">
Audios: []</text:p>
      <text:p text:style-name="P4">
Images: []</text:p>
      <text:p text:style-name="P4">
Type: NewsArticle</text:p>
      <text:p text:style-name="P4">
Breadcrumbs: ['即时', '国际']</text:p>
      <text:p text:style-name="P4">
Keywords: ['法国', '骚乱', '旅游业', '酒店', '餐厅']</text:p>
      <!--METADATA-->
      <text:p text:style-name="P4">
France lasts for many days <text:a xlink:type="simple" xlink:href="https://www.zaobao.com/realtime/world/story20230701-1409558" text:style-name="Internet_20_link" text:visited-style-name="Visited_20_Internet_20_Link">
violent riots</text:a>
It impacts the French tourism industry, hotels and restaurants have been canceled, and some hotels and catering operators have also been damaged and lost in the riot conflict.</text:p>
      <text:p text:style-name="P4">
Agence France -Presse reported that the Chairman of the French Hotel and Catering Industry Employer Association, French star chef ThierryMarx said: "In all areas affected by damage and conflict, our hotel members have received a series of cancellation requirements."</text:p>
      <text:p text:style-name="P4">
Marcos said on Friday (June 30) that he received bad news from some industry people these days, saying that their stores were "attacked, robbed and destroyed, including restaurants and cafes."</text:p>
      <text:p text:style-name="P4">
He said: "We are hotel catering facilities, and some refugee facilities are also facing crisis. They have not done wrong and should not be angry with them. We condemn this behavior."</text:p>
      <text:p text:style-name="P4">
The thugs were wildly destroyed on the street, and the prestigious store in Paris seal the window to show the precious boutique. (Agence France -Presse)</text:p>
      <text:p text:style-name="P4">
France is the most popular tourist destination in the world. Marcos hopes that the authorities will "use all methods" to ensure the safety of French hotels and catering industry personnel.</text:p>
      <text:p text:style-name="P4">
Jacques Creyssel, director of the French Trade and Distribution Federation (FCD), asked the government to increase police patrols in the store around the store and strengthen public security.</text:p>
      <text:p text:style-name="P4">
He said that the riots "triggered a real plunder scene", "more than 100 medium and large food or non -food stores were destroyed, robbed, and even arson."</text:p>
      <text:p text:style-name="P4">
Creesle pointed out that these incidents were "very serious" and the price was very high. "He had asked the Minister of Economy, the Internal Affairs and Trade to find the countermeasures.</text:p>
      <text:p text:style-name="P4">
"If this situation continues, the Olympic Games may become very complicated," said Jean-Francoisric, said, "said, not to mention that most Olympic events will be in the Cenana-Sanny region in northern Paris. (Seine-Saint-Denis) is held, where it is a poor area. "</text:p>
      <text:p text:style-name="P4">
The Paris Olympic Games 2024 will be held from July 26th to August 11 next year.</text:p>
      <text:p text:style-name="P4">
News Source: <text:a xlink:type="simple" xlink:href="https://www.zaobao.com.sg/realtime/world/story20230701-1409574" text:style-name="Internet_20_link" text:visited-style-name="Visited_20_Internet_20_Link">
https://www.zaobao.com.sg/realtime/world/story20230701-1409574</text:a>
</text:p>
      <!--NEWS-->
      <text:h text:style-name="P10" text:outline-level="1">
<text:span text:style-name="T4">
"The United States has enough technical theft of China" The US -China Science and Technology Cooperation Agreement is unknown in 40 years after 40 years</text:span>
</text:h>
      <text:p text:style-name="P4">
Author: chinese@voanews.com (薛小山)</text:p>
      <text:p text:style-name="P4">
Publisher: 美国之音中文网 (Type: NewsMediaOrganization)</text:p>
      <text:p text:style-name="P4">
Published Time: 2023-07-01T13:19:04+08:00</text:p>
      <text:p text:style-name="P4">
Modified Time: 2023-07-01 05:19:04Z</text:p>
      <text:p text:style-name="P4">
Description: The President of the House of Representatives in the United States and the Communist Party of China Mike Gallagher, chairman of the Strategic Competition Committee of the Communist Party of China and the other nine other Republican members of the Republican Republican member, wrote to the Secretary of State Antony Blinken on June 27 that the Bidang government government The "Agreement of the United States and China Science and Technology Cooperation", which should not be renewed on August 27, is used by China to promote its military goals.</text:p>
      <text:p text:style-name="P4">
Videos: []</text:p>
      <text:p text:style-name="P4">
Images: []</text:p>
      <text:p text:style-name="P4">
Categories: ['科技', '美国', '军事']</text:p>
      <text:p text:style-name="P4">
Type: None</text:p>
      <!--METADATA-->
      <text:p text:style-name="P4">
Nonenone</text:p>
      <text:p text:style-name="P4">
News Source: <text:a xlink:type="simple" xlink:href="https://www.voachinese.com/a/should-the-biden-administration-end-sta-with-china/7162874.html" text:style-name="Internet_20_link" text:visited-style-name="Visited_20_Internet_20_Link">
https://www.voachinese.com/a/should-the-biden-administration-end-sta-with-china/7162874.html</text:a>
</text:p>
      <!--NEWS-->
      <text:h text:style-name="P10" text:outline-level="1">
<text:span text:style-name="T4">
On the occasion of Hong Kong's 26th anniversary, Li Jiachao warned that the destructive power of soft confrontation lurking in Hong Kong</text:span>
</text:h>
      <text:p text:style-name="P4">
Author: chinese@voanews.com (美国之音)</text:p>
      <text:p text:style-name="P4">
Publisher: 美国之音中文网 (Type: NewsMediaOrganization)</text:p>
      <text:p text:style-name="P4">
Published Time: 2023-07-01T13:51:41+08:00</text:p>
      <text:p text:style-name="P4">
Modified Time: 2023-07-01 05:51:41Z</text:p>
      <text:p text:style-name="P4">
Description: On Saturday (July 1), the Hong Kong government celebrated the 26th anniversary of Hong Kong's transfer to China from Britain. Hong Kong Chief Executive Li Jiachao said that Hong Kong must be alert to "soft against damage."</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leader-warns-of-resistance-on-handover-anniversary-20230701/7162910.html" text:style-name="Internet_20_link" text:visited-style-name="Visited_20_Internet_20_Link">
https://www.voachinese.com/a/hong-kong-leader-warns-of-resistance-on-handover-anniversary-20230701/7162910.html</text:a>
</text:p>
      <!--NEWS-->
      <text:h text:style-name="P10" text:outline-level="1">
<text:span text:style-name="T4">
With the escalation of the battle between Bach Murut and Hermone, the Prime Minister of Spain arrived in Kiev, and Ukraine revealed to the director of the CIA</text:span>
</text:h>
      <text:p text:style-name="P4">
Author: 半岛电视台＋通讯社</text:p>
      <text:p text:style-name="P4">
Publisher: Al Jazeera</text:p>
      <text:p text:style-name="P4">
Published Time: 2023-07-01T13:54:18</text:p>
      <text:p text:style-name="P4">
Modified Time: 2023-07-01T13:54:18</text:p>
      <text:p text:style-name="P4">
Description: The Russian Ministry of Defense announced that the Ukrainian army attacked the Russian army position of the Ukrainian army to attack the Bachurut suburbs, while Ukrainian President Zelezki decided to lift the position of the four regional administrative officers in Kiev.</text:p>
      <text:p text:style-name="P4">
Images: ["<text:a xlink:type="simple" xlink:href="https://chinese.aljazeera.net/wp-content/uploads/2023/07/1-1688219165.jpg" text:style-name="Internet_20_link" text:visited-style-name="Visited_20_Internet_20_Link">
1-1688219165.jpg</text:a>
", "<text:a xlink:type="simple" xlink:href="https://chinese.aljazeera.net/wp-content/uploads/2023/07/2-1688219177.jpg" text:style-name="Internet_20_link" text:visited-style-name="Visited_20_Internet_20_Link">
2-1688219177.jpg</text:a>
", "<text:a xlink:type="simple" xlink:href="https://chinese.aljazeera.net/wp-content/uploads/2023/07/3-1688219186.jpg" text:style-name="Internet_20_link" text:visited-style-name="Visited_20_Internet_20_Link">
3-1688219186.jpg</text:a>
", "<text:a xlink:type="simple" xlink:href="https://chinese.aljazeera.net/wp-content/uploads/2023/07/44-1688219242.jpg" text:style-name="Internet_20_link" text:visited-style-name="Visited_20_Internet_20_Link">
44-1688219242...</text:a>
", "<text:a xlink:type="simple" xlink:href="https://chinese.aljazeera.net/wp-content/uploads/2023/07/4-1688219194.jpg" text:style-name="Internet_20_link" text:visited-style-name="Visited_20_Internet_20_Link">
4-1688219194.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3" text:anchor-type="as-char" svg:width="6.9236in" svg:height="3.888597in" draw:z-index="0">
<draw:image xlink:href="../Images/Aljazeera Chinese/2023-07-01T13-54-18/1-1688219165.jpg" xlink:type="simple" xlink:show="embed" xlink:actuate="onLoad" draw:mime-type="image/jpeg"/>
</draw:frame>
Soldiers of the 60th Block 60 of the Ukrainian Land Defense Force</text:p>
      <text:p text:style-name="P4">
The Russian Ministry of Defense announced that the Ukrainian army attacked the Russian army position of the Ukrainian army to attack the Bachurut suburbs, while Ukrainian President Zelezki decided to lift the position of the four regional administrative officers in Kiev.</text:p>
      <text:p text:style-name="P4">
At the same time, Kiev revealed the details of recovering the territorial plan to the director of the Central Intelligence Bureau, while the Chief of Staff of Ukraine relied on the Allied weapon supply to achieve counterattack progress.</text:p>
      <text:p text:style-name="P4">
The Russian military website "Ribar" said that the Ukrainian army continued to attack the Russian positions of the Bachurut suburbs, but did not make any progress.</text:p>
      <text:p text:style-name="P4">
On the other hand, the Russian military website "Redovka" said that the Ukrainian army aimed at Ozarjanivka, Klychevka and Kurdyumivka under the control of Russia near Bachmut. It also confirmed that the Ukrainian army tried to advance from the southwest side to the city, but the Russian army repelled these attacks.</text:p>
      <text:p text:style-name="P4">
On the southern axis, the pro -Russian Governor Vladimir Saldo said that the Russian army successfully suppressed the Ukrainian army on the left bank of the Dieber River near the Antonov Bridge, and confirmed that the Russian army has completely controlled it. that area.</text:p>
      <text:p text:style-name="P4">
Saldo explained that on the evening of the 30th, the Russian army aimed at two strongholds of the Ukrainian army near the Antonov Bridge and successfully destroyed and eliminated the Ukrainian military forces.</text:p>
      <text:p text:style-name="P4">
On the other hand, the General Staff of Ukraine stated that the explosion of Antonov led several civilians to die and dozens of people were injured.</text:p>
      <text:p text:style-name="P4">
It added that the Russian army attacked the Ukrainian army positions and civilian goals of Donetsk, Zapolo and Hermone.</text:p>
      <text:p text:style-name="P4">
According to the British intelligence department, it is almost certain that the Ukrainian army has resumed deploying personnel near the Hermuson Anvsky Bridge on the east bank of the Dieberg River since June 23.</text:p>
      <text:p text:style-name="P4">
<draw:frame draw:style-name="fr1" draw:name="Image114" text:anchor-type="as-char" svg:width="6.9236in" svg:height="3.894525in" draw:z-index="0">
<draw:image xlink:href="../Images/Aljazeera Chinese/2023-07-01T13-54-18/2-1688219177.jpg" xlink:type="simple" xlink:show="embed" xlink:actuate="onLoad" draw:mime-type="image/jpeg"/>
</draw:frame>
The Russian army changes in some Ukrainian location(Peninsula TV Station)</text:p>
      <text:h text:style-name="P13" text:outline-level="4">
<text:span text:style-name="T4">
Ukrainian dismissal official</text:span>
</text:h>
      <text:p text:style-name="P4">
Against the background, Ukrainian President Zendiski issued a decree to lift the positions of the Chief Executive of 4 regional regional regions.</text:p>
      <text:p text:style-name="P4">
According to the decision, Zerrenki has dismissed the Chief Executives of the four capital areas including Bonadolisk, Tyerbrovsk, Sviatoshynskyi and Desnianskyi.</text:p>
      <text:p text:style-name="P4">
The Ukrainian President's website confirmed that the president also lifted the positions of some officials in Sumei.</text:p>
      <text:p text:style-name="P4">
These changes were fired after a few days after an official of the Military Administration of the Adessa area.</text:p>
      <text:h text:style-name="P13" text:outline-level="4">
<text:span text:style-name="T4">
visit to Spain</text:span>
</text:h>
      <text:p text:style-name="P4">
The Spanish Prime Minister Pedro Sanchez arrived at Kiev and President Jessonki earlier on Saturday. At present, Spain is currently serving as the EU rotating chairman.</text:p>
      <text:p text:style-name="P4">
Sanchez wrote on his official Twitter account, "In Kiev. I hope that Spain will be the first chairman of the EU Council's rotating chairman, which can be opened with Zessky in Ukraine." He added that he will ask him to him. Express "the whole European unity."</text:p>
      <text:p text:style-name="P4">
Sanchez emphasized that the European Union will continue to provide support to the people of Ukraine until Europe restores peace, and emphasizes that he has provided Ukraine with 55 million euros of financial assistance.</text:p>
      <text:p text:style-name="P4">
At the same time, the European Commission Chairman Ulsula von Delin said that she said that the obvious differences in the Putin regime's obvious differences continued to support Ukraine without hesitation.</text:p>
      <text:p text:style-name="P4">
After the EU Leader Summit, she added that the EU was transporting the ammunition required to Kiev and confirmed that there were 24,000 Ukrainian soldiers have been trained since the beginning of this year.</text:p>
      <text:p text:style-name="P4">
Feng Delin pointed out that with the tightening of sanctions against Russia, the European Union has so far spent 70 billion euros for Ukraine.</text:p>
      <text:p text:style-name="P4">
<draw:frame draw:style-name="fr1" draw:name="Image115" text:anchor-type="as-char" svg:width="6.9236in" svg:height="3.894525in" draw:z-index="0">
<draw:image xlink:href="../Images/Aljazeera Chinese/2023-07-01T13-54-18/3-1688219186.jpg" xlink:type="simple" xlink:show="embed" xlink:actuate="onLoad" draw:mime-type="image/jpeg"/>
</draw:frame>
Spanish Prime Minister visit Kyiv(Peninsula TV Station)</text:p>
      <text:h text:style-name="P13" text:outline-level="4">
<text:span text:style-name="T4">
Secret Plan</text:span>
</text:h>
      <text:p text:style-name="P4">
"Washington Post" quoted a U.S. official as saying that during the secret visit of the Central Intelligence Agency, William Bernes, Ukrainian officials revealed to him a strategy aimed at recovering the Russian control territory and before the end of this year this year Start a ceasefire negotiations with Moscow.</text:p>
      <text:p text:style-name="P4">
According to the Washington Post, Bernus recently went to Ukraine, and his secret visit includes meeting with Ukrainian President Zelegiski and Ukrainian senior intelligence officials.</text:p>
      <text:p text:style-name="P4">
The newspaper quoted the Ukrainian armed forces chief commander Waleri Zalu in the Division that Kiev needed more weapons and ammunition, especially the US F-16 and missiles to promote counterattack operations.</text:p>
      <text:p text:style-name="P4">
Daru said that Kiev was worried about the slow counterattack and said that without the full support of the West, the military plan would be useless.</text:p>
      <text:p text:style-name="P4">
On June 10, Ukrainian President Zelei announced that the counterattack began a few months ago.</text:p>
      <text:p text:style-name="P4">
Zalu confirmed that he was dissatisfied with the slow delivery of Western commitments to Ukraine.</text:p>
      <text:p text:style-name="P4">
<draw:frame draw:style-name="fr1" draw:name="Image116" text:anchor-type="as-char" svg:width="6.9236in" svg:height="3.894525in" draw:z-index="0">
<draw:image xlink:href="../Images/Aljazeera Chinese/2023-07-01T13-54-18/44-1688219242.jpg" xlink:type="simple" xlink:show="embed" xlink:actuate="onLoad" draw:mime-type="image/jpeg"/>
</draw:frame>
"Kiev needs F-16 fighter"(Peninsula TV Station)On the other hand, US Chief of Staff Mark Milly said that the progress of Ukraine's counterattack is slow, which will be very difficult, long and bloody.</text:p>
      <text:p text:style-name="P4">
In the speech of the National News Club, Mili explained that the attack was "slower than people's expectations. I am not surprised. It is advancing steadily and cautiously, passing through very difficult minefields and other obstacles."</text:p>
      <text:p text:style-name="P4">
Regarding military support, Milly said, "The discussion about providing a bundle bomb to Ukraine has been on the agenda, but it has not made any decisions."</text:p>
      <text:p text:style-name="P4">
He added, "Our political leaders have made it clear that we will strive to ensure that Ukraine obtains support for freedom and independence."</text:p>
      <text:p text:style-name="P4">
<draw:frame draw:style-name="fr1" draw:name="Image117" text:anchor-type="as-char" svg:width="6.9236in" svg:height="3.894525in" draw:z-index="0">
<draw:image xlink:href="../Images/Aljazeera Chinese/2023-07-01T13-54-18/4-1688219194.jpg" xlink:type="simple" xlink:show="embed" xlink:actuate="onLoad" draw:mime-type="image/jpeg"/>
</draw:frame>
Ukraine: The battle conditions in the eastern and southern regions are fierce(Peninsula TV Station)####'S position of Russia</text:p>
      <text:p text:style-name="P4">
On the other hand, Russian Foreign Minister Lavrov accused the West of attempt to freeze Ukraine conflicts in order to fight for time and supply weapons to Kiev.</text:p>
      <text:p text:style-name="P4">
He added in the news statement that "the United States, NATO and the European Union have repeatedly stressed the many times and uncompromisingly. The main basis for negotiations is Zeelianzki's ten -point peace plan."</text:p>
      <text:p text:style-name="P4">
He also pointed out, "My assessment is that these parties are trying to temporarily freeze the conflict to achieve some kind of ceasefire, and strive for the re -strengthening Ukrainian military force, establishing a new military infrastructure, and providing a deadly remote weapon for time."</text:p>
      <text:p text:style-name="P4">
News Source: <text:a xlink:type="simple" xlink:href="https://chinese.aljazeera.net/news/war-in-ukraine/2023/7/1/%e9%9a%8f%e7%9d%80%e5%b7%b4%e8%b5%ab%e7%a9%86%e7%89%b9%e5%92%8c%e8%b5%ab%e5%b0%94%e6%9d%be%e6%88%98%e6%96%97%e5%8d%87%e7%ba%a7%e8%a5%bf%e7%8f%ad%e7%89%99%e9%a6%96%e7%9b%b8%e6%8a%b5%e8%be%be" text:style-name="Internet_20_link" text:visited-style-name="Visited_20_Internet_20_Link">
https://chinese.aljazeera.net/news/war-in-ukraine/2023/7/1/%e9%9a%8f%e7%9d%80%e5%b7%b4%e8%b5%ab%e7%a9%86%e7%89%b9%e5%92%8c%e8%b5%ab%e5%b0%94%e6%9d%be%e6%88%98%e6%96%97%e5%8d%87%e7%ba%a7%e8%a5%bf%e7%8f%ad%e7%89%99%e9%a6%96%e7%9b%b8%e6%8a%b5%e8%be%be</text:a>
</text:p>
      <!--NEWS-->
      <text:h text:style-name="P10" text:outline-level="1">
<text:span text:style-name="T4">
Two "retreating groups" returned to the United States and returned to UNESCO</text:span>
</text:h>
      <text:p text:style-name="P4">
Author: None (Language: zh)</text:p>
      <text:p text:style-name="P4">
Publisher: None</text:p>
      <text:p text:style-name="P4">
Time: 2023-07-01T14:08:00Z</text:p>
      <text:p text:style-name="P4">
Description: The Special Meeting held by the United Nations Conference on Friday supports the United States to return to the United Nations Education Organization with an overwhelming majority votes. Russia, China, etc. voted against this. U.S. Secretary of State Brills has said that the United States is absent from UNESCO to make China formulate artificial intelligence rules.</text:p>
      <text:p text:style-name="P4">
Videos: []</text:p>
      <text:p text:style-name="P4">
Images: []</text:p>
      <text:p text:style-name="P4">
Subject: 时政风云</text:p>
      <text:p text:style-name="P4">
Subjects: ['奥巴马', '俄罗斯', '乌克兰', '岛屿主权争端', '专题报道：全景观看“习马会”', '中国', '中共十九大', '尼泊尔地震', '美国', '德中关系']</text:p>
      <text:p text:style-name="P4">
Keywords: ['美国', '重返', '联合国教科文组织', '俄罗斯', '中国', '联合国大会', '人工智能规则']</text:p>
      <text:p text:style-name="P4">
Id: 66090186</text:p>
      <!--METADATA-->
      <text:p text:style-name="P4">
<text:a xlink:type="simple" xlink:href="https://www.dw.com/zh/overlay/image/article/66090186/66084621" text:style-name="Internet_20_link" text:visited-style-name="Visited_20_Internet_20_Link">
 </text:a>
(Voice of Germany), despite being opposed by Russia, China and other countries, the United States still re -joined the United Nations Teaching and Chinese Organization that has withdrawn from the <text:a xlink:type="simple" xlink:href="https://www.dw.com/zh/zh/美国以色列退出联合国教科文组织/a-40933545" text:style-name="Internet_20_link" text:visited-style-name="Visited_20_Internet_20_Link">
Trump administration period. </text:a>
The Special Meeting held by the UN General Assembly supported the return of the United States with the overwhelming majority votes. 132 votes in favor, 10 votes opposed, and 15 votes abstain.</text:p>
      <text:p text:style-name="P4">
The US Ambassador to France, Denisebauer, told AFP: "Re -joining as part of this very important multilateral organization is so important to us." She added: "We thank us for the main member of the main member states. The leadership expressed. "</text:p>
      <text:p text:style-name="P4">
Voices include Iran, Syria, China, North Korea, and Russia. Representatives of these countries seem to be trying to delay voting through several statements on procedures and amendments.</text:p>
      <text:p text:style-name="P4">
The United States is one of the founding members of the UNESCO. It has always been the main donor of the agency's budget. Until 2011, the agency accepted Palestine as its member states. This triggered the termination of donations stipulated in US law and officially announced its withdrawal after 6 years.</text:p>
      <text:h text:style-name="P12" text:outline-level="3">
<text:span text:style-name="T4">
Brinkens: Can't let China formulate artificial intelligence rules</text:span>
</text:h>
      <text:p text:style-name="P4">
[Former French Minister of Culture Audrey Azoulay, who has served as the Director -General of the UNESCO since 2017]](https://www.dw.com/zh/zh/北京撤回竞选人-法国美女政客当选总干事/a-40935084)It will return the United States to the primary task during its term.</text:p>
      <text:p text:style-name="P4">
UNESCO Director -General Azulai(Audrey Azoulay): "This is a great day for texture organizations and multilateralism."</text:p>
      <text:p text:style-name="P4">
Azulai said on Friday: "This is a great day for teaching science organizations and multilateralism." She said: "Due to the efforts of the past years, with the return of the United States, our organization has once again moved towards Universalism. "</text:p>
      <text:p text:style-name="P4">
Some member states are also satisfied with this result. Before the suspension of donations in 2011, the United States provided about 22%of the annual budget of textbooks, namely $ 75 million.</text:p>
      <text:p text:style-name="P4">
U.S. Secretary of State Brosky said in March that the United States absent from UNESCO to make China formulate artificial intelligence rules.</text:p>
      <text:p text:style-name="P4">
When submitting the budget, Brinken stated to the Senate Committee: "I am very believed that we should return to textile organizations. This is not a gift for text science organizations, but because the incidents that are in the text organization are indeed important."</text:p>
      <text:p text:style-name="P4">
He said: "They are developing the rules, specifications and standards of artificial intelligence. We want to participate in it."</text:p>
      <text:p text:style-name="P4">
*#</text:p>
      <text:h text:style-name="P13" text:outline-level="4">
<text:span text:style-name="T4">
Retirement, retreat, and refund the group- "Uncle Chuan" is willful?</text:span>
</text:h>
      <text:h text:style-name="P12" text:outline-level="3">
<text:span text:style-name="T4">
Exit from the United Nations "Powers"</text:span>
</text:h>
      <text:p text:style-name="P4">
White House(Figure) announced on Wednesday that starting the procedure to withdraw from the Irson Post Alliance from now on. The United Nations institution headquartered in Berne, Switzerland has become the latest "group" of the Trump administration. The reason is that the current rate system of the "World Post Union" benefits China and other countries and is unfair to the United States.</text:p>
      <text:p text:style-name="P4">
*#</text:p>
      <text:h text:style-name="P13" text:outline-level="4">
<text:span text:style-name="T4">
Retirement, retreat, and refund the group- "Uncle Chuan" is willful?</text:span>
</text:h>
      <text:h text:style-name="P12" text:outline-level="3">
<text:span text:style-name="T4">
Exit TPP</text:span>
</text:h>
      <text:p text:style-name="P4">
As soon as he entered the White House, Trump signed an administrative order announced that the United States withdrew from the Cross -Pacific Partnership Agreement (TPP). The International Trade Cooperation Agreement was signed in February 2016. It was jointly established by then US President Barack Obama and 11 Asia -Pacific countries. However, China was excluded from the outside world and was originally understood by the outside world as a checks and balance of China. Trump advocates bilateral trade negotiations with relevant countries to strive to achieve more conducive to US transactions.</text:p>
      <text:p text:style-name="P4">
*#</text:p>
      <text:h text:style-name="P13" text:outline-level="4">
<text:span text:style-name="T4">
Retirement, retreat, and refund the group- "Uncle Chuan" is willful?</text:span>
</text:h>
      <text:h text:style-name="P12" text:outline-level="3">
<text:span text:style-name="T4">
Exit the Paris Agreement</text:span>
</text:h>
      <text:p text:style-name="P4">
In June 2017, Trump announced that the United States would withdraw from the Paris Climate Protection Agreement signed by 196 countries (the picture shows the projection made by the protesters). The reason for the US president is that the agreement brings benefits to other countries, but it harms US economic interests and reduces employment opportunities. However, the exit process takes at least 3 years, and during this period, the United States will continue to participate in the United Nations climate dialogue. In addition, this is not the first time that the United States has "retired" on the issue of climate change. In 2001, Bush also announced that the United States had withdrawn the "Kyoto Protocol" shortly after taking office.</text:p>
      <text:p text:style-name="P4">
*#</text:p>
      <text:h text:style-name="P13" text:outline-level="4">
<text:span text:style-name="T4">
Retirement, retreat, and refund the group- "Uncle Chuan" is willful?</text:span>
</text:h>
      <text:h text:style-name="P12" text:outline-level="3">
<text:span text:style-name="T4">
Exit Unesco</text:span>
</text:h>
      <text:p text:style-name="P4">
In October 2017, the U.S. State Department announced that it had notified the UNESCO's decision to withdraw from the organization on the grounds that the organization had "anti -Israel prejudice". Israel also soon announced the followers of the United States and withdraw from the organization. In fact, after UNESCO took the Napalistan as a member state in 20111, the United States said that he was dissatisfied with the suspension of $ 80 million per year and lost his voting right in 2013. At the time of exit, the United States had owed a US $ 500 million conference fee.</text:p>
      <text:p text:style-name="P4">
*#</text:p>
      <text:h text:style-name="P13" text:outline-level="4">
<text:span text:style-name="T4">
Retirement, retreat, and refund the group- "Uncle Chuan" is willful?</text:span>
</text:h>
      <text:h text:style-name="P12" text:outline-level="3">
<text:span text:style-name="T4">
Exit the Iran Nuclear Agreement</text:span>
</text:h>
      <text:p text:style-name="P4">
In May 2018, Trump announced his withdrawal from the Iranian nuclear agreement on the grounds that he believed that the agreement had "many defects" and accused Tehran's development of missiles with nuclear warheads. Since then, the United States has restored sanctions against Iran. The Iran Nuclear Agreement was signed by the five permanent members of the Iran and the United Nations Security Council in 2015 and the joint signing of Germany.</text:p>
      <text:p text:style-name="P4">
*#</text:p>
      <text:h text:style-name="P13" text:outline-level="4">
<text:span text:style-name="T4">
Retirement, retreat, and refund the group- "Uncle Chuan" is willful?</text:span>
</text:h>
      <text:h text:style-name="P12" text:outline-level="3">
<text:span text:style-name="T4">
Exit NAFTA to reach USMCA</text:span>
</text:h>
      <ul>
        <li>
#</li>
      </ul>
      <text:h text:style-name="P13" text:outline-level="4">
<text:span text:style-name="T4">
Retirement, retreat, and refund the group- "Uncle Chuan" is willful?</text:span>
</text:h>
      <text:h text:style-name="P12" text:outline-level="3">
<text:span text:style-name="T4">
Exit the United Nations Human Rights Council</text:span>
</text:h>
      <text:p text:style-name="P4">
The United States announced the withdrawal from the UN Human Rights Council in June 2018, which caused great controversy. At that time, the representative of the United States Federation of the United States (left) accused the agency of prejudice in politics, saying that "this organization is on the title of human rights, but it is actually hypocritical and self -interest." And the members of the Human Rights Council, China, Venezuela, Cuba and other countries. Israel welcomes the exit of its American allies; the European Union and other countries condemned, saying that the United States placed itself in hostility with the world; China regretted the United States withdrawal.</text:p>
      <text:p text:style-name="P4">
*#</text:p>
      <text:h text:style-name="P13" text:outline-level="4">
<text:span text:style-name="T4">
Retirement, retreat, and refund the group- "Uncle Chuan" is willful?</text:span>
</text:h>
      <text:h text:style-name="P12" text:outline-level="3">
<text:span text:style-name="T4">
Exit WTO?</text:span>
</text:h>
      <text:p text:style-name="P4">
During the election campaign, Trump once called the World Trade Organization (WTO) "completely disaster." Since then, there have been rumors that Trump wants to let the United States exit the WTO. At the end of August 2018, Trump said in an interview with Bloomberg that if the WTO does not change its way of treating the United States, the United States will withdraw from the organization, and it will be rumored to exit intentionally. At present, the United States is in the spiral of the upgrading trade dispute with China, and China has complained to the WTO, accusing the United States of violation of the organization's regulations.</text:p>
      <text:p text:style-name="P4">
*#</text:p>
      <text:h text:style-name="P13" text:outline-level="4">
<text:span text:style-name="T4">
Retirement, retreat, and refund the group- "Uncle Chuan" is willful?</text:span>
</text:h>
      <text:h text:style-name="P12" text:outline-level="3">
<text:span text:style-name="T4">
"Retirement Group" behind</text:span>
</text:h>
      <text:p text:style-name="P4">
The United States has repeatedly withdrawn from international organizations and agreements, and analyzes are summarized as "exitism", and a question mark on Washington's diplomatic sincerity. However, this attitude of "not being an international organization" and "priority to the United States" have received the support of many domestic voters in the United States. After all, even if "retreat", the United States is still the number one economy in the world, and it is global multilateralism.</text:p>
      <text:p text:style-name="P4">
Author: Wang F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United States is not the first to withdraw from UNESCO</text:span>
</text:h>
      <text:p text:style-name="P4">
In 1984, the United States withdrew from the UNESCO under the leadership of President Reagan, and re -joined the organization in October 2003 after nearly 20 years.</text:p>
      <text:p text:style-name="P4">
A North Korean diplomat who did not want to disclose his name told AFP: "The United States has withdrawn twice. We don't know how many times they have to welcome them back."</text:p>
      <text:p text:style-name="P4">
From the joining of the United Nations Teaching and Science Organization in 2011 to the official withdrawal from the United States in 2018. During this period, the United States owed a total of about US $ 619 million in arrears, exceeding the agency's annual budget of US $ 534 million.</text:p>
      <text:p text:style-name="P4">
UNESCO stated that Washington will pay debts to the agency in the next few years.</text:p>
      <text:p text:style-name="P4">
The <text:a xlink:type="simple" xlink:href="https://www.dw.com/zh/zh/戒严气氛中联合国教科文组织迎来70岁生日/a-18853010" text:style-name="Internet_20_link" text:visited-style-name="Visited_20_Internet_20_Link">
UNESCO is the United Nations Education, Science and Cultural Organization in Paris. </text:a>
The work of the agency includes the preparation of the World Heritage List, defending the freedom of press, promoting sustainable development and carrying out educational projects.</text:p>
      <text:p text:style-name="P4">
Azulai said on Friday that, in addition to replenishing and continuing to pay the fees for UNESCO, the United States also promised to provide voluntary donations for Africa's educational plans, promoting the Massacre memory and protecting reporters.</text:p>
      <text:p text:style-name="P4">
(Agence France -Presse)</text:p>
      <text:p text:style-name="P4">
News Source: <text:a xlink:type="simple" xlink:href="https://www.dw.com/zh/两次-退群-又回归-美国重返联合国教科文组织/a-66090186" text:style-name="Internet_20_link" text:visited-style-name="Visited_20_Internet_20_Link">
https://www.dw.com/zh/两次-退群-又回归-美国重返联合国教科文组织/a-66090186?maca=chi-rss-chi-all-1127-rdf</text:a>
</text:p>
      <!--NEWS-->
      <text:h text:style-name="P10" text:outline-level="1">
<text:span text:style-name="T4">
The Security Council end</text:span>
</text:h>
      <text:p text:style-name="P4">
Author: 联合早报 (Person)</text:p>
      <text:p text:style-name="P4">
Publisher: 联合早报 (Organization)</text:p>
      <text:p text:style-name="P4">
Published Time: 2023-07-01T14:23</text:p>
      <text:p text:style-name="P4">
Modified Time: 2023-07-01T14:23</text:p>
      <text:p text:style-name="P4">
Description: The United Nations Security Council passed the resolution on Friday (June 30) and decided to end the United Nations Mali multi -level comprehensive stabilization group (Mali Stable Group) authorization, and made specific arrangements on the reduction and withdrawal. Xinhua News Agency reported that according to the resolution No. 2690, the Mali Stable Team from July ...</text:p>
      <text:p text:style-name="P4">
Videos: []</text:p>
      <text:p text:style-name="P4">
Audios: []</text:p>
      <text:p text:style-name="P4">
Images: []</text:p>
      <text:p text:style-name="P4">
Type: NewsArticle</text:p>
      <text:p text:style-name="P4">
Breadcrumbs: ['即时', '国际']</text:p>
      <text:p text:style-name="P4">
Keywords: ['马里', '联合国', '法国', '美国', '俄罗斯']</text:p>
      <!--METADATA-->
      <text:p text:style-name="P4">
The United Nations Security Council passed the resolution on Friday (June 30) and decided to end the United Nations Mali multi -level comprehensive stabilization group (Mali Stable Group) authorization, and made specific arrangements on the reduction and withdrawal.</text:p>
      <text:p text:style-name="P4">
Xinhua News Agency reported that according to resolutions No. 2690, the Mali Stability Team has terminated peacekeeping operations from July 1, and has begun task conversion, as well as orderly and security reduction, and withdrawn from personnel. Completed a few days ago.</text:p>
      <text:p text:style-name="P4">
The Security Council passed the resolution on April 25, 2013 to decide to set up the Mali Stability Team to provide support for the political process of Mali, and to perform related tasks such as maintenance and stability.</text:p>
      <text:p text:style-name="P4">
Agence France -Presse reported that two weeks ago, Mali Foreign Minister Dior suddenly pointed out that the main action of the United Nations Mali Stability Team was "failed" and urged the end of the operation to shock the Security Council.</text:p>
      <text:p text:style-name="P4">
Since the two coup occurred in Mali in 2020, the relationship between Mali and the United Nations has deteriorated sharply, and the Mali military, which has power, has also cut off defense cooperation with the former master of France.</text:p>
      <text:p text:style-name="P4">
The UN Secretary -General Gutres issued a statement on Friday through a spokesman saying that the decision to end the Mali Stable Regiment was required by the Mali government. He called on the Mali government to give full cooperation during the withdrawal process of the Mali Stability Team, thanking peacekeepers for their efforts and contributions in challenging and difficult environments, and expressed their remembrance and respect for personnel who died in peace in the deployment of the Mali Stable Regiment for 10 years. Essence</text:p>
      <text:p text:style-name="P4">
US senior diplomat Draogetis said to the Security Council: "We have a regretful regret to the decision of the transitional government's abandonment of the Mali Stability Team, and the damage that this brings to the Mali people." The resolutions authorized by the comprehensive stabilization group at the level is that the United States agreed to withdraw the army's logistics schedule and will be completed by the end of this year.</text:p>
      <text:p text:style-name="P4">
The Mali Ministry of Foreign Affairs said that Russian Foreign Minister Lavrov called Dior after voting in the Security Council, promising that Russia would "fully support" Mali in the field of military, humanitarianism, and economic.</text:p>
      <text:p text:style-name="P4">
News Source: <text:a xlink:type="simple" xlink:href="https://www.zaobao.com.sg/realtime/world/story20230701-1409580" text:style-name="Internet_20_link" text:visited-style-name="Visited_20_Internet_20_Link">
https://www.zaobao.com.sg/realtime/world/story20230701-1409580</text:a>
</text:p>
      <!--NEWS-->
      <text:h text:style-name="P10" text:outline-level="1">
<text:span text:style-name="T4">
US general: Xi Jinqi did not decide by Wu Tong Taiwan 2027</text:span>
</text:h>
      <text:p text:style-name="P4">
Author: None (Language: zh)</text:p>
      <text:p text:style-name="P4">
Publisher: None</text:p>
      <text:p text:style-name="P4">
Time: 2023-07-01T14:25:00Z</text:p>
      <text:p text:style-name="P4">
Description: Mark Milly, chairman of the joint meeting of the U.S. Chiefs of Staff, said that Xi Jinping did not say that he had made a decision and sent troops to Wu Tong Taiwan before 2027. He believes that the United States must accelerate the modernization of the army and shock Beijing not to act lightly. A US think tank reported this week that if the Taiwan Strait started war, Taiwan would not support 90 days.</text:p>
      <text:p text:style-name="P4">
Videos: []</text:p>
      <text:p text:style-name="P4">
Images: []</text:p>
      <text:p text:style-name="P4">
Subject: 时政风云</text:p>
      <text:p text:style-name="P4">
Subjects: ['德中关系', '奥巴马', '薄熙来', '专题报道：习近平访美', '中国共产党', '岛屿主权争端', '马英九', '专题报道：全景观看“习马会”', '中国反腐风暴', '20国集团']</text:p>
      <text:p text:style-name="P4">
Keywords: ['中国', '美国', '台湾', '统一', '武统', '军力', '布林肯', '习近平']</text:p>
      <text:p text:style-name="P4">
Id: 66090328</text:p>
      <!--METADATA-->
      <text:p text:style-name="P4">
<text:a xlink:type="simple" xlink:href="https://www.dw.com/zh/overlay/image/article/66090328/59387703" text:style-name="Internet_20_link" text:visited-style-name="Visited_20_Internet_20_Link">
 </text:a>
The research report of the US Think Tank's Land pointed out that if the Taiwan Strait started war, Taiwan will not support for 90 days.</text:p>
      <text:p text:style-name="P4">
(Voice of Germany Chinese) Mark Milley Chairman Mark Milley, Chairman of the United States Staff, on Friday in Washington National News Club(NPC)During the speech, Chinese President Xi Jinchen did not decide whether it was <text:a xlink:type="simple" xlink:href="https://www.dw.com/zh/zh/美军前印太司令访台-再提中国2027年前或攻台/a-64589884" text:style-name="Internet_20_link" text:visited-style-name="Visited_20_Internet_20_Link">
before 2027 to send troops to Wu Tong Taiwan</text:a>
He called on the United States to accelerate the modernization of the army, including the development of artificial intelligence and quantum computing to prevent Beijing from moving lightly. He pointed out that with the combination of two technologies, it will bring tremendous changes to the war situation.</text:p>
      <text:p text:style-name="P4">
Milly, Chairman of the Joint Meeting of the Chief of Staff, pointed out that Xi Jinping did not say that he had decided to attack Taiwan</text:p>
      <text:p text:style-name="P4">
"South China Morning Post" quoted Milly pointed out that it is well known that Xi Jinping ordered the PLA to complete the unified Taiwan preparation war by 2027, but he did not say that he had decided to attack Taiwan. Milly further pointed out the subtle difference: "Xi Jinping said that generals must first improve their military strength and decide that we will do it in the future." He added that this decision may still happen, so he made a suggestion of deterrent. He said: "You want to ensure that Xi Jinping wakes up every morning and said that it is not(Attacking Taiwan)On that day, the decision would never happen. "</text:p>
      <text:p text:style-name="P4">
National military and government officials have proposed different time framework assessments on the unified Taiwan plan of Beijing, <text:a xlink:type="simple" xlink:href="https://www.dw.com/zh/zh/美方中国武统台湾的战争模拟究竟什么样/a-65410287" text:style-name="Internet_20_link" text:visited-style-name="Visited_20_Internet_20_Link">
These predictions include military capabilities</text:a>
And actual attack intention. Brinken said in March that he agreed with the evaluation of the intelligence department that Beijing would have the ability of Wu Tong Taiwan before 2027.</text:p>
      <text:h text:style-name="P12" text:outline-level="3">
<text:span text:style-name="T4">
Voice of Germany: What strategy will it adopt if the CCP invades Taiwan?</text:span>
</text:h>
      <text:p text:style-name="P4">
Agence France -Presse reported that in January this year, the U.S. Air Force General Mikeminihan in the United States fastened to conflict with China in 2025. It is most likely because of Taiwan and urging its commanders to push His Majesty forces this year to do a good job Full combat preparation. U.S. Navy's Minister of Combat General Gildei (Michaelgilday (also translated Gilder) last year warned that China may commit force by force by 2024.</text:p>
      <text:h text:style-name="P12" text:outline-level="3">
<text:span text:style-name="T4">
Taiwan can't hold 90 days?</text:span>
</text:h>
      <text:p text:style-name="P4">
The U.S. Think Tank Land released a research report this week, stating that if the Taiwan Strait started war, Taiwan would not have supported 90 days. The report believes that because Taiwan has the disadvantage of military strength, it is also difficult to last for a long time. However, it takes at least 90 days to mobilize enough military forces in the region. The report pointed out that if cross -strait conflicts are conflicting, Taiwan will be easily defeated within 90 days.</text:p>
      <text:p text:style-name="P4">
Milly said that the task of the U.S. military is to maintain the current decisive advantage and maintain the ability to prepare war by optimizing technology: "We do this not to fight for war, but to deter the organization."(Nanhua Morning Post, Agence France -Presse, etc.)</text:p>
      <text:p text:style-name="P4">
News Source: <text:a xlink:type="simple" xlink:href="https://www.dw.com/zh/美国将领：习近平尚未决定2027年前武统台湾/a-66090328" text:style-name="Internet_20_link" text:visited-style-name="Visited_20_Internet_20_Link">
https://www.dw.com/zh/美国将领：习近平尚未决定2027年前武统台湾/a-66090328?maca=chi-rss-chi-all-1127-rdf</text:a>
</text:p>
      <!--NEWS-->
      <text:h text:style-name="P10" text:outline-level="1">
<text:span text:style-name="T4">
Extreme heat waves in the southern United States continue to die in 13 dead Canadian wildfire</text:span>
</text:h>
      <text:p text:style-name="P4">
Publisher: 法新社</text:p>
      <text:p text:style-name="P4">
Published Time: 2023-07-01T14:32:07+00:00</text:p>
      <text:p text:style-name="P4">
Modified Time: 2023-07-01T14:20:06+00:00</text:p>
      <text:p text:style-name="P4">
Description: (Agence France -Presse Houston, 30th) The southern United States has been tortured by extreme heat waves for two weeks. Officials said today that at least 13 people have been killed in the waves. At the same time, the air quality in other parts of the United States continued to be polluted by the Canadian forest fi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7-01T14-32-07-00-00/000000.png" xlink:type="simple" xlink:show="embed" xlink:actuate="onLoad" draw:mime-type="image/png"/>
</draw:frame>
The place where this wave of heat caused the most people was Webb County, Texas, which was near the Mexican border, and 11 people were killed.</text:p>
      <text:p text:style-name="P4">
Local officials stated in a statement provided to AFP: "A total of 11 people died as of the 28th, 10 of which were residents of Weibu County, and the 11th death was from the neighboring county. Died. "</text:p>
      <text:p text:style-name="P4">
A 14 -year -old teenager died last week in the Big Bend National Park (Big Bend Nationalpark). At that time, the temperature was 48 degrees Celsius. Unfortunately, his stepfather died on a car accident on the way to rescue.</text:p>
      <text:p text:style-name="P4">
The neighboring Louisiana official also pointed out that a local 62 -year -old woman died last week at high temperature because a storm caused thousands of households to stop power and cannot use air conditioners.</text:p>
      <text:p text:style-name="P4">
In recent days, some cities in southern United States have soared to 45 degrees Celsius. The road was cracked in Houston, Texas, and the authorities set up a cooling center in this city with a population of 2.3 million.</text:p>
      <text:p text:style-name="P4">
At the same time, Canada continued to fight with the worst forest fire in its history. As the smoke southward, the large areas of the United States from the Midwest to the East Coast are still under the warning of air quality, affecting more than 12 million people.</text:p>
      <text:p text:style-name="P4">
According to AIRNOW, the US government's air quality tracking platform, the air quality of New York and Philadelphia has reached the "unhealthy" level.</text:p>
      <text:p text:style-name="P4">
In the Ontario of Canada, most of the five major lakes in North America, parts of Minnesota, North Carolina, and George Asia, the United States also released air quality warnings.</text:p>
      <text:p text:style-name="P4">
The smoke produced by Canadian wildfires has drifted over the Atlantic Ocean and came to some European countries, including Portugal and Spain.</text:p>
      <text:p text:style-name="P4">
News Source: <text:a xlink:type="simple" xlink:href="https://www.rfi.fr/cn/%E7%A7%91%E5%AD%A6%E6%96%B0%E7%9F%A5/20230701-%E7%BE%8E%E5%9B%BD%E5%8D%97%E9%83%A8%E6%9E%81%E7%AB%AF%E7%83%AD%E6%B5%AA%E9%80%A0%E6%88%9013%E6%AD%BB-%E5%8A%A0%E6%8B%BF%E5%A4%A7%E9%87%8E%E7%81%AB%E7%A9%BA%E6%B1%A1%E6%8C%81%E7%BB%AD" text:style-name="Internet_20_link" text:visited-style-name="Visited_20_Internet_20_Link">
https://www.rfi.fr/cn/%E7%A7%91%E5%AD%A6%E6%96%B0%E7%9F%A5/20230701-%E7%BE%8E%E5%9B%BD%E5%8D%97%E9%83%A8%E6%9E%81%E7%AB%AF%E7%83%AD%E6%B5%AA%E9%80%A0%E6%88%9013%E6%AD%BB-%E5%8A%A0%E6%8B%BF%E5%A4%A7%E9%87%8E%E7%81%AB%E7%A9%BA%E6%B1%A1%E6%8C%81%E7%BB%AD</text:a>
</text:p>
      <!--NEWS-->
      <text:h text:style-name="P10" text:outline-level="1">
<text:span text:style-name="T4">
Lost contact 63 days NASA and Mars helicopter innovation recovery communication</text:span>
</text:h>
      <text:p text:style-name="P4">
Publisher: 法新社</text:p>
      <text:p text:style-name="P4">
Published Time: 2023-07-01T14:32:08+00:00</text:p>
      <text:p text:style-name="P4">
Modified Time: 2023-07-01T14:20:05+00:00</text:p>
      <text:p text:style-name="P4">
Description: (Agence France -Presse, Washington, 30th) The National Airlines and Space Administration (NASA) said today that the Mars helicopter "Innuity" has resumed communication after losing the communication for more than 2 month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7-01T14-32-08-00-00/000000.png" xlink:type="simple" xlink:show="embed" xlink:actuate="onLoad" draw:mime-type="image/png"/>
</draw:frame>
"Innovation" is a mini rotor machine. In early 2021, he landed in Mars with the Mars detecting the car "Perseverance". It passed the initial 30 -day mission test and proved the feasibility of its technology in 5 test flights.</text:p>
      <text:p text:style-name="P4">
Since then, the "Innovation" has launched dozens of tasks. As an air reconnaissance aircraft, the "Perseverance" detection vehicle with a traveler with wheels is used to find signs of ancient microorganisms of billions of years ago. many.</text:p>
      <text:p text:style-name="P4">
The 52nd flight of the "Innovation" began on April 26. After 2 minutes of flight, 363 meters fell to the surface of Mars, and NASA's Jet PropulsionLaboratory (JPL) mission control center with NASA was in losing contact.</text:p>
      <text:p text:style-name="P4">
At that time, it was expected to lose communication, because there was a hill between the "Innovation" and "Perseverance", and the latter was a relay station between the former and the earth.</text:p>
      <text:p text:style-name="P4">
However, NASA said today that it has resumed communication with the "Innovation". Joshuanderson, the person in charge of the "Innovation" team of Jet Promotion Laboratory, told AFP: "This is by far, we have lost the longest contact with the" Innovation "during the mission period."</text:p>
      <text:p text:style-name="P4">
Anderson pointed out: "The" Innovation "is designed to operate on its own when such a communication problem, but we still feel that we still feel the burden when recovering communication with it."</text:p>
      <text:p text:style-name="P4">
As of now, the information has shown that the "Innovation" is still intact. If it is normal for further inspection, the "Innovation" will be ready to perform the next flight, that is, the Rockyoutcrop, which is interested in the "perseverance" team to the west.</text:p>
      <text:p text:style-name="P4">
This is not the first time the "Innovation" encountered communication interruption. This helicopter also lost contact for about 6 days when he searched a ancient river Delta. Chief engineer Travisbrown wrote in a blog article that it was a "painful long time".</text:p>
      <text:p text:style-name="P4">
News Source: <text:a xlink:type="simple" xlink:href="https://www.rfi.fr/cn/%E7%A7%91%E5%AD%A6%E6%96%B0%E7%9F%A5/20230701-%E5%A4%B1%E5%8E%BB%E8%81%94%E7%B3%BB63%E5%A4%A9-nasa%E4%B8%8E%E7%81%AB%E6%98%9F%E7%9B%B4%E5%8D%87%E6%9C%BA%E5%88%9B%E6%96%B0%E5%8F%B7%E6%81%A2%E5%A4%8D%E9%80%9A%E8%AE%AF" text:style-name="Internet_20_link" text:visited-style-name="Visited_20_Internet_20_Link">
https://www.rfi.fr/cn/%E7%A7%91%E5%AD%A6%E6%96%B0%E7%9F%A5/20230701-%E5%A4%B1%E5%8E%BB%E8%81%94%E7%B3%BB63%E5%A4%A9-nasa%E4%B8%8E%E7%81%AB%E6%98%9F%E7%9B%B4%E5%8D%87%E6%9C%BA%E5%88%9B%E6%96%B0%E5%8F%B7%E6%81%A2%E5%A4%8D%E9%80%9A%E8%AE%AF</text:a>
</text:p>
      <!--NEWS-->
      <text:h text:style-name="P10" text:outline-level="1">
<text:span text:style-name="T4">
Media: Germany has a total of 209 new crown vaccine damage claims to be tried</text:span>
</text:h>
      <text:p text:style-name="P4">
Author: None (Language: zh)</text:p>
      <text:p text:style-name="P4">
Publisher: None</text:p>
      <text:p text:style-name="P4">
Time: 2023-07-01T14:34:00Z</text:p>
      <text:p text:style-name="P4">
Description: According to relevant vaccine procurement contracts, the German government may have a responsibility to pay compensation to the plaintiff on the damage caused by the new crown vaccine. In January of this year, a court of Bavaria rejected a lawsuit against Astraikon.</text:p>
      <text:p text:style-name="P4">
Videos: []</text:p>
      <text:p text:style-name="P4">
Images: []</text:p>
      <text:p text:style-name="P4">
Subject: 德国新闻</text:p>
      <text:p text:style-name="P4">
Subjects: []</text:p>
      <text:p text:style-name="P4">
Keywords: ['德中关系', '欧债危机', '欧盟', '德国', '留学德国', '留学德国', '德国联邦大选', '默克尔']</text:p>
      <text:p text:style-name="P4">
Id: 66090336</text:p>
      <!--METADATA-->
      <text:p text:style-name="P4">
<text:a xlink:type="simple" xlink:href="https://www.dw.com/zh/overlay/image/article/66090336/66088251" text:style-name="Internet_20_link" text:visited-style-name="Visited_20_Internet_20_Link">
 </text:a>
The German court will deal with multiple claim cases against the new crown vaccine in July</text:p>
      <text:p text:style-name="P4">
(Voice of Germany Chinese) According to the German "Sunday World News" reported on July 1, if the plaintiff's claim was supported by the court, the German government may have a responsibility to take the new crown virus (COVID-19) <text:a xlink:type="simple" xlink:href="https://www.dw.com/zh/zh/打新冠疫苗落下重疾在德国到底有多少/a-65010665" text:style-name="Internet_20_link" text:visited-style-name="Visited_20_Internet_20_Link">
damage caused by vaccine</text:a>
Pay compensation to the plaintiff.</text:p>
      <text:p text:style-name="P4">
The Ministry of Health of Germany told the newspaper that "there are currently 209 cases of damage to the new crown vaccine manufacturer are being reviewed in the court."</text:p>
      <text:p text:style-name="P4">
The state provided compensation is part of the Vaccine Procurement Contract signed by the European Commission during the new crown virus. However, if the accidental side effects are found to be caused by major negligence or failure to comply with the manufacturing standards, this clause is not applicable.</text:p>
      <text:p text:style-name="P4">
In June, the European Drug Administration (EMA) reiterated the benefits of the approved new crown vaccine. The agency added that it is estimated that in the first year of the outbreak, these vaccines saved the lives of nearly 20 million people around the world.</text:p>
      <text:p text:style-name="P4">
The agency also said that the risk of myocarditis after vaccination in Pfizer/Biontech was less risk.</text:p>
      <text:h text:style-name="P12" text:outline-level="3">
<text:span text:style-name="T4">
How to upgrade the new crown vaccine?</text:span>
</text:h>
      <text:h text:style-name="P12" text:outline-level="3">
<text:span text:style-name="T4">
The government's position enables the plaintiff to be unfavorable?</text:span>
</text:h>
      <text:p text:style-name="P4">
In January, the Bavarian court rejected a woman's lawsuit against the Astra Corporation in the UK. The woman had various health problems, and she claimed that these problems were caused by the new crown vaccine.</text:p>
      <text:p text:style-name="P4">
Next Monday, the Court of Rottweil District will trial a case of a man prosecuted, and the man claimed that his vision was damaged after taking Biontech/Pfizer vaccine.</text:p>
      <text:p text:style-name="P4">
Biontech claims that it has no basis for allegations.</text:p>
      <text:p text:style-name="P4">
The plaintiff's lawyer claims that the government's position has made the plaintiff in an unfavorable position.</text:p>
      <text:p text:style-name="P4">
The Sunday World News quoted Joachims Cäsar-PRELLler, a man of a man in the Rotovir District Court, said: "The government plays a dual role in the new crown lawsuit. This is a problem. ","</text:p>
      <text:p text:style-name="P4">
<text:span text:style-name="T4">
 More reading: <text:a xlink:type="simple" xlink:href="https://www.dw.com/zh/zh/疫苗损害难界定-首起案件将开庭/a-65281551" text:style-name="Internet_20_link" text:visited-style-name="Visited_20_Internet_20_Link">
Difficulties in vaccine damage define the first case will be opened</text:a>
 </text:span>
</text:p>
      <text:p text:style-name="P4">
News Source: <text:a xlink:type="simple" xlink:href="https://www.dw.com/zh/媒体：德国共有209起新冠疫苗损害索赔案待审/a-66090336" text:style-name="Internet_20_link" text:visited-style-name="Visited_20_Internet_20_Link">
https://www.dw.com/zh/媒体：德国共有209起新冠疫苗损害索赔案待审/a-66090336?maca=chi-rss-chi-all-1127-rdf</text:a>
</text:p>
      <!--NEWS-->
      <text:h text:style-name="P10" text:outline-level="1">
<text:span text:style-name="T4">
Rebate the sovereignty of the July 1 sovereignty in Taiwan and Hong Kong people to mourn on the day of the Sovereignty of the Seventh 1 sovereignty.</text:span>
</text:h>
      <text:p text:style-name="P4">
Author: None</text:p>
      <text:p text:style-name="P4">
Publisher: Radio Free Asia (Organization)</text:p>
      <text:p text:style-name="P4">
Published Time: 2023-07-01T14:34:51-04:00</text:p>
      <text:p text:style-name="P4">
Modified Time: 2023-07-01T16:09: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5.1927in" draw:z-index="0">
<draw:image xlink:href="../Images/rfamandarin/2023-07-01T14-34-51-04-00/000000.png" xlink:type="simple" xlink:show="embed" xlink:actuate="onLoad" draw:mime-type="image/png"/>
</draw:frame>
Dozens of people in Taipei mourned the deceased in Hong Kong's democratic road, and determined to continue the road of democracy for them. <text:a xlink:type="simple" xlink:href="https://www.rfa.org/mandarin/yataibaodao/gangtai/ec-07012023142231.html/@@images/image" text:style-name="Internet_20_link" text:visited-style-name="Visited_20_Internet_20_Link">
</text:a>
Photo by Li Zonghan</text:p>
      <text:p text:style-name="P4">
July 1 is the 26th anniversary of the transfer of sovereignty in Hong Kong, and the atmosphere of Taiwan and Hong Kong is very different. Dozens of people participated in dozens of people in Taiwan and Hong Kong people spontaneously holding mourning meetings. In the Taiwan -Hong Kong -Hong Kong people group, the mourning activity in the transfer of sovereignty is to redefine this day and determine that the deceased will continue to follow the freedom of Hong Kong people. In addition, at the Symposium on the National Security Law organized in Taiwan, the exile Hong Kong resistant said that the "National Security Law" changed the trust of Hong Kong people to exchange for fairness through courts. "Impact.</text:p>
      <text:p text:style-name="P4">
<text:span text:style-name="T4">
<text:span text:style-name="T5">
 <text:a xlink:type="simple" xlink:href="https://www.rfa.org/mandarin/Xinwen/8-06252023225546.html" text:style-name="Internet_20_link" text:visited-style-name="Visited_20_Internet_20_Link">
Hong Kong police responded to the "July 1st Parade": I have received an application</text:a>
</text:span>
* </text:span>
<text:span text:style-name="T5">
 <text:a xlink:type="simple" xlink:href="https://www.rfa.org/mandarin/Xinwen/4-07012023114452.html" text:style-name="Internet_20_link" text:visited-style-name="Visited_20_Internet_20_Link">
Hong Kong sovereignty transfer 26th anniversary Social civilian even temporarily canceled demonstration</text:a>
</text:span>
*</text:p>
      <text:p text:style-name="P4">
"Restore Hong Kong!Times Revolution!"</text:p>
      <text:p text:style-name="P4">
A group of people in Taiwan and Hong Kong take the theme of "no joy, only pain", and on the sovereignty of the July 1 sovereignty, holding a condolence in Taipei, and placing several in the "Free Square" plaque. The portrait of the deceased, played the popular music and tell the story of the deceased, and mourn at 10 pm, and then mourn the flowers from the deceased portrait.</text:p>
      <text:p text:style-name="P4">
Dozens of participants attended the rain. The Hong Kong people AVA thought of the changes in Hong Kong since 2019, and she was even more excited to cry. She said that she should not forget the victims in the process of democratic.</text:p>
      <text:p text:style-name="P4">
The people in Taiwan and Hong Kong were transferred to the Japanese Office of the Sovereignty on July 1 to commemorate the deceased of democracy. (Photo by Li Zonghan) <text:a xlink:type="simple" xlink:href="https://www.rfa.org/mandarin/yataibaodao/gangtai/ec-07012023142231.html/572853f06e2f4eba57284e034e004e3b674379fb4ea465e5529e54c060bc4f1a7eaa5ff54e8953d66c114e3b7684901d80053002-674e5b977ff06444.jpg" text:style-name="Internet_20_link" text:visited-style-name="Visited_20_Internet_20_Link">
</text:a>
AVA: "They represent courage and freedom. These sacrifice people represent our Hong Kong people, but these things do not happen in China and in Hong Kong. This is sad and ridiculous. Hong Kong people, we will not change our brave heart. "</text:p>
      <text:p text:style-name="P4">
Feng Xitian, the youth secretary -general of the Hong Kong Border City, said that July was defined as a return, and for young people in Hong Kong, there was no right to choose. Choosing today's mourning is to redefine the July 1st and show that the discrete Hong Kong people will complete the legacy for the deceased.</text:p>
      <text:p text:style-name="P4">
Feng Xitian: "The democratic movement in the past in Hong Kong is that no one wants to use their own lives to tell the public that these things must fight, but in 2019 they use their lives and blood to tell us this. We have in 2019. I have said that they are going to go on behalf of them, so we have to take their will, take good care of ourselves, and take this democratic road to Hong Kong. "</text:p>
      <text:p text:style-name="Quotations">

<text:p text:style-name="P4">
<text:a xlink:type="simple" xlink:href="https://twitter.com/hashtag/%E4%B8%83%E4%B8%80" text:style-name="Internet_20_link" text:visited-style-name="Visited_20_Internet_20_Link">
 #Seventh 1&gt;
</text:a>
&gt;
 <text:a xlink:type="simple" xlink:href="https://twitter.com/hashtag/%E9%A6%99%E6%B8%AF%E4%B8%BB%E6%9D%83%E7%A7%BB%E4%BA%A4" text:style-name="Internet_20_link" text:visited-style-name="Visited_20_Internet_20_Link">
 #Hong Kong sovereign transfer&gt;
</text:a>
&gt;
 The 26th anniversary, people in Taiwan and Hong Kong are "<text:a xlink:type="simple" xlink:href="https://twitter.com/hashtag/%E6%B2%A1%E6%9C%89%E6%AC%A2%E4%B9%90%E5%8F%AA%E6%9C%89%E4%BC%A4%E7%97%9B" text:style-name="Internet_20_link" text:visited-style-name="Visited_20_Internet_20_Link">
 #No joy, but only hurting pain&gt;
</text:a>
&gt;
 "The theme, holding a condolences spontaneously, mourning the dead Hong Kong, and several deceaseds related to the reflection of the Chinese movement.&gt;
 The organizer placed several in the plaque of" Free Square ". Portrait of the deceased, play <text:a xlink:type="simple" xlink:href="https://twitter.com/hashtag/%E5%8F%8D%E9%80%81%E4%B8%AD" text:style-name="Internet_20_link" text:visited-style-name="Visited_20_Internet_20_Link">
 #的 的 中&gt;
</text:a>
&gt;
 Popular music and the story of the deceased, a minute of mourning, and mourning flowers to portraits. … [Pic.twitter.com/ysjt6wko7y&gt;
]](https://t.co/YsJT6wko7y)&gt;
&gt;
 - Liberty Asia Radio(@RFA_Chinese)<text:a xlink:type="simple" xlink:href="https://twitter.com/RFA_Chinese/status/1675188132885700608" text:style-name="Internet_20_link" text:visited-style-name="Visited_20_Internet_20_Link">
 July 1, 2023&gt;
 </text:a>
<text:span text:style-name="T4">
 Go to soup: The "National Security Law" changes the rules of the judge's trial criteria to lose the opportunity to fight for a fair judgment </text:span>
</text:p>

</text:p>
      <text:p text:style-name="P4">
In addition, on the same day, there were many representatives in Taiwan -Hong Kong people. At the 3rd anniversary of Taipei about Hong Kong's "National Security Law", it shared changes in Hong Kong under the National Security Law.Go to soup: "Before the" National Security Law "(implemented), there was still a fair interrogation. I can take my travel certificate back. Without a curfew, I can have the opportunity to appeal. However, when the National Security Law passed It is a state of pouring the government, and the fairness is completely destroyed. The most evil of the "National Security Law" is that the system has not changed your system, but it destroys the spirit of fairness and the rule of law. Add to them (defendant). "</text:p>
      <text:p text:style-name="P4">
He said that after the "National Security Law" took effect, there were police and unknown people every day. When he went to his company, he used different reasons to obstruct the work. He decided to leave Hong Kong one of the reasons.</text:p>
      <text:p text:style-name="P4">
** Huang Guocai: It is difficult for the long -arm jurisdiction of the National Security Law to leave Hong Kong.</text:p>
      <text:p text:style-name="P4">
Huang Guocai, a Hong Kong artist who has moved to Taiwan, was canceled with singers Huang Yaoming and He Yunshi's concert venue, and the artists were taken away on the street performances, showing the impact of the "National Security Law" on Hong Kong's freedom. He has tasted the cross -regional influence of the National Security Law.</text:p>
      <text:p text:style-name="P4">
Huang Guocai: "Don't think that it is okay to leave Hong Kong. Last year, I participated in a small exhibition in the UK. Governance 'is very unsatisfactory and bad. You are not safe in Europe, because Europe is not too high in CCP censorship, but it is safer in Taiwan. "</text:p>
      <text:p text:style-name="P4">
Lai Yizhong, a member of the Taiwan Think Tank Consulting attended the same event, said that the CCP implemented the National Security Law in Hong Kong, showing that under the judgment of the CCP's rising and west, he believed that he had enough strength and did not need Hong Kong as a bridge to connect the world. China ’s judgment on its own strength and how to treat international relations is worthy of reflection on scholars and think tanks studying Chinese in Taiwan. Do not let the misjudgment of the mistakes of the situation in Hong Kong.</text:p>
      <text:p text:style-name="P4">
Reporter: Chen Zifei Editor: Chen Meihua Xu Shuting 梒 网 网 Editor: Jessi</text:p>
      <text:p text:style-name="P4">
News Source: <text:a xlink:type="simple" xlink:href="https://www.rfa.org/mandarin/yataibaodao/gangtai/ec-07012023142231.html" text:style-name="Internet_20_link" text:visited-style-name="Visited_20_Internet_20_Link">
https://www.rfa.org/mandarin/yataibaodao/gangtai/ec-07012023142231.html</text:a>
</text:p>
      <!--NEWS-->
      <text:h text:style-name="P10" text:outline-level="1">
<text:span text:style-name="T4">
Iraqi Party Chairman Hadi Awang's body is unwell admitted to the hospital</text:span>
</text:h>
      <text:p text:style-name="P4">
Author: 联合早报 (Person)</text:p>
      <text:p text:style-name="P4">
Publisher: 联合早报 (Organization)</text:p>
      <text:p text:style-name="P4">
Published Time: 2023-07-01T15:02</text:p>
      <text:p text:style-name="P4">
Modified Time: 2023-07-01T15:02</text:p>
      <text:p text:style-name="P4">
Description: Hada Awang, chairman of the Islamic Party of Malaysia, has a physical discomfort and is currently hospitalized for treatment. Harda Awang's eldest son, Mohamad Karilir, pointed out on Facebook that his father began to worse before the health of his father, and was taken to Guaden Jialou Hospital for Octarian .. Then, then</text:p>
      <text:p text:style-name="P4">
Videos: []</text:p>
      <text:p text:style-name="P4">
Audios: []</text:p>
      <text:p text:style-name="P4">
Images: []</text:p>
      <text:p text:style-name="P4">
Type: NewsArticle</text:p>
      <text:p text:style-name="P4">
Breadcrumbs: ['即时', '国际']</text:p>
      <text:p text:style-name="P4">
Keywords: ['伊斯兰党', '哈迪阿旺', '医院', '健康']</text:p>
      <!--METADATA-->
      <text:p text:style-name="P4">
Hada Awang, chairman of the Islamic Party of Malaysia, has a physical discomfort and is currently hospitalized for treatment.</text:p>
      <text:p text:style-name="P4">
Hardy Awang's eldest son, Mohamad Kalil, pointed out on Facebook that his father began to worse before the health of his father, and was taken to Guaden Jialou Hospital for Octarian. Stable, but need to rest more.</text:p>
      <text:p text:style-name="P4">
However, Mohd Carrir did not specifically explain where Hadi Awang was uncomfortable.</text:p>
      <text:p text:style-name="P4">
The 75 -year -old Hadi Awang is also a member of the Majiang District of Dengzhou. The last admission was in June 2021, and he was sent to the national heart center for treatment due to difficulty breathing.</text:p>
      <text:p text:style-name="P4">
News Source: <text:a xlink:type="simple" xlink:href="https://www.zaobao.com.sg/realtime/world/story20230701-1409591" text:style-name="Internet_20_link" text:visited-style-name="Visited_20_Internet_20_Link">
https://www.zaobao.com.sg/realtime/world/story20230701-1409591</text:a>
</text:p>
      <!--NEWS-->
      <text:h text:style-name="P10" text:outline-level="1">
<text:span text:style-name="T4">
Spanish Prime Minister's visit to Kiev Zeroski praises symbolic significance</text:span>
</text:h>
      <text:p text:style-name="P4">
Publisher: 法新社</text:p>
      <text:p text:style-name="P4">
Published Time: 2023-07-01T15:02:07+00:00</text:p>
      <text:p text:style-name="P4">
Modified Time: 2023-07-01T14:35:02+00:00</text:p>
      <text:p text:style-name="P4">
Description: (France -France -France -France, Kiev, 1st) On the occasion of the European Union (EU) rotating chairman, the Ukrainian President Volodymyr Zlenskyy thanked Spanish Prime Minister Pedro (Pedr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7-01T15-02-07-00-00/000000.png" xlink:type="simple" xlink:show="embed" xlink:actuate="onLoad" draw:mime-type="image/png"/>
</draw:frame>
Zenoski said in the community media: "Thank you for your important visit and support our people!"</text:p>
      <text:p text:style-name="P4">
He also said: "This visit time is the first day of the EU's rotating chairman, which is very symbolic."</text:p>
      <text:p text:style-name="P4">
In addition, Zerrence and Sanjes issued a joint statement stating that Ukraine's candidate qualification to join the European Union is a priority affairs in Spain as the EU's rotating chairman.</text:p>
      <text:p text:style-name="P4">
The statement issued by the Zerorenski office stated: "Spain reiterated to support Ukraine's candidate qualification to join the European Union, which will be one of the priority affairs of Spain as a rotating chairman." (Nato) partnership with Ukraine, including the establishment of NATO-Ukraine Council. "</text:p>
      <text:p text:style-name="P4">
News Source: <text:a xlink:type="simple" xlink:href="https://www.rfi.fr/cn/%E5%9B%BD%E9%99%85%E6%8A%A5%E9%81%93/20230701-%E8%A5%BF%E7%8F%AD%E7%89%99%E6%80%BB%E7%90%86%E9%80%A0%E8%AE%BF%E5%9F%BA%E8%BE%85-%E6%B3%BD%E4%BC%A6%E6%96%AF%E5%9F%BA%E8%B5%9E%E6%89%AC%E6%9E%81%E5%85%B7%E8%B1%A1%E5%BE%B5%E6%84%8F%E4%B9%89" text:style-name="Internet_20_link" text:visited-style-name="Visited_20_Internet_20_Link">
https://www.rfi.fr/cn/%E5%9B%BD%E9%99%85%E6%8A%A5%E9%81%93/20230701-%E8%A5%BF%E7%8F%AD%E7%89%99%E6%80%BB%E7%90%86%E9%80%A0%E8%AE%BF%E5%9F%BA%E8%BE%85-%E6%B3%BD%E4%BC%A6%E6%96%AF%E5%9F%BA%E8%B5%9E%E6%89%AC%E6%9E%81%E5%85%B7%E8%B1%A1%E5%BE%B5%E6%84%8F%E4%B9%89</text:a>
</text:p>
      <!--NEWS-->
      <text:h text:style-name="P10" text:outline-level="1">
<text:span text:style-name="T4">
Morimoran State Council officially dissolves</text:span>
</text:h>
      <text:p text:style-name="P4">
Author: 联合早报 (Person)</text:p>
      <text:p text:style-name="P4">
Publisher: 联合早报 (Organization)</text:p>
      <text:p text:style-name="P4">
Published Time: 2023-07-01T15:18</text:p>
      <text:p text:style-name="P4">
Modified Time: 2023-07-01T15:28</text:p>
      <text:p text:style-name="P4">
Description: Malaysia's Semimilan State Council officially disbanded on Saturday (July 1) to pave the way for synchronized elections with other five states. It is hoped that the Senzhou, which is governed by the alliance, is the upcoming six states. The last state of the State Council of the Dissiler State is also the only state of the state that has only been dissolved in the term of the parliament. Jilan ...</text:p>
      <text:p text:style-name="P4">
Videos: []</text:p>
      <text:p text:style-name="P4">
Audios: []</text:p>
      <text:p text:style-name="P4">
Images: []</text:p>
      <text:p text:style-name="P4">
Type: NewsArticle</text:p>
      <text:p text:style-name="P4">
Breadcrumbs: ['即时', '国际']</text:p>
      <text:p text:style-name="P4">
Keywords: ['马国六州选举', '森美兰', '希望联盟']</text:p>
      <!--METADATA-->
      <text:p text:style-name="P4">
Malaysia's Semimilan State Council officially disbanded on Saturday (July 1) to pave the way for synchronized elections with other five states.</text:p>
      <text:p text:style-name="P4">
It is hoped that the Senzhou, which is governed by the alliance, is the upcoming six states. The last state of the State Council of the Dissiler State is also the only state of the state that has only been dissolved in the term of the parliament. <text:a xlink:type="simple" xlink:href="https://www.zaobao.com/realtime/world/story20230622-1406845" text:style-name="Internet_20_link" text:visited-style-name="Visited_20_Internet_20_Link">
June 22, the first to dissolve the state parliament</text:a>
, <text:a xlink:type="simple" xlink:href="https://www.zaobao.com/realtime/world/story20230619-1405887" text:style-name="Internet_20_link" text:visited-style-name="Visited_20_Internet_20_Link">
Selangor will dissolve on the 23rd</text:a>
<text:a xlink:type="simple" xlink:href="https://www.zaobao.com/realtime/world/story20230627-1408426" text:style-name="Internet_20_link" text:visited-style-name="Visited_20_Internet_20_Link">
Penang, Kedah and Dengjialou were dissolved on the 28th</text:a>
Essence</text:p>
      <text:p text:style-name="P4">
Mohamed Blackkar, director of the Senzhou Election Commission, has received a notification letter submitted by Mohamart Amin, secretary of the Senzhou Council on Wednesday (June 28) to inform the state parliament to be dissolved on July 1. At present, Senzhou is managed by the guardian government until the election is elected as the election of the new state government.</text:p>
      <text:p text:style-name="P4">
There are 36 state seats in Senzhou. Before the dissolution, the Pakatan Harapan controlled 20 seats (11 Democratic Action Party, six people in the People's Justice Party, and three National Integrity Party), and 16 seats on the National Front (15 UMNO and India National University Party one).</text:p>
      <text:p text:style-name="P4">
News Source: <text:a xlink:type="simple" xlink:href="https://www.zaobao.com.sg/realtime/world/story20230701-1409686" text:style-name="Internet_20_link" text:visited-style-name="Visited_20_Internet_20_Link">
https://www.zaobao.com.sg/realtime/world/story20230701-1409686</text:a>
</text:p>
      <!--NEWS-->
      <text:h text:style-name="P10" text:outline-level="1">
<text:span text:style-name="T4">
Chairman of the United States Association: The U.S. military should accelerate modernization to compete with China</text:span>
</text:h>
      <text:p text:style-name="P4">
Author: 联合早报 (Person)</text:p>
      <text:p text:style-name="P4">
Publisher: 联合早报 (Organization)</text:p>
      <text:p text:style-name="P4">
Published Time: 2023-07-01T15:19</text:p>
      <text:p text:style-name="P4">
Modified Time: 2023-07-01T15:45</text:p>
      <text:p text:style-name="P4">
Description: Milly, chairman of the joint meeting of the United States Staff, said that with the continuous development of war technology, the U.S. military must accelerate the pace of modernization in order to compete with China and let Chinese leaders feel that the time has not arrived when considering the attack. Mili Friday (June 30) in the National Journalist Club in Washington ...</text:p>
      <text:p text:style-name="P4">
Videos: []</text:p>
      <text:p text:style-name="P4">
Audios: []</text:p>
      <text:p text:style-name="P4">
Images: []</text:p>
      <text:p text:style-name="P4">
Type: NewsArticle</text:p>
      <text:p text:style-name="P4">
Breadcrumbs: ['即时', '国际']</text:p>
      <text:p text:style-name="P4">
Keywords: ['美国', '军事', '中国']</text:p>
      <!--METADATA-->
      <text:p text:style-name="P4">
Milly, chairman of the joint meeting of the United States Staff, said that with the continuous development of war technology, the U.S. military must accelerate the pace of modernization in order to compete with China and let Chinese leaders feel that the time has not arrived when considering the attack.</text:p>
      <text:p text:style-name="P4">
Mili said on Friday (June 30) at the National Journalist Club in Washington that China is seeking to rewrite the rules -based international order and build a powerful army. The century surpassed the United States.</text:p>
      <text:p text:style-name="P4">
He emphasized that the U.S. military must accelerate the pace of modernization, because the fundamental situation of the war is changing significantly. If the U.S. military does not make adjustments, it will not be able to have a army that can respond to the future combat environment. He believes that as long as the United States and allies can maintain their military advantages and improve and modernize when necessary, Beijing can promote Beijing not to make decisions of invading Taiwan.</text:p>
      <text:h text:style-name="P13" text:outline-level="4">
<text:span text:style-name="T4">
Two World War is about 150 million people died in the war</text:span>
</text:h>
      <text:p text:style-name="P4">
Milly said that the rules -based international order was established by the generation of paratroopers to ensure that the war of great powers will not happen again. From 1914 to 1945, about 150 million people died during the war during the First World War and World War II.</text:p>
      <text:p text:style-name="P4">
"This is the most violent 30 years in human history. It is a war initiated by the great power."</text:p>
      <text:p text:style-name="P4">
"In the past 30 years, the two continents were destroyed and millions of people were killed. The number of refugees was more than at any time in history. The systemic races of the entire nation and religious communities were extinct. Of course, there were two nuclear weapons. This is a global war. No matter what standards measured, this is a slaughter field. In 1945, the world collectively stated that this kind of thing must not happen again. "</text:p>
      <text:p text:style-name="P4">
The peace established by this framework has been maintained for nearly 80 years. Milly said it has proved its value, but the rules -based international order is now facing tremendous pressure. He said: "Especially in Russia, it illegally invaded Ukraine, which is a direct positive attack on rules -based international order." "The invasion has lasted for more than a year. The courage and tenacity of the Ukraine people really inspired all of us. "</text:p>
      <text:p text:style-name="P4">
Countries around the world are united on the side of Ukraine and have been providing it with the ability to defend the country. "We said that our political leaders have said many times that our task is to ensure that Ukraine needs support to maintain freedom and independence. We do this to ensure that the rules -based international order can be maintained."</text:p>
      <text:p text:style-name="P4">
Milly said that China is seeking to rewrite these rules around the world, although China may be the biggest beneficiaries of these rules. "As we all know, the Chinese economy has been growing rapidly in the past 40 years, and now it is using its financial strength to establish an extremely powerful army."</text:p>
      <text:p text:style-name="P4">
Milly said that Chinese leaders have stated that they hope to "become an overlord in Asia in the next 10 years and hope to surpass the global military strength of the United States in the middle of this century." "The history of the geographical strategy of this century is likely to depend on US -China relations, and whether the US -China relations continue to compete or trigger a great country war."</text:p>
      <text:p text:style-name="P4">
News Source: <text:a xlink:type="simple" xlink:href="https://www.zaobao.com.sg/realtime/world/story20230701-1409688" text:style-name="Internet_20_link" text:visited-style-name="Visited_20_Internet_20_Link">
https://www.zaobao.com.sg/realtime/world/story20230701-1409688</text:a>
</text:p>
      <!--NEWS-->
      <text:h text:style-name="P10" text:outline-level="1">
<text:span text:style-name="T4">
The Secretary of the US and China Love Visits Kiev to listen to the counterattack and the Russian peace talks plan</text:span>
</text:h>
      <text:p text:style-name="P4">
Author: 联合早报 (Person)</text:p>
      <text:p text:style-name="P4">
Publisher: 联合早报 (Organization)</text:p>
      <text:p text:style-name="P4">
Published Time: 2023-07-01T15:57</text:p>
      <text:p text:style-name="P4">
Modified Time: 2023-07-01T16:06</text:p>
      <text:p text:style-name="P4">
Description: The informed person said that the US Central Intelligence Agency Director Bernes recently secretly visited Kiev and heard Ukraine's plan to be taken over by Russia this fall by Russia, and then launched a suspension negotiation plan with Moscow before the end of the year. Washington Post on the United States on Friday (June 30 ...</text:p>
      <text:p text:style-name="P4">
Videos: []</text:p>
      <text:p text:style-name="P4">
Audios: []</text:p>
      <text:p text:style-name="P4">
Images: []</text:p>
      <text:p text:style-name="P4">
Type: NewsArticle</text:p>
      <text:p text:style-name="P4">
Breadcrumbs: ['即时', '国际']</text:p>
      <text:p text:style-name="P4">
Keywords: ['美国中央情报局', '乌克兰', '基辅', '俄乌战争']</text:p>
      <!--METADATA-->
      <text:p text:style-name="P4">
The informed person said that the US Central Intelligence Agency Director Bernes recently secretly visited Kiev and heard Ukraine's plan to be taken over by Russia this fall by Russia, and then launched a suspension negotiation plan with Moscow before the end of the year.</text:p>
      <text:p text:style-name="P4">
The Washington Post quoted three insiders on Friday (June 30) that during the visit of Burns, Ukrainia privately informed the United States' recent military goals.</text:p>
      <text:p text:style-name="P4">
According to AFP, a US officials said that Berns met with Ukrainian President Zessic and Ukrainian intelligence officials at Kiev.</text:p>
      <text:p text:style-name="P4">
Ukraine plans to recover a large number of territories occupied by Russia before this fall, and at the same time move weapons and equipment such as artillery and missile systems to near the Crimean Peninsula, which is controlled by Russia, and then launched negotiations with Russia before the end of this year, in order to achieve it Portation.</text:p>
      <text:p text:style-name="P4">
A U.S. official said that Bernus's visit was "conventional", which aims to emphasize the United States to continue to work to share information that helps the Ukraine for defense. The CIA refused to disclose Bernes' views on Ukraine's military plan.</text:p>
      <text:p text:style-name="P4">
It is reported that while preparing for the autumn offensive, Ukraine President Zelegiski and his assistants have begun to consider the ceasefire conditions that both Kiev and Moscow can accept.</text:p>
      <text:p text:style-name="P4">
The report also mentioned the differences and crickets between Ukraine and the West. On the one hand, the United States and Western European countries have strongly demanded that Ukraine and the EU have a cold attitude, and they are worried that the risk of direct military conflict between Russia and Western outbreaks in NATO has increased. NATO member. On the other hand, the US military leadership hopes that Ukraine will accelerate the counterattack process against Russia, but Ukraine complains that Western countries have not provided adequate ammunition and fighters and other advanced weapons in time.</text:p>
      <text:p text:style-name="P4">
News Source: <text:a xlink:type="simple" xlink:href="https://www.zaobao.com.sg/realtime/world/story20230701-1409695" text:style-name="Internet_20_link" text:visited-style-name="Visited_20_Internet_20_Link">
https://www.zaobao.com.sg/realtime/world/story20230701-1409695</text:a>
</text:p>
      <!--NEWS-->
      <text:h text:style-name="P10" text:outline-level="1">
<text:span text:style-name="T4">
The 26th anniversary of the transfer of sovereignty in Hong Kong is involved in the university's temporary cancellation of demonstrations by the "powerful department"</text:span>
</text:h>
      <text:p text:style-name="P4">
Author: chinese@voanews.com (邓凯欣)</text:p>
      <text:p text:style-name="P4">
Publisher: 美国之音中文网 (Type: NewsMediaOrganization)</text:p>
      <text:p text:style-name="P4">
Published Time: 2023-07-01T16:13:59+08:00</text:p>
      <text:p text:style-name="P4">
Modified Time: 2023-07-01 10:57:23Z</text:p>
      <text:p text:style-name="P4">
Description: Today is the 26th anniversary of the transfer of sovereignty in Hong Kong. The Hong Kong community people had originally planned to demonstrate at the government headquarters today to act on issues such as freedom of speech and input foreign workers, but they were involved in the "powerful department" to be canceled. The Chief Executive Li Jiachao pointed out at the 26th anniversary of the establishment of the SAR that he must be alert to Hong Kong's soft confrontation and maintain national security.</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no-planned-demonstrations-in-hong-kong-s-26th-handover-anniversary-20230701/7162924.html" text:style-name="Internet_20_link" text:visited-style-name="Visited_20_Internet_20_Link">
https://www.voachinese.com/a/no-planned-demonstrations-in-hong-kong-s-26th-handover-anniversary-20230701/7162924.html</text:a>
</text:p>
      <!--NEWS-->
      <text:h text:style-name="P10" text:outline-level="1">
<text:span text:style-name="T4">
China has played a role in re -contact with the Myanmar military government in Thailand</text:span>
</text:h>
      <text:p text:style-name="P4">
Author: chinese@voanews.com (美国之音)</text:p>
      <text:p text:style-name="P4">
Publisher: 美国之音中文网 (Type: NewsMediaOrganization)</text:p>
      <text:p text:style-name="P4">
Published Time: 2023-07-01T16:16:46+08:00</text:p>
      <text:p text:style-name="P4">
Modified Time: 2023-07-01 08:16:46Z</text:p>
      <text:p text:style-name="P4">
Description: Analysts said that Thailand has recently tried to re -contact with the Myanmar military government, which seems to be aimed at forming an alliance with the Myanmar military government.</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looms-large-over-thailand-s-move-to-reengage-with-myanmar-junta-20230701/7162912.html" text:style-name="Internet_20_link" text:visited-style-name="Visited_20_Internet_20_Link">
https://www.voachinese.com/a/china-looms-large-over-thailand-s-move-to-reengage-with-myanmar-junta-20230701/7162912.html</text:a>
</text:p>
      <!--NEWS-->
      <text:h text:style-name="P10" text:outline-level="1">
<text:span text:style-name="T4">
53 rights groups sent a letter to President Biden, calling for not allowing the sanctioned Li Jiachao to come to the APEC Summit to participate in the APEC Summit</text:span>
</text:h>
      <text:p text:style-name="P4">
Author: chinese@voanews.com (美国之音)</text:p>
      <text:p text:style-name="P4">
Publisher: 美国之音中文网 (Type: NewsMediaOrganization)</text:p>
      <text:p text:style-name="P4">
Published Time: 2023-07-01T16:30:13+08:00</text:p>
      <text:p text:style-name="P4">
Modified Time: 2023-07-01 08:30:13Z</text:p>
      <text:p text:style-name="P4">
Description: Dozens of rights groups around the world issued an open letter to the United States President Biden on July 1. The US government is considering giving the US Governor of the Hong Kong Special Administrative Region, Li Jiachao, and allowing him to attend the Asia -Pacific Economic Cooperation Organization held in San Francisco in November ( The report of the APEC) conference expressed serious concerns.</text:p>
      <text:p text:style-name="P4">
Videos: []</text:p>
      <text:p text:style-name="P4">
Images: []</text:p>
      <text:p text:style-name="P4">
Categories: ['美国', '港澳']</text:p>
      <text:p text:style-name="P4">
Type: None</text:p>
      <!--METADATA-->
      <text:p text:style-name="P4">
Nonenone</text:p>
      <text:p text:style-name="P4">
News Source: <text:a xlink:type="simple" xlink:href="https://www.voachinese.com/a/rights-groups-sent-open-letter-to-biden-on-sanctioned-john-lee-20230701/7162926.html" text:style-name="Internet_20_link" text:visited-style-name="Visited_20_Internet_20_Link">
https://www.voachinese.com/a/rights-groups-sent-open-letter-to-biden-on-sanctioned-john-lee-20230701/7162926.html</text:a>
</text:p>
      <!--NEWS-->
      <text:h text:style-name="P10" text:outline-level="1">
<text:span text:style-name="T4">
Chairman of the United States: Ukrainian counterattack progress is not as good as expected</text:span>
</text:h>
      <text:p text:style-name="P4">
Author: 联合早报 (Person)</text:p>
      <text:p text:style-name="P4">
Publisher: 联合早报 (Organization)</text:p>
      <text:p text:style-name="P4">
Published Time: 2023-07-01T16:54</text:p>
      <text:p text:style-name="P4">
Modified Time: 2023-07-01T17:48</text:p>
      <text:p text:style-name="P4">
Description: The Chairman of the United States Chiefs Chief of Staff Milly admits that Ukraine's counterattack on the Russian army has progressed slowly, but this is a very difficult, long and bloody process, and no one should have any fantasies. Mili Friday (June 30) at the National Journalist Club lunch at Washington ...</text:p>
      <text:p text:style-name="P4">
Videos: []</text:p>
      <text:p text:style-name="P4">
Audios: []</text:p>
      <text:p text:style-name="P4">
Images: []</text:p>
      <text:p text:style-name="P4">
Type: NewsArticle</text:p>
      <text:p text:style-name="P4">
Breadcrumbs: ['即时', '国际']</text:p>
      <text:p text:style-name="P4">
Keywords: ['乌克兰', '俄乌战争', '美国']</text:p>
      <!--METADATA-->
      <text:p text:style-name="P4">
The Chairman of the United States Chiefs Chief of Staff Milly admits that Ukraine's counterattack on the Russian army has progressed slowly, but this is a very difficult, long and bloody process, and no one should have any fantasies.</text:p>
      <text:p text:style-name="P4">
Mili said on Friday (June 30) at the National Journalist Club in Washington, saying that the counterattack is "gradually advancing, and it is calmly crossing the extremely difficult land minefield ... advanced at a speed of 500, 1000 or 2000 meters per day". " Essence</text:p>
      <text:p text:style-name="P4">
He said: "Talking about soldiers on paper is different from actual operations. In the real war, someone will really be killed. There are real people on the front line, and the military vehicles are also living people. The strong explosives will crush people."</text:p>
      <text:p text:style-name="P4">
Mili said: "I have said before that this will consume six, eight, and 10 weeks. It will be very difficult and long, and it will flow into a river. No one should have any fantasies to hold back the counterattack."</text:p>
      <text:p text:style-name="P4">
Last week, Ukrainian President Zelei also said that the counterattack was "slower than expected." He pointed out on Friday that the Ukrainian army was actively launching a counterattack in all directions.</text:p>
      <text:p text:style-name="P4">
Ukraine's Supreme General Zalu was interviewed by the Washington Post that Ukraine's counterattack was hindered because of lack of sufficient modern fighter and artillery and ammunition.</text:p>
      <text:p text:style-name="P4">
News Source: <text:a xlink:type="simple" xlink:href="https://www.zaobao.com.sg/realtime/world/story20230701-1409705" text:style-name="Internet_20_link" text:visited-style-name="Visited_20_Internet_20_Link">
https://www.zaobao.com.sg/realtime/world/story20230701-1409705</text:a>
</text:p>
      <!--NEWS-->
      <text:h text:style-name="P10" text:outline-level="1">
<text:span text:style-name="T4">
Director of the United States and China: The United States needs to reduce risks and achieve diversified supply chain</text:span>
</text:h>
      <text:p text:style-name="P4">
Author: None</text:p>
      <text:p text:style-name="P4">
Publisher: Radio Free Asia (Organization)</text:p>
      <text:p text:style-name="P4">
Published Time: 2023-07-01T16:55:43-04:00</text:p>
      <text:p text:style-name="P4">
Modified Time: 2023-07-01T16:55: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634345in" draw:z-index="0">
<draw:image xlink:href="../Images/rfamandarin/2023-07-01T16-55-43-04-00/000000.png" xlink:type="simple" xlink:show="embed" xlink:actuate="onLoad" draw:mime-type="image/png"/>
</draw:frame>
Burns, Director of the Central Intelligence Agency of the United States![] [] <text:a xlink:type="simple" xlink:href="Images/rfamandarin/2023-07-01T16-55-43-04-00/000001.png" text:style-name="Internet_20_link" text:visited-style-name="Visited_20_Internet_20_Link">
</text:a>
](https://www.rfa.org/mandarin/Xinwen/6-07012023165355.html/@@images/image)Reuters pictures</text:p>
      <text:p text:style-name="P4">
According to Reuters on the 1st, Burns, director of the Central Intelligence Agency, said on Saturday that, in view of the deepening of the economic depth of China and the United States, it is stupid to decompose with China, so the United States should strive to achieve diversified supply chain.</text:p>
      <text:p text:style-name="P4">
Bernus said in a speech in Oxford, UK: "China is the only country that intends to reshape international order and continuously enhance economic, diplomatic, military, and technical strength."</text:p>
      <text:p text:style-name="P4">
"In today's world, no country is willing to discover that he is monopolized in key minerals and technology." "The answer to solving this problem is not to decompose with economy like China, but this will be stupid, but By ensuring elastic supply chain, protecting our technical advantages, and investment industrial capacity, risks are wise and diversified. "</text:p>
      <text:p text:style-name="P4">
(Responsible editor: (：)</text:p>
      <text:p text:style-name="P4">
News Source: <text:a xlink:type="simple" xlink:href="https://www.rfa.org/mandarin/Xinwen/6-07012023165355.html" text:style-name="Internet_20_link" text:visited-style-name="Visited_20_Internet_20_Link">
https://www.rfa.org/mandarin/Xinwen/6-07012023165355.html</text:a>
</text:p>
      <!--NEWS-->
      <text:h text:style-name="P10" text:outline-level="1">
<text:span text:style-name="T4">
Senior U.S. General: The PLA's attack on Taiwan is not a foregone conclusion</text:span>
</text:h>
      <text:p text:style-name="P4">
Author: None</text:p>
      <text:p text:style-name="P4">
Publisher: Radio Free Asia (Organization)</text:p>
      <text:p text:style-name="P4">
Published Time: 2023-07-01T16:58:15-04:00</text:p>
      <text:p text:style-name="P4">
Modified Time: 2023-07-01T16:58: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4.600844in" draw:z-index="0">
<draw:image xlink:href="../Images/rfamandarin/2023-07-01T16-58-15-04-00/000000.png" xlink:type="simple" xlink:show="embed" xlink:actuate="onLoad" draw:mime-type="image/png"/>
</draw:frame>
Mark Milley, chairman of the United States Chiefs Chief of Staff [Reuters pictures</text:p>
      <text:p text:style-name="P4">
Markmilley Chairman Markmilley said on Friday that there is still time to discourage Beijing not to use force to force Taiwan and mainland China to unify. He said that although a well -known plan is to ask the Chinese army to prepare for invasion of Taiwan before 2027, there is no sign of indicating that Chinese President Xi Jinping has made such a decision.</text:p>
      <text:p text:style-name="P4">
Comprehensive international media reported on the 1st, Mili in Washington National News Club(NPC)To the audience, this allows the United States and other countries to have time to show Xi Jinping's use of force will be a bad idea. He said, "Make sure that President Xi wakes up every day and said that it is not(Attacking Taiwan)On that day, the decision would never come. "</text:p>
      <text:p text:style-name="P4">
However, some officials and analysts expressed concerns that Russia's invasion of Ukraine would promote Beijing's risk of war against Taiwan. Others warned that China may learn lessons from Russia's failure.</text:p>
      <text:p text:style-name="P4">
Milly said on Friday that as long as the United States and its allies can maintain their military advantages in China and upgrade, update and modernization when necessary, they can convince Beijing not to attack Taiwan. This military advantage in the West is constantly shrinking.</text:p>
      <text:p text:style-name="P4">
"The faster our movements, the faster we can maintain the military advantage, so I believe that the theory of this situation is that we are more likely to stop war. If the war really happens, we will win Essence</text:p>
      <text:p text:style-name="P4">
He also refuted how the United States currently handle Chinese and Taiwan affairs, saying that the United States and its alliances have the ability to support Ukraine and Taiwan, although some demands overlap in weapon systems and ammunition.</text:p>
      <text:p text:style-name="P4">
"This is not a zero -sum game. That's not the case," Mily said. He also added, "There are other allies and partners to help Taiwan. It's not just the United States."</text:p>
      <text:p text:style-name="P4">
What makes the situation more complicated is that the Chinese military leaders refused to talk to the U.S. military.</text:p>
      <text:p text:style-name="P4">
Earlier this week, officials in the Chinese Embassy in Washington called on the United States to abandon sanctions against China as a prerequisite for negotiations between the two armies. Pentagon officials rejected the request on Thursday.</text:p>
      <text:p text:style-name="P4">
U.S. officials said they will continue to retain the possibility of talks between the United States and China forces and say that this communication is critical to prevent misunderstandings that may cause conflicts. Mily also mentioned this on Friday. He said, "The geographical strategy history of this century is likely to depend on US -China relations, that is, whether the two countries maintain a competitive state or fall into the war."</text:p>
      <text:p text:style-name="P4">
(Responsible editor: (：)</text:p>
      <text:p text:style-name="P4">
News Source: <text:a xlink:type="simple" xlink:href="https://www.rfa.org/mandarin/Xinwen/7-07012023165648.html" text:style-name="Internet_20_link" text:visited-style-name="Visited_20_Internet_20_Link">
https://www.rfa.org/mandarin/Xinwen/7-07012023165648.html</text:a>
</text:p>
      <!--NEWS-->
      <text:h text:style-name="P10" text:outline-level="1">
<text:span text:style-name="T4">
The U.S. State Department issued the latest travel warning to China</text:span>
</text:h>
      <text:p text:style-name="P4">
Author: None</text:p>
      <text:p text:style-name="P4">
Publisher: Radio Free Asia (Organization)</text:p>
      <text:p text:style-name="P4">
Published Time: 2023-07-01T17:02:33-04:00</text:p>
      <text:p text:style-name="P4">
Modified Time: 2023-07-01T17:02: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5.706386in" draw:z-index="0">
<draw:image xlink:href="../Images/rfamandarin/2023-07-01T17-02-33-04-00/000000.png" xlink:type="simple" xlink:show="embed" xlink:actuate="onLoad" draw:mime-type="image/png"/>
</draw:frame>
The U.S. State Department issued the latest travel warning to China <text:a xlink:type="simple" xlink:href="https://www.rfa.org/mandarin/Xinwen/8-07012023165916.html/@@images/image" text:style-name="Internet_20_link" text:visited-style-name="Visited_20_Internet_20_Link">
![] [] [](Images/rfamandarin/2023-07-01T17-02-33-04-00/000001.png)</text:a>
Network Screenshot/US State Department official website</text:p>
      <text:p text:style-name="P4">
On June 30, the US State Department issued a travel warning to the latest travel to mainland China, Hong Kong and Macau. It is suggested that US citizens check the specific risks and conditions of each judicial area when traveling to China.</text:p>
      <text:p text:style-name="P4">
The warning said that due to the arbitrary execution of local laws (including outbound ban) and risk of error detention, please re -consider traveling to mainland China; due to the arbitrary implementation of local laws, please be careful when you go to the Hong Kong Special Administrative Region; The ability to serve is limited, please re -consider traveling to the Macau Special Administrative Region. Due to the implementation of local laws, please be careful when you go to the Macau Special Administrative Region.</text:p>
      <text:p text:style-name="P4">
(Responsible editor: (：)</text:p>
      <text:p text:style-name="P4">
News Source: <text:a xlink:type="simple" xlink:href="https://www.rfa.org/mandarin/Xinwen/8-07012023165916.html" text:style-name="Internet_20_link" text:visited-style-name="Visited_20_Internet_20_Link">
https://www.rfa.org/mandarin/Xinwen/8-07012023165916.html</text:a>
</text:p>
      <!--NEWS-->
      <text:h text:style-name="P10" text:outline-level="1">
<text:span text:style-name="T4">
The first chemical plant in Jiangxi, China is burning</text:span>
</text:h>
      <text:p text:style-name="P4">
Author: None</text:p>
      <text:p text:style-name="P4">
Publisher: Radio Free Asia (Organization)</text:p>
      <text:p text:style-name="P4">
Published Time: 2023-07-01T17:14:57-04:00</text:p>
      <text:p text:style-name="P4">
Modified Time: 2023-07-01T17:14: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874983in" draw:z-index="0">
<draw:image xlink:href="../Images/rfamandarin/2023-07-01T17-14-57-04-00/000000.png" xlink:type="simple" xlink:show="embed" xlink:actuate="onLoad" draw:mime-type="image/png"/>
</draw:frame>
A chemical plant in Jiangxi Province exploded. <text:a xlink:type="simple" xlink:href="https://www.rfa.org/mandarin/Xinwen/9-07012023170322.html/@@images/image" text:style-name="Internet_20_link" text:visited-style-name="Visited_20_Internet_20_Link">
</text:a>
Screenshot of Twitter/Teacher Li is not your teacher(@I also have a stealing music)According to Chinese official media reports, at noon on Saturday, local time, a chemical plant in Jiangxi Province exploded. The official media said that there was no explosion, only fire. At this point, there is no casualties report.</text:p>
      <text:p text:style-name="P4">
Reuters reports that the Chinese CCTV screen shows that the factory of Jiangxi Qiantai New Materials Co., Ltd. has caused heavy smoke. Official media said that the authorities are trying to determine the degree of potential accident casualties. A lady who answered the phone in the company and refused to reveal her identity told Reuters that there was no information to report.</text:p>
      <text:p text:style-name="P4">
It can be seen from the screen circulating on the Chinese network that the black smoke generated by the fire has formed a thick giant mushroom cloud -like, and the smoke on the scene is dense.</text:p>
      <text:p text:style-name="P4">
The local disaster management department said that the factory had a fire instead of explosion, and acknowledged that the fire police involved chemicals, and the cause of the fire was unknown. It is reported that Qiantai New Materials Co., Ltd. had found a "administrative penalty" by the Yingtan Municipal Emergency Administration because of the supervision and inspection of administrative law enforcement officers at the scene in 2022.</text:p>
      <text:p text:style-name="P4">
(Responsible editor: (：)</text:p>
      <text:p text:style-name="P4">
News Source: <text:a xlink:type="simple" xlink:href="https://www.rfa.org/mandarin/Xinwen/9-07012023170322.html" text:style-name="Internet_20_link" text:visited-style-name="Visited_20_Internet_20_Link">
https://www.rfa.org/mandarin/Xinwen/9-07012023170322.html</text:a>
</text:p>
      <!--NEWS-->
      <text:h text:style-name="P10" text:outline-level="1">
<text:span text:style-name="T4">
Hun Sen: Will not block Facebook and only expel the company's representatives</text:span>
</text:h>
      <text:p text:style-name="P4">
Author: 联合早报 (Person)</text:p>
      <text:p text:style-name="P4">
Publisher: 联合早报 (Organization)</text:p>
      <text:p text:style-name="P4">
Published Time: 2023-07-01T17:35</text:p>
      <text:p text:style-name="P4">
Modified Time: 2023-07-01T17:47</text:p>
      <text:p text:style-name="P4">
Description: Cambodia Prime Minister Hun Sen clarified that he would not block social media Facebook, but at the same time announced that he would expel Facebook's representative in Cambodia. Comprehensive foreign news reports, Friday (June 30) earlier to block Facebook, Hunson, and then applied to TELEGRAM through instant messaging ...</text:p>
      <text:p text:style-name="P4">
Videos: []</text:p>
      <text:p text:style-name="P4">
Audios: []</text:p>
      <text:p text:style-name="P4">
Images: []</text:p>
      <text:p text:style-name="P4">
Type: NewsArticle</text:p>
      <text:p text:style-name="P4">
Breadcrumbs: ['即时', '国际']</text:p>
      <text:p text:style-name="P4">
Keywords: ['柬埔寨', '洪森', '脸书', '大选']</text:p>
      <!--METADATA-->
      <text:p text:style-name="P4">
Cambodia Prime Minister Hun Sen clarified that he would not block social media Facebook, but at the same time announced that he would expel Facebook's representative in Cambodia.</text:p>
      <text:p text:style-name="P4">
Comprehensive foreign news reports, on Friday (June 30), Hun Sen, who had to block Facebook earlier, announced through instant messaging applications Telegram at night: "I have no intention of blocking Facebook in Cambodia, but Facebook will not allow Facebook to have in Cambodia. represent."</text:p>
      <text:p text:style-name="P4">
The META's supervision committee of Facebook parent company Meta suggested to ban Hunson's Facebook and Instagram account for six months on Thursday (June 29), because Hun Sen violated Facebook for banning violence threats. He posted a video on Facebook account in January this year, claiming that the party members had to beat the opposition party who had accused him of cheating in the general election on July 23.</text:p>
      <text:p text:style-name="P4">
After the Meta Supervision Committee made suggestions, Hun Sen announced that Facebook was discontinued on Thursday night, his account was deleted, and he had to communicate with the people with Telegram.</text:p>
      <text:p text:style-name="P4">
When Hunson visited a textile factory in the Bodhisattva province earlier on Friday, he said that he would "short -term or permanent" to block Facebook in Cambodia in order to prevent overseas opposition from using Facebook to maintain contact with domestic people.</text:p>
      <text:p text:style-name="P4">
The Ministry of Communications of Cambodia subsequently stated in a statement that the authorities made the above decision based on Facebook's "intervention in national political affairs", but did not disclose how many Facebook staff were affected.</text:p>
      <text:p text:style-name="P4">
Meta refused to comment on this and did not want to disclose whether the platform was representative in Cambodia.</text:p>
      <text:p text:style-name="P4">
On the other hand, Hunson officially opened for three weeks of campaign on Saturday (July 1). Cambodia's national election will be held on July 23.</text:p>
      <text:p text:style-name="P4">
However, this election is expected to be "one side" because the authorities have revoked the qualifications of Cambodia's main opposition party candlelight party to participate in the election. This means that in the coming election, the Cambodian People's Party, led by Prime Minister Hun Sen, has almost no opponents.</text:p>
      <text:p text:style-name="P4">
News Source: <text:a xlink:type="simple" xlink:href="https://www.zaobao.com.sg/realtime/world/story20230701-1409710" text:style-name="Internet_20_link" text:visited-style-name="Visited_20_Internet_20_Link">
https://www.zaobao.com.sg/realtime/world/story20230701-1409710</text:a>
</text:p>
      <!--NEWS-->
      <text:h text:style-name="P10" text:outline-level="1">
<text:span text:style-name="T4">
Four Chinese warships sailing in Kagoshima to sail Japan to follow Japan</text:span>
</text:h>
      <text:p text:style-name="P4">
Author: None</text:p>
      <text:p text:style-name="P4">
Publisher: Radio Free Asia (Organization)</text:p>
      <text:p text:style-name="P4">
Published Time: 2023-07-01T17:35:56-04:00</text:p>
      <text:p text:style-name="P4">
Modified Time: 2023-07-01T17:35: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2.266921in" draw:z-index="0">
<draw:image xlink:href="../Images/rfamandarin/2023-07-01T17-35-56-04-00/000000.png" xlink:type="simple" xlink:show="embed" xlink:actuate="onLoad" draw:mime-type="image/png"/>
</draw:frame>
Chinese warship schematic diagram <text:a xlink:type="simple" xlink:href="https://www.rfa.org/mandarin/Xinwen/10-07012023171604.html/@@images/image" text:style-name="Internet_20_link" text:visited-style-name="Visited_20_Internet_20_Link">
</text:a>
Reuters pictures</text:p>
      <text:p text:style-name="P4">
According to a report from Kyodo News Agency on July 1, the Ministry of Communist Party of Japan released a news on June 30 that four ships including the Chinese Navy's missile destroyers sailed in offshore in Kagoshima Prefecture and sailed from the East China Sea to the Pacific Ocean. The Japanese confirmed that a helicopter landed on one of the warships, and the Aviation Self -Defense Force fighter was urgently lifted off.</text:p>
      <text:p text:style-name="P4">
The Ministry of Defense expressed attention through diplomatic channels, including the activities of the Chinese army, including the movement, hoping to confirm the intention of the Chinese side. The Ministry of Defense explained that "while being alert and monitoring, we will implement measures to severely respond to the infringement of infringement in accordance with the International Law and the Self -Defense Force Law."</text:p>
      <text:p text:style-name="P4">
According to the Ministry of Defense, of the four ships, the guided missile destroyers and amphibious attack ships were traveled east to the Dama Strait from the 29th to 30th. The frigates and supply ships sailed off the sea on the 29th.</text:p>
      <text:p text:style-name="P4">
(Responsible editor: (：)</text:p>
      <text:p text:style-name="P4">
News Source: <text:a xlink:type="simple" xlink:href="https://www.rfa.org/mandarin/Xinwen/10-07012023171604.html" text:style-name="Internet_20_link" text:visited-style-name="Visited_20_Internet_20_Link">
https://www.rfa.org/mandarin/Xinwen/10-07012023171604.html</text:a>
</text:p>
      <!--NEWS-->
      <text:h text:style-name="P10" text:outline-level="1">
<text:span text:style-name="T4">
The Seventh Parade of Hong Kong people in Xuebu City, Britain, was disturbed by small pink pink</text:span>
</text:h>
      <text:p text:style-name="P4">
Author: None</text:p>
      <text:p text:style-name="P4">
Publisher: Radio Free Asia (Organization)</text:p>
      <text:p text:style-name="P4">
Published Time: 2023-07-01T17:53:01-04:00</text:p>
      <text:p text:style-name="P4">
Modified Time: 2023-07-01T17:53: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8.285241in" draw:z-index="0">
<draw:image xlink:href="../Images/rfamandarin/2023-07-01T17-53-01-04-00/000000.png" xlink:type="simple" xlink:show="embed" xlink:actuate="onLoad" draw:mime-type="image/png"/>
</draw:frame>
Facebook video screenshot/RE-WATER</text:p>
      <text:p text:style-name="P4">
Hong Kong people in Xuebu City (Shefield City) in the UK held a seventh one parade. During the period, a pair of men and women who claimed to be a Chinese student who claimed to be in the University of Xuebu University were excited and pulled the "light flag" in the hands of demonstrators. After the local police involved in the mediation, the man argued with the police and said in English: "They say that Hong Kong is not China. Why?" (But, They Say Hong kong is not China, why ... why?), And then, then then Tell the British police talk about Mandarin: "What are they doing? You see him!"</text:p>
      <text:p text:style-name="P4">
There are two other men's calls to provoke the parade Hong Kong people and make uncivilized gestures.</text:p>
      <text:p text:style-name="P4">
The Xuebu Hong Kong people organized by the organizer Re-Water issued a statement, saying that before the parade started, there were already suspected small pink to shuttle in the crowd. After the start, there were three fuck call men provoked and pushed the parade, scolded volunteers with dirty words, and pointed out volunteers with dirty words. , Obstructing the march to advance.</text:p>
      <text:p text:style-name="P4">
Re-Water said that no one was injured in the incident, but some locals joined the parade. They emphasized that the Chinese present had the right to express their opinions, but had no right to prevent Hong Kong people from acting, reiterating to be willing to communicate and debate rationally, rather than violence.</text:p>
      <text:p text:style-name="P4">
Re-Water expressed anger for some Chinese prevented the parade and pulling demonstrations in a rough way, but reiterating that Hong Kong people would not be afraid and would continue to declare to the world that the CCP regime that destroyed the freedom of Hong Kong people must be cut.</text:p>
      <text:p text:style-name="P4">
The RE-WATER calls on the Xuebu government to break away from the sister city with Anshan City and Chengdu, and ask British Prime Minister Sunak to immediately fulfill their promises to close all Confucius Institutes and protect the freedom of Hong Kong people in the British parade and assembly.</text:p>
      <text:p text:style-name="P4">
(The fragment is provided by Re-Water)</text:p>
      <text:p text:style-name="P4">
Reporter: Lu Xi</text:p>
      <text:p text:style-name="P4">
News Source: <text:a xlink:type="simple" xlink:href="https://www.rfa.org/mandarin/Xinwen/al-07012023173801.html" text:style-name="Internet_20_link" text:visited-style-name="Visited_20_Internet_20_Link">
https://www.rfa.org/mandarin/Xinwen/al-07012023173801.html</text:a>
</text:p>
      <!--NEWS-->
      <text:h text:style-name="P10" text:outline-level="1">
<text:span text:style-name="T4">
French riots were arrested on the fourth day of 1311 people</text:span>
</text:h>
      <text:p text:style-name="P4">
Author: 联合早报 (Person)</text:p>
      <text:p text:style-name="P4">
Publisher: 联合早报 (Organization)</text:p>
      <text:p text:style-name="P4">
Published Time: 2023-07-01T18:23</text:p>
      <text:p text:style-name="P4">
Modified Time: 2023-07-01T19:37</text:p>
      <text:p text:style-name="P4">
Description: The demonstrations caused by the French police shooting North African -American teenagers continued to burn, and the French government deployed 45,000 police officers and armored vehicles in major cities on Saturday (July 1). The French Minister of the Interior said that 1311 people were arrested on Friday (June 30), and the day before ... ...</text:p>
      <text:p text:style-name="P4">
Videos: []</text:p>
      <text:p text:style-name="P4">
Audios: []</text:p>
      <text:p text:style-name="P4">
Images: []</text:p>
      <text:p text:style-name="P4">
Type: NewsArticle</text:p>
      <text:p text:style-name="P4">
Breadcrumbs: ['即时', '国际']</text:p>
      <text:p text:style-name="P4">
Keywords: ['法国', '骚乱']</text:p>
      <!--METADATA-->
      <text:p text:style-name="P4">
The demonstrations caused by the French police shooting North African -American teenagers continued to burn, and the French government deployed 45,000 police officers and armored vehicles in major cities on Saturday (July 1).</text:p>
      <text:p text:style-name="P4">
The French Minister of the Interior said that 1,311 people were arrested on Friday (June 30), 875 were arrested the day before, and more than 200 policemen were injured.</text:p>
      <text:p text:style-name="P4">
The preliminary statistics released by the authorities on Saturday showed that riots caused 1350 cars and 234 buildings to be burned, and 2560 arson incidents occurred in public places.</text:p>
      <text:p text:style-name="P4">
The 17 -year -old Algerian teenager Nael M. (27th) was shot and killed by police in the suburbs of Paris. Since four days of incident, many French cities, including Paris, Marseille, and Lyon, have continued to riot.</text:p>
      <text:p text:style-name="P4">
Agence France -Presse reporter said that the teenager's funeral, Nanterre, who lived on Saturday, was launched. A large number of people gathered in the local cemetery and the atmosphere was tense.</text:p>
      <text:p text:style-name="P4">
Marseille, France's second largest city, also plundered a shop selling guns on Friday, snatched some shotguns, and was arrested. The police have now sent people to guard the gun shop.</text:p>
      <text:p text:style-name="P4">
The Mayor of Marseille called on the central government to immediately send military support, saying that local robbery and violence were unacceptable.</text:p>
      <text:p text:style-name="P4">
The French tourism industry was also impacted, some hotels and restaurants were attacked and destroyed, and some operators received a notice from scheduled cancellation.</text:p>
      <text:p text:style-name="P4">
French Prime Minister Borne has announced the cancellation of large -scale events across the country, including two concerts originally scheduled to be held this weekend.</text:p>
      <text:p text:style-name="P4">
News Source: <text:a xlink:type="simple" xlink:href="https://www.zaobao.com.sg/realtime/world/story20230701-1409717" text:style-name="Internet_20_link" text:visited-style-name="Visited_20_Internet_20_Link">
https://www.zaobao.com.sg/realtime/world/story20230701-1409717</text:a>
</text:p>
      <!--NEWS-->
      <text:h text:style-name="P10" text:outline-level="1">
<text:span text:style-name="T4">
Malaysia Six Prefecture election Barisan Nasional campaign more than 100 seats</text:span>
</text:h>
      <text:p text:style-name="P4">
Author: 联合早报 (Person)</text:p>
      <text:p text:style-name="P4">
Publisher: 联合早报 (Organization)</text:p>
      <text:p text:style-name="P4">
Published Time: 2023-07-01T18:24</text:p>
      <text:p text:style-name="P4">
Modified Time: 2023-07-01T18:44</text:p>
      <text:p text:style-name="P4">
Description: Ahmad Zahi, the chairman of Malaysia and the president of the National Front, pointed out that the BN and the Hope Alliance will make a final decision on the distribution of the six states elections next week. The party will have representatives. It is also UMNO ...</text:p>
      <text:p text:style-name="P4">
Videos: []</text:p>
      <text:p text:style-name="P4">
Audios: []</text:p>
      <text:p text:style-name="P4">
Images: []</text:p>
      <text:p text:style-name="P4">
Type: NewsArticle</text:p>
      <text:p text:style-name="P4">
Breadcrumbs: ['即时', '国际']</text:p>
      <text:p text:style-name="P4">
Keywords: ['马国六州选举', '国民阵线', '希望联盟', '巫统', '阿末扎希']</text:p>
      <!--METADATA-->
      <text:p text:style-name="P4">
Ahmad Zahi, the chairman of Malaysia and the president of the National Front, pointed out that the BN and the Hope Alliance will make a final decision on the distribution of the six states elections next week. The party will have representatives.</text:p>
      <text:p text:style-name="P4">
Ahmad Zahi, who is also UMNO, said on Saturday (July 1) to attend the Hunna Festival celebration: "The proportion of Barisan Nasional and Pakatan Harapan in the area distribution of the selection is 45%. It is determined by the seats owned by Liuzhou.</text:p>
      <text:p text:style-name="P4">
He revealed that there were nine states of constituencies overlapping, but after discussion and consideration, the problem had been resolved. "The Prime Minister (Anwar) will have the last discussion next week. We will also solve the problem of overlap in the constituency, and then determine the candidate."</text:p>
      <text:p text:style-name="P4">
He said that in terms of selecting candidates, in addition to considering the victory of potential candidates, it will also review the background of the candidate according to the information of the police, the Anti -Corruption Commission and the Muslim Court. "We will also consider asking them to do a physical examination to ensure that each candidate is healthy."</text:p>
      <text:p text:style-name="P4">
Ahmad Zaji also said that Barisan Nasional will send more new faces this time, because the results of the previous selection of Malacca and Johor show that the new face is more than 40 years old, especially young voters from 18 to 20 years old. support.</text:p>
      <text:p text:style-name="P4">
There are 245 state constituencies in Liuzhou, which are about to be elected by Malaysia, 36 Kedah, 45 Girangdan, 32 Dengjialou, 40 Penang, 56 Selangor, and 36 Samililan.</text:p>
      <text:p text:style-name="P4">
News Source: <text:a xlink:type="simple" xlink:href="https://www.zaobao.com.sg/realtime/world/story20230701-1409720" text:style-name="Internet_20_link" text:visited-style-name="Visited_20_Internet_20_Link">
https://www.zaobao.com.sg/realtime/world/story20230701-1409720</text:a>
</text:p>
      <!--NEWS-->
      <text:h text:style-name="P10" text:outline-level="1">
<text:span text:style-name="T4">
Strive for the opening of the Hong Kong Government to open the atmospheric radio waves in Hong Kong "Folk Radio" unbearable pressure and heating up the broadcast</text:span>
</text:h>
      <text:p text:style-name="P4">
Author: chinese@voanews.com (高锋)</text:p>
      <text:p text:style-name="P4">
Publisher: 美国之音中文网 (Type: NewsMediaOrganization)</text:p>
      <text:p text:style-name="P4">
Published Time: 2023-07-01T19:01:19+08:00</text:p>
      <text:p text:style-name="P4">
Modified Time: 2023-07-01 11:01:19Z</text:p>
      <text:p text:style-name="P4">
Description: Founded by Hong Kong Democrats Zeng Jiancheng, the 18 -year -old "Civil Radio" stopped broadcast on June 30. "Folk Radio" has actively strived to open the atmospheric radio waves in the Hong Kong government for many years, but failed to succeed. In recent years, Hong Kong's political pressure has risen. "Folk Radio" has encountered unprecedented difficulties in the production and finance of the program, and it has been terminated.</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pro-democracy-radio-station-forced-to-cease-operation-20230701/7162962.html" text:style-name="Internet_20_link" text:visited-style-name="Visited_20_Internet_20_Link">
https://www.voachinese.com/a/hong-kong-pro-democracy-radio-station-forced-to-cease-operation-20230701/7162962.html</text:a>
</text:p>
      <!--NEWS-->
      <text:h text:style-name="P10" text:outline-level="1">
<text:span text:style-name="T4">
The Pioneer's defender Ridrad asked the transaction to transaction to the heat transfer fire speedboat 76 people intended to the Internet</text:span>
</text:h>
      <text:p text:style-name="P4">
Publisher: 法新社</text:p>
      <text:p text:style-name="P4">
Published Time: 2023-07-01T19:02:08+00:00</text:p>
      <text:p text:style-name="P4">
Modified Time: 2023-07-01T18:50:01+00:00</text:p>
      <text:p text:style-name="P4">
Description: (Agence France -Presse, New York, 1st) Sources today revealed that Rirad, the star of the US professional Basketon Portland Persons, has proposed a transaction request. According to reports, Miami Heat, Los Angeles Speedboat and 76ers of Philadelphia were interested in exploring the conditions of his digg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7-01T19-02-08-00-00/000000.png" xlink:type="simple" xlink:show="embed" xlink:actuate="onLoad" draw:mime-type="image/png"/>
</draw:frame>
The report pointed out that Damian Lillard preferred to join the Heat.</text:p>
      <text:p text:style-name="P4">
It is expected that the conditions proposed by the pioneers evaluated by each team will take the key point of whether they can be replaced back to the young noise and draft rights.</text:p>
      <text:p text:style-name="P4">
Ridrad was selected by the pioneer at the 6th place in the 2012 NBA draft. The first season of the joining of the joining failed to break into the playoffs, but the next 8 seasons have reached the playoffs. Recently, this Two seasons have missed the playoffs again.</text:p>
      <text:p text:style-name="P4">
Ridrad has been in the NBA for 11 seasons, and has been selected as star players at 7 degrees. He led the team to enter the playoffs 8 degrees, of which the 2018-2019 season entered the Western Championship. His scores and three -pointers hit the first history of the pioneer team, and the number of assists ranked second.</text:p>
      <text:p text:style-name="P4">
Rirad, who celebrated his 33rd birthday on July 15, paid his career masterpiece last season, with an average of 32.2 points and 7.3 assists per game, but in the last rose of the season due to injury, only 58 games were played in the whole season. Essence Last season, his most exciting performance was on February 26 to the Houston Rockets, when he scored 71 points.</text:p>
      <text:p text:style-name="P4">
News Source: <text:a xlink:type="simple" xlink:href="https://www.rfi.fr/cn/%E8%BF%90%E5%8A%A8%E5%A4%A9%E5%9C%B0/20230701-%E6%8B%93%E8%8D%92%E8%80%85%E5%BD%93%E5%AE%B6%E5%90%8E%E5%8D%AB%E9%87%8C%E6%8B%89%E5%BE%B7%E8%A6%81%E6%B1%82%E4%BA%A4%E6%98%93-%E4%BC%A0%E7%83%AD%E7%81%AB%E5%BF%AB%E8%89%8776%E4%BA%BA%E7%9A%86%E6%9C%89%E6%84%8F%E7%BD%91%E7%BD%97" text:style-name="Internet_20_link" text:visited-style-name="Visited_20_Internet_20_Link">
https://www.rfi.fr/cn/%E8%BF%90%E5%8A%A8%E5%A4%A9%E5%9C%B0/20230701-%E6%8B%93%E8%8D%92%E8%80%85%E5%BD%93%E5%AE%B6%E5%90%8E%E5%8D%AB%E9%87%8C%E6%8B%89%E5%BE%B7%E8%A6%81%E6%B1%82%E4%BA%A4%E6%98%93-%E4%BC%A0%E7%83%AD%E7%81%AB%E5%BF%AB%E8%89%8776%E4%BA%BA%E7%9A%86%E6%9C%89%E6%84%8F%E7%BD%91%E7%BD%97</text:a>
</text:p>
      <!--NEWS-->
      <text:h text:style-name="P10" text:outline-level="1">
<text:span text:style-name="T4">
The Burmese army refers</text:span>
</text:h>
      <text:p text:style-name="P4">
Author: 联合早报 (Person)</text:p>
      <text:p text:style-name="P4">
Publisher: 联合早报 (Organization)</text:p>
      <text:p text:style-name="P4">
Published Time: 2023-07-01T19:26</text:p>
      <text:p text:style-name="P4">
Modified Time: 2023-07-01T19:26</text:p>
      <text:p text:style-name="P4">
Description: The Myanmar military government said that the Kachin Independence Army attacked a fleet carrying Chinese military personnel, but the ethnic minority armed organization denied accusations. Agence France -Presse reported that the Burmese Army said on Saturday (July 1) that a team containing Chinese military representatives and the Burmese military, on Tuesday (June 27 ...</text:p>
      <text:p text:style-name="P4">
Videos: []</text:p>
      <text:p text:style-name="P4">
Audios: []</text:p>
      <text:p text:style-name="P4">
Images: []</text:p>
      <text:p text:style-name="P4">
Type: NewsArticle</text:p>
      <text:p text:style-name="P4">
Breadcrumbs: ['即时', '国际']</text:p>
      <text:p text:style-name="P4">
Keywords: ['缅甸', '袭击', '少数民族', '武装分子']</text:p>
      <!--METADATA-->
      <text:p text:style-name="P4">
The Myanmar military government said that the Kachin Independence Army attacked a fleet carrying Chinese military personnel, but the ethnic minority armed organization denied accusations.</text:p>
      <text:p text:style-name="P4">
Agence France -Presse reported that the Burmese Army said on Saturday (July 1) that a team carrying the Chinese military representatives and the Myanmar military, on Tuesday (June 27) to the city of Michiga, northern Kachin, to participate in the border security conference Speed up. The second car in the team was shot five times. The Myanmar Security Force immediately countered.</text:p>
      <text:p text:style-name="P4">
A Burmese spokesman Zo Mintun said: "We can confirm that the (Kachin Independence Army) members attacked the team."</text:p>
      <text:p text:style-name="P4">
The Burmese army further revealed that the incident did not cause anyone to die. However, the Kachin Independence Army denied the allegations.</text:p>
      <text:p text:style-name="P4">
Kachin's Independence Army Natsu told AFP: "Kachin's Independence Army has not attacked any team." He added that since Monday (26th), the team has fought fiercely in the nearby area where the team was attacked.</text:p>
      <text:p text:style-name="P4">
Since the military coup in February 2021, Myanmar has been in a state of chaos, and the battle between the military government and the opposition occur from time to time.</text:p>
      <text:p text:style-name="P4">
In October last year, the concert held by the Kachin Independence Army was hit by the Burmese army, causing at least 50 people to die.</text:p>
      <text:p text:style-name="P4">
According to the statistics of local supervisory organizations, since the Myanmar coup, the actions of the military's suppression of objections have killed more than 3,700 people.</text:p>
      <text:p text:style-name="P4">
News Source: <text:a xlink:type="simple" xlink:href="https://www.zaobao.com.sg/realtime/world/story20230701-1409730" text:style-name="Internet_20_link" text:visited-style-name="Visited_20_Internet_20_Link">
https://www.zaobao.com.sg/realtime/world/story20230701-1409730</text:a>
</text:p>
      <!--NEWS-->
      <text:h text:style-name="P10" text:outline-level="1">
<text:span text:style-name="T4">
Spanish takes over the EU's rotating chairman Prime Minister to visit Kiev to unite</text:span>
</text:h>
      <text:p text:style-name="P4">
Author: 联合早报 (Person)</text:p>
      <text:p text:style-name="P4">
Publisher: 联合早报 (Organization)</text:p>
      <text:p text:style-name="P4">
Published Time: 2023-07-01T19:53</text:p>
      <text:p text:style-name="P4">
Modified Time: 2023-07-01T19:54</text:p>
      <text:p text:style-name="P4">
Description: Spain has just served as the EU's rotating chairman, and Prime Minister Sanchez visited Kiev to express the European Union's support for Ukraine. Agence France -Presse reported that Spain officially took over as the EU rotation chairman from Saturday (July 1) until December 31 this year. The Prime Minister Sanchez arrived at the base that day ...</text:p>
      <text:p text:style-name="P4">
Videos: []</text:p>
      <text:p text:style-name="P4">
Audios: []</text:p>
      <text:p text:style-name="P4">
Images: []</text:p>
      <text:p text:style-name="P4">
Type: NewsArticle</text:p>
      <text:p text:style-name="P4">
Breadcrumbs: ['即时', '国际']</text:p>
      <text:p text:style-name="P4">
Keywords: ['西班牙', '欧盟', '乌克兰', '泽连斯基', '桑切斯']</text:p>
      <!--METADATA-->
      <text:p text:style-name="P4">
Spain has just served as the EU's rotating chairman, and Prime Minister Sanchez visited Kiev to express the European Union's support for Ukraine.</text:p>
      <text:p text:style-name="P4">
Agence France -Presse reported that Spain officially took over as the EU rotation chairman from Saturday (July 1) until December 31 this year.</text:p>
      <text:p text:style-name="P4">
After the Prime Minister Sanchez arrived at Kiev on the same day, he was expected to meet with Ukrainian President Zeleki. Sanchez said on Twitter: "I have arrived at Kiev. I hope that Spain's first action to serve as the chairman of the EU Council is in Ukraine." He said that he would convey "the spirit of unity in Europe."</text:p>
      <text:p text:style-name="P4">
News Source: <text:a xlink:type="simple" xlink:href="https://www.zaobao.com.sg/realtime/world/story20230701-1409735" text:style-name="Internet_20_link" text:visited-style-name="Visited_20_Internet_20_Link">
https://www.zaobao.com.sg/realtime/world/story20230701-1409735</text:a>
</text:p>
      <!--NEWS-->
      <text:h text:style-name="P10" text:outline-level="1">
<text:span text:style-name="T4">
Romania expels 40 Russian diplomats and embassies</text:span>
</text:h>
      <text:p text:style-name="P4">
Publisher: 法新社</text:p>
      <text:p text:style-name="P4">
Published Time: 2023-07-01T20:02:07+00:00</text:p>
      <text:p text:style-name="P4">
Modified Time: 2023-07-01T19:50:02+00:00</text:p>
      <text:p text:style-name="P4">
Description: (France -France -France -France -France -France -France -1st), at the request of the Romanian government, 40 Russian diplomats and embassies in the country's capital Braxel will leave the country today. Since Russia has invaded Ukraine, the relationship between Moscow and Bologast has deterior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7-01T20-02-07-00-00/000000.png" xlink:type="simple" xlink:show="embed" xlink:actuate="onLoad" draw:mime-type="image/png"/>
</draw:frame>
The Romanian Ministry of Foreign Affairs announced that 11 Russian diplomats, 29 officials, and their families "will leave Romania by civil aviation aircraft that will take Russian airlines."</text:p>
      <text:p text:style-name="P4">
The country's media announced a picture of an Ili-96 (IL-96) jet that landed at the Bologast Airport, and quoted the airport sources reported that the aircraft will take off later today.</text:p>
      <text:p text:style-name="P4">
The Romanian Ministry of Foreign Affairs stated that the decision to expel Russian diplomats "reflects Moscow's invasion of Ukraine and launching a war ... the current bilateral relations."</text:p>
      <text:p text:style-name="P4">
According to reports, the Buccost authorities were reported 30 days in advance, that is, the request for departure from the country on June 8.</text:p>
      <text:p text:style-name="P4">
Earlier, Romania also ordered Russian diplomats suspected of participating in espionage.</text:p>
      <text:p text:style-name="P4">
Bologast said that as of now, the number of staff at the Russian embassy has been reduced by more than half.</text:p>
      <text:p text:style-name="P4">
News Source: <text:a xlink:type="simple" xlink:href="https://www.rfi.fr/cn/%E5%9B%BD%E9%99%85%E6%8A%A5%E9%81%93/20230701-%E7%BD%97%E9%A9%AC%E5%B0%BC%E4%BA%9A%E9%A9%B1%E9%80%9040%E5%90%8D%E4%BF%84%E7%BD%97%E6%96%AF%E5%A4%96%E4%BA%A4%E5%AE%98%E5%8F%8A%E4%BD%BF%E9%A6%86%E4%BA%BA%E5%91%98" text:style-name="Internet_20_link" text:visited-style-name="Visited_20_Internet_20_Link">
https://www.rfi.fr/cn/%E5%9B%BD%E9%99%85%E6%8A%A5%E9%81%93/20230701-%E7%BD%97%E9%A9%AC%E5%B0%BC%E4%BA%9A%E9%A9%B1%E9%80%9040%E5%90%8D%E4%BF%84%E7%BD%97%E6%96%AF%E5%A4%96%E4%BA%A4%E5%AE%98%E5%8F%8A%E4%BD%BF%E9%A6%86%E4%BA%BA%E5%91%98</text:a>
</text:p>
      <!--NEWS-->
      <text:h text:style-name="P10" text:outline-level="1">
<text:span text:style-name="T4">
The neutral Austria announced the intention to join the European Sky Shield Initiative</text:span>
</text:h>
      <text:p text:style-name="P4">
Publisher: 法新社</text:p>
      <text:p text:style-name="P4">
Published Time: 2023-07-01T20:02:08+00:00</text:p>
      <text:p text:style-name="P4">
Modified Time: 2023-07-01T19:50:01+00:00</text:p>
      <text:p text:style-name="P4">
Description: (Agence France -Presse Vienna, 1st) The China -Viagrass announced today that the country intends to join the "European Sky Shield" initiative (EUROPEA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7-01T20-02-08-00-00/000000.png" xlink:type="simple" xlink:show="embed" xlink:actuate="onLoad" draw:mime-type="image/png"/>
</draw:frame>
Agence France -Presse reported that Karlnehammer, Prime Minister of Austria, said through a press release, "We must and will take preventive measures to protect our country from drone or missile attacks." He also said, " The threat has increased significantly. "</text:p>
      <text:p text:style-name="P4">
Nehamem emphasized that this decision will not affect Austria's neutral position. Austria has been a member of the European Union (EU) since 1995.</text:p>
      <text:p text:style-name="P4">
He insisted that "no European country can rely on its own power to effectively defend its airspace and avoid new dangerous threats."</text:p>
      <text:p text:style-name="P4">
Austrian Defense Minister Klaudia Tanner also said that this is an important step in the country's "history."</text:p>
      <text:p text:style-name="P4">
After the Cold War, European countries have greatly reduced the expenditure of air defense equipment. However, since Russia has completely invaded Ukraine last year, European countries have begun to change their positions.</text:p>
      <text:p text:style-name="P4">
The German -led "European Sky Shield" initiative was launched in October last year, including 17 European countries including the United Kingdom, Belgium, Finland, Hungary, the Netherlands, Sweden decided to launch a joint air defense plan.</text:p>
      <text:p text:style-name="P4">
At present, France, Italy and Poland have not joined the initiative. Paris claims that European self -made, not the purchase of US and Israeli equipment to create a sovereign air defense system.</text:p>
      <text:p text:style-name="P4">
News Source: <text:a xlink:type="simple" xlink:href="https://www.rfi.fr/cn/%E5%9B%BD%E9%99%85%E6%8A%A5%E9%81%93/20230701-%E4%B8%AD%E7%AB%8B%E5%9B%BD%E5%A5%A5%E5%9C%B0%E5%88%A9%E5%AE%A3%E5%B8%83-%E6%9C%89%E6%84%8F%E5%8A%A0%E5%85%A5%E6%AC%A7%E6%B4%B2%E5%A4%A9%E7%A9%BA%E4%B9%8B%E7%9B%BE%E5%80%A1%E8%AE%AE" text:style-name="Internet_20_link" text:visited-style-name="Visited_20_Internet_20_Link">
https://www.rfi.fr/cn/%E5%9B%BD%E9%99%85%E6%8A%A5%E9%81%93/20230701-%E4%B8%AD%E7%AB%8B%E5%9B%BD%E5%A5%A5%E5%9C%B0%E5%88%A9%E5%AE%A3%E5%B8%83-%E6%9C%89%E6%84%8F%E5%8A%A0%E5%85%A5%E6%AC%A7%E6%B4%B2%E5%A4%A9%E7%A9%BA%E4%B9%8B%E7%9B%BE%E5%80%A1%E8%AE%AE</text:a>
</text:p>
      <!--NEWS-->
      <text:h text:style-name="P10" text:outline-level="1">
<text:span text:style-name="T4">
Putta: Confidence Alliance political parties will reach an agreement to resolve the deadlock of the Speaker</text:span>
</text:h>
      <text:p text:style-name="P4">
Author: 联合早报 (Person)</text:p>
      <text:p text:style-name="P4">
Publisher: 联合早报 (Organization)</text:p>
      <text:p text:style-name="P4">
Published Time: 2023-07-01T21:19</text:p>
      <text:p text:style-name="P4">
Modified Time: 2023-07-01T21:19</text:p>
      <text:p text:style-name="P4">
Description: The leader of the Thai party party party said that there is confidence that the party is confident, and the Thai party and other alliance political parties will be able to reach an agreement at the coming meeting to resolve the deadlock of the Speaker to form a joint government. "Bangkok Post" reported that Saturday (July 1), Saturday (July 1), said frankly that the issue of the speaker still needs to be the Thai party ...</text:p>
      <text:p text:style-name="P4">
Videos: []</text:p>
      <text:p text:style-name="P4">
Audios: []</text:p>
      <text:p text:style-name="P4">
Images: []</text:p>
      <text:p text:style-name="P4">
Type: NewsArticle</text:p>
      <text:p text:style-name="P4">
Breadcrumbs: ['即时', '国际']</text:p>
      <text:p text:style-name="P4">
Keywords: ['泰国', '前进党', '为泰党']</text:p>
      <!--METADATA-->
      <text:p text:style-name="P4">
The leader of the Thai party party party said that there is confidence that the party is confident, and the Thai party and other alliance political parties will be able to reach an agreement at the coming meeting to resolve the deadlock of the Speaker to form a joint government.</text:p>
      <text:p text:style-name="P4">
The Bangkok Post reported that the Pagoda Saturday (July 1) admitted that the issue of the Speaker still needs to make a clear statement for the Thai party, but is confident that the Thai party will not delay the organization and the government's related negotiations.</text:p>
      <text:p text:style-name="P4">
The two parties fell into an impasse on the issue of the Speaker, and the original meeting was exhibition until Sunday (July 2). The Thai media recently quoted sources reports that the APPC and the Thai Party may re -negotiate the right to share the agreement. The two parties may offer each other to make a number of ministers in order to win the position of the parliament of parliament.</text:p>
      <text:p text:style-name="P4">
The Moved Party won 151 next -house seats in the election on May 14, becoming the biggest winner. The Thai party won 141 seats, ranking the second largest party. The House of Commons will hold the first meeting on Monday, which is expected to be selected for the Speaker on Tuesday.</text:p>
      <text:p text:style-name="P4">
The Pagoda reiterated that Padipat Suntiphada, a member of the advanced party, will be nominated as the Speaker.</text:p>
      <text:p text:style-name="P4">
He also emphasized that once the political party alliance conducts internal voting on Sunday, there will be clear results. "The eight parties of the alliance are still united. Each political party is just slowly considering the key decision."</text:p>
      <text:p text:style-name="P4">
News Source: <text:a xlink:type="simple" xlink:href="https://www.zaobao.com.sg/realtime/world/story20230701-1409746" text:style-name="Internet_20_link" text:visited-style-name="Visited_20_Internet_20_Link">
https://www.zaobao.com.sg/realtime/world/story20230701-1409746</text:a>
</text:p>
      <!--NEWS-->
      <text:h text:style-name="P10" text:outline-level="1">
<text:span text:style-name="T4">
New evidence shows that Russia continues to import various military drones from China</text:span>
</text:h>
      <text:p text:style-name="P4">
Author: chinese@voanews.com (松仁)</text:p>
      <text:p text:style-name="P4">
Publisher: 美国之音中文网 (Type: NewsMediaOrganization)</text:p>
      <text:p text:style-name="P4">
Published Time: 2023-07-01T21:42:40+08:00</text:p>
      <text:p text:style-name="P4">
Modified Time: 2023-07-01 13:42:40Z</text:p>
      <text:p text:style-name="P4">
Description: After investigation, the Japanese media "Nikkei Asia" found that Russia has been imported from Chinese companies for the past few months to invade the Ukraine War, although the Beijing authorities have repeatedly denied that some Chinese military drones have been used in Ukrainian battlefields Essence</text:p>
      <text:p text:style-name="P4">
Videos: []</text:p>
      <text:p text:style-name="P4">
Images: []</text:p>
      <text:p text:style-name="P4">
Categories: ['军事', '中国', '乌克兰局势']</text:p>
      <text:p text:style-name="P4">
Type: None</text:p>
      <!--METADATA-->
      <text:p text:style-name="P4">
Nonenone</text:p>
      <text:p text:style-name="P4">
News Source: <text:a xlink:type="simple" xlink:href="https://www.voachinese.com/a/special-report-russia-buying-military-use-drones-from-china-070123/7163023.html" text:style-name="Internet_20_link" text:visited-style-name="Visited_20_Internet_20_Link">
https://www.voachinese.com/a/special-report-russia-buying-military-use-drones-from-china-070123/7163023.html</text:a>
</text:p>
      <!--NEWS-->
      <text:h text:style-name="P10" text:outline-level="1">
<text:span text:style-name="T4">
Macron delayed to go to Germany for state visits</text:span>
</text:h>
      <text:p text:style-name="P4">
Author: 联合早报 (Person)</text:p>
      <text:p text:style-name="P4">
Publisher: 联合早报 (Organization)</text:p>
      <text:p text:style-name="P4">
Published Time: 2023-07-01T22:07</text:p>
      <text:p text:style-name="P4">
Modified Time: 2023-07-01T22:24</text:p>
      <text:p text:style-name="P4">
Description: There was a riots in France for a few days, and President Macron was postponed to Germany for a state visit. The German Presidential Palace said on Saturday (July 1): "French President Macron called today and German President Stein Mel, and showed him the situation in France ... President Macron asked him to postpone him ...</text:p>
      <text:p text:style-name="P4">
Videos: []</text:p>
      <text:p text:style-name="P4">
Audios: []</text:p>
      <text:p text:style-name="P4">
Images: []</text:p>
      <text:p text:style-name="P4">
Type: NewsArticle</text:p>
      <text:p text:style-name="P4">
Breadcrumbs: ['即时', '国际']</text:p>
      <text:p text:style-name="P4">
Keywords: ['法国', '马克龙', '德国', '国事访问']</text:p>
      <!--METADATA-->
      <text:p text:style-name="P4">
There was a riots in France for a few days, and President Macron was postponed to Germany for a state visit.</text:p>
      <text:p text:style-name="P4">
The German Presidential Palace said on Saturday (July 1): "French President Macron had called with Germany President Steinmier today and stated to him that the situation in France ... plan of."</text:p>
      <text:p text:style-name="P4">
The Palace of Elysee said that in view of the situation in France, Macron hopes to stay in France in the next few days.</text:p>
      <text:p text:style-name="P4">
Steinmore's office said in a statement: "Sorry for the cancellation interview. In view of the situation of our neighboring countries, Steinmore can fully understand it." At the end, society can restore peace. "</text:p>
      <text:p text:style-name="P4">
Macron originally scheduled to start a three -day state visit in Germany from Sunday (July 2). According to French sources, the AFP has not yet finalized a new date for the above -mentioned state -owned visit. If it is done, this will be the first time that French President has visited Germany for the first time since 2000.</text:p>
      <text:p text:style-name="P4">
The demonstrations caused by French police shot from North African -American teenagers continued to burn, and the French government deployed 45,000 police officers and armored vehicles in major cities on Saturday.</text:p>
      <text:p text:style-name="P4">
French Minister of the Interior said that 1,311 people were arrested on Friday (June 30). The preliminary statistics released by the authorities on Saturday showed that riots caused 1350 cars and 234 buildings to be burned, and 2560 arson incidents occurred in public places.</text:p>
      <text:p text:style-name="P4">
News Source: <text:a xlink:type="simple" xlink:href="https://www.zaobao.com.sg/realtime/world/story20230701-1409756" text:style-name="Internet_20_link" text:visited-style-name="Visited_20_Internet_20_Link">
https://www.zaobao.com.sg/realtime/world/story20230701-1409756</text:a>
</text:p>
      <!--NEWS-->
      <text:h text:style-name="P10" text:outline-level="1">
<text:span text:style-name="T4">
Retreating to forests and plowing, rice goes on the mountain: There must be monsters when they are abnormal — Interview with Land Resource Expert Wang Weiluo</text:span>
</text:h>
      <text:p text:style-name="P4">
Author: chinese@voanews.com (许波)</text:p>
      <text:p text:style-name="P4">
Publisher: 美国之音中文网 (Type: NewsMediaOrganization)</text:p>
      <text:p text:style-name="P4">
Published Time: 2023-07-01T22:18:45+08:00</text:p>
      <text:p text:style-name="P4">
Modified Time: 2023-07-01 14:25:26Z</text:p>
      <text:p text:style-name="P4">
Description: In China this year, under the supervision of agricultural management, "retreating forests and returning farming", "rice up the mountains", regulating pigpen, demolition of illegal agricultural houses, etc. After the rural areas were generally complained, the Ministry of Natural Resources of China issued a notice recently to demand an end to disregarding regardless of ignition In actual agricultural production, "one -size -fits -all" behavior such as peeling trees and pits, filling the pits, and filling the pits, and made clear norms and restrictions on the "Rice Mountains". Although the Central Committee of the Communist Party of China faced the strong rebound of all sectors of society, it was forced to re -adjust the policy, but the harm has been caused, and the public faith has been lost. Wang Weiluo, an expert in Chinese land resource living in Germany, said: There must be a monster.</text:p>
      <text:p text:style-name="P4">
Videos: []</text:p>
      <text:p text:style-name="P4">
Images: []</text:p>
      <text:p text:style-name="P4">
Categories: ['中国', '纵深视角']</text:p>
      <text:p text:style-name="P4">
Type: None</text:p>
      <!--METADATA-->
      <text:p text:style-name="P4">
Nonenone</text:p>
      <text:p text:style-name="P4">
News Source: <text:a xlink:type="simple" xlink:href="https://www.voachinese.com/a/7163050.html" text:style-name="Internet_20_link" text:visited-style-name="Visited_20_Internet_20_Link">
https://www.voachinese.com/a/7163050.html</text:a>
</text:p>
      <!--NEWS-->
      <text:h text:style-name="P10" text:outline-level="1">
<text:span text:style-name="T4">
The world's largest traffic circle is in Malaysia Bucheng</text:span>
</text:h>
      <text:p text:style-name="P4">
Author: 联合早报 (Person)</text:p>
      <text:p text:style-name="P4">
Publisher: 联合早报 (Organization)</text:p>
      <text:p text:style-name="P4">
Published Time: 2023-07-01T22:21</text:p>
      <text:p text:style-name="P4">
Modified Time: 2023-07-01T22:21</text:p>
      <text:p text:style-name="P4">
Description: Where is the world's largest traffic circle? The answer is the Bubbin, where the Malaysian Federal Government Administrative Center is located. "Nanyang Commercial Daily" reported that Persiaran Sultan Salahuddi, located in Putrajaya ...</text:p>
      <text:p text:style-name="P4">
Videos: []</text:p>
      <text:p text:style-name="P4">
Audios: []</text:p>
      <text:p text:style-name="P4">
Images: []</text:p>
      <text:p text:style-name="P4">
Type: NewsArticle</text:p>
      <text:p text:style-name="P4">
Breadcrumbs: ['即时', '国际']</text:p>
      <text:p text:style-name="P4">
Keywords: ['健力士世界纪录', '马来西亚']</text:p>
      <!--METADATA-->
      <text:p text:style-name="P4">
Where is the world's largest traffic circle? The answer is the Bubbin, where the Malaysian Federal Government Administrative Center is located.</text:p>
      <text:p text:style-name="P4">
"Nanyang Business Daily" reported that Persiaran Sultan Salahuddin Abdulaziz, located in Putrajaya, has been identified as the world's largest transportation circle by Jianli World Record.</text:p>
      <text:p text:style-name="P4">
The report quoted a website "OddityCentral", a website that specializes in the collection of fun things in the United States, pointed out that the diameter of the Put was 3.4 kilometers in diameter, and there were as many as 15 entrances. It was designed by Hijjaskasturi, a famous Malaysian architect, and was completed in 2003.</text:p>
      <text:p text:style-name="P4">
Bud City Transportation Circle is built around the New National Palace, Taman Putraperdana, and a five -star luxury hotel. And Bucheng back to church.</text:p>
      <text:p text:style-name="P4">
According to reports, there is actually a larger transportation circle, that is, the Queen's Parksavannah transportation circle in Spain, with a diameter of 3.7 kilometers, but because its design is unique and not round, it has not been officially recognized as so far as official recognition as it is. The world's largest traffic circle.</text:p>
      <text:p text:style-name="P4">
News Source: <text:a xlink:type="simple" xlink:href="https://www.zaobao.com.sg/realtime/world/story20230701-1409768" text:style-name="Internet_20_link" text:visited-style-name="Visited_20_Internet_20_Link">
https://www.zaobao.com.sg/realtime/world/story20230701-1409768</text:a>
</text:p>
      <!--NEWS-->
      <text:h text:style-name="P10" text:outline-level="1">
<text:span text:style-name="T4">
As far as US -China relations are concerned, high -levels of the two armies are not the worst ...</text:span>
</text:h>
      <text:p text:style-name="P4">
Author: chinese@voanews.com (斯洋)</text:p>
      <text:p text:style-name="P4">
Publisher: 美国之音中文网 (Type: NewsMediaOrganization)</text:p>
      <text:p text:style-name="P4">
Published Time: 2023-07-01T23:13:14+08:00</text:p>
      <text:p text:style-name="P4">
Modified Time: 2023-07-01 15:13:14Z</text:p>
      <text:p text:style-name="P4">
Description: The United States once again rejected China again that China once again requested that the United States was demanding sanctions in exchange for high -level exchange channels for the US and China military. Analysts say that as far as the overall relationship between the United States and China is concerned, although the lack of communication between the two armies is a "dangerous deficit" for US -China relations, this is not the worst. The worst is that bilateral relations continue to decline, and the two sides cannot reach an agreement on anything, including the awareness of the facts.</text:p>
      <text:p text:style-name="P4">
Videos: []</text:p>
      <text:p text:style-name="P4">
Images: []</text:p>
      <text:p text:style-name="P4">
Categories: ['美中关系', '美国', '中国', '军事', '编辑推荐']</text:p>
      <text:p text:style-name="P4">
Type: None</text:p>
      <!--METADATA-->
      <text:p text:style-name="P4">
Nonenone</text:p>
      <text:p text:style-name="P4">
News Source: <text:a xlink:type="simple" xlink:href="https://www.voachinese.com/a/us-china--mil-to-mil-relations-20230701/7162964.html" text:style-name="Internet_20_link" text:visited-style-name="Visited_20_Internet_20_Link">
https://www.voachinese.com/a/us-china--mil-to-mil-relations-20230701/7162964.html</text:a>
</text:p>
      <!--NEWS-->
      <text:h text:style-name="P10" text:outline-level="1">
<text:span text:style-name="T4">
The Netherlands tightened export control to hit the key to China, Beijing directly called this is abuse of export control</text:span>
</text:h>
      <text:p text:style-name="P4">
Author: chinese@voanews.com (松仁)</text:p>
      <text:p text:style-name="P4">
Publisher: 美国之音中文网 (Type: NewsMediaOrganization)</text:p>
      <text:p text:style-name="P4">
Published Time: 2023-07-01T23:24:10+08:00</text:p>
      <text:p text:style-name="P4">
Modified Time: 2023-07-01 15:24:10Z</text:p>
      <text:p text:style-name="P4">
Description: The Chinese government calls on the Dutch government on Saturday (July 1) not to stop the cooperation and development of the Semiconductor industry between China and the Netherlands, nor should they "abuse export control measures." The Dutch government, located in Hague on Friday, announced on Friday that it will further tighten the export restrictions of semiconductor -related products such as optical machines since September this year.</text:p>
      <text:p text:style-name="P4">
Videos: []</text:p>
      <text:p text:style-name="P4">
Images: []</text:p>
      <text:p text:style-name="P4">
Categories: ['经济·金融·贸易', '欧洲', '中国', '科技']</text:p>
      <text:p text:style-name="P4">
Type: None</text:p>
      <!--METADATA-->
      <text:p text:style-name="P4">
Nonenone</text:p>
      <text:p text:style-name="P4">
News Source: <text:a xlink:type="simple" xlink:href="https://www.voachinese.com/a/china-urges-netherlands-to-not-abuse-export-control-measures-070123/7163091.html" text:style-name="Internet_20_link" text:visited-style-name="Visited_20_Internet_20_Link">
https://www.voachinese.com/a/china-urges-netherlands-to-not-abuse-export-control-measures-070123/7163091.html</text:a>
</text:p>
      <!--NEWS-->
      <text:h text:style-name="P10" text:outline-level="1">
<text:span text:style-name="T4">
Zellelki: Zapolo Nuclear Power Station still exists in "serious threats"</text:span>
</text:h>
      <text:p text:style-name="P4">
Author: 联合早报 (Person)</text:p>
      <text:p text:style-name="P4">
Publisher: 联合早报 (Organization)</text:p>
      <text:p text:style-name="P4">
Published Time: 2023-07-01T23:31</text:p>
      <text:p text:style-name="P4">
Modified Time: 2023-07-01T23:31</text:p>
      <text:p text:style-name="P4">
Description: Ukraine President Zelegiski warned that there was still a "serious threat" by the Zapolo Nuclear Power Station occupied by Russia. Reuters reported that Zediski said on Saturday (July 1) and a joint press conference held with Spanish Prime Minister Sanchez: "There is this serious threat, ...</text:p>
      <text:p text:style-name="P4">
Videos: []</text:p>
      <text:p text:style-name="P4">
Audios: []</text:p>
      <text:p text:style-name="P4">
Images: []</text:p>
      <text:p text:style-name="P4">
Type: NewsArticle</text:p>
      <text:p text:style-name="P4">
Breadcrumbs: ['即时', '国际']</text:p>
      <text:p text:style-name="P4">
Keywords: ['乌克兰', '核电站', '西班牙', '俄罗斯', '泽连斯基']</text:p>
      <!--METADATA-->
      <text:p text:style-name="P4">
Ukraine President Zelegiski warned that there was still a "serious threat" by the Zapolo Nuclear Power Station occupied by Russia.</text:p>
      <text:p text:style-name="P4">
Reuters reported that Zediski said on Saturday (July 1) and a joint press conference held with Spanish Prime Minister Sanchez: "There is this serious threat because Russia is technically prepared to cause local explosions at the nuclear power plant. This may cause (radiation) leakage. "</text:p>
      <text:p text:style-name="P4">
Zeelianzki said that the above information comes from the intelligence department of Ukraine, but he did not provide further details. The Ukrainian military intelligence department previously claimed that the Russian army had buried landmines in the nuclear power plant.</text:p>
      <text:p text:style-name="P4">
Zellezki also called on the international community to pay more attention to the situation of the Zapolo nuclear power plant and urged countries to impose sanctions on the Russian National Atomic Energy Company (Rosatom).</text:p>
      <text:p text:style-name="P4">
News Source: <text:a xlink:type="simple" xlink:href="https://www.zaobao.com.sg/realtime/world/story20230701-1409774" text:style-name="Internet_20_link" text:visited-style-name="Visited_20_Internet_20_Link">
https://www.zaobao.com.sg/realtime/world/story20230701-1409774</text:a>
</text:p>
      <!--NEWS-->
      <text:h text:style-name="P10" text:outline-level="1">
<text:span text:style-name="T4">
Danzhou Women was punished by shorts and was punished for storm Ni Kemin: the ticket has been revoked</text:span>
</text:h>
      <text:p text:style-name="P4">
Author: 联合早报 (Person)</text:p>
      <text:p text:style-name="P4">
Publisher: 联合早报 (Organization)</text:p>
      <text:p text:style-name="P4">
Published Time: 2023-07-01T23:35</text:p>
      <text:p text:style-name="P4">
Modified Time: 2023-07-01T23:35</text:p>
      <text:p text:style-name="P4">
Description: Ni Kemin, Minister of Development of the Malaysian local government, pointed out that after discussion with the director of the Battle of Jilan Danzhou, the city council has canceled a ticket issued to a non -Muslim woman in a T -shirt and shorts. He said that this means that the matter has come to an end and hopes that similar incidents will not ...</text:p>
      <text:p text:style-name="P4">
Videos: []</text:p>
      <text:p text:style-name="P4">
Audios: []</text:p>
      <text:p text:style-name="P4">
Images: []</text:p>
      <text:p text:style-name="P4">
Type: NewsArticle</text:p>
      <text:p text:style-name="P4">
Breadcrumbs: ['即时', '国际']</text:p>
      <text:p text:style-name="P4">
Keywords: ['马来西亚', '吉兰丹', '伊斯兰党', '罚款']</text:p>
      <!--METADATA-->
      <text:p text:style-name="P4">
Ni Kemin, Minister of Development of the Malaysian local government, pointed out that after discussion with the director of the Battle of Jilan Danzhou, the city council has canceled a ticket issued to a non -Muslim woman in a T -shirt and shorts.</text:p>
      <text:p text:style-name="P4">
He said that this means that the matter has come to an end and hopes that similar incidents will not repeat itself.</text:p>
      <text:p text:style-name="P4">
After he attended the event on Ipoh, I was in the Rongzhou on Saturday (July 1), the reporter was emphasized when asked about the latest development that Malaysia was a country where diversified races, religions and culture. The essence and spirit should also implement the attitude of mutual respect.</text:p>
      <text:p text:style-name="P4">
He also said that the local government's development department and the Council of Johru City discussed the matter, which did not involve the federal government's affairs of the local government, but just reminded the local governments not to over -enforce the law, so that the boundaries of the Constitution were surpassed.</text:p>
      <text:p text:style-name="P4">
He said: "This subject has been resolved. I hope similar incidents will not happen again. We need to respect Muslims and also need to defend non -Muslims (rights). After all, these are within the framework of the Federal Constitution."</text:p>
      <text:p text:style-name="P4">
Although the Municipal Council agreed to revoke the ticket, the woman's father had previously paid a fine of RM50 (about S $ 14) before the incident.</text:p>
      <text:p text:style-name="P4">
Danzhou Geju Balu City negotiated on June 25 to a [Chinese Women's Store Owner "who runs a clothing store on June 25th.(https://www.zaobao.com.sg/realtime/world/story20230626-1407865)The reason was that the woman wearing T -shirts and shorts at that time was accused of not dignified wearing, causing discussions.</text:p>
      <text:p text:style-name="P4">
News Source: <text:a xlink:type="simple" xlink:href="https://www.zaobao.com.sg/realtime/world/story20230701-1409775" text:style-name="Internet_20_link" text:visited-style-name="Visited_20_Internet_20_Link">
https://www.zaobao.com.sg/realtime/world/story20230701-1409775</text:a>
</text:p>
      <!--NEWS-->
      <text:h text:style-name="P10" text:outline-level="1">
<text:span text:style-name="T4">
Cambodia's one -night shop fire caused six people to die</text:span>
</text:h>
      <text:p text:style-name="P4">
Author: 联合早报 (Person)</text:p>
      <text:p text:style-name="P4">
Publisher: 联合早报 (Organization)</text:p>
      <text:p text:style-name="P4">
Published Time: 2023-07-01T23:53</text:p>
      <text:p text:style-name="P4">
Modified Time: 2023-07-01T23:53</text:p>
      <text:p text:style-name="P4">
Description: Cambodian police said that a fire broke out on Saturday (July 1) in the capital of the capital Phnom Penh, causing six people to die. Agence France -Presse reported that a spokesman for Police Police said that the fire occurred in the evening of Saturday, and the deceased included four men and two women. The firefighters took a few hours to successfully fire ...</text:p>
      <text:p text:style-name="P4">
Videos: []</text:p>
      <text:p text:style-name="P4">
Audios: []</text:p>
      <text:p text:style-name="P4">
Images: []</text:p>
      <text:p text:style-name="P4">
Type: NewsArticle</text:p>
      <text:p text:style-name="P4">
Breadcrumbs: ['即时', '国际']</text:p>
      <text:p text:style-name="P4">
Keywords: ['柬埔寨', '夜店', '大火']</text:p>
      <!--METADATA-->
      <text:p text:style-name="P4">
Cambodian police said that a fire broke out on Saturday (July 1) in the capital of the capital Phnom Penh, causing six people to die.</text:p>
      <text:p text:style-name="P4">
Agence France -Presse reported that a spokesman for Police Police said that the fire occurred in the evening of Saturday, and the deceased included four men and two women.</text:p>
      <text:p text:style-name="P4">
The firefighters took a few hours to successfully extinguish the fire. Police are waiting for the nightclub of the accident, "so it is not clear whether there are other victims."</text:p>
      <text:p text:style-name="P4">
The authorities are investigating the fire.</text:p>
      <text:p text:style-name="P4">
News Source: <text:a xlink:type="simple" xlink:href="https://www.zaobao.com.sg/realtime/world/story20230701-1409779" text:style-name="Internet_20_link" text:visited-style-name="Visited_20_Internet_20_Link">
https://www.zaobao.com.sg/realtime/world/story20230701-1409779</text:a>
</text:p>
      <!--NEWS-->
      <text:h text:style-name="P10" text:outline-level="1">
<text:span text:style-name="T4">
Myanmar Military Government: Kachin Independence Army Attacks the Chinese Military Personnel Team</text:span>
</text:h>
      <text:p text:style-name="P4">
Publisher: 法新社</text:p>
      <text:p text:style-name="P4">
Published Time: 2023-07-01T4:32:08+00:00</text:p>
      <text:p text:style-name="P4">
Modified Time: 2023-07-01T12:05:03+00:00</text:p>
      <text:p text:style-name="P4">
Description: (French New Society Yangon 1st) The Myanmar military government today accused the minority armed group Kachin Independence Army attacking the fleet containing Chinese military personnel, but the organization was denied. The team was attending the border security conference at the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7-01T4-32-08-00-00/000000.png" xlink:type="simple" xlink:show="embed" xlink:actuate="onLoad" draw:mime-type="image/png"/>
</draw:frame>
After the Burmese military launched a coup in 2021 and the substantive leader of the election government, Myanmar was in chaos. The large land in Myanmar suffered a fight between the military government and the opposition.</text:p>
      <text:p text:style-name="P4">
According to reports, a team of Chinese military delegations and Burmese personnel was attacked on June 27 to Mitchina, Kachin on June 27.</text:p>
      <text:p text:style-name="P4">
The military government said that the second car in the team was shot 5 shots.</text:p>
      <text:p text:style-name="P4">
The military government spokesman Zaw Min Tun said: "We can confirm the (Kachin Independence Army) members of the attacking team." The military government said that no one was injured or died in the incident.</text:p>
      <text:p text:style-name="P4">
But Kachin's Independence Army denied it.</text:p>
      <text:p text:style-name="P4">
Kachin's Independence Army spokesman Naw Bu told AFP: "The Kachin Independence Army has not attacked any fleet." He also said that since June 26, there has been a continuous battle in the area near the attack on the team.</text:p>
      <text:p text:style-name="P4">
News Source: <text:a xlink:type="simple" xlink:href="https://www.rfi.fr/cn/%E5%9B%BD%E9%99%85%E6%8A%A5%E9%81%93/20230701-%E7%BC%85%E7%94%B8%E5%86%9B%E6%94%BF%E5%BA%9C-%E5%85%8B%E9%92%A6%E7%8B%AC%E7%AB%8B%E5%86%9B%E6%94%BB%E5%87%BB%E4%B8%AD%E5%9B%BD%E5%86%9B%E4%BA%8B%E4%BA%BA%E5%91%98%E8%BD%A6%E9%98%9F" text:style-name="Internet_20_link" text:visited-style-name="Visited_20_Internet_20_Link">
https://www.rfi.fr/cn/%E5%9B%BD%E9%99%85%E6%8A%A5%E9%81%93/20230701-%E7%BC%85%E7%94%B8%E5%86%9B%E6%94%BF%E5%BA%9C-%E5%85%8B%E9%92%A6%E7%8B%AC%E7%AB%8B%E5%86%9B%E6%94%BB%E5%87%BB%E4%B8%AD%E5%9B%BD%E5%86%9B%E4%BA%8B%E4%BA%BA%E5%91%98%E8%BD%A6%E9%98%9F</text:a>
</text:p>
      <!--NEWS-->
      <text:h text:style-name="P10" text:outline-level="1">
<text:span text:style-name="T4">
The Russian Navy ship appeared in the waters of Okinawa and near Taiwan, and the Japanese ship implemented alert</text:span>
</text:h>
      <text:p text:style-name="P4">
Author: chinese@voanews.com (松仁)</text:p>
      <text:p text:style-name="P4">
Publisher: 美国之音中文网 (Type: NewsMediaOrganization)</text:p>
      <text:p text:style-name="P4">
Published Time: 2023-07-02T00:39:15+08:00</text:p>
      <text:p text:style-name="P4">
Modified Time: 2023-07-01 16:39:15Z</text:p>
      <text:p text:style-name="P4">
Description: The Ministry of Lakes and Supervision of the Ministry of Defense of Japan said on the evening of Friday (June 30) that the two Russian Navy frigates were found to swim in the waters of Taiwan and the waters near Okinawa Island in Japan in the past four days, and the Japanese Maritime Self -Defense Force also dispatched ships to carry out alert.</text:p>
      <text:p text:style-name="P4">
Videos: []</text:p>
      <text:p text:style-name="P4">
Images: []</text:p>
      <text:p text:style-name="P4">
Categories: ['军事', '亚太', '台湾']</text:p>
      <text:p text:style-name="P4">
Type: None</text:p>
      <!--METADATA-->
      <text:p text:style-name="P4">
Nonenone</text:p>
      <text:p text:style-name="P4">
News Source: <text:a xlink:type="simple" xlink:href="https://www.voachinese.com/a/japan-says-russian-warships-spotted-near-taiwan-okinawa-islands-070123/7163143.html" text:style-name="Internet_20_link" text:visited-style-name="Visited_20_Internet_20_Link">
https://www.voachinese.com/a/japan-says-russian-warships-spotted-near-taiwan-okinawa-islands-070123/7163143.html</text:a>
</text:p>
      <!--NEWS-->
      <text:h text:style-name="P10" text:outline-level="1">
<text:span text:style-name="T4">
Pan Gongsheng, director of the China Foreign Exchange Administration, was appointed Secretary of the Party Committee of the Central Bank</text:span>
</text:h>
      <text:p text:style-name="P4">
Author: chinese@voanews.com (美国之音)</text:p>
      <text:p text:style-name="P4">
Publisher: 美国之音中文网 (Type: NewsMediaOrganization)</text:p>
      <text:p text:style-name="P4">
Published Time: 2023-07-02T03:05:13+08:00</text:p>
      <text:p text:style-name="P4">
Modified Time: 2023-07-01 19:05:13Z</text:p>
      <text:p text:style-name="P4">
Description: The Communist Party in power in China appointed Pan Gongsheng, the deputy governor of the central bank as the Secretary of the Central Bank of the Party Committee. The Wall Street Journal said that this move indicates that Pan Gongsheng will be the governor of the central bank.</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central-bank-party-boss-named-20230701/7163241.html" text:style-name="Internet_20_link" text:visited-style-name="Visited_20_Internet_20_Link">
https://www.voachinese.com/a/china-central-bank-party-boss-named-20230701/7163241.html</text:a>
</text:p>
      <!--NEWS-->
      <text:h text:style-name="P10" text:outline-level="1">
<text:span text:style-name="T4">
The newly revised "Anti -Spy Law" in China takes effect on the 1st</text:span>
</text:h>
      <text:p text:style-name="P4">
Author: chinese@voanews.com (美国之音)</text:p>
      <text:p text:style-name="P4">
Publisher: 美国之音中文网 (Type: NewsMediaOrganization)</text:p>
      <text:p text:style-name="P4">
Published Time: 2023-07-02T05:30:15+08:00</text:p>
      <text:p text:style-name="P4">
Modified Time: 2023-07-01 21:34:53Z</text:p>
      <text:p text:style-name="P4">
Description: The newly revised "Anti -Spy Law" in China came into effect on Saturday, allowing Beijing to have more forces to punish his threat to national security than in the past.</text:p>
      <text:p text:style-name="P4">
Videos: []</text:p>
      <text:p text:style-name="P4">
Images: []</text:p>
      <text:p text:style-name="P4">
Categories: ['中国', '人权', '法律']</text:p>
      <text:p text:style-name="P4">
Type: None</text:p>
      <!--METADATA-->
      <text:p text:style-name="P4">
Nonenone</text:p>
      <text:p text:style-name="P4">
News Source: <text:a xlink:type="simple" xlink:href="https://www.voachinese.com/a/china-anti-espionage-law-takes-effect-20230701/7163290.html" text:style-name="Internet_20_link" text:visited-style-name="Visited_20_Internet_20_Link">
https://www.voachinese.com/a/china-anti-espionage-law-takes-effect-20230701/716329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